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Monaco, Menlo, 'Ubuntu Mono', '" svg:font-family="Monaco, Menlo, 'Ubuntu Mono', '"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itre3" style:master-page-name="MP0" style:family="paragraph">
      <style:paragraph-properties fo:break-before="page"/>
      <style:text-properties style:font-name="Arial" style:font-name-complex="Arial" fo:font-weight="normal" style:font-weight-asian="normal"/>
    </style:style>
    <style:style style:name="P2" style:parent-style-name="Textbody" style:family="paragraph">
      <style:text-properties style:font-name="Arial" style:font-name-complex="Arial" fo:color="#10162F" fo:font-size="14pt" style:font-size-asian="14pt"/>
    </style:style>
    <style:style style:name="P3" style:parent-style-name="Textbody" style:family="paragraph">
      <style:paragraph-properties fo:line-height="160%"/>
      <style:text-properties style:font-name="Arial" style:font-name-complex="Arial" fo:color="#10162F" fo:font-size="14pt" style:font-size-asian="14pt"/>
    </style:style>
    <style:style style:name="P4" style:parent-style-name="Textbody" style:family="paragraph">
      <style:paragraph-properties fo:margin-bottom="0in" fo:line-height="160%" fo:margin-left="0in" fo:text-indent="0in">
        <style:tab-stops/>
      </style:paragraph-properties>
    </style:style>
    <style:style style:name="T5" style:parent-style-name="Policepardéfaut" style:family="text">
      <style:text-properties style:font-name="Arial" style:font-name-complex="Arial" fo:color="#127622" fo:font-size="14pt" style:font-size-asian="14pt"/>
    </style:style>
    <style:style style:name="T6" style:parent-style-name="Policepardéfaut" style:family="text">
      <style:text-properties style:font-name="Arial" style:font-name-complex="Arial" fo:color="#10162F" fo:font-size="14pt" style:font-size-asian="14pt"/>
    </style:style>
    <style:style style:name="P7" style:parent-style-name="Textbody" style:family="paragraph">
      <style:paragraph-properties fo:margin-bottom="0in" fo:line-height="160%" fo:margin-left="0in" fo:text-indent="0in">
        <style:tab-stops/>
      </style:paragraph-properties>
    </style:style>
    <style:style style:name="T8" style:parent-style-name="Policepardéfaut" style:family="text">
      <style:text-properties style:font-name="Arial" style:font-name-complex="Arial" fo:color="#10162F" fo:font-size="14pt" style:font-size-asian="14pt"/>
    </style:style>
    <style:style style:name="T9" style:parent-style-name="SourceText" style:family="text">
      <style:text-properties style:font-name="Arial" style:font-name-asian="Monaco, Menlo, 'Ubuntu Mono', '" style:font-name-complex="Arial" fo:color="#10162F" fo:font-size="14pt" style:font-size-asian="14pt"/>
    </style:style>
    <style:style style:name="T10" style:parent-style-name="SourceText" style:family="text">
      <style:text-properties style:font-name="Arial" style:font-name-asian="Monaco, Menlo, 'Ubuntu Mono', '" style:font-name-complex="Arial" fo:color="#127622" fo:font-size="14pt" style:font-size-asian="14pt"/>
    </style:style>
    <style:style style:name="T11" style:parent-style-name="SourceText" style:family="text">
      <style:text-properties style:font-name="Arial" style:font-name-asian="Monaco, Menlo, 'Ubuntu Mono', '" style:font-name-complex="Arial" fo:color="#10162F" fo:font-size="14pt" style:font-size-asian="14pt"/>
    </style:style>
    <style:style style:name="T12" style:parent-style-name="Policepardéfaut" style:family="text">
      <style:text-properties style:font-name="Arial" style:font-name-complex="Arial" fo:color="#10162F" fo:font-size="14pt" style:font-size-asian="14pt"/>
    </style:style>
    <style:style style:name="T13" style:parent-style-name="Policepardéfaut" style:family="text">
      <style:text-properties style:font-name="Arial" style:font-name-complex="Arial" fo:color="#10162F" fo:font-size="14pt" style:font-size-asian="14pt"/>
    </style:style>
    <style:style style:name="T14" style:parent-style-name="SourceText" style:family="text">
      <style:text-properties style:font-name="Arial" style:font-name-asian="Monaco, Menlo, 'Ubuntu Mono', '" style:font-name-complex="Arial" fo:color="#10162F" fo:font-size="14pt" style:font-size-asian="14pt"/>
    </style:style>
    <style:style style:name="T15" style:parent-style-name="SourceText" style:family="text">
      <style:text-properties style:font-name="Arial" style:font-name-asian="Monaco, Menlo, 'Ubuntu Mono', '" style:font-name-complex="Arial" fo:color="#127622" fo:font-size="14pt" style:font-size-asian="14pt"/>
    </style:style>
    <style:style style:name="T16" style:parent-style-name="SourceText" style:family="text">
      <style:text-properties style:font-name="Arial" style:font-name-asian="Monaco, Menlo, 'Ubuntu Mono', '" style:font-name-complex="Arial" fo:color="#10162F" fo:font-size="14pt" style:font-size-asian="14pt"/>
    </style:style>
    <style:style style:name="T17" style:parent-style-name="Policepardéfaut" style:family="text">
      <style:text-properties style:font-name="Arial" style:font-name-complex="Arial" fo:color="#10162F" fo:font-size="14pt" style:font-size-asian="14pt"/>
    </style:style>
    <style:style style:name="P18" style:parent-style-name="Textbody" style:family="paragraph">
      <style:paragraph-properties fo:margin-bottom="0in" fo:line-height="160%" fo:margin-left="0in" fo:text-indent="0in">
        <style:tab-stops/>
      </style:paragraph-properties>
    </style:style>
    <style:style style:name="T19" style:parent-style-name="Policepardéfaut" style:family="text">
      <style:text-properties style:font-name="Arial" style:font-name-complex="Arial" fo:color="#10162F" fo:font-size="14pt" style:font-size-asian="14pt"/>
    </style:style>
    <style:style style:name="T20" style:parent-style-name="StrongEmphasis" style:family="text">
      <style:text-properties style:font-name="Arial" style:font-name-complex="Arial" fo:color="#10162F" fo:font-size="14pt" style:font-size-asian="14pt"/>
    </style:style>
    <style:style style:name="T21" style:parent-style-name="Policepardéfaut" style:family="text">
      <style:text-properties style:font-name="Arial" style:font-name-complex="Arial" fo:color="#10162F" fo:font-size="14pt" style:font-size-asian="14pt"/>
    </style:style>
    <style:style style:name="T22" style:parent-style-name="SourceText" style:family="text">
      <style:text-properties style:font-name="Arial" style:font-name-asian="Monaco, Menlo, 'Ubuntu Mono', '" style:font-name-complex="Arial" fo:color="#10162F" fo:font-size="14pt" style:font-size-asian="14pt"/>
    </style:style>
    <style:style style:name="T23" style:parent-style-name="Policepardéfaut" style:family="text">
      <style:text-properties style:font-name="Arial" style:font-name-complex="Arial" fo:color="#10162F" fo:font-size="14pt" style:font-size-asian="14pt"/>
    </style:style>
    <style:style style:name="P24"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25" style:parent-style-name="Textbody" style:family="paragraph">
      <style:paragraph-properties fo:margin-bottom="0in" fo:line-height="160%" fo:margin-left="0in" fo:text-indent="0in">
        <style:tab-stops/>
      </style:paragraph-properties>
    </style:style>
    <style:style style:name="T26" style:parent-style-name="Policepardéfaut" style:family="text">
      <style:text-properties style:font-name="Arial" style:font-name-complex="Arial" fo:color="#10162F" fo:font-size="14pt" style:font-size-asian="14pt"/>
    </style:style>
    <style:style style:name="T27" style:parent-style-name="SourceText" style:family="text">
      <style:text-properties style:font-name="Arial" style:font-name-asian="Monaco, Menlo, 'Ubuntu Mono', '" style:font-name-complex="Arial" fo:color="#127622" fo:font-size="14pt" style:font-size-asian="14pt"/>
    </style:style>
    <style:style style:name="T28" style:parent-style-name="SourceText" style:family="text">
      <style:text-properties style:font-name="Arial" style:font-name-asian="Monaco, Menlo, 'Ubuntu Mono', '" style:font-name-complex="Arial" fo:color="#10162F" fo:font-size="14pt" style:font-size-asian="14pt"/>
    </style:style>
    <style:style style:name="T29" style:parent-style-name="Policepardéfaut" style:family="text">
      <style:text-properties style:font-name="Arial" style:font-name-complex="Arial" fo:color="#10162F" fo:font-size="14pt" style:font-size-asian="14pt"/>
    </style:style>
    <style:style style:name="T30" style:parent-style-name="Policepardéfaut" style:family="text">
      <style:text-properties style:font-name="Arial" style:font-name-complex="Arial" fo:color="#10162F" fo:font-size="14pt" style:font-size-asian="14pt"/>
    </style:style>
    <style:style style:name="P31" style:parent-style-name="Textbody" style:family="paragraph">
      <style:paragraph-properties fo:margin-bottom="0in" fo:line-height="160%" fo:margin-left="0in" fo:text-indent="0in">
        <style:tab-stops/>
      </style:paragraph-properties>
    </style:style>
    <style:style style:name="T32" style:parent-style-name="Policepardéfaut" style:family="text">
      <style:text-properties style:font-name="Arial" style:font-name-complex="Arial" fo:color="#10162F" fo:font-size="14pt" style:font-size-asian="14pt"/>
    </style:style>
    <style:style style:name="T33" style:parent-style-name="SourceText" style:family="text">
      <style:text-properties style:font-name="Arial" style:font-name-asian="Monaco, Menlo, 'Ubuntu Mono', '" style:font-name-complex="Arial" fo:color="#127622" fo:font-size="14pt" style:font-size-asian="14pt"/>
    </style:style>
    <style:style style:name="T34" style:parent-style-name="SourceText" style:family="text">
      <style:text-properties style:font-name="Arial" style:font-name-asian="Monaco, Menlo, 'Ubuntu Mono', '" style:font-name-complex="Arial" fo:color="#10162F" fo:font-size="14pt" style:font-size-asian="14pt"/>
    </style:style>
    <style:style style:name="T35" style:parent-style-name="Policepardéfaut" style:family="text">
      <style:text-properties style:font-name="Arial" style:font-name-complex="Arial" fo:color="#10162F" fo:font-size="14pt" style:font-size-asian="14pt"/>
    </style:style>
    <style:style style:name="T36" style:parent-style-name="Accentuation" style:family="text">
      <style:text-properties style:font-name="Arial" style:font-name-complex="Arial" fo:font-style="normal" style:font-style-asian="normal" fo:color="#10162F" fo:font-size="14pt" style:font-size-asian="14pt"/>
    </style:style>
    <style:style style:name="T37" style:parent-style-name="Policepardéfaut" style:family="text">
      <style:text-properties style:font-name="Arial" style:font-name-complex="Arial" fo:color="#10162F" fo:font-size="14pt" style:font-size-asian="14pt"/>
    </style:style>
    <style:style style:name="P38" style:parent-style-name="Textbody" style:family="paragraph">
      <style:paragraph-properties fo:margin-bottom="0in" fo:line-height="160%"/>
    </style:style>
    <style:style style:name="T39" style:parent-style-name="Policepardéfaut" style:family="text">
      <style:text-properties style:font-name="Arial" style:font-name-complex="Arial" fo:color="#10162F" fo:font-size="14pt" style:font-size-asian="14pt"/>
    </style:style>
    <style:style style:name="T40" style:parent-style-name="Policepardéfaut" style:family="text">
      <style:text-properties style:font-name="Arial" style:font-name-complex="Arial" fo:color="#10162F" fo:font-size="14pt" style:font-size-asian="14pt"/>
    </style:style>
    <style:style style:name="T41" style:parent-style-name="SourceText" style:family="text">
      <style:text-properties style:font-name="Arial" style:font-name-asian="Monaco, Menlo, 'Ubuntu Mono', '" style:font-name-complex="Arial" fo:color="#10162F" fo:font-size="14pt" style:font-size-asian="14pt"/>
    </style:style>
    <style:style style:name="T42" style:parent-style-name="SourceText" style:family="text">
      <style:text-properties style:font-name="Arial" style:font-name-asian="Monaco, Menlo, 'Ubuntu Mono', '" style:font-name-complex="Arial" fo:color="#C9211E" fo:font-size="14pt" style:font-size-asian="14pt"/>
    </style:style>
    <style:style style:name="T43" style:parent-style-name="SourceText" style:family="text">
      <style:text-properties style:font-name="Arial" style:font-name-asian="Monaco, Menlo, 'Ubuntu Mono', '" style:font-name-complex="Arial" fo:color="#10162F" fo:font-size="14pt" style:font-size-asian="14pt"/>
    </style:style>
    <style:style style:name="T44" style:parent-style-name="Policepardéfaut" style:family="text">
      <style:text-properties style:font-name="Arial" style:font-name-complex="Arial" fo:color="#10162F" fo:font-size="14pt" style:font-size-asian="14pt"/>
    </style:style>
    <style:style style:name="T45" style:parent-style-name="SourceText" style:family="text">
      <style:text-properties style:font-name="Arial" style:font-name-asian="Monaco, Menlo, 'Ubuntu Mono', '" style:font-name-complex="Arial" fo:color="#10162F" fo:font-size="14pt" style:font-size-asian="14pt"/>
    </style:style>
    <style:style style:name="T46" style:parent-style-name="Policepardéfaut" style:family="text">
      <style:text-properties style:font-name="Arial" style:font-name-complex="Arial" fo:color="#10162F" fo:font-size="14pt" style:font-size-asian="14pt"/>
    </style:style>
    <style:style style:name="T47" style:parent-style-name="SourceText" style:family="text">
      <style:text-properties style:font-name="Arial" style:font-name-asian="Monaco, Menlo, 'Ubuntu Mono', '" style:font-name-complex="Arial" fo:color="#10162F" fo:font-size="14pt" style:font-size-asian="14pt"/>
    </style:style>
    <style:style style:name="T48" style:parent-style-name="Policepardéfaut" style:family="text">
      <style:text-properties style:font-name="Arial" style:font-name-complex="Arial" fo:color="#10162F" fo:font-size="14pt" style:font-size-asian="14pt"/>
    </style:style>
    <style:style style:name="T49" style:parent-style-name="SourceText" style:family="text">
      <style:text-properties style:font-name="Arial" style:font-name-asian="Monaco, Menlo, 'Ubuntu Mono', '" style:font-name-complex="Arial" fo:color="#C9211E" fo:font-size="14pt" style:font-size-asian="14pt"/>
    </style:style>
    <style:style style:name="P50" style:parent-style-name="Standard" style:family="paragraph">
      <style:text-properties style:font-name="Arial" style:font-name-complex="Arial"/>
    </style:style>
    <style:style style:name="P51" style:parent-style-name="Titre3" style:family="paragraph">
      <style:text-properties style:font-name="Arial" style:font-name-complex="Arial" fo:font-weight="normal" style:font-weight-asian="normal"/>
    </style:style>
    <style:style style:name="P52" style:parent-style-name="Textbody" style:family="paragraph">
      <style:paragraph-properties fo:line-height="160%"/>
    </style:style>
    <style:style style:name="T53" style:parent-style-name="Policepardéfaut" style:family="text">
      <style:text-properties style:font-name="Arial" style:font-name-complex="Arial" fo:color="#10162F" fo:font-size="14pt" style:font-size-asian="14pt"/>
    </style:style>
    <style:style style:name="T54" style:parent-style-name="Accentuation" style:family="text">
      <style:text-properties style:font-name="Arial" style:font-name-complex="Arial" fo:font-style="normal" style:font-style-asian="normal" fo:color="#10162F" fo:font-size="14pt" style:font-size-asian="14pt"/>
    </style:style>
    <style:style style:name="T55" style:parent-style-name="Policepardéfaut" style:family="text">
      <style:text-properties style:font-name="Arial" style:font-name-complex="Arial" fo:color="#10162F" fo:font-size="14pt" style:font-size-asian="14pt"/>
    </style:style>
    <style:style style:name="T56" style:parent-style-name="Policepardéfaut" style:family="text">
      <style:text-properties style:font-name="Arial" style:font-name-complex="Arial" fo:color="#10162F" fo:font-size="14pt" style:font-size-asian="14pt"/>
    </style:style>
    <style:style style:name="P57" style:parent-style-name="Textbody" style:family="paragraph">
      <style:paragraph-properties fo:line-height="160%"/>
      <style:text-properties style:font-name="Arial" style:font-name-complex="Arial" fo:color="#10162F" fo:font-size="14pt" style:font-size-asian="14pt"/>
    </style:style>
    <style:style style:name="P58" style:parent-style-name="Textbody" style:family="paragraph">
      <style:paragraph-properties fo:margin-bottom="0in" fo:line-height="160%" fo:margin-left="0in" fo:text-indent="0in">
        <style:tab-stops/>
      </style:paragraph-properties>
    </style:style>
    <style:style style:name="T59" style:parent-style-name="Policepardéfaut" style:family="text">
      <style:text-properties style:font-name="Arial" style:font-name-complex="Arial" fo:color="#10162F" fo:font-size="14pt" style:font-size-asian="14pt"/>
    </style:style>
    <style:style style:name="T60" style:parent-style-name="Accentuation" style:family="text">
      <style:text-properties style:font-name="Arial" style:font-name-complex="Arial" fo:font-style="normal" style:font-style-asian="normal" fo:color="#10162F" fo:font-size="14pt" style:font-size-asian="14pt"/>
    </style:style>
    <style:style style:name="T61" style:parent-style-name="Policepardéfaut" style:family="text">
      <style:text-properties style:font-name="Arial" style:font-name-complex="Arial" fo:color="#10162F" fo:font-size="14pt" style:font-size-asian="14pt"/>
    </style:style>
    <style:style style:name="T62" style:parent-style-name="StrongEmphasis" style:family="text">
      <style:text-properties style:font-name="Arial" style:font-name-complex="Arial" fo:color="#10162F" fo:font-size="14pt" style:font-size-asian="14pt"/>
    </style:style>
    <style:style style:name="T63" style:parent-style-name="Policepardéfaut" style:family="text">
      <style:text-properties style:font-name="Arial" style:font-name-complex="Arial" fo:color="#10162F" fo:font-size="14pt" style:font-size-asian="14pt"/>
    </style:style>
    <style:style style:name="T64" style:parent-style-name="StrongEmphasis" style:family="text">
      <style:text-properties style:font-name="Arial" style:font-name-complex="Arial" fo:color="#10162F" fo:font-size="14pt" style:font-size-asian="14pt"/>
    </style:style>
    <style:style style:name="T65" style:parent-style-name="Policepardéfaut" style:family="text">
      <style:text-properties style:font-name="Arial" style:font-name-complex="Arial" fo:color="#10162F" fo:font-size="14pt" style:font-size-asian="14pt"/>
    </style:style>
    <style:style style:name="P66" style:parent-style-name="Textbody" style:family="paragraph">
      <style:paragraph-properties fo:line-height="160%"/>
      <style:text-properties style:font-name="Arial" style:font-name-complex="Arial" fo:color="#10162F" fo:font-size="14pt" style:font-size-asian="14pt"/>
    </style:style>
    <style:style style:name="P67" style:parent-style-name="Textbody" style:family="paragraph">
      <style:paragraph-properties fo:margin-bottom="0in" fo:line-height="160%"/>
      <style:text-properties style:font-name="Arial" style:font-name-complex="Arial" fo:color="#10162F" fo:font-size="14pt" style:font-size-asian="14pt"/>
    </style:style>
    <style:style style:name="P68" style:parent-style-name="Titre3" style:family="paragraph">
      <style:text-properties style:font-name="Arial" style:font-name-complex="Arial" fo:font-weight="normal" style:font-weight-asian="normal"/>
    </style:style>
    <style:style style:name="P69" style:parent-style-name="Textbody" style:family="paragraph">
      <style:text-properties style:font-name="Arial" style:font-name-complex="Arial" fo:color="#10162F" fo:font-size="14pt" style:font-size-asian="14pt"/>
    </style:style>
    <style:style style:name="P70" style:parent-style-name="Textbody" style:family="paragraph">
      <style:paragraph-properties fo:line-height="160%"/>
    </style:style>
    <style:style style:name="T71" style:parent-style-name="Policepardéfaut" style:family="text">
      <style:text-properties style:font-name="Arial" style:font-name-complex="Arial" fo:color="#10162F" fo:font-size="14pt" style:font-size-asian="14pt"/>
    </style:style>
    <style:style style:name="T72" style:parent-style-name="Accentuation" style:family="text">
      <style:text-properties style:font-name="Arial" style:font-name-complex="Arial" fo:font-style="normal" style:font-style-asian="normal" fo:color="#10162F" fo:font-size="14pt" style:font-size-asian="14pt"/>
    </style:style>
    <style:style style:name="T73" style:parent-style-name="Policepardéfaut" style:family="text">
      <style:text-properties style:font-name="Arial" style:font-name-complex="Arial" fo:color="#10162F" fo:font-size="14pt" style:font-size-asian="14pt"/>
    </style:style>
    <style:style style:name="T74" style:parent-style-name="Policepardéfaut" style:family="text">
      <style:text-properties style:font-name="Arial" style:font-name-complex="Arial" fo:color="#10162F" fo:font-size="14pt" style:font-size-asian="14pt"/>
    </style:style>
    <style:style style:name="P75" style:parent-style-name="Textbody" style:family="paragraph">
      <style:paragraph-properties fo:line-height="160%"/>
      <style:text-properties style:font-name="Arial" style:font-name-complex="Arial" fo:color="#10162F" fo:font-size="14pt" style:font-size-asian="14pt"/>
    </style:style>
    <style:style style:name="P76" style:parent-style-name="Textbody" style:family="paragraph">
      <style:paragraph-properties fo:margin-bottom="0in" fo:line-height="160%" fo:margin-left="0in" fo:text-indent="0in">
        <style:tab-stops/>
      </style:paragraph-properties>
    </style:style>
    <style:style style:name="T77" style:parent-style-name="Policepardéfaut" style:family="text">
      <style:text-properties style:font-name="Arial" style:font-name-complex="Arial" fo:color="#10162F" fo:font-size="14pt" style:font-size-asian="14pt"/>
    </style:style>
    <style:style style:name="T78" style:parent-style-name="Accentuation" style:family="text">
      <style:text-properties style:font-name="Arial" style:font-name-complex="Arial" fo:font-style="normal" style:font-style-asian="normal" fo:color="#10162F" fo:font-size="14pt" style:font-size-asian="14pt"/>
    </style:style>
    <style:style style:name="T79" style:parent-style-name="Policepardéfaut" style:family="text">
      <style:text-properties style:font-name="Arial" style:font-name-complex="Arial" fo:color="#10162F" fo:font-size="14pt" style:font-size-asian="14pt"/>
    </style:style>
    <style:style style:name="T80" style:parent-style-name="StrongEmphasis" style:family="text">
      <style:text-properties style:font-name="Arial" style:font-name-complex="Arial" fo:color="#10162F" fo:font-size="14pt" style:font-size-asian="14pt"/>
    </style:style>
    <style:style style:name="T81" style:parent-style-name="Policepardéfaut" style:family="text">
      <style:text-properties style:font-name="Arial" style:font-name-complex="Arial" fo:color="#10162F" fo:font-size="14pt" style:font-size-asian="14pt"/>
    </style:style>
    <style:style style:name="T82" style:parent-style-name="StrongEmphasis" style:family="text">
      <style:text-properties style:font-name="Arial" style:font-name-complex="Arial" fo:color="#10162F" fo:font-size="14pt" style:font-size-asian="14pt"/>
    </style:style>
    <style:style style:name="T83" style:parent-style-name="Policepardéfaut" style:family="text">
      <style:text-properties style:font-name="Arial" style:font-name-complex="Arial" fo:color="#10162F" fo:font-size="14pt" style:font-size-asian="14pt"/>
    </style:style>
    <style:style style:name="P84" style:parent-style-name="Textbody" style:family="paragraph">
      <style:paragraph-properties fo:line-height="160%"/>
      <style:text-properties style:font-name="Arial" style:font-name-complex="Arial" fo:color="#10162F" fo:font-size="14pt" style:font-size-asian="14pt"/>
    </style:style>
    <style:style style:name="P85" style:parent-style-name="Textbody" style:family="paragraph">
      <style:paragraph-properties fo:margin-bottom="0in" fo:line-height="160%"/>
      <style:text-properties style:font-name="Arial" style:font-name-complex="Arial" fo:color="#10162F" fo:font-size="14pt" style:font-size-asian="14pt"/>
    </style:style>
    <style:style style:name="P86" style:parent-style-name="Standard" style:family="paragraph">
      <style:text-properties style:font-name="Arial" style:font-name-complex="Arial"/>
    </style:style>
    <style:style style:name="P87" style:parent-style-name="Titre3" style:family="paragraph">
      <style:text-properties style:font-name="Arial" style:font-name-complex="Arial" fo:font-weight="normal" style:font-weight-asian="normal"/>
    </style:style>
    <style:style style:name="P88" style:parent-style-name="Textbody" style:family="paragraph">
      <style:text-properties style:font-name="Arial" style:font-name-complex="Arial" fo:color="#10162F" fo:font-size="14pt" style:font-size-asian="14pt"/>
    </style:style>
    <style:style style:name="P89" style:parent-style-name="Textbody" style:family="paragraph">
      <style:paragraph-properties fo:line-height="160%"/>
      <style:text-properties style:font-name="Arial" style:font-name-complex="Arial" fo:color="#10162F" fo:font-size="14pt" style:font-size-asian="14pt"/>
    </style:style>
    <style:style style:name="P90" style:parent-style-name="Textbody" style:family="paragraph">
      <style:paragraph-properties fo:line-height="160%"/>
      <style:text-properties style:font-name="Arial" style:font-name-complex="Arial" fo:color="#10162F" fo:font-size="14pt" style:font-size-asian="14pt"/>
    </style:style>
    <style:style style:name="P91"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92"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93"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94" style:parent-style-name="Textbody" style:family="paragraph">
      <style:paragraph-properties fo:margin-bottom="0in" fo:line-height="160%" fo:margin-left="0in" fo:text-indent="0in">
        <style:tab-stops/>
      </style:paragraph-properties>
    </style:style>
    <style:style style:name="T95" style:parent-style-name="Policepardéfaut" style:family="text">
      <style:text-properties style:font-name="Arial" style:font-name-complex="Arial" fo:color="#10162F" fo:font-size="14pt" style:font-size-asian="14pt"/>
    </style:style>
    <style:style style:name="T96" style:parent-style-name="Policepardéfaut" style:family="text">
      <style:text-properties style:font-name="Arial" style:font-name-complex="Arial" fo:color="#10162F" fo:font-size="14pt" style:font-size-asian="14pt"/>
    </style:style>
    <style:style style:name="T97" style:parent-style-name="SourceText" style:family="text">
      <style:text-properties style:font-name="Arial" style:font-name-asian="Monaco, Menlo, 'Ubuntu Mono', '" style:font-name-complex="Arial" fo:color="#10162F" fo:font-size="14pt" style:font-size-asian="14pt"/>
    </style:style>
    <style:style style:name="T98" style:parent-style-name="Policepardéfaut" style:family="text">
      <style:text-properties style:font-name="Arial" style:font-name-complex="Arial" fo:color="#10162F" fo:font-size="14pt" style:font-size-asian="14pt"/>
    </style:style>
    <style:style style:name="T99" style:parent-style-name="SourceText" style:family="text">
      <style:text-properties style:font-name="Arial" style:font-name-asian="Monaco, Menlo, 'Ubuntu Mono', '" style:font-name-complex="Arial" fo:color="#10162F" fo:font-size="14pt" style:font-size-asian="14pt"/>
    </style:style>
    <style:style style:name="T100" style:parent-style-name="Policepardéfaut" style:family="text">
      <style:text-properties style:font-name="Arial" style:font-name-complex="Arial" fo:color="#10162F" fo:font-size="14pt" style:font-size-asian="14pt"/>
    </style:style>
    <style:style style:name="P101" style:parent-style-name="Textbody" style:family="paragraph">
      <style:paragraph-properties fo:margin-bottom="0in" fo:line-height="160%"/>
      <style:text-properties style:font-name="Arial" style:font-name-complex="Arial" fo:color="#10162F" fo:font-size="14pt" style:font-size-asian="14pt"/>
    </style:style>
    <style:style style:name="P102" style:parent-style-name="Standard" style:family="paragraph">
      <style:text-properties style:font-name="Arial" style:font-name-complex="Arial"/>
    </style:style>
    <style:style style:name="P103" style:parent-style-name="Titre3" style:family="paragraph">
      <style:text-properties style:font-name="Arial" style:font-name-complex="Arial" fo:font-weight="normal" style:font-weight-asian="normal"/>
    </style:style>
    <style:style style:name="P104" style:parent-style-name="Textbody" style:family="paragraph">
      <style:text-properties style:font-name="Arial" style:font-name-complex="Arial" fo:color="#10162F" fo:font-size="14pt" style:font-size-asian="14pt"/>
    </style:style>
    <style:style style:name="P105" style:parent-style-name="Textbody" style:family="paragraph">
      <style:paragraph-properties fo:margin-bottom="0in" fo:line-height="160%"/>
    </style:style>
    <style:style style:name="T106" style:parent-style-name="Policepardéfaut" style:family="text">
      <style:text-properties style:font-name="Arial" style:font-name-complex="Arial" fo:color="#10162F" fo:font-size="14pt" style:font-size-asian="14pt"/>
    </style:style>
    <style:style style:name="T107" style:parent-style-name="Policepardéfaut" style:family="text">
      <style:text-properties style:font-name="Arial" style:font-name-complex="Arial" fo:color="#10162F" fo:font-size="14pt" style:font-size-asian="14pt"/>
    </style:style>
    <style:style style:name="T108" style:parent-style-name="SourceText" style:family="text">
      <style:text-properties style:font-name="Arial" style:font-name-asian="Monaco, Menlo, 'Ubuntu Mono', '" style:font-name-complex="Arial" fo:color="#10162F" fo:font-size="14pt" style:font-size-asian="14pt"/>
    </style:style>
    <style:style style:name="T109" style:parent-style-name="Policepardéfaut" style:family="text">
      <style:text-properties style:font-name="Arial" style:font-name-complex="Arial" fo:color="#10162F" fo:font-size="14pt" style:font-size-asian="14pt"/>
    </style:style>
    <style:style style:name="T110" style:parent-style-name="SourceText" style:family="text">
      <style:text-properties style:font-name="Arial" style:font-name-asian="Monaco, Menlo, 'Ubuntu Mono', '" style:font-name-complex="Arial" fo:color="#10162F" fo:font-size="14pt" style:font-size-asian="14pt"/>
    </style:style>
    <style:style style:name="T111" style:parent-style-name="Policepardéfaut" style:family="text">
      <style:text-properties style:font-name="Arial" style:font-name-complex="Arial" fo:color="#10162F" fo:font-size="14pt" style:font-size-asian="14pt"/>
    </style:style>
    <style:style style:name="P112" style:parent-style-name="Textbody" style:family="paragraph">
      <style:paragraph-properties fo:margin-bottom="0in" fo:line-height="160%"/>
    </style:style>
    <style:style style:name="T113" style:parent-style-name="Policepardéfaut" style:family="text">
      <style:text-properties style:font-name="Arial" style:font-name-complex="Arial" fo:color="#10162F" fo:font-size="14pt" style:font-size-asian="14pt"/>
    </style:style>
    <style:style style:name="T114" style:parent-style-name="Policepardéfaut" style:family="text">
      <style:text-properties style:font-name="Arial" style:font-name-complex="Arial" fo:color="#10162F" fo:font-size="14pt" style:font-size-asian="14pt"/>
    </style:style>
    <style:style style:name="T115" style:parent-style-name="SourceText" style:family="text">
      <style:text-properties style:font-name="Arial" style:font-name-asian="Monaco, Menlo, 'Ubuntu Mono', '" style:font-name-complex="Arial" fo:color="#10162F" fo:font-size="14pt" style:font-size-asian="14pt"/>
    </style:style>
    <style:style style:name="T116" style:parent-style-name="Policepardéfaut" style:family="text">
      <style:text-properties style:font-name="Arial" style:font-name-complex="Arial" fo:color="#10162F" fo:font-size="14pt" style:font-size-asian="14pt"/>
    </style:style>
    <style:style style:name="T117" style:parent-style-name="SourceText" style:family="text">
      <style:text-properties style:font-name="Arial" style:font-name-asian="Monaco, Menlo, 'Ubuntu Mono', '" style:font-name-complex="Arial" fo:color="#10162F" fo:font-size="14pt" style:font-size-asian="14pt"/>
    </style:style>
    <style:style style:name="T118" style:parent-style-name="Policepardéfaut" style:family="text">
      <style:text-properties style:font-name="Arial" style:font-name-complex="Arial" fo:color="#10162F" fo:font-size="14pt" style:font-size-asian="14pt"/>
    </style:style>
    <style:style style:name="T119" style:parent-style-name="SourceText" style:family="text">
      <style:text-properties style:font-name="Arial" style:font-name-asian="Monaco, Menlo, 'Ubuntu Mono', '" style:font-name-complex="Arial" fo:color="#10162F" fo:font-size="14pt" style:font-size-asian="14pt"/>
    </style:style>
    <style:style style:name="T120" style:parent-style-name="Policepardéfaut" style:family="text">
      <style:text-properties style:font-name="Arial" style:font-name-complex="Arial" fo:color="#10162F" fo:font-size="14pt" style:font-size-asian="14pt"/>
    </style:style>
    <style:style style:name="P121" style:parent-style-name="Textbody" style:family="paragraph">
      <style:paragraph-properties fo:margin-bottom="0in" fo:line-height="160%"/>
    </style:style>
    <style:style style:name="T122" style:parent-style-name="Policepardéfaut" style:family="text">
      <style:text-properties style:font-name="Arial" style:font-name-complex="Arial" fo:color="#10162F" fo:font-size="14pt" style:font-size-asian="14pt"/>
    </style:style>
    <style:style style:name="T123" style:parent-style-name="Policepardéfaut" style:family="text">
      <style:text-properties style:font-name="Arial" style:font-name-complex="Arial" fo:color="#10162F" fo:font-size="14pt" style:font-size-asian="14pt"/>
    </style:style>
    <style:style style:name="T124" style:parent-style-name="SourceText" style:family="text">
      <style:text-properties style:font-name="Arial" style:font-name-asian="Monaco, Menlo, 'Ubuntu Mono', '" style:font-name-complex="Arial" fo:color="#10162F" fo:font-size="14pt" style:font-size-asian="14pt"/>
    </style:style>
    <style:style style:name="T125" style:parent-style-name="Policepardéfaut" style:family="text">
      <style:text-properties style:font-name="Arial" style:font-name-complex="Arial" fo:color="#10162F" fo:font-size="14pt" style:font-size-asian="14pt"/>
    </style:style>
    <style:style style:name="T126" style:parent-style-name="SourceText" style:family="text">
      <style:text-properties style:font-name="Arial" style:font-name-asian="Monaco, Menlo, 'Ubuntu Mono', '" style:font-name-complex="Arial" fo:color="#10162F" fo:font-size="14pt" style:font-size-asian="14pt"/>
    </style:style>
    <style:style style:name="T127" style:parent-style-name="Policepardéfaut" style:family="text">
      <style:text-properties style:font-name="Arial" style:font-name-complex="Arial" fo:color="#10162F" fo:font-size="14pt" style:font-size-asian="14pt"/>
    </style:style>
    <style:style style:name="T128"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12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30"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13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32"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13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34"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3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P136" style:parent-style-name="Textbody" style:family="paragraph">
      <style:paragraph-properties fo:margin-bottom="0in" fo:line-height="160%"/>
    </style:style>
    <style:style style:name="T137" style:parent-style-name="Policepardéfaut" style:family="text">
      <style:text-properties style:font-name="Arial" style:font-name-complex="Arial" fo:language="en" fo:country="US" style:language-asian="en" style:country-asian="US" style:language-complex="ar" style:country-complex="SA"/>
    </style:style>
    <style:style style:name="T138" style:parent-style-name="Policepardéfaut" style:family="text">
      <style:text-properties style:font-name="Arial" style:font-name-complex="Arial" fo:color="#10162F" fo:font-size="14pt" style:font-size-asian="14pt"/>
    </style:style>
    <style:style style:name="T139" style:parent-style-name="SourceText" style:family="text">
      <style:text-properties style:font-name="Arial" style:font-name-asian="Monaco, Menlo, 'Ubuntu Mono', '" style:font-name-complex="Arial" fo:color="#10162F" fo:font-size="14pt" style:font-size-asian="14pt"/>
    </style:style>
    <style:style style:name="T140" style:parent-style-name="Policepardéfaut" style:family="text">
      <style:text-properties style:font-name="Arial" style:font-name-complex="Arial" fo:color="#10162F" fo:font-size="14pt" style:font-size-asian="14pt"/>
    </style:style>
    <style:style style:name="T141" style:parent-style-name="Policepardéfaut" style:family="text">
      <style:text-properties style:font-name="Arial" style:font-name-complex="Arial" fo:color="#10162F" fo:font-size="14pt" style:font-size-asian="14pt"/>
    </style:style>
    <style:style style:name="T142" style:parent-style-name="SourceText" style:family="text">
      <style:text-properties style:font-name="Arial" style:font-name-asian="Monaco, Menlo, 'Ubuntu Mono', '" style:font-name-complex="Arial" fo:color="#10162F" fo:font-size="14pt" style:font-size-asian="14pt"/>
    </style:style>
    <style:style style:name="T143" style:parent-style-name="Policepardéfaut" style:family="text">
      <style:text-properties style:font-name="Arial" style:font-name-complex="Arial" fo:color="#10162F" fo:font-size="14pt" style:font-size-asian="14pt"/>
    </style:style>
    <style:style style:name="T144" style:parent-style-name="SourceText" style:family="text">
      <style:text-properties style:font-name="Arial" style:font-name-asian="Monaco, Menlo, 'Ubuntu Mono', '" style:font-name-complex="Arial" fo:color="#10162F" fo:font-size="14pt" style:font-size-asian="14pt"/>
    </style:style>
    <style:style style:name="T145" style:parent-style-name="Policepardéfaut" style:family="text">
      <style:text-properties style:font-name="Arial" style:font-name-complex="Arial" fo:color="#10162F" fo:font-size="14pt" style:font-size-asian="14pt"/>
    </style:style>
    <style:style style:name="T146" style:parent-style-name="SourceText" style:family="text">
      <style:text-properties style:font-name="Arial" style:font-name-asian="Monaco, Menlo, 'Ubuntu Mono', '" style:font-name-complex="Arial" fo:color="#10162F" fo:font-size="14pt" style:font-size-asian="14pt"/>
    </style:style>
    <style:style style:name="T147" style:parent-style-name="Policepardéfaut" style:family="text">
      <style:text-properties style:font-name="Arial" style:font-name-complex="Arial" fo:color="#10162F" fo:font-size="14pt" style:font-size-asian="14pt"/>
    </style:style>
    <style:style style:name="T148"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14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0"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15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2"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15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4"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5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6" style:parent-style-name="Policepardéfaut" style:family="text">
      <style:text-properties style:font-name="Arial" style:font-name-complex="Arial" fo:language="en" fo:country="US" style:language-asian="en" style:country-asian="US" style:language-complex="ar" style:country-complex="SA"/>
    </style:style>
    <style:style style:name="P157" style:parent-style-name="Standard" style:family="paragraph">
      <style:text-properties style:font-name="Arial" style:font-name-complex="Arial" fo:language="en" fo:country="US"/>
    </style:style>
    <style:style style:name="P158" style:parent-style-name="Titre3" style:family="paragraph">
      <style:text-properties style:font-name="Arial" style:font-name-complex="Arial" fo:font-weight="normal" style:font-weight-asian="normal"/>
    </style:style>
    <style:style style:name="P159" style:parent-style-name="Textbody" style:family="paragraph">
      <style:text-properties style:font-name="Arial" style:font-name-complex="Arial" fo:color="#10162F" fo:font-size="14pt" style:font-size-asian="14pt"/>
    </style:style>
    <style:style style:name="P160" style:parent-style-name="Textbody" style:family="paragraph">
      <style:paragraph-properties fo:margin-bottom="0in" fo:line-height="160%"/>
    </style:style>
    <style:style style:name="T161" style:parent-style-name="Policepardéfaut" style:family="text">
      <style:text-properties style:font-name="Arial" style:font-name-complex="Arial" fo:color="#10162F" fo:font-size="14pt" style:font-size-asian="14pt"/>
    </style:style>
    <style:style style:name="T162" style:parent-style-name="Policepardéfaut" style:family="text">
      <style:text-properties style:font-name="Arial" style:font-name-complex="Arial" fo:color="#10162F" fo:font-size="14pt" style:font-size-asian="14pt"/>
    </style:style>
    <style:style style:name="T163" style:parent-style-name="SourceText" style:family="text">
      <style:text-properties style:font-name="Arial" style:font-name-asian="Monaco, Menlo, 'Ubuntu Mono', '" style:font-name-complex="Arial" fo:color="#10162F" fo:font-size="14pt" style:font-size-asian="14pt"/>
    </style:style>
    <style:style style:name="T164" style:parent-style-name="Policepardéfaut" style:family="text">
      <style:text-properties style:font-name="Arial" style:font-name-complex="Arial" fo:color="#10162F" fo:font-size="14pt" style:font-size-asian="14pt"/>
    </style:style>
    <style:style style:name="T165" style:parent-style-name="SourceText" style:family="text">
      <style:text-properties style:font-name="Arial" style:font-name-asian="Monaco, Menlo, 'Ubuntu Mono', '" style:font-name-complex="Arial" fo:color="#10162F" fo:font-size="14pt" style:font-size-asian="14pt"/>
    </style:style>
    <style:style style:name="T166" style:parent-style-name="Policepardéfaut" style:family="text">
      <style:text-properties style:font-name="Arial" style:font-name-complex="Arial" fo:color="#10162F" fo:font-size="14pt" style:font-size-asian="14pt"/>
    </style:style>
    <style:style style:name="P167" style:parent-style-name="Textbody" style:family="paragraph">
      <style:paragraph-properties fo:margin-bottom="0in" fo:line-height="160%"/>
    </style:style>
    <style:style style:name="T168" style:parent-style-name="Policepardéfaut" style:family="text">
      <style:text-properties style:font-name="Arial" style:font-name-complex="Arial" fo:color="#10162F" fo:font-size="14pt" style:font-size-asian="14pt"/>
    </style:style>
    <style:style style:name="T169" style:parent-style-name="SourceText" style:family="text">
      <style:text-properties style:font-name="Arial" style:font-name-asian="Monaco, Menlo, 'Ubuntu Mono', '" style:font-name-complex="Arial" fo:color="#10162F" fo:font-size="14pt" style:font-size-asian="14pt"/>
    </style:style>
    <style:style style:name="T170" style:parent-style-name="Policepardéfaut" style:family="text">
      <style:text-properties style:font-name="Arial" style:font-name-complex="Arial" fo:color="#10162F" fo:font-size="14pt" style:font-size-asian="14pt"/>
    </style:style>
    <style:style style:name="P171" style:parent-style-name="Textbody" style:family="paragraph">
      <style:paragraph-properties fo:line-height="160%"/>
    </style:style>
    <style:style style:name="T172" style:parent-style-name="Accentuation" style:family="text">
      <style:text-properties style:font-name="Arial" style:font-name-complex="Arial" fo:font-style="normal" style:font-style-asian="normal" fo:color="#10162F" fo:font-size="14pt" style:font-size-asian="14pt"/>
    </style:style>
    <style:style style:name="T173" style:parent-style-name="Accentuation" style:family="text">
      <style:text-properties style:font-name="Arial" style:font-name-complex="Arial" fo:font-style="normal" style:font-style-asian="normal" fo:color="#10162F" fo:font-size="14pt" style:font-size-asian="14pt"/>
    </style:style>
    <style:style style:name="T174" style:parent-style-name="Policepardéfaut" style:family="text">
      <style:text-properties style:font-name="Arial" style:font-name-complex="Arial" fo:color="#10162F" fo:font-size="14pt" style:font-size-asian="14pt"/>
    </style:style>
    <style:style style:name="P175" style:parent-style-name="Textbody" style:family="paragraph">
      <style:paragraph-properties fo:margin-bottom="0in" fo:line-height="160%"/>
    </style:style>
    <style:style style:name="T176" style:parent-style-name="Policepardéfaut" style:family="text">
      <style:text-properties style:font-name="Arial" style:font-name-complex="Arial" fo:color="#10162F" fo:font-size="14pt" style:font-size-asian="14pt"/>
    </style:style>
    <style:style style:name="T177" style:parent-style-name="SourceText" style:family="text">
      <style:text-properties style:font-name="Arial" style:font-name-asian="Monaco, Menlo, 'Ubuntu Mono', '" style:font-name-complex="Arial" fo:color="#10162F" fo:font-size="14pt" style:font-size-asian="14pt"/>
    </style:style>
    <style:style style:name="T178" style:parent-style-name="SourceText" style:family="text">
      <style:text-properties style:font-name="Arial" style:font-name-asian="Monaco, Menlo, 'Ubuntu Mono', '" style:font-name-complex="Arial" fo:color="#10162F" fo:font-size="14pt" style:font-size-asian="14pt"/>
    </style:style>
    <style:style style:name="T179" style:parent-style-name="Policepardéfaut" style:family="text">
      <style:text-properties style:font-name="Arial" style:font-name-complex="Arial" fo:color="#10162F" fo:font-size="14pt" style:font-size-asian="14pt"/>
    </style:style>
    <style:style style:name="T180" style:parent-style-name="SourceText" style:family="text">
      <style:text-properties style:font-name="Arial" style:font-name-asian="Monaco, Menlo, 'Ubuntu Mono', '" style:font-name-complex="Arial" fo:color="#FF8973" fo:font-size="14pt" style:font-size-asian="14pt" fo:background-color="#211E2F"/>
    </style:style>
    <style:style style:name="T181" style:parent-style-name="SourceText" style:family="text">
      <style:text-properties style:font-name="Arial" style:font-name-asian="Monaco, Menlo, 'Ubuntu Mono', '" style:font-name-complex="Arial" fo:color="#FFFFFF" fo:font-size="14pt" style:font-size-asian="14pt" fo:background-color="#211E2F"/>
    </style:style>
    <style:style style:name="T182" style:parent-style-name="SourceText" style:family="text">
      <style:text-properties style:font-name="Arial" style:font-name-asian="Monaco, Menlo, 'Ubuntu Mono', '" style:font-name-complex="Arial" fo:color="#83FFF5" fo:font-size="14pt" style:font-size-asian="14pt" fo:background-color="#211E2F"/>
    </style:style>
    <style:style style:name="T183" style:parent-style-name="SourceText" style:family="text">
      <style:text-properties style:font-name="Arial" style:font-name-asian="Monaco, Menlo, 'Ubuntu Mono', '" style:font-name-complex="Arial" fo:color="#FFFFFF" fo:font-size="14pt" style:font-size-asian="14pt" fo:background-color="#211E2F"/>
    </style:style>
    <style:style style:name="T184" style:parent-style-name="SourceText" style:family="text">
      <style:text-properties style:font-name="Arial" style:font-name-asian="Monaco, Menlo, 'Ubuntu Mono', '" style:font-name-complex="Arial" fo:color="#FFE083" fo:font-size="14pt" style:font-size-asian="14pt" fo:background-color="#211E2F"/>
    </style:style>
    <style:style style:name="T185" style:parent-style-name="SourceText" style:family="text">
      <style:text-properties style:font-name="Arial" style:font-name-asian="Monaco, Menlo, 'Ubuntu Mono', '" style:font-name-complex="Arial" fo:color="#FFFFFF" fo:font-size="14pt" style:font-size-asian="14pt" fo:background-color="#211E2F"/>
    </style:style>
    <style:style style:name="P186" style:parent-style-name="Textbody" style:family="paragraph">
      <style:paragraph-properties fo:margin-bottom="0in" fo:line-height="160%"/>
    </style:style>
    <style:style style:name="T187" style:parent-style-name="Policepardéfaut" style:family="text">
      <style:text-properties style:font-name="Arial" style:font-name-complex="Arial" fo:language="en" fo:country="US" style:language-asian="en" style:country-asian="US" style:language-complex="ar" style:country-complex="SA"/>
    </style:style>
    <style:style style:name="T188" style:parent-style-name="Policepardéfaut" style:family="text">
      <style:text-properties style:font-name="Arial" style:font-name-complex="Arial" fo:color="#10162F" fo:font-size="14pt" style:font-size-asian="14pt"/>
    </style:style>
    <style:style style:name="T189" style:parent-style-name="SourceText" style:family="text">
      <style:text-properties style:font-name="Arial" style:font-name-asian="Monaco, Menlo, 'Ubuntu Mono', '" style:font-name-complex="Arial" fo:color="#10162F" fo:font-size="14pt" style:font-size-asian="14pt"/>
    </style:style>
    <style:style style:name="T190" style:parent-style-name="Policepardéfaut" style:family="text">
      <style:text-properties style:font-name="Arial" style:font-name-complex="Arial" fo:color="#10162F" fo:font-size="14pt" style:font-size-asian="14pt"/>
    </style:style>
    <style:style style:name="T191" style:parent-style-name="Policepardéfaut" style:family="text">
      <style:text-properties style:font-name="Arial" style:font-name-complex="Arial" fo:color="#10162F" fo:font-size="14pt" style:font-size-asian="14pt"/>
    </style:style>
    <style:style style:name="P192" style:parent-style-name="Textbody" style:family="paragraph">
      <style:paragraph-properties fo:margin-bottom="0in" fo:line-height="160%"/>
    </style:style>
    <style:style style:name="T193" style:parent-style-name="Policepardéfaut" style:family="text">
      <style:text-properties style:font-name="Arial" style:font-name-complex="Arial" fo:color="#10162F" fo:font-size="14pt" style:font-size-asian="14pt"/>
    </style:style>
    <style:style style:name="T194" style:parent-style-name="SourceText" style:family="text">
      <style:text-properties style:font-name="Arial" style:font-name-asian="Monaco, Menlo, 'Ubuntu Mono', '" style:font-name-complex="Arial" fo:color="#10162F" fo:font-size="14pt" style:font-size-asian="14pt"/>
    </style:style>
    <style:style style:name="T195" style:parent-style-name="Policepardéfaut" style:family="text">
      <style:text-properties style:font-name="Arial" style:font-name-complex="Arial" fo:color="#10162F" fo:font-size="14pt" style:font-size-asian="14pt"/>
    </style:style>
    <style:style style:name="T196" style:parent-style-name="Policepardéfaut" style:family="text">
      <style:text-properties style:font-name="Arial" style:font-name-complex="Arial" fo:color="#10162F" fo:font-size="14pt" style:font-size-asian="14pt"/>
    </style:style>
    <style:style style:name="T197" style:parent-style-name="SourceText" style:family="text">
      <style:text-properties style:font-name="Arial" style:font-name-asian="Monaco, Menlo, 'Ubuntu Mono', '" style:font-name-complex="Arial" fo:color="#10162F" fo:font-size="14pt" style:font-size-asian="14pt"/>
    </style:style>
    <style:style style:name="T198" style:parent-style-name="Policepardéfaut" style:family="text">
      <style:text-properties style:font-name="Arial" style:font-name-complex="Arial" fo:color="#10162F" fo:font-size="14pt" style:font-size-asian="14pt"/>
    </style:style>
    <style:style style:name="T199"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20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1"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20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3"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0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5"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20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7"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0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P209" style:parent-style-name="Textbody" style:family="paragraph">
      <style:paragraph-properties fo:margin-bottom="0in" fo:line-height="160%"/>
    </style:style>
    <style:style style:name="T210" style:parent-style-name="Policepardéfaut" style:family="text">
      <style:text-properties style:font-name="Arial" style:font-name-complex="Arial" fo:language="en" fo:country="US" style:language-asian="en" style:country-asian="US" style:language-complex="ar" style:country-complex="SA"/>
    </style:style>
    <style:style style:name="T211" style:parent-style-name="Policepardéfaut" style:family="text">
      <style:text-properties style:font-name="Arial" style:font-name-complex="Arial" fo:color="#10162F" fo:font-size="14pt" style:font-size-asian="14pt"/>
    </style:style>
    <style:style style:name="T212" style:parent-style-name="SourceText" style:family="text">
      <style:text-properties style:font-name="Arial" style:font-name-asian="Monaco, Menlo, 'Ubuntu Mono', '" style:font-name-complex="Arial" fo:color="#10162F" fo:font-size="14pt" style:font-size-asian="14pt"/>
    </style:style>
    <style:style style:name="T213" style:parent-style-name="Policepardéfaut" style:family="text">
      <style:text-properties style:font-name="Arial" style:font-name-complex="Arial" fo:color="#10162F" fo:font-size="14pt" style:font-size-asian="14pt"/>
    </style:style>
    <style:style style:name="T214" style:parent-style-name="SourceText" style:family="text">
      <style:text-properties style:font-name="Arial" style:font-name-asian="Monaco, Menlo, 'Ubuntu Mono', '" style:font-name-complex="Arial" fo:color="#10162F" fo:font-size="14pt" style:font-size-asian="14pt"/>
    </style:style>
    <style:style style:name="T215" style:parent-style-name="Policepardéfaut" style:family="text">
      <style:text-properties style:font-name="Arial" style:font-name-complex="Arial" fo:color="#10162F" fo:font-size="14pt" style:font-size-asian="14pt"/>
    </style:style>
    <style:style style:name="T216" style:parent-style-name="SourceText" style:family="text">
      <style:text-properties style:font-name="Arial" style:font-name-asian="Monaco, Menlo, 'Ubuntu Mono', '" style:font-name-complex="Arial" fo:color="#10162F" fo:font-size="14pt" style:font-size-asian="14pt"/>
    </style:style>
    <style:style style:name="T217" style:parent-style-name="Policepardéfaut" style:family="text">
      <style:text-properties style:font-name="Arial" style:font-name-complex="Arial" fo:color="#10162F" fo:font-size="14pt" style:font-size-asian="14pt"/>
    </style:style>
    <style:style style:name="T218" style:parent-style-name="Policepardéfaut" style:family="text">
      <style:text-properties style:font-name="Arial" style:font-name-complex="Arial" fo:color="#10162F" fo:font-size="14pt" style:font-size-asian="14pt"/>
    </style:style>
    <style:style style:name="T219" style:parent-style-name="SourceText" style:family="text">
      <style:text-properties style:font-name="Arial" style:font-name-asian="Monaco, Menlo, 'Ubuntu Mono', '" style:font-name-complex="Arial" fo:color="#10162F" fo:font-size="14pt" style:font-size-asian="14pt"/>
    </style:style>
    <style:style style:name="T220" style:parent-style-name="Policepardéfaut" style:family="text">
      <style:text-properties style:font-name="Arial" style:font-name-complex="Arial" fo:color="#10162F" fo:font-size="14pt" style:font-size-asian="14pt"/>
    </style:style>
    <style:style style:name="P221" style:parent-style-name="Textbody" style:family="paragraph">
      <style:paragraph-properties fo:margin-bottom="0in" fo:line-height="160%"/>
    </style:style>
    <style:style style:name="T222" style:parent-style-name="Policepardéfaut" style:family="text">
      <style:text-properties style:font-name="Arial" style:font-name-complex="Arial" fo:color="#10162F" fo:font-size="14pt" style:font-size-asian="14pt"/>
    </style:style>
    <style:style style:name="T223" style:parent-style-name="SourceText" style:family="text">
      <style:text-properties style:font-name="Arial" style:font-name-asian="Monaco, Menlo, 'Ubuntu Mono', '" style:font-name-complex="Arial" fo:color="#10162F" fo:font-size="14pt" style:font-size-asian="14pt"/>
    </style:style>
    <style:style style:name="T224" style:parent-style-name="Policepardéfaut" style:family="text">
      <style:text-properties style:font-name="Arial" style:font-name-complex="Arial" fo:color="#10162F" fo:font-size="14pt" style:font-size-asian="14pt"/>
    </style:style>
    <style:style style:name="T225" style:parent-style-name="SourceText" style:family="text">
      <style:text-properties style:font-name="Arial" style:font-name-asian="Monaco, Menlo, 'Ubuntu Mono', '" style:font-name-complex="Arial" fo:color="#10162F" fo:font-size="14pt" style:font-size-asian="14pt"/>
    </style:style>
    <style:style style:name="T226" style:parent-style-name="Policepardéfaut" style:family="text">
      <style:text-properties style:font-name="Arial" style:font-name-complex="Arial" fo:color="#10162F" fo:font-size="14pt" style:font-size-asian="14pt"/>
    </style:style>
    <style:style style:name="T227" style:parent-style-name="Policepardéfaut" style:family="text">
      <style:text-properties style:font-name="Arial" style:font-name-complex="Arial" fo:color="#10162F" fo:font-size="14pt" style:font-size-asian="14pt"/>
    </style:style>
    <style:style style:name="T228" style:parent-style-name="SourceText" style:family="text">
      <style:text-properties style:font-name="Arial" style:font-name-asian="Monaco, Menlo, 'Ubuntu Mono', '" style:font-name-complex="Arial" fo:color="#939598" fo:font-size="14pt" style:font-size-asian="14pt" fo:background-color="#211E2F" fo:language="en" fo:country="US"/>
    </style:style>
    <style:style style:name="T229"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23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31"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23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33"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3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35"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23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37"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23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39"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4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41" style:parent-style-name="SourceText" style:family="text">
      <style:text-properties style:font-name="Arial" style:font-name-asian="Monaco, Menlo, 'Ubuntu Mono', '" style:font-name-complex="Arial" fo:color="#939598" fo:font-size="14pt" style:font-size-asian="14pt" fo:background-color="#211E2F" fo:language="en" fo:country="US"/>
    </style:style>
    <style:style style:name="T242"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24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44"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24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4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4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48"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24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0"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25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2"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P253" style:parent-style-name="Textbody" style:family="paragraph">
      <style:paragraph-properties fo:margin-bottom="0in" fo:line-height="160%"/>
    </style:style>
    <style:style style:name="T254" style:parent-style-name="Policepardéfaut" style:family="text">
      <style:text-properties style:font-name="Arial" style:font-name-complex="Arial" fo:language="en" fo:country="US" style:language-asian="en" style:country-asian="US" style:language-complex="ar" style:country-complex="SA"/>
    </style:style>
    <style:style style:name="T255" style:parent-style-name="Policepardéfaut" style:family="text">
      <style:text-properties style:font-name="Arial" style:font-name-complex="Arial" fo:color="#10162F" fo:font-size="14pt" style:font-size-asian="14pt"/>
    </style:style>
    <style:style style:name="T256" style:parent-style-name="SourceText" style:family="text">
      <style:text-properties style:font-name="Arial" style:font-name-asian="Monaco, Menlo, 'Ubuntu Mono', '" style:font-name-complex="Arial" fo:color="#10162F" fo:font-size="14pt" style:font-size-asian="14pt"/>
    </style:style>
    <style:style style:name="T257" style:parent-style-name="Policepardéfaut" style:family="text">
      <style:text-properties style:font-name="Arial" style:font-name-complex="Arial" fo:color="#10162F" fo:font-size="14pt" style:font-size-asian="14pt"/>
    </style:style>
    <style:style style:name="T258" style:parent-style-name="SourceText" style:family="text">
      <style:text-properties style:font-name="Arial" style:font-name-asian="Monaco, Menlo, 'Ubuntu Mono', '" style:font-name-complex="Arial" fo:color="#10162F" fo:font-size="14pt" style:font-size-asian="14pt"/>
    </style:style>
    <style:style style:name="T259" style:parent-style-name="Policepardéfaut" style:family="text">
      <style:text-properties style:font-name="Arial" style:font-name-complex="Arial" fo:color="#10162F" fo:font-size="14pt" style:font-size-asian="14pt"/>
    </style:style>
    <style:style style:name="P260" style:parent-style-name="Titre3" style:family="paragraph">
      <style:text-properties style:font-name="Arial" style:font-name-complex="Arial" fo:font-weight="normal" style:font-weight-asian="normal"/>
    </style:style>
    <style:style style:name="P261" style:parent-style-name="Textbody" style:family="paragraph">
      <style:text-properties style:font-name="Arial" style:font-name-complex="Arial" fo:color="#10162F" fo:font-size="14pt" style:font-size-asian="14pt"/>
    </style:style>
    <style:style style:name="P262" style:parent-style-name="Textbody" style:family="paragraph">
      <style:paragraph-properties fo:margin-bottom="0in" fo:line-height="160%"/>
    </style:style>
    <style:style style:name="T263" style:parent-style-name="Policepardéfaut" style:family="text">
      <style:text-properties style:font-name="Arial" style:font-name-complex="Arial" fo:color="#10162F" fo:font-size="14pt" style:font-size-asian="14pt"/>
    </style:style>
    <style:style style:name="T264" style:parent-style-name="SourceText" style:family="text">
      <style:text-properties style:font-name="Arial" style:font-name-asian="Monaco, Menlo, 'Ubuntu Mono', '" style:font-name-complex="Arial" fo:color="#10162F" fo:font-size="14pt" style:font-size-asian="14pt"/>
    </style:style>
    <style:style style:name="T265" style:parent-style-name="Policepardéfaut" style:family="text">
      <style:text-properties style:font-name="Arial" style:font-name-complex="Arial" fo:color="#10162F" fo:font-size="14pt" style:font-size-asian="14pt"/>
    </style:style>
    <style:style style:name="P266" style:parent-style-name="Textbody" style:family="paragraph">
      <style:paragraph-properties fo:margin-bottom="0in" fo:line-height="160%"/>
    </style:style>
    <style:style style:name="T267" style:parent-style-name="Policepardéfaut" style:family="text">
      <style:text-properties style:font-name="Arial" style:font-name-complex="Arial" fo:color="#10162F" fo:font-size="14pt" style:font-size-asian="14pt"/>
    </style:style>
    <style:style style:name="T268" style:parent-style-name="SourceText" style:family="text">
      <style:text-properties style:font-name="Arial" style:font-name-asian="Monaco, Menlo, 'Ubuntu Mono', '" style:font-name-complex="Arial" fo:color="#10162F" fo:font-size="14pt" style:font-size-asian="14pt"/>
    </style:style>
    <style:style style:name="T269" style:parent-style-name="Policepardéfaut" style:family="text">
      <style:text-properties style:font-name="Arial" style:font-name-complex="Arial" fo:color="#10162F" fo:font-size="14pt" style:font-size-asian="14pt"/>
    </style:style>
    <style:style style:name="T270" style:parent-style-name="SourceText" style:family="text">
      <style:text-properties style:font-name="Arial" style:font-name-asian="Monaco, Menlo, 'Ubuntu Mono', '" style:font-name-complex="Arial" fo:color="#10162F" fo:font-size="14pt" style:font-size-asian="14pt"/>
    </style:style>
    <style:style style:name="T271" style:parent-style-name="Policepardéfaut" style:family="text">
      <style:text-properties style:font-name="Arial" style:font-name-complex="Arial" fo:color="#10162F" fo:font-size="14pt" style:font-size-asian="14pt"/>
    </style:style>
    <style:style style:name="T272" style:parent-style-name="Policepardéfaut" style:family="text">
      <style:text-properties style:font-name="Arial" style:font-name-complex="Arial" fo:color="#10162F" fo:font-size="14pt" style:font-size-asian="14pt"/>
    </style:style>
    <style:style style:name="P273" style:parent-style-name="Textbody" style:family="paragraph">
      <style:paragraph-properties fo:margin-bottom="0in"/>
    </style:style>
    <style:style style:name="T274" style:parent-style-name="Policepardéfaut" style:family="text">
      <style:text-properties style:font-name="Arial" style:font-name-complex="Arial" fo:language="en" fo:country="US" style:language-asian="en" style:country-asian="US" style:language-complex="ar" style:country-complex="SA"/>
    </style:style>
    <style:style style:name="T275" style:parent-style-name="SourceText" style:family="text">
      <style:text-properties style:font-name="Arial" style:font-name-asian="Monaco, Menlo, 'Ubuntu Mono', '" style:font-name-complex="Arial" fo:color="#10162F" fo:font-size="14pt" style:font-size-asian="14pt" style:text-underline-type="single" style:text-underline-style="solid" style:text-underline-width="auto" style:text-underline-mode="continuous" fo:language="en" fo:country="US"/>
    </style:style>
    <style:style style:name="P276" style:parent-style-name="Textbody" style:family="paragraph">
      <style:paragraph-properties fo:margin-bottom="0in"/>
    </style:style>
    <style:style style:name="T277" style:parent-style-name="Policepardéfaut" style:family="text">
      <style:text-properties style:font-name="Arial" style:font-name-complex="Arial" fo:color="#10162F" fo:font-size="14pt" style:font-size-asian="14pt" fo:language="en" fo:country="US"/>
    </style:style>
    <style:style style:name="T278" style:parent-style-name="SourceText" style:family="text">
      <style:text-properties style:font-name="Arial" style:font-name-asian="Monaco, Menlo, 'Ubuntu Mono', '" style:font-name-complex="Arial" fo:color="#10162F" fo:font-size="14pt" style:font-size-asian="14pt" fo:language="en" fo:country="US"/>
    </style:style>
    <style:style style:name="T279" style:parent-style-name="Policepardéfaut" style:family="text">
      <style:text-properties style:font-name="Arial" style:font-name-complex="Arial" fo:color="#10162F" fo:font-size="14pt" style:font-size-asian="14pt" fo:language="en" fo:country="US"/>
    </style:style>
    <style:style style:name="T280" style:parent-style-name="SourceText" style:family="text">
      <style:text-properties style:font-name="Arial" style:font-name-asian="Monaco, Menlo, 'Ubuntu Mono', '" style:font-name-complex="Arial" fo:color="#10162F" fo:font-size="14pt" style:font-size-asian="14pt" fo:language="en" fo:country="US"/>
    </style:style>
    <style:style style:name="T281" style:parent-style-name="Policepardéfaut" style:family="text">
      <style:text-properties style:font-name="Arial" style:font-name-complex="Arial" fo:color="#10162F" fo:font-size="14pt" style:font-size-asian="14pt" fo:language="en" fo:country="US"/>
    </style:style>
    <style:style style:name="T282"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283"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28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85"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28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87"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28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89"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9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91" style:parent-style-name="SourceText" style:family="text">
      <style:text-properties style:font-name="Arial" style:font-name-asian="Monaco, Menlo, 'Ubuntu Mono', '" style:font-name-complex="Arial" fo:color="#FF8973" fo:font-size="14pt" style:font-size-asian="14pt" fo:background-color="#211E2F"/>
    </style:style>
    <style:style style:name="T292" style:parent-style-name="SourceText" style:family="text">
      <style:text-properties style:font-name="Arial" style:font-name-asian="Monaco, Menlo, 'Ubuntu Mono', '" style:font-name-complex="Arial" fo:color="#FFFFFF" fo:font-size="14pt" style:font-size-asian="14pt" fo:background-color="#211E2F"/>
    </style:style>
    <style:style style:name="T293" style:parent-style-name="SourceText" style:family="text">
      <style:text-properties style:font-name="Arial" style:font-name-asian="Monaco, Menlo, 'Ubuntu Mono', '" style:font-name-complex="Arial" fo:color="#83FFF5" fo:font-size="14pt" style:font-size-asian="14pt" fo:background-color="#211E2F"/>
    </style:style>
    <style:style style:name="T294" style:parent-style-name="SourceText" style:family="text">
      <style:text-properties style:font-name="Arial" style:font-name-asian="Monaco, Menlo, 'Ubuntu Mono', '" style:font-name-complex="Arial" fo:color="#FFFFFF" fo:font-size="14pt" style:font-size-asian="14pt" fo:background-color="#211E2F"/>
    </style:style>
    <style:style style:name="T295" style:parent-style-name="SourceText" style:family="text">
      <style:text-properties style:font-name="Arial" style:font-name-asian="Monaco, Menlo, 'Ubuntu Mono', '" style:font-name-complex="Arial" fo:color="#83FFF5" fo:font-size="14pt" style:font-size-asian="14pt" fo:background-color="#211E2F"/>
    </style:style>
    <style:style style:name="T296" style:parent-style-name="SourceText" style:family="text">
      <style:text-properties style:font-name="Arial" style:font-name-asian="Monaco, Menlo, 'Ubuntu Mono', '" style:font-name-complex="Arial" fo:color="#FFFFFF" fo:font-size="14pt" style:font-size-asian="14pt" fo:background-color="#211E2F"/>
    </style:style>
    <style:style style:name="T297" style:parent-style-name="SourceText" style:family="text">
      <style:text-properties style:font-name="Arial" style:font-name-asian="Monaco, Menlo, 'Ubuntu Mono', '" style:font-name-complex="Arial" fo:color="#FFE083" fo:font-size="14pt" style:font-size-asian="14pt" fo:background-color="#211E2F"/>
    </style:style>
    <style:style style:name="T298" style:parent-style-name="SourceText" style:family="text">
      <style:text-properties style:font-name="Arial" style:font-name-asian="Monaco, Menlo, 'Ubuntu Mono', '" style:font-name-complex="Arial" fo:color="#FFFFFF" fo:font-size="14pt" style:font-size-asian="14pt" fo:background-color="#211E2F"/>
    </style:style>
    <style:style style:name="P299" style:parent-style-name="Textbody" style:family="paragraph">
      <style:paragraph-properties fo:margin-bottom="0in" fo:line-height="160%"/>
    </style:style>
    <style:style style:name="T300" style:parent-style-name="Policepardéfaut" style:family="text">
      <style:text-properties style:font-name="Arial" style:font-name-complex="Arial" fo:language="en" fo:country="US" style:language-asian="en" style:country-asian="US" style:language-complex="ar" style:country-complex="SA"/>
    </style:style>
    <style:style style:name="T301" style:parent-style-name="Policepardéfaut" style:family="text">
      <style:text-properties style:font-name="Arial" style:font-name-complex="Arial" fo:color="#10162F" fo:font-size="14pt" style:font-size-asian="14pt"/>
    </style:style>
    <style:style style:name="T302" style:parent-style-name="SourceText" style:family="text">
      <style:text-properties style:font-name="Arial" style:font-name-asian="Monaco, Menlo, 'Ubuntu Mono', '" style:font-name-complex="Arial" fo:color="#10162F" fo:font-size="14pt" style:font-size-asian="14pt"/>
    </style:style>
    <style:style style:name="T303" style:parent-style-name="Policepardéfaut" style:family="text">
      <style:text-properties style:font-name="Arial" style:font-name-complex="Arial" fo:color="#10162F" fo:font-size="14pt" style:font-size-asian="14pt"/>
    </style:style>
    <style:style style:name="T304" style:parent-style-name="SourceText" style:family="text">
      <style:text-properties style:font-name="Arial" style:font-name-asian="Monaco, Menlo, 'Ubuntu Mono', '" style:font-name-complex="Arial" fo:color="#10162F" fo:font-size="14pt" style:font-size-asian="14pt"/>
    </style:style>
    <style:style style:name="T305" style:parent-style-name="Policepardéfaut" style:family="text">
      <style:text-properties style:font-name="Arial" style:font-name-complex="Arial" fo:color="#10162F" fo:font-size="14pt" style:font-size-asian="14pt"/>
    </style:style>
    <style:style style:name="T306" style:parent-style-name="SourceText" style:family="text">
      <style:text-properties style:font-name="Arial" style:font-name-asian="Monaco, Menlo, 'Ubuntu Mono', '" style:font-name-complex="Arial" fo:color="#10162F" fo:font-size="14pt" style:font-size-asian="14pt"/>
    </style:style>
    <style:style style:name="T307" style:parent-style-name="Policepardéfaut" style:family="text">
      <style:text-properties style:font-name="Arial" style:font-name-complex="Arial" fo:color="#10162F" fo:font-size="14pt" style:font-size-asian="14pt"/>
    </style:style>
    <style:style style:name="T308"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309" style:parent-style-name="Policepardéfaut" style:family="text">
      <style:text-properties style:font-name="Arial" style:font-name-complex="Arial" fo:color="#10162F" fo:font-size="14pt" style:font-size-asian="14pt"/>
    </style:style>
    <style:style style:name="P310" style:parent-style-name="Textbody" style:family="paragraph">
      <style:paragraph-properties fo:line-height="160%"/>
    </style:style>
    <style:style style:name="T311" style:parent-style-name="Accentuation" style:family="text">
      <style:text-properties style:font-name="Arial" style:font-name-complex="Arial" fo:font-style="normal" style:font-style-asian="normal" fo:color="#10162F" fo:font-size="14pt" style:font-size-asian="14pt"/>
    </style:style>
    <style:style style:name="T312" style:parent-style-name="Policepardéfaut" style:family="text">
      <style:text-properties style:font-name="Arial" style:font-name-complex="Arial" fo:color="#10162F" fo:font-size="14pt" style:font-size-asian="14pt"/>
    </style:style>
    <style:style style:name="T313"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31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15"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31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17"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31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19"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32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21"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32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23"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32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P325" style:parent-style-name="Standard" style:family="paragraph">
      <style:text-properties style:font-name="Arial" style:font-name-complex="Arial" fo:language="en" fo:country="US"/>
    </style:style>
    <style:style style:name="P326" style:parent-style-name="Titre3" style:family="paragraph">
      <style:text-properties style:font-name="Arial" style:font-name-complex="Arial"/>
    </style:style>
    <style:style style:name="P327" style:parent-style-name="Textbody" style:family="paragraph">
      <style:text-properties style:font-name="Arial" style:font-name-complex="Arial" fo:color="#10162F" fo:font-size="14pt" style:font-size-asian="14pt"/>
    </style:style>
    <style:style style:name="P328" style:parent-style-name="Textbody" style:family="paragraph">
      <style:paragraph-properties fo:line-height="160%"/>
    </style:style>
    <style:style style:name="T329" style:parent-style-name="Policepardéfaut" style:family="text">
      <style:text-properties style:font-name="Arial" style:font-name-complex="Arial" fo:color="#10162F" fo:font-size="14pt" style:font-size-asian="14pt"/>
    </style:style>
    <style:style style:name="T330" style:parent-style-name="Accentuation" style:family="text">
      <style:text-properties style:font-name="Arial" style:font-name-complex="Arial" fo:font-style="normal" style:font-style-asian="normal" fo:color="#10162F" fo:font-size="14pt" style:font-size-asian="14pt"/>
    </style:style>
    <style:style style:name="T331" style:parent-style-name="Policepardéfaut" style:family="text">
      <style:text-properties style:font-name="Arial" style:font-name-complex="Arial" fo:color="#10162F" fo:font-size="14pt" style:font-size-asian="14pt"/>
    </style:style>
    <style:style style:name="T332" style:parent-style-name="Accentuation" style:family="text">
      <style:text-properties style:font-name="Arial" style:font-name-complex="Arial" fo:font-style="normal" style:font-style-asian="normal" fo:color="#10162F" fo:font-size="14pt" style:font-size-asian="14pt"/>
    </style:style>
    <style:style style:name="T333" style:parent-style-name="Accentuation" style:family="text">
      <style:text-properties style:font-name="Arial" style:font-name-complex="Arial" fo:font-style="normal" style:font-style-asian="normal" fo:color="#10162F" fo:font-size="14pt" style:font-size-asian="14pt"/>
    </style:style>
    <style:style style:name="T334" style:parent-style-name="Policepardéfaut" style:family="text">
      <style:text-properties style:font-name="Arial" style:font-name-complex="Arial" fo:color="#10162F" fo:font-size="14pt" style:font-size-asian="14pt"/>
    </style:style>
    <style:style style:name="P335" style:parent-style-name="Textbody" style:family="paragraph">
      <style:paragraph-properties fo:line-height="160%"/>
      <style:text-properties style:font-name="Arial" style:font-name-complex="Arial" fo:color="#10162F" fo:font-size="14pt" style:font-size-asian="14pt"/>
    </style:style>
    <style:style style:name="P336" style:parent-style-name="Textbody" style:family="paragraph">
      <style:paragraph-properties fo:margin-bottom="0in" fo:line-height="160%"/>
    </style:style>
    <style:style style:name="T337" style:parent-style-name="Policepardéfaut" style:family="text">
      <style:text-properties style:font-name="Arial" style:font-name-complex="Arial" fo:color="#10162F" fo:font-size="14pt" style:font-size-asian="14pt"/>
    </style:style>
    <style:style style:name="T338" style:parent-style-name="SourceText" style:family="text">
      <style:text-properties style:font-name="Arial" style:font-name-asian="Monaco, Menlo, 'Ubuntu Mono', '" style:font-name-complex="Arial" fo:color="#10162F" fo:font-size="14pt" style:font-size-asian="14pt"/>
    </style:style>
    <style:style style:name="T339" style:parent-style-name="SourceText" style:family="text">
      <style:text-properties style:font-name="Arial" style:font-name-asian="Monaco, Menlo, 'Ubuntu Mono', '" style:font-name-complex="Arial" fo:color="#10162F" fo:font-size="14pt" style:font-size-asian="14pt"/>
    </style:style>
    <style:style style:name="T340" style:parent-style-name="Policepardéfaut" style:family="text">
      <style:text-properties style:font-name="Arial" style:font-name-complex="Arial" fo:color="#10162F" fo:font-size="14pt" style:font-size-asian="14pt"/>
    </style:style>
    <style:style style:name="T341"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342" style:parent-style-name="Policepardéfaut" style:family="text">
      <style:text-properties style:font-name="Arial" style:font-name-complex="Arial" fo:color="#10162F" fo:font-size="14pt" style:font-size-asian="14pt"/>
    </style:style>
    <style:style style:name="T343" style:parent-style-name="Accentuation" style:family="text">
      <style:text-properties style:font-name="Arial" style:font-name-complex="Arial" fo:font-style="normal" style:font-style-asian="normal" fo:color="#10162F" fo:font-size="14pt" style:font-size-asian="14pt"/>
    </style:style>
    <style:style style:name="T344" style:parent-style-name="Policepardéfaut" style:family="text">
      <style:text-properties style:font-name="Arial" style:font-name-complex="Arial" fo:color="#10162F" fo:font-size="14pt" style:font-size-asian="14pt"/>
    </style:style>
    <style:style style:name="T345" style:parent-style-name="Policepardéfaut" style:family="text">
      <style:text-properties style:font-name="Arial" style:font-name-complex="Arial" fo:color="#10162F" fo:font-size="14pt" style:font-size-asian="14pt"/>
    </style:style>
    <style:style style:name="T346" style:parent-style-name="SourceText" style:family="text">
      <style:text-properties style:font-name="Arial" style:font-name-asian="Monaco, Menlo, 'Ubuntu Mono', '" style:font-name-complex="Arial" fo:color="#10162F" fo:font-size="14pt" style:font-size-asian="14pt"/>
    </style:style>
    <style:style style:name="T347" style:parent-style-name="SourceText" style:family="text">
      <style:text-properties style:font-name="Arial" style:font-name-asian="Monaco, Menlo, 'Ubuntu Mono', '" style:font-name-complex="Arial" fo:color="#10162F" fo:font-size="14pt" style:font-size-asian="14pt" style:text-underline-type="single" style:text-underline-style="solid" style:text-underline-width="auto" style:text-underline-mode="continuous"/>
    </style:style>
    <style:style style:name="T348" style:parent-style-name="SourceText" style:family="text">
      <style:text-properties style:font-name="Arial" style:font-name-asian="Monaco, Menlo, 'Ubuntu Mono', '" style:font-name-complex="Arial" fo:color="#10162F" fo:font-size="14pt" style:font-size-asian="14pt"/>
    </style:style>
    <style:style style:name="T349"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35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35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52"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353"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354"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355"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356" style:parent-style-name="SourceText" style:family="text">
      <style:text-properties style:font-name="Arial" style:font-name-complex="Arial" fo:color="#FFFFFF" fo:background-color="#211E2F" fo:language="en" fo:country="US"/>
    </style:style>
    <style:style style:name="T357"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35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59"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36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361"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36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36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6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365" style:parent-style-name="SourceText" style:family="text">
      <style:text-properties style:font-name="Arial" style:font-name-complex="Arial" fo:color="#FFFFFF" fo:background-color="#211E2F" fo:language="en" fo:country="US"/>
    </style:style>
    <style:style style:name="T366" style:parent-style-name="SourceText" style:family="text">
      <style:text-properties style:font-name="Arial" style:font-name-asian="Monaco, Menlo, 'Ubuntu Mono', '" style:font-name-complex="Arial" fo:color="#EA6C8B" fo:font-size="14pt" style:font-size-asian="14pt" fo:background-color="#211E2F"/>
    </style:style>
    <style:style style:name="T367" style:parent-style-name="SourceText" style:family="text">
      <style:text-properties style:font-name="Arial" style:font-name-asian="Monaco, Menlo, 'Ubuntu Mono', '" style:font-name-complex="Arial" fo:color="#FFFFFF" fo:font-size="14pt" style:font-size-asian="14pt" fo:background-color="#211E2F"/>
    </style:style>
    <style:style style:name="T368" style:parent-style-name="SourceText" style:family="text">
      <style:text-properties style:font-name="Arial" style:font-name-asian="Monaco, Menlo, 'Ubuntu Mono', '" style:font-name-complex="Arial" fo:color="#EA6C8B" fo:font-size="14pt" style:font-size-asian="14pt" fo:background-color="#211E2F"/>
    </style:style>
    <style:style style:name="T369" style:parent-style-name="SourceText" style:family="text">
      <style:text-properties style:font-name="Arial" style:font-name-complex="Arial" fo:color="#FFFFFF" fo:background-color="#211E2F"/>
    </style:style>
    <style:style style:name="T370" style:parent-style-name="SourceText" style:family="text">
      <style:text-properties style:font-name="Arial" style:font-name-asian="Monaco, Menlo, 'Ubuntu Mono', '" style:font-name-complex="Arial" fo:color="#EA6C8B" fo:font-size="14pt" style:font-size-asian="14pt" fo:background-color="#211E2F"/>
    </style:style>
    <style:style style:name="T371" style:parent-style-name="SourceText" style:family="text">
      <style:text-properties style:font-name="Arial" style:font-name-asian="Monaco, Menlo, 'Ubuntu Mono', '" style:font-name-complex="Arial" fo:color="#FFFFFF" fo:font-size="14pt" style:font-size-asian="14pt" fo:background-color="#211E2F"/>
    </style:style>
    <style:style style:name="T372" style:parent-style-name="SourceText" style:family="text">
      <style:text-properties style:font-name="Arial" style:font-name-asian="Monaco, Menlo, 'Ubuntu Mono', '" style:font-name-complex="Arial" fo:color="#EA6C8B" fo:font-size="14pt" style:font-size-asian="14pt" fo:background-color="#211E2F"/>
    </style:style>
    <style:style style:name="T373" style:parent-style-name="SourceText" style:family="text">
      <style:text-properties style:font-name="Arial" style:font-name-complex="Arial" fo:color="#FFFFFF" fo:background-color="#211E2F"/>
    </style:style>
    <style:style style:name="T374" style:parent-style-name="SourceText" style:family="text">
      <style:text-properties style:font-name="Arial" style:font-name-asian="Monaco, Menlo, 'Ubuntu Mono', '" style:font-name-complex="Arial" fo:color="#EA6C8B" fo:font-size="14pt" style:font-size-asian="14pt" fo:background-color="#211E2F"/>
    </style:style>
    <style:style style:name="T375" style:parent-style-name="SourceText" style:family="text">
      <style:text-properties style:font-name="Arial" style:font-name-asian="Monaco, Menlo, 'Ubuntu Mono', '" style:font-name-complex="Arial" fo:color="#FFFFFF" fo:font-size="14pt" style:font-size-asian="14pt" fo:background-color="#211E2F"/>
    </style:style>
    <style:style style:name="T376" style:parent-style-name="SourceText" style:family="text">
      <style:text-properties style:font-name="Arial" style:font-name-asian="Monaco, Menlo, 'Ubuntu Mono', '" style:font-name-complex="Arial" fo:color="#EA6C8B" fo:font-size="14pt" style:font-size-asian="14pt" fo:background-color="#211E2F"/>
    </style:style>
    <style:style style:name="T377" style:parent-style-name="SourceText" style:family="text">
      <style:text-properties style:font-name="Arial" style:font-name-asian="Monaco, Menlo, 'Ubuntu Mono', '" style:font-name-complex="Arial" fo:color="#EA6C8B" fo:font-size="14pt" style:font-size-asian="14pt" fo:background-color="#211E2F"/>
    </style:style>
    <style:style style:name="P378" style:parent-style-name="Textbody" style:family="paragraph">
      <style:paragraph-properties fo:margin-bottom="0in" fo:line-height="160%"/>
    </style:style>
    <style:style style:name="T379" style:parent-style-name="Policepardéfaut" style:family="text">
      <style:text-properties style:font-name="Arial" style:font-name-complex="Arial" fo:language="en" fo:country="US" style:language-asian="en" style:country-asian="US" style:language-complex="ar" style:country-complex="SA"/>
    </style:style>
    <style:style style:name="T380" style:parent-style-name="Policepardéfaut" style:family="text">
      <style:text-properties style:font-name="Arial" style:font-name-complex="Arial" fo:color="#10162F" fo:font-size="14pt" style:font-size-asian="14pt"/>
    </style:style>
    <style:style style:name="T381" style:parent-style-name="SourceText" style:family="text">
      <style:text-properties style:font-name="Arial" style:font-name-asian="Monaco, Menlo, 'Ubuntu Mono', '" style:font-name-complex="Arial" fo:color="#10162F" fo:font-size="14pt" style:font-size-asian="14pt"/>
    </style:style>
    <style:style style:name="T382" style:parent-style-name="Policepardéfaut" style:family="text">
      <style:text-properties style:font-name="Arial" style:font-name-complex="Arial" fo:color="#10162F" fo:font-size="14pt" style:font-size-asian="14pt"/>
    </style:style>
    <style:style style:name="T383" style:parent-style-name="SourceText" style:family="text">
      <style:text-properties style:font-name="Arial" style:font-name-asian="Monaco, Menlo, 'Ubuntu Mono', '" style:font-name-complex="Arial" fo:color="#10162F" fo:font-size="14pt" style:font-size-asian="14pt"/>
    </style:style>
    <style:style style:name="T384" style:parent-style-name="Policepardéfaut" style:family="text">
      <style:text-properties style:font-name="Arial" style:font-name-complex="Arial" fo:color="#10162F" fo:font-size="14pt" style:font-size-asian="14pt"/>
    </style:style>
    <style:style style:name="T385" style:parent-style-name="SourceText" style:family="text">
      <style:text-properties style:font-name="Arial" style:font-name-asian="Monaco, Menlo, 'Ubuntu Mono', '" style:font-name-complex="Arial" fo:color="#10162F" fo:font-size="14pt" style:font-size-asian="14pt"/>
    </style:style>
    <style:style style:name="T386" style:parent-style-name="Policepardéfaut" style:family="text">
      <style:text-properties style:font-name="Arial" style:font-name-complex="Arial" fo:color="#10162F" fo:font-size="14pt" style:font-size-asian="14pt"/>
    </style:style>
    <style:style style:name="T387" style:parent-style-name="Policepardéfaut" style:family="text">
      <style:text-properties style:font-name="Arial" style:font-name-complex="Arial" fo:color="#10162F" fo:font-size="14pt" style:font-size-asian="14pt"/>
    </style:style>
    <style:style style:name="T388"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38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90"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39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92"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39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94"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39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96"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39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398" style:parent-style-name="SourceText" style:family="text">
      <style:text-properties style:font-name="Arial" style:font-name-asian="Monaco, Menlo, 'Ubuntu Mono', '" style:font-name-complex="Arial" fo:color="#939598" fo:font-size="14pt" style:font-size-asian="14pt" fo:background-color="#211E2F" fo:language="en" fo:country="US"/>
    </style:style>
    <style:style style:name="T399"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40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401"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40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403"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40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405"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40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407"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40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409" style:parent-style-name="SourceText" style:family="text">
      <style:text-properties style:font-name="Arial" style:font-name-asian="Monaco, Menlo, 'Ubuntu Mono', '" style:font-name-complex="Arial" fo:color="#939598" fo:font-size="14pt" style:font-size-asian="14pt" fo:background-color="#211E2F" fo:language="en" fo:country="US"/>
    </style:style>
    <style:style style:name="P410" style:parent-style-name="Textbody" style:family="paragraph">
      <style:paragraph-properties fo:margin-bottom="0in" fo:line-height="160%"/>
    </style:style>
    <style:style style:name="T411" style:parent-style-name="Policepardéfaut" style:family="text">
      <style:text-properties style:font-name="Arial" style:font-name-complex="Arial" fo:language="en" fo:country="US" style:language-asian="en" style:country-asian="US" style:language-complex="ar" style:country-complex="SA"/>
    </style:style>
    <style:style style:name="T412" style:parent-style-name="Policepardéfaut" style:family="text">
      <style:text-properties style:font-name="Arial" style:font-name-complex="Arial" fo:color="#10162F" fo:font-size="14pt" style:font-size-asian="14pt"/>
    </style:style>
    <style:style style:name="T413" style:parent-style-name="SourceText" style:family="text">
      <style:text-properties style:font-name="Arial" style:font-name-asian="Monaco, Menlo, 'Ubuntu Mono', '" style:font-name-complex="Arial" fo:color="#10162F" fo:font-size="14pt" style:font-size-asian="14pt"/>
    </style:style>
    <style:style style:name="T414" style:parent-style-name="Policepardéfaut" style:family="text">
      <style:text-properties style:font-name="Arial" style:font-name-complex="Arial" fo:color="#10162F" fo:font-size="14pt" style:font-size-asian="14pt"/>
    </style:style>
    <style:style style:name="T415" style:parent-style-name="SourceText" style:family="text">
      <style:text-properties style:font-name="Arial" style:font-name-asian="Monaco, Menlo, 'Ubuntu Mono', '" style:font-name-complex="Arial" fo:color="#10162F" fo:font-size="14pt" style:font-size-asian="14pt"/>
    </style:style>
    <style:style style:name="T416" style:parent-style-name="Policepardéfaut" style:family="text">
      <style:text-properties style:font-name="Arial" style:font-name-complex="Arial" fo:color="#10162F" fo:font-size="14pt" style:font-size-asian="14pt"/>
    </style:style>
    <style:style style:name="T417" style:parent-style-name="SourceText" style:family="text">
      <style:text-properties style:font-name="Arial" style:font-name-asian="Monaco, Menlo, 'Ubuntu Mono', '" style:font-name-complex="Arial" fo:color="#10162F" fo:font-size="14pt" style:font-size-asian="14pt"/>
    </style:style>
    <style:style style:name="T418" style:parent-style-name="Policepardéfaut" style:family="text">
      <style:text-properties style:font-name="Arial" style:font-name-complex="Arial" fo:color="#10162F" fo:font-size="14pt" style:font-size-asian="14pt"/>
    </style:style>
    <style:style style:name="T419" style:parent-style-name="SourceText" style:family="text">
      <style:text-properties style:font-name="Arial" style:font-name-asian="Monaco, Menlo, 'Ubuntu Mono', '" style:font-name-complex="Arial" fo:color="#10162F" fo:font-size="14pt" style:font-size-asian="14pt"/>
    </style:style>
    <style:style style:name="T420" style:parent-style-name="Policepardéfaut" style:family="text">
      <style:text-properties style:font-name="Arial" style:font-name-complex="Arial" fo:color="#10162F" fo:font-size="14pt" style:font-size-asian="14pt"/>
    </style:style>
    <style:style style:name="T421" style:parent-style-name="SourceText" style:family="text">
      <style:text-properties style:font-name="Arial" style:font-name-asian="Monaco, Menlo, 'Ubuntu Mono', '" style:font-name-complex="Arial" fo:color="#10162F" fo:font-size="14pt" style:font-size-asian="14pt"/>
    </style:style>
    <style:style style:name="T422" style:parent-style-name="Policepardéfaut" style:family="text">
      <style:text-properties style:font-name="Arial" style:font-name-complex="Arial" fo:color="#10162F" fo:font-size="14pt" style:font-size-asian="14pt"/>
    </style:style>
    <style:style style:name="T423" style:parent-style-name="SourceText" style:family="text">
      <style:text-properties style:font-name="Arial" style:font-name-asian="Monaco, Menlo, 'Ubuntu Mono', '" style:font-name-complex="Arial" fo:color="#10162F" fo:font-size="14pt" style:font-size-asian="14pt"/>
    </style:style>
    <style:style style:name="T424" style:parent-style-name="Policepardéfaut" style:family="text">
      <style:text-properties style:font-name="Arial" style:font-name-complex="Arial" fo:color="#10162F" fo:font-size="14pt" style:font-size-asian="14pt"/>
    </style:style>
    <style:style style:name="T425" style:parent-style-name="SourceText" style:family="text">
      <style:text-properties style:font-name="Arial" style:font-name-asian="Monaco, Menlo, 'Ubuntu Mono', '" style:font-name-complex="Arial" fo:color="#10162F" fo:font-size="14pt" style:font-size-asian="14pt"/>
    </style:style>
    <style:style style:name="T426" style:parent-style-name="Policepardéfaut" style:family="text">
      <style:text-properties style:font-name="Arial" style:font-name-complex="Arial" fo:color="#10162F" fo:font-size="14pt" style:font-size-asian="14pt"/>
    </style:style>
    <style:style style:name="T427" style:parent-style-name="SourceText" style:family="text">
      <style:text-properties style:font-name="Arial" style:font-name-asian="Monaco, Menlo, 'Ubuntu Mono', '" style:font-name-complex="Arial" fo:color="#10162F" fo:font-size="14pt" style:font-size-asian="14pt"/>
    </style:style>
    <style:style style:name="T428" style:parent-style-name="Policepardéfaut" style:family="text">
      <style:text-properties style:font-name="Arial" style:font-name-complex="Arial" fo:color="#10162F" fo:font-size="14pt" style:font-size-asian="14pt"/>
    </style:style>
    <style:style style:name="T429" style:parent-style-name="SourceText" style:family="text">
      <style:text-properties style:font-name="Arial" style:font-name-asian="Monaco, Menlo, 'Ubuntu Mono', '" style:font-name-complex="Arial" fo:color="#10162F" fo:font-size="14pt" style:font-size-asian="14pt"/>
    </style:style>
    <style:style style:name="T430" style:parent-style-name="Policepardéfaut" style:family="text">
      <style:text-properties style:font-name="Arial" style:font-name-complex="Arial" fo:color="#10162F" fo:font-size="14pt" style:font-size-asian="14pt"/>
    </style:style>
    <style:style style:name="P431" style:parent-style-name="Titre3" style:family="paragraph">
      <style:paragraph-properties fo:margin-top="0in" fo:margin-bottom="0in" fo:line-height="130%"/>
      <style:text-properties style:font-name="Arial" style:font-name-complex="Arial" fo:font-weight="normal" style:font-weight-asian="normal"/>
    </style:style>
    <style:style style:name="P432" style:parent-style-name="Textbody" style:family="paragraph">
      <style:text-properties style:font-name="Arial" style:font-name-complex="Arial" fo:color="#10162F" fo:font-size="14pt" style:font-size-asian="14pt"/>
    </style:style>
    <style:style style:name="P433" style:parent-style-name="Textbody" style:family="paragraph">
      <style:paragraph-properties fo:line-height="160%"/>
      <style:text-properties style:font-name="Arial" style:font-name-complex="Arial" fo:color="#10162F" fo:font-size="14pt" style:font-size-asian="14pt"/>
    </style:style>
    <style:style style:name="P434" style:parent-style-name="Textbody" style:family="paragraph">
      <style:paragraph-properties fo:margin-bottom="0in" fo:line-height="160%"/>
    </style:style>
    <style:style style:name="T435" style:parent-style-name="Policepardéfaut" style:family="text">
      <style:text-properties style:font-name="Arial" style:font-name-complex="Arial" fo:color="#10162F" fo:font-size="14pt" style:font-size-asian="14pt"/>
    </style:style>
    <style:style style:name="T436" style:parent-style-name="SourceText" style:family="text">
      <style:text-properties style:font-name="Arial" style:font-name-asian="Monaco, Menlo, 'Ubuntu Mono', '" style:font-name-complex="Arial" fo:color="#10162F" fo:font-size="14pt" style:font-size-asian="14pt" style:text-underline-type="single" style:text-underline-style="solid" style:text-underline-width="auto" style:text-underline-mode="continuous"/>
    </style:style>
    <style:style style:name="T437"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438" style:parent-style-name="Policepardéfaut" style:family="text">
      <style:text-properties style:font-name="Arial" style:font-name-complex="Arial" fo:color="#10162F" fo:font-size="14pt" style:font-size-asian="14pt"/>
    </style:style>
    <style:style style:name="T439" style:parent-style-name="Policepardéfaut" style:family="text">
      <style:text-properties style:font-name="Arial" style:font-name-complex="Arial" fo:color="#10162F" fo:font-size="14pt" style:font-size-asian="14pt"/>
    </style:style>
    <style:style style:name="T440" style:parent-style-name="SourceText" style:family="text">
      <style:text-properties style:font-name="Arial" style:font-name-asian="Monaco, Menlo, 'Ubuntu Mono', '" style:font-name-complex="Arial" fo:color="#B3CCFF" fo:font-size="14pt" style:font-size-asian="14pt" fo:background-color="#211E2F"/>
    </style:style>
    <style:style style:name="T441" style:parent-style-name="SourceText" style:family="text">
      <style:text-properties style:font-name="Arial" style:font-name-asian="Monaco, Menlo, 'Ubuntu Mono', '" style:font-name-complex="Arial" fo:color="#FFFFFF" fo:font-size="14pt" style:font-size-asian="14pt" fo:background-color="#211E2F"/>
    </style:style>
    <style:style style:name="T442" style:parent-style-name="SourceText" style:family="text">
      <style:text-properties style:font-name="Arial" style:font-name-asian="Monaco, Menlo, 'Ubuntu Mono', '" style:font-name-complex="Arial" fo:color="#FF8973" fo:font-size="14pt" style:font-size-asian="14pt" fo:background-color="#211E2F"/>
    </style:style>
    <style:style style:name="T443" style:parent-style-name="SourceText" style:family="text">
      <style:text-properties style:font-name="Arial" style:font-name-asian="Monaco, Menlo, 'Ubuntu Mono', '" style:font-name-complex="Arial" fo:color="#FFFFFF" fo:font-size="14pt" style:font-size-asian="14pt" fo:background-color="#211E2F"/>
    </style:style>
    <style:style style:name="T444" style:parent-style-name="SourceText" style:family="text">
      <style:text-properties style:font-name="Arial" style:font-name-asian="Monaco, Menlo, 'Ubuntu Mono', '" style:font-name-complex="Arial" fo:color="#83FFF5" fo:font-size="14pt" style:font-size-asian="14pt" fo:background-color="#211E2F"/>
    </style:style>
    <style:style style:name="T445" style:parent-style-name="SourceText" style:family="text">
      <style:text-properties style:font-name="Arial" style:font-name-asian="Monaco, Menlo, 'Ubuntu Mono', '" style:font-name-complex="Arial" fo:color="#FFFFFF" fo:font-size="14pt" style:font-size-asian="14pt" fo:background-color="#211E2F"/>
    </style:style>
    <style:style style:name="T446" style:parent-style-name="SourceText" style:family="text">
      <style:text-properties style:font-name="Arial" style:font-name-asian="Monaco, Menlo, 'Ubuntu Mono', '" style:font-name-complex="Arial" fo:color="#FFE083" fo:font-size="14pt" style:font-size-asian="14pt" fo:background-color="#211E2F"/>
    </style:style>
    <style:style style:name="T447" style:parent-style-name="SourceText" style:family="text">
      <style:text-properties style:font-name="Arial" style:font-name-asian="Monaco, Menlo, 'Ubuntu Mono', '" style:font-name-complex="Arial" fo:color="#FFFFFF" fo:font-size="14pt" style:font-size-asian="14pt" fo:background-color="#211E2F"/>
    </style:style>
    <style:style style:name="P448" style:parent-style-name="Textbody" style:family="paragraph">
      <style:paragraph-properties fo:margin-bottom="0in" fo:line-height="160%"/>
    </style:style>
    <style:style style:name="T449" style:parent-style-name="Policepardéfaut" style:family="text">
      <style:text-properties style:font-name="Arial" style:font-name-complex="Arial" fo:language="en" fo:country="US" style:language-asian="en" style:country-asian="US" style:language-complex="ar" style:country-complex="SA"/>
    </style:style>
    <style:style style:name="T450" style:parent-style-name="Policepardéfaut" style:family="text">
      <style:text-properties style:font-name="Arial" style:font-name-complex="Arial" fo:color="#10162F" fo:font-size="14pt" style:font-size-asian="14pt"/>
    </style:style>
    <style:style style:name="T451" style:parent-style-name="SourceText" style:family="text">
      <style:text-properties style:font-name="Arial" style:font-name-asian="Monaco, Menlo, 'Ubuntu Mono', '" style:font-name-complex="Arial" fo:color="#10162F" fo:font-size="14pt" style:font-size-asian="14pt"/>
    </style:style>
    <style:style style:name="T452" style:parent-style-name="Policepardéfaut" style:family="text">
      <style:text-properties style:font-name="Arial" style:font-name-complex="Arial" fo:color="#10162F" fo:font-size="14pt" style:font-size-asian="14pt"/>
    </style:style>
    <style:style style:name="T453" style:parent-style-name="SourceText" style:family="text">
      <style:text-properties style:font-name="Arial" style:font-name-asian="Monaco, Menlo, 'Ubuntu Mono', '" style:font-name-complex="Arial" fo:color="#10162F" fo:font-size="14pt" style:font-size-asian="14pt"/>
    </style:style>
    <style:style style:name="T454" style:parent-style-name="Policepardéfaut" style:family="text">
      <style:text-properties style:font-name="Arial" style:font-name-complex="Arial" fo:color="#10162F" fo:font-size="14pt" style:font-size-asian="14pt"/>
    </style:style>
    <style:style style:name="T455" style:parent-style-name="SourceText" style:family="text">
      <style:text-properties style:font-name="Arial" style:font-name-asian="Monaco, Menlo, 'Ubuntu Mono', '" style:font-name-complex="Arial" fo:color="#10162F" fo:font-size="14pt" style:font-size-asian="14pt"/>
    </style:style>
    <style:style style:name="T456" style:parent-style-name="Policepardéfaut" style:family="text">
      <style:text-properties style:font-name="Arial" style:font-name-complex="Arial" fo:color="#10162F" fo:font-size="14pt" style:font-size-asian="14pt"/>
    </style:style>
    <style:style style:name="T457" style:parent-style-name="SourceText" style:family="text">
      <style:text-properties style:font-name="Arial" style:font-name-asian="Monaco, Menlo, 'Ubuntu Mono', '" style:font-name-complex="Arial" fo:color="#10162F" fo:font-size="14pt" style:font-size-asian="14pt"/>
    </style:style>
    <style:style style:name="T458" style:parent-style-name="Policepardéfaut" style:family="text">
      <style:text-properties style:font-name="Arial" style:font-name-complex="Arial" fo:color="#10162F" fo:font-size="14pt" style:font-size-asian="14pt"/>
    </style:style>
    <style:style style:name="P459" style:parent-style-name="Textbody" style:family="paragraph">
      <style:paragraph-properties fo:line-height="160%"/>
      <style:text-properties style:font-name="Arial" style:font-name-complex="Arial" fo:color="#10162F" fo:font-size="14pt" style:font-size-asian="14pt"/>
    </style:style>
    <style:style style:name="T460"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46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462"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46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464"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46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466"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46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468"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46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47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47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P472" style:parent-style-name="Textbody" style:family="paragraph">
      <style:paragraph-properties fo:margin-bottom="0in" fo:line-height="160%"/>
    </style:style>
    <style:style style:name="T473" style:parent-style-name="Policepardéfaut" style:family="text">
      <style:text-properties style:font-name="Arial" style:font-name-complex="Arial" fo:language="en" fo:country="US" style:language-asian="en" style:country-asian="US" style:language-complex="ar" style:country-complex="SA"/>
    </style:style>
    <style:style style:name="T474" style:parent-style-name="Policepardéfaut" style:family="text">
      <style:text-properties style:font-name="Arial" style:font-name-complex="Arial" fo:color="#10162F" fo:font-size="14pt" style:font-size-asian="14pt"/>
    </style:style>
    <style:style style:name="T475" style:parent-style-name="Policepardéfaut" style:family="text">
      <style:text-properties style:font-name="Arial" style:font-name-complex="Arial" fo:color="#10162F" fo:font-size="14pt" style:font-size-asian="14pt"/>
    </style:style>
    <style:style style:name="T476" style:parent-style-name="SourceText" style:family="text">
      <style:text-properties style:font-name="Arial" style:font-name-asian="Monaco, Menlo, 'Ubuntu Mono', '" style:font-name-complex="Arial" fo:color="#10162F" fo:font-size="14pt" style:font-size-asian="14pt"/>
    </style:style>
    <style:style style:name="T477" style:parent-style-name="Policepardéfaut" style:family="text">
      <style:text-properties style:font-name="Arial" style:font-name-complex="Arial" fo:color="#10162F" fo:font-size="14pt" style:font-size-asian="14pt"/>
    </style:style>
    <style:style style:name="T478" style:parent-style-name="SourceText" style:family="text">
      <style:text-properties style:font-name="Arial" style:font-name-asian="Monaco, Menlo, 'Ubuntu Mono', '" style:font-name-complex="Arial" fo:color="#10162F" fo:font-size="14pt" style:font-size-asian="14pt"/>
    </style:style>
    <style:style style:name="T479" style:parent-style-name="Policepardéfaut" style:family="text">
      <style:text-properties style:font-name="Arial" style:font-name-complex="Arial" fo:color="#10162F" fo:font-size="14pt" style:font-size-asian="14pt"/>
    </style:style>
    <style:style style:name="T480" style:parent-style-name="SourceText" style:family="text">
      <style:text-properties style:font-name="Arial" style:font-name-asian="Monaco, Menlo, 'Ubuntu Mono', '" style:font-name-complex="Arial" fo:color="#10162F" fo:font-size="14pt" style:font-size-asian="14pt"/>
    </style:style>
    <style:style style:name="T481" style:parent-style-name="Policepardéfaut" style:family="text">
      <style:text-properties style:font-name="Arial" style:font-name-complex="Arial" fo:color="#10162F" fo:font-size="14pt" style:font-size-asian="14pt"/>
    </style:style>
    <style:style style:name="T482" style:parent-style-name="SourceText" style:family="text">
      <style:text-properties style:font-name="Arial" style:font-name-asian="Monaco, Menlo, 'Ubuntu Mono', '" style:font-name-complex="Arial" fo:color="#10162F" fo:font-size="14pt" style:font-size-asian="14pt"/>
    </style:style>
    <style:style style:name="T483" style:parent-style-name="Policepardéfaut" style:family="text">
      <style:text-properties style:font-name="Arial" style:font-name-complex="Arial" fo:color="#10162F" fo:font-size="14pt" style:font-size-asian="14pt"/>
    </style:style>
    <style:style style:name="T484" style:parent-style-name="SourceText" style:family="text">
      <style:text-properties style:font-name="Arial" style:font-name-asian="Monaco, Menlo, 'Ubuntu Mono', '" style:font-name-complex="Arial" fo:color="#10162F" fo:font-size="14pt" style:font-size-asian="14pt"/>
    </style:style>
    <style:style style:name="T485" style:parent-style-name="Policepardéfaut" style:family="text">
      <style:text-properties style:font-name="Arial" style:font-name-complex="Arial" fo:color="#10162F" fo:font-size="14pt" style:font-size-asian="14pt"/>
    </style:style>
    <style:style style:name="P486" style:parent-style-name="Textbody" style:family="paragraph">
      <style:paragraph-properties fo:margin-bottom="0in" fo:line-height="160%"/>
    </style:style>
    <style:style style:name="T487" style:parent-style-name="Policepardéfaut" style:family="text">
      <style:text-properties style:font-name="Arial" style:font-name-complex="Arial" fo:color="#10162F" fo:font-size="14pt" style:font-size-asian="14pt"/>
    </style:style>
    <style:style style:name="T488" style:parent-style-name="Policepardéfaut" style:family="text">
      <style:text-properties style:font-name="Arial" style:font-name-complex="Arial" fo:color="#10162F" fo:font-size="14pt" style:font-size-asian="14pt"/>
    </style:style>
    <style:style style:name="T489" style:parent-style-name="Accentuation" style:family="text">
      <style:text-properties style:font-name="Arial" style:font-name-complex="Arial" fo:font-style="normal" style:font-style-asian="normal" fo:color="#10162F" fo:font-size="14pt" style:font-size-asian="14pt"/>
    </style:style>
    <style:style style:name="T490" style:parent-style-name="Policepardéfaut" style:family="text">
      <style:text-properties style:font-name="Arial" style:font-name-complex="Arial" fo:color="#10162F" fo:font-size="14pt" style:font-size-asian="14pt"/>
    </style:style>
    <style:style style:name="T491" style:parent-style-name="SourceText" style:family="text">
      <style:text-properties style:font-name="Arial" style:font-name-asian="Monaco, Menlo, 'Ubuntu Mono', '" style:font-name-complex="Arial" fo:color="#10162F" fo:font-size="14pt" style:font-size-asian="14pt"/>
    </style:style>
    <style:style style:name="T492" style:parent-style-name="Policepardéfaut" style:family="text">
      <style:text-properties style:font-name="Arial" style:font-name-complex="Arial" fo:color="#10162F" fo:font-size="14pt" style:font-size-asian="14pt"/>
    </style:style>
    <style:style style:name="T493" style:parent-style-name="SourceText" style:family="text">
      <style:text-properties style:font-name="Arial" style:font-name-asian="Monaco, Menlo, 'Ubuntu Mono', '" style:font-name-complex="Arial" fo:color="#10162F" fo:font-size="14pt" style:font-size-asian="14pt"/>
    </style:style>
    <style:style style:name="T494" style:parent-style-name="Policepardéfaut" style:family="text">
      <style:text-properties style:font-name="Arial" style:font-name-complex="Arial" fo:color="#10162F" fo:font-size="14pt" style:font-size-asian="14pt"/>
    </style:style>
    <style:style style:name="T495" style:parent-style-name="SourceText" style:family="text">
      <style:text-properties style:font-name="Arial" style:font-name-asian="Monaco, Menlo, 'Ubuntu Mono', '" style:font-name-complex="Arial" fo:color="#10162F" fo:font-size="14pt" style:font-size-asian="14pt"/>
    </style:style>
    <style:style style:name="T496" style:parent-style-name="Policepardéfaut" style:family="text">
      <style:text-properties style:font-name="Arial" style:font-name-complex="Arial" fo:color="#10162F" fo:font-size="14pt" style:font-size-asian="14pt"/>
    </style:style>
    <style:style style:name="T497" style:parent-style-name="Policepardéfaut" style:family="text">
      <style:text-properties style:font-name="Arial" style:font-name-complex="Arial" fo:color="#10162F" fo:font-size="14pt" style:font-size-asian="14pt"/>
    </style:style>
    <style:style style:name="T498" style:parent-style-name="SourceText" style:family="text">
      <style:text-properties style:font-name="Arial" style:font-name-asian="Monaco, Menlo, 'Ubuntu Mono', '" style:font-name-complex="Arial" fo:color="#FF8973" fo:font-size="14pt" style:font-size-asian="14pt" fo:background-color="#211E2F"/>
    </style:style>
    <style:style style:name="T499" style:parent-style-name="SourceText" style:family="text">
      <style:text-properties style:font-name="Arial" style:font-name-asian="Monaco, Menlo, 'Ubuntu Mono', '" style:font-name-complex="Arial" fo:color="#FFFFFF" fo:font-size="14pt" style:font-size-asian="14pt" fo:background-color="#211E2F"/>
    </style:style>
    <style:style style:name="T500" style:parent-style-name="SourceText" style:family="text">
      <style:text-properties style:font-name="Arial" style:font-name-asian="Monaco, Menlo, 'Ubuntu Mono', '" style:font-name-complex="Arial" fo:color="#83FFF5" fo:font-size="14pt" style:font-size-asian="14pt" fo:background-color="#211E2F"/>
    </style:style>
    <style:style style:name="T501" style:parent-style-name="SourceText" style:family="text">
      <style:text-properties style:font-name="Arial" style:font-name-asian="Monaco, Menlo, 'Ubuntu Mono', '" style:font-name-complex="Arial" fo:color="#FFFFFF" fo:font-size="14pt" style:font-size-asian="14pt" fo:background-color="#211E2F"/>
    </style:style>
    <style:style style:name="T502" style:parent-style-name="SourceText" style:family="text">
      <style:text-properties style:font-name="Arial" style:font-name-asian="Monaco, Menlo, 'Ubuntu Mono', '" style:font-name-complex="Arial" fo:color="#83FFF5" fo:font-size="14pt" style:font-size-asian="14pt" fo:background-color="#211E2F"/>
    </style:style>
    <style:style style:name="T503" style:parent-style-name="SourceText" style:family="text">
      <style:text-properties style:font-name="Arial" style:font-name-asian="Monaco, Menlo, 'Ubuntu Mono', '" style:font-name-complex="Arial" fo:color="#FFFFFF" fo:font-size="14pt" style:font-size-asian="14pt" fo:background-color="#211E2F"/>
    </style:style>
    <style:style style:name="T504" style:parent-style-name="SourceText" style:family="text">
      <style:text-properties style:font-name="Arial" style:font-name-asian="Monaco, Menlo, 'Ubuntu Mono', '" style:font-name-complex="Arial" fo:color="#FF8973" fo:font-size="14pt" style:font-size-asian="14pt" fo:background-color="#211E2F"/>
    </style:style>
    <style:style style:name="T505" style:parent-style-name="SourceText" style:family="text">
      <style:text-properties style:font-name="Arial" style:font-name-asian="Monaco, Menlo, 'Ubuntu Mono', '" style:font-name-complex="Arial" fo:color="#FFFFFF" fo:font-size="14pt" style:font-size-asian="14pt" fo:background-color="#211E2F"/>
    </style:style>
    <style:style style:name="P506" style:parent-style-name="Textbody" style:family="paragraph">
      <style:paragraph-properties fo:margin-bottom="0in" fo:line-height="160%"/>
    </style:style>
    <style:style style:name="T507" style:parent-style-name="Policepardéfaut" style:family="text">
      <style:text-properties style:font-name="Arial" style:font-name-complex="Arial" fo:language="en" fo:country="US" style:language-asian="en" style:country-asian="US" style:language-complex="ar" style:country-complex="SA"/>
    </style:style>
    <style:style style:name="T508" style:parent-style-name="Policepardéfaut" style:family="text">
      <style:text-properties style:font-name="Arial" style:font-name-complex="Arial" fo:color="#10162F" fo:font-size="14pt" style:font-size-asian="14pt"/>
    </style:style>
    <style:style style:name="T509" style:parent-style-name="SourceText" style:family="text">
      <style:text-properties style:font-name="Arial" style:font-name-asian="Monaco, Menlo, 'Ubuntu Mono', '" style:font-name-complex="Arial" fo:color="#10162F" fo:font-size="14pt" style:font-size-asian="14pt"/>
    </style:style>
    <style:style style:name="T510" style:parent-style-name="Policepardéfaut" style:family="text">
      <style:text-properties style:font-name="Arial" style:font-name-complex="Arial" fo:color="#10162F" fo:font-size="14pt" style:font-size-asian="14pt"/>
    </style:style>
    <style:style style:name="T511" style:parent-style-name="SourceText" style:family="text">
      <style:text-properties style:font-name="Arial" style:font-name-asian="Monaco, Menlo, 'Ubuntu Mono', '" style:font-name-complex="Arial" fo:color="#10162F" fo:font-size="14pt" style:font-size-asian="14pt"/>
    </style:style>
    <style:style style:name="T512" style:parent-style-name="Policepardéfaut" style:family="text">
      <style:text-properties style:font-name="Arial" style:font-name-complex="Arial" fo:color="#10162F" fo:font-size="14pt" style:font-size-asian="14pt"/>
    </style:style>
    <style:style style:name="P513" style:parent-style-name="Titre3" style:family="paragraph">
      <style:paragraph-properties fo:margin-top="0in" fo:margin-bottom="0in" fo:line-height="130%"/>
      <style:text-properties style:font-name="Arial" style:font-name-complex="Arial" fo:font-weight="normal" style:font-weight-asian="normal"/>
    </style:style>
    <style:style style:name="P514" style:parent-style-name="Textbody" style:family="paragraph">
      <style:text-properties style:font-name="Arial" style:font-name-complex="Arial" fo:color="#10162F" fo:font-size="14pt" style:font-size-asian="14pt"/>
    </style:style>
    <style:style style:name="P515" style:parent-style-name="Textbody" style:family="paragraph">
      <style:paragraph-properties fo:margin-bottom="0in" fo:line-height="160%"/>
    </style:style>
    <style:style style:name="T516" style:parent-style-name="Policepardéfaut" style:family="text">
      <style:text-properties style:font-name="Arial" style:font-name-complex="Arial" fo:color="#10162F" fo:font-size="14pt" style:font-size-asian="14pt"/>
    </style:style>
    <style:style style:name="T517" style:parent-style-name="SourceText" style:family="text">
      <style:text-properties style:font-name="Arial" style:font-name-asian="Monaco, Menlo, 'Ubuntu Mono', '" style:font-name-complex="Arial" fo:color="#10162F" fo:font-size="14pt" style:font-size-asian="14pt"/>
    </style:style>
    <style:style style:name="T518" style:parent-style-name="Policepardéfaut" style:family="text">
      <style:text-properties style:font-name="Arial" style:font-name-complex="Arial" fo:color="#10162F" fo:font-size="14pt" style:font-size-asian="14pt"/>
    </style:style>
    <style:style style:name="P519" style:parent-style-name="Textbody" style:family="paragraph">
      <style:paragraph-properties fo:margin-bottom="0in"/>
    </style:style>
    <style:style style:name="T520" style:parent-style-name="Policepardéfaut" style:family="text">
      <style:text-properties style:font-name="Arial" style:font-name-complex="Arial" fo:language="en" fo:country="US" style:language-asian="en" style:country-asian="US" style:language-complex="ar" style:country-complex="SA"/>
    </style:style>
    <style:style style:name="T521"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522" style:parent-style-name="Textbody" style:family="paragraph">
      <style:text-properties style:font-name="Arial" style:font-name-complex="Arial" fo:color="#10162F" fo:font-size="14pt" style:font-size-asian="14pt"/>
    </style:style>
    <style:style style:name="T523"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52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25"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52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27"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52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29"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53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31" style:parent-style-name="SourceText" style:family="text">
      <style:text-properties style:font-name="Arial" style:font-name-asian="Monaco, Menlo, 'Ubuntu Mono', '" style:font-name-complex="Arial" fo:color="#FF8973" fo:font-size="14pt" style:font-size-asian="14pt" fo:background-color="#211E2F"/>
    </style:style>
    <style:style style:name="T532" style:parent-style-name="SourceText" style:family="text">
      <style:text-properties style:font-name="Arial" style:font-name-asian="Monaco, Menlo, 'Ubuntu Mono', '" style:font-name-complex="Arial" fo:color="#FFFFFF" fo:font-size="14pt" style:font-size-asian="14pt" fo:background-color="#211E2F"/>
    </style:style>
    <style:style style:name="T533" style:parent-style-name="SourceText" style:family="text">
      <style:text-properties style:font-name="Arial" style:font-name-asian="Monaco, Menlo, 'Ubuntu Mono', '" style:font-name-complex="Arial" fo:color="#83FFF5" fo:font-size="14pt" style:font-size-asian="14pt" fo:background-color="#211E2F"/>
    </style:style>
    <style:style style:name="T534" style:parent-style-name="SourceText" style:family="text">
      <style:text-properties style:font-name="Arial" style:font-name-asian="Monaco, Menlo, 'Ubuntu Mono', '" style:font-name-complex="Arial" fo:color="#FFFFFF" fo:font-size="14pt" style:font-size-asian="14pt" fo:background-color="#211E2F"/>
    </style:style>
    <style:style style:name="T535" style:parent-style-name="SourceText" style:family="text">
      <style:text-properties style:font-name="Arial" style:font-name-asian="Monaco, Menlo, 'Ubuntu Mono', '" style:font-name-complex="Arial" fo:color="#83FFF5" fo:font-size="14pt" style:font-size-asian="14pt" fo:background-color="#211E2F"/>
    </style:style>
    <style:style style:name="T536" style:parent-style-name="SourceText" style:family="text">
      <style:text-properties style:font-name="Arial" style:font-name-asian="Monaco, Menlo, 'Ubuntu Mono', '" style:font-name-complex="Arial" fo:color="#FFFFFF" fo:font-size="14pt" style:font-size-asian="14pt" fo:background-color="#211E2F"/>
    </style:style>
    <style:style style:name="T537" style:parent-style-name="SourceText" style:family="text">
      <style:text-properties style:font-name="Arial" style:font-name-asian="Monaco, Menlo, 'Ubuntu Mono', '" style:font-name-complex="Arial" fo:color="#FF8973" fo:font-size="14pt" style:font-size-asian="14pt" fo:background-color="#211E2F"/>
    </style:style>
    <style:style style:name="T538" style:parent-style-name="SourceText" style:family="text">
      <style:text-properties style:font-name="Arial" style:font-name-asian="Monaco, Menlo, 'Ubuntu Mono', '" style:font-name-complex="Arial" fo:color="#FFFFFF" fo:font-size="14pt" style:font-size-asian="14pt" fo:background-color="#211E2F"/>
    </style:style>
    <style:style style:name="P539" style:parent-style-name="Textbody" style:family="paragraph">
      <style:paragraph-properties fo:margin-bottom="0in" fo:line-height="160%"/>
    </style:style>
    <style:style style:name="T540" style:parent-style-name="Policepardéfaut" style:family="text">
      <style:text-properties style:font-name="Arial" style:font-name-complex="Arial" fo:language="en" fo:country="US" style:language-asian="en" style:country-asian="US" style:language-complex="ar" style:country-complex="SA"/>
    </style:style>
    <style:style style:name="T541" style:parent-style-name="Policepardéfaut" style:family="text">
      <style:text-properties style:font-name="Arial" style:font-name-complex="Arial" fo:color="#10162F" fo:font-size="14pt" style:font-size-asian="14pt"/>
    </style:style>
    <style:style style:name="T542" style:parent-style-name="SourceText" style:family="text">
      <style:text-properties style:font-name="Arial" style:font-name-asian="Monaco, Menlo, 'Ubuntu Mono', '" style:font-name-complex="Arial" fo:color="#10162F" fo:font-size="14pt" style:font-size-asian="14pt"/>
    </style:style>
    <style:style style:name="T543" style:parent-style-name="Policepardéfaut" style:family="text">
      <style:text-properties style:font-name="Arial" style:font-name-complex="Arial" fo:color="#10162F" fo:font-size="14pt" style:font-size-asian="14pt"/>
    </style:style>
    <style:style style:name="T544" style:parent-style-name="Policepardéfaut" style:family="text">
      <style:text-properties style:font-name="Arial" style:font-name-complex="Arial" fo:color="#10162F" fo:font-size="14pt" style:font-size-asian="14pt"/>
    </style:style>
    <style:style style:name="T545" style:parent-style-name="SourceText" style:family="text">
      <style:text-properties style:font-name="Arial" style:font-name-asian="Monaco, Menlo, 'Ubuntu Mono', '" style:font-name-complex="Arial" fo:color="#10162F" fo:font-size="14pt" style:font-size-asian="14pt"/>
    </style:style>
    <style:style style:name="T546" style:parent-style-name="Policepardéfaut" style:family="text">
      <style:text-properties style:font-name="Arial" style:font-name-complex="Arial" fo:color="#10162F" fo:font-size="14pt" style:font-size-asian="14pt"/>
    </style:style>
    <style:style style:name="P547" style:parent-style-name="Textbody" style:family="paragraph">
      <style:paragraph-properties fo:margin-bottom="0in"/>
    </style:style>
    <style:style style:name="T548" style:parent-style-name="Policepardéfaut" style:family="text">
      <style:text-properties style:font-name="Arial" style:font-name-complex="Arial" fo:language="en" fo:country="US" style:language-asian="en" style:country-asian="US" style:language-complex="ar" style:country-complex="SA"/>
    </style:style>
    <style:style style:name="T549"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550" style:parent-style-name="Textbody" style:family="paragraph">
      <style:paragraph-properties fo:margin-bottom="0in"/>
    </style:style>
    <style:style style:name="T551" style:parent-style-name="Policepardéfaut" style:family="text">
      <style:text-properties style:font-name="Arial" style:font-name-complex="Arial" fo:color="#10162F" fo:font-size="14pt" style:font-size-asian="14pt"/>
    </style:style>
    <style:style style:name="T552" style:parent-style-name="SourceText" style:family="text">
      <style:text-properties style:font-name="Arial" style:font-name-asian="Monaco, Menlo, 'Ubuntu Mono', '" style:font-name-complex="Arial" fo:color="#10162F" fo:font-size="14pt" style:font-size-asian="14pt"/>
    </style:style>
    <style:style style:name="T553" style:parent-style-name="Policepardéfaut" style:family="text">
      <style:text-properties style:font-name="Arial" style:font-name-complex="Arial" fo:color="#10162F" fo:font-size="14pt" style:font-size-asian="14pt"/>
    </style:style>
    <style:style style:name="T554" style:parent-style-name="Policepardéfaut" style:family="text">
      <style:text-properties style:font-name="Arial" style:font-name-complex="Arial" fo:color="#10162F" fo:font-size="14pt" style:font-size-asian="14pt"/>
    </style:style>
    <style:style style:name="T555" style:parent-style-name="SourceText" style:family="text">
      <style:text-properties style:font-name="Arial" style:font-name-asian="Monaco, Menlo, 'Ubuntu Mono', '" style:font-name-complex="Arial" fo:color="#10162F" fo:font-size="14pt" style:font-size-asian="14pt"/>
    </style:style>
    <style:style style:name="T556" style:parent-style-name="Policepardéfaut" style:family="text">
      <style:text-properties style:font-name="Arial" style:font-name-complex="Arial" fo:color="#10162F" fo:font-size="14pt" style:font-size-asian="14pt"/>
    </style:style>
    <style:style style:name="P557" style:parent-style-name="Textbody" style:family="paragraph">
      <style:paragraph-properties fo:margin-bottom="0in" fo:line-height="160%"/>
    </style:style>
    <style:style style:name="T558" style:parent-style-name="Policepardéfaut" style:family="text">
      <style:text-properties style:font-name="Arial" style:font-name-complex="Arial" fo:color="#10162F" fo:font-size="14pt" style:font-size-asian="14pt"/>
    </style:style>
    <style:style style:name="T559" style:parent-style-name="SourceText" style:family="text">
      <style:text-properties style:font-name="Arial" style:font-name-asian="Monaco, Menlo, 'Ubuntu Mono', '" style:font-name-complex="Arial" fo:color="#10162F" fo:font-size="14pt" style:font-size-asian="14pt" style:text-underline-type="single" style:text-underline-style="solid" style:text-underline-width="auto" style:text-underline-mode="continuous"/>
    </style:style>
    <style:style style:name="T560"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561" style:parent-style-name="Policepardéfaut" style:family="text">
      <style:text-properties style:font-name="Arial" style:font-name-complex="Arial" fo:color="#10162F" fo:font-size="14pt" style:font-size-asian="14pt"/>
    </style:style>
    <style:style style:name="T562" style:parent-style-name="SourceText" style:family="text">
      <style:text-properties style:font-name="Arial" style:font-name-asian="Monaco, Menlo, 'Ubuntu Mono', '" style:font-name-complex="Arial" fo:color="#10162F" fo:font-size="14pt" style:font-size-asian="14pt"/>
    </style:style>
    <style:style style:name="T563" style:parent-style-name="Policepardéfaut" style:family="text">
      <style:text-properties style:font-name="Arial" style:font-name-complex="Arial" fo:color="#10162F" fo:font-size="14pt" style:font-size-asian="14pt"/>
    </style:style>
    <style:style style:name="T564" style:parent-style-name="SourceText" style:family="text">
      <style:text-properties style:font-name="Arial" style:font-name-asian="Monaco, Menlo, 'Ubuntu Mono', '" style:font-name-complex="Arial" fo:color="#10162F" fo:font-size="14pt" style:font-size-asian="14pt"/>
    </style:style>
    <style:style style:name="T565" style:parent-style-name="Policepardéfaut" style:family="text">
      <style:text-properties style:font-name="Arial" style:font-name-complex="Arial" fo:color="#10162F" fo:font-size="14pt" style:font-size-asian="14pt"/>
    </style:style>
    <style:style style:name="T566"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56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68"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56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7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57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72"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57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74" style:parent-style-name="SourceText" style:family="text">
      <style:text-properties style:font-name="Arial" style:font-name-asian="Monaco, Menlo, 'Ubuntu Mono', '" style:font-name-complex="Arial" fo:color="#CC7BC2" fo:font-size="14pt" style:font-size-asian="14pt" fo:background-color="#211E2F" fo:language="en" fo:country="US"/>
    </style:style>
    <style:style style:name="T57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P576" style:parent-style-name="Textbody" style:family="paragraph">
      <style:paragraph-properties fo:margin-bottom="0in" fo:line-height="160%"/>
    </style:style>
    <style:style style:name="T577" style:parent-style-name="Policepardéfaut" style:family="text">
      <style:text-properties style:font-name="Arial" style:font-name-complex="Arial" fo:language="en" fo:country="US" style:language-asian="en" style:country-asian="US" style:language-complex="ar" style:country-complex="SA"/>
    </style:style>
    <style:style style:name="T578" style:parent-style-name="Policepardéfaut" style:family="text">
      <style:text-properties style:font-name="Arial" style:font-name-complex="Arial" fo:color="#10162F" fo:font-size="14pt" style:font-size-asian="14pt"/>
    </style:style>
    <style:style style:name="T579" style:parent-style-name="SourceText" style:family="text">
      <style:text-properties style:font-name="Arial" style:font-name-asian="Monaco, Menlo, 'Ubuntu Mono', '" style:font-name-complex="Arial" fo:color="#10162F" fo:font-size="14pt" style:font-size-asian="14pt"/>
    </style:style>
    <style:style style:name="T580" style:parent-style-name="Policepardéfaut" style:family="text">
      <style:text-properties style:font-name="Arial" style:font-name-complex="Arial" fo:color="#10162F" fo:font-size="14pt" style:font-size-asian="14pt"/>
    </style:style>
    <style:style style:name="P581" style:parent-style-name="Standard" style:family="paragraph">
      <style:text-properties style:font-name="Arial" style:font-name-complex="Arial"/>
    </style:style>
    <style:style style:name="P582" style:parent-style-name="Titre3" style:family="paragraph">
      <style:paragraph-properties fo:margin-top="0in" fo:margin-bottom="0in" fo:line-height="130%"/>
      <style:text-properties style:font-name="Arial" style:font-name-complex="Arial" fo:font-weight="normal" style:font-weight-asian="normal"/>
    </style:style>
    <style:style style:name="P583" style:parent-style-name="Textbody" style:family="paragraph">
      <style:text-properties style:font-name="Arial" style:font-name-complex="Arial" fo:color="#10162F" fo:font-size="14pt" style:font-size-asian="14pt"/>
    </style:style>
    <style:style style:name="P584" style:parent-style-name="Textbody" style:family="paragraph">
      <style:paragraph-properties fo:line-height="160%"/>
    </style:style>
    <style:style style:name="T585" style:parent-style-name="Policepardéfaut" style:family="text">
      <style:text-properties style:font-name="Arial" style:font-name-complex="Arial" fo:color="#10162F" fo:font-size="14pt" style:font-size-asian="14pt"/>
    </style:style>
    <style:style style:name="T586"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587" style:parent-style-name="Policepardéfaut" style:family="text">
      <style:text-properties style:font-name="Arial" style:font-name-complex="Arial" fo:color="#10162F" fo:font-size="14pt" style:font-size-asian="14pt"/>
    </style:style>
    <style:style style:name="T588" style:parent-style-name="Policepardéfaut" style:family="text">
      <style:text-properties style:font-name="Arial" style:font-name-complex="Arial" fo:color="#10162F" fo:font-size="14pt" style:font-size-asian="14pt"/>
    </style:style>
    <style:style style:name="T589"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590"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591" style:parent-style-name="Policepardéfaut" style:family="text">
      <style:text-properties style:font-name="Arial" style:font-name-complex="Arial" fo:color="#10162F" fo:font-size="14pt" style:font-size-asian="14pt"/>
    </style:style>
    <style:style style:name="P592" style:parent-style-name="Textbody" style:family="paragraph">
      <style:paragraph-properties fo:margin-bottom="0in" fo:line-height="160%"/>
    </style:style>
    <style:style style:name="T593" style:parent-style-name="Policepardéfaut" style:family="text">
      <style:text-properties style:font-name="Arial" style:font-name-complex="Arial" fo:color="#10162F" fo:font-size="14pt" style:font-size-asian="14pt"/>
    </style:style>
    <style:style style:name="T594" style:parent-style-name="SourceText" style:family="text">
      <style:text-properties style:font-name="Arial" style:font-name-asian="Monaco, Menlo, 'Ubuntu Mono', '" style:font-name-complex="Arial" fo:color="#10162F" fo:font-size="14pt" style:font-size-asian="14pt"/>
    </style:style>
    <style:style style:name="T595" style:parent-style-name="Policepardéfaut" style:family="text">
      <style:text-properties style:font-name="Arial" style:font-name-complex="Arial" fo:color="#10162F" fo:font-size="14pt" style:font-size-asian="14pt"/>
    </style:style>
    <style:style style:name="T596"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59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598"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59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00"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60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02"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60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04"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60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06"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60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08"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60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10" style:parent-style-name="SourceText" style:family="text">
      <style:text-properties style:font-name="Arial" style:font-name-complex="Arial" fo:color="#FFFFFF" fo:background-color="#211E2F" fo:language="en" fo:country="US"/>
    </style:style>
    <style:style style:name="T611"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61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13"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61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15"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61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17"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618" style:parent-style-name="SourceText" style:family="text">
      <style:text-properties style:font-name="Arial" style:font-name-asian="Monaco, Menlo, 'Ubuntu Mono', '" style:font-name-complex="Arial" fo:color="#FFFFFF" fo:font-size="14pt" style:font-size-asian="14pt" fo:background-color="#211E2F"/>
    </style:style>
    <style:style style:name="P619" style:parent-style-name="Textbody" style:family="paragraph">
      <style:paragraph-properties fo:margin-bottom="0in" fo:line-height="160%"/>
    </style:style>
    <style:style style:name="T620" style:parent-style-name="Policepardéfaut" style:family="text">
      <style:text-properties style:font-name="Arial" style:font-name-complex="Arial" fo:language="en" fo:country="US" style:language-asian="en" style:country-asian="US" style:language-complex="ar" style:country-complex="SA"/>
    </style:style>
    <style:style style:name="T621" style:parent-style-name="Policepardéfaut" style:family="text">
      <style:text-properties style:font-name="Arial" style:font-name-complex="Arial" fo:color="#10162F" fo:font-size="14pt" style:font-size-asian="14pt"/>
    </style:style>
    <style:style style:name="T622" style:parent-style-name="SourceText" style:family="text">
      <style:text-properties style:font-name="Arial" style:font-name-asian="Monaco, Menlo, 'Ubuntu Mono', '" style:font-name-complex="Arial" fo:color="#10162F" fo:font-size="14pt" style:font-size-asian="14pt"/>
    </style:style>
    <style:style style:name="T623" style:parent-style-name="Policepardéfaut" style:family="text">
      <style:text-properties style:font-name="Arial" style:font-name-complex="Arial" fo:color="#10162F" fo:font-size="14pt" style:font-size-asian="14pt"/>
    </style:style>
    <style:style style:name="T624"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62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26"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62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28"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62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3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63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32"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63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34" style:parent-style-name="SourceText" style:family="text">
      <style:text-properties style:font-name="Arial" style:font-name-complex="Arial" fo:color="#FFFFFF" fo:background-color="#211E2F" fo:language="en" fo:country="US"/>
    </style:style>
    <style:style style:name="T635"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63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37"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63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39"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64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41"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64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643" style:parent-style-name="SourceText" style:family="text">
      <style:text-properties style:font-name="Arial" style:font-name-asian="Monaco, Menlo, 'Ubuntu Mono', '" style:font-name-complex="Arial" fo:color="#FFFFFF" fo:font-size="14pt" style:font-size-asian="14pt" fo:background-color="#211E2F"/>
    </style:style>
    <style:style style:name="T644" style:parent-style-name="SourceText" style:family="text">
      <style:text-properties style:font-name="Arial" style:font-name-asian="Monaco, Menlo, 'Ubuntu Mono', '" style:font-name-complex="Arial" fo:color="#FF8973" fo:font-size="14pt" style:font-size-asian="14pt" fo:background-color="#211E2F"/>
    </style:style>
    <style:style style:name="T645" style:parent-style-name="SourceText" style:family="text">
      <style:text-properties style:font-name="Arial" style:font-name-asian="Monaco, Menlo, 'Ubuntu Mono', '" style:font-name-complex="Arial" fo:color="#FFFFFF" fo:font-size="14pt" style:font-size-asian="14pt" fo:background-color="#211E2F"/>
    </style:style>
    <style:style style:name="T646" style:parent-style-name="SourceText" style:family="text">
      <style:text-properties style:font-name="Arial" style:font-name-asian="Monaco, Menlo, 'Ubuntu Mono', '" style:font-name-complex="Arial" fo:color="#83FFF5" fo:font-size="14pt" style:font-size-asian="14pt" fo:background-color="#211E2F"/>
    </style:style>
    <style:style style:name="T647" style:parent-style-name="SourceText" style:family="text">
      <style:text-properties style:font-name="Arial" style:font-name-asian="Monaco, Menlo, 'Ubuntu Mono', '" style:font-name-complex="Arial" fo:color="#FFFFFF" fo:font-size="14pt" style:font-size-asian="14pt" fo:background-color="#211E2F"/>
    </style:style>
    <style:style style:name="T648" style:parent-style-name="SourceText" style:family="text">
      <style:text-properties style:font-name="Arial" style:font-name-asian="Monaco, Menlo, 'Ubuntu Mono', '" style:font-name-complex="Arial" fo:color="#FF8973" fo:font-size="14pt" style:font-size-asian="14pt" fo:background-color="#211E2F"/>
    </style:style>
    <style:style style:name="T649" style:parent-style-name="SourceText" style:family="text">
      <style:text-properties style:font-name="Arial" style:font-name-asian="Monaco, Menlo, 'Ubuntu Mono', '" style:font-name-complex="Arial" fo:color="#FFFFFF" fo:font-size="14pt" style:font-size-asian="14pt" fo:background-color="#211E2F"/>
    </style:style>
    <style:style style:name="P650" style:parent-style-name="Textbody" style:family="paragraph">
      <style:paragraph-properties fo:margin-bottom="0in" fo:line-height="160%"/>
    </style:style>
    <style:style style:name="T651" style:parent-style-name="Policepardéfaut" style:family="text">
      <style:text-properties style:font-name="Arial" style:font-name-complex="Arial" fo:language="en" fo:country="US" style:language-asian="en" style:country-asian="US" style:language-complex="ar" style:country-complex="SA"/>
    </style:style>
    <style:style style:name="T652" style:parent-style-name="Policepardéfaut" style:family="text">
      <style:text-properties style:font-name="Arial" style:font-name-complex="Arial" fo:color="#10162F" fo:font-size="14pt" style:font-size-asian="14pt"/>
    </style:style>
    <style:style style:name="T653" style:parent-style-name="SourceText" style:family="text">
      <style:text-properties style:font-name="Arial" style:font-name-asian="Monaco, Menlo, 'Ubuntu Mono', '" style:font-name-complex="Arial" fo:color="#10162F" fo:font-size="14pt" style:font-size-asian="14pt"/>
    </style:style>
    <style:style style:name="T654" style:parent-style-name="Policepardéfaut" style:family="text">
      <style:text-properties style:font-name="Arial" style:font-name-complex="Arial" fo:color="#10162F" fo:font-size="14pt" style:font-size-asian="14pt"/>
    </style:style>
    <style:style style:name="T655" style:parent-style-name="SourceText" style:family="text">
      <style:text-properties style:font-name="Arial" style:font-name-asian="Monaco, Menlo, 'Ubuntu Mono', '" style:font-name-complex="Arial" fo:color="#10162F" fo:font-size="14pt" style:font-size-asian="14pt"/>
    </style:style>
    <style:style style:name="T656" style:parent-style-name="Policepardéfaut" style:family="text">
      <style:text-properties style:font-name="Arial" style:font-name-complex="Arial" fo:color="#10162F" fo:font-size="14pt" style:font-size-asian="14pt"/>
    </style:style>
    <style:style style:name="T657" style:parent-style-name="SourceText" style:family="text">
      <style:text-properties style:font-name="Arial" style:font-name-asian="Monaco, Menlo, 'Ubuntu Mono', '" style:font-name-complex="Arial" fo:color="#10162F" fo:font-size="14pt" style:font-size-asian="14pt"/>
    </style:style>
    <style:style style:name="T658" style:parent-style-name="Policepardéfaut" style:family="text">
      <style:text-properties style:font-name="Arial" style:font-name-complex="Arial" fo:color="#10162F" fo:font-size="14pt" style:font-size-asian="14pt"/>
    </style:style>
    <style:style style:name="P659" style:parent-style-name="Standard" style:family="paragraph">
      <style:text-properties style:font-name="Arial" style:font-name-complex="Arial"/>
    </style:style>
    <style:style style:name="P660" style:parent-style-name="Titre3" style:family="paragraph">
      <style:paragraph-properties fo:margin-top="0in" fo:margin-bottom="0in" fo:line-height="130%"/>
      <style:text-properties style:font-name="Arial" style:font-name-complex="Arial" fo:font-weight="normal" style:font-weight-asian="normal"/>
    </style:style>
    <style:style style:name="P661" style:parent-style-name="Textbody" style:family="paragraph">
      <style:text-properties style:font-name="Arial" style:font-name-complex="Arial" fo:color="#10162F" fo:font-size="14pt" style:font-size-asian="14pt"/>
    </style:style>
    <style:style style:name="P662" style:parent-style-name="Textbody" style:family="paragraph">
      <style:paragraph-properties fo:line-height="160%"/>
      <style:text-properties style:font-name="Arial" style:font-name-complex="Arial" fo:color="#10162F" fo:font-size="14pt" style:font-size-asian="14pt"/>
    </style:style>
    <style:style style:name="P663" style:parent-style-name="Textbody" style:family="paragraph">
      <style:paragraph-properties fo:line-height="160%"/>
      <style:text-properties style:font-name="Arial" style:font-name-complex="Arial" fo:color="#10162F" fo:font-size="14pt" style:font-size-asian="14pt"/>
    </style:style>
    <style:style style:name="P664" style:parent-style-name="Textbody" style:family="paragraph">
      <style:paragraph-properties fo:margin-bottom="0in" fo:line-height="160%" fo:margin-left="0in" fo:text-indent="0in">
        <style:tab-stops/>
      </style:paragraph-properties>
    </style:style>
    <style:style style:name="T665" style:parent-style-name="Policepardéfaut" style:family="text">
      <style:text-properties style:font-name="Arial" style:font-name-complex="Arial" fo:color="#10162F" fo:font-size="14pt" style:font-size-asian="14pt"/>
    </style:style>
    <style:style style:name="T666" style:parent-style-name="SourceText" style:family="text">
      <style:text-properties style:font-name="Arial" style:font-name-asian="Monaco, Menlo, 'Ubuntu Mono', '" style:font-name-complex="Arial" fo:color="#10162F" fo:font-size="14pt" style:font-size-asian="14pt"/>
    </style:style>
    <style:style style:name="T667" style:parent-style-name="Policepardéfaut" style:family="text">
      <style:text-properties style:font-name="Arial" style:font-name-complex="Arial" fo:color="#10162F" fo:font-size="14pt" style:font-size-asian="14pt"/>
    </style:style>
    <style:style style:name="P668" style:parent-style-name="Textbody" style:family="paragraph">
      <style:paragraph-properties fo:margin-bottom="0in" fo:line-height="160%" fo:margin-left="0in" fo:text-indent="0in">
        <style:tab-stops/>
      </style:paragraph-properties>
    </style:style>
    <style:style style:name="T669" style:parent-style-name="Policepardéfaut" style:family="text">
      <style:text-properties style:font-name="Arial" style:font-name-complex="Arial" fo:color="#10162F" fo:font-size="14pt" style:font-size-asian="14pt"/>
    </style:style>
    <style:style style:name="T670" style:parent-style-name="Policepardéfaut" style:family="text">
      <style:text-properties style:font-name="Arial" style:font-name-complex="Arial" fo:color="#10162F" fo:font-size="14pt" style:font-size-asian="14pt"/>
    </style:style>
    <style:style style:name="T671" style:parent-style-name="SourceText" style:family="text">
      <style:text-properties style:font-name="Arial" style:font-name-asian="Monaco, Menlo, 'Ubuntu Mono', '" style:font-name-complex="Arial" fo:color="#10162F" fo:font-size="14pt" style:font-size-asian="14pt"/>
    </style:style>
    <style:style style:name="T672" style:parent-style-name="Policepardéfaut" style:family="text">
      <style:text-properties style:font-name="Arial" style:font-name-complex="Arial" fo:color="#10162F" fo:font-size="14pt" style:font-size-asian="14pt"/>
    </style:style>
    <style:style style:name="P673" style:parent-style-name="Textbody" style:family="paragraph">
      <style:paragraph-properties fo:margin-bottom="0in" fo:line-height="160%"/>
    </style:style>
    <style:style style:name="T674" style:parent-style-name="Policepardéfaut" style:family="text">
      <style:text-properties style:font-name="Arial" style:font-name-complex="Arial" fo:language="en" fo:country="US" style:language-asian="en" style:country-asian="US" style:language-complex="ar" style:country-complex="SA"/>
    </style:style>
    <style:style style:name="T675"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676" style:parent-style-name="Textbody" style:family="paragraph">
      <style:paragraph-properties fo:margin-bottom="0in" fo:line-height="160%"/>
      <style:text-properties style:font-name="Arial" style:font-name-complex="Arial" fo:color="#10162F" fo:font-size="14pt" style:font-size-asian="14pt"/>
    </style:style>
    <style:style style:name="P677" style:parent-style-name="Textbody" style:family="paragraph">
      <style:paragraph-properties fo:margin-bottom="0in" fo:line-height="160%" fo:margin-left="0in" fo:text-indent="0in">
        <style:tab-stops/>
      </style:paragraph-properties>
    </style:style>
    <style:style style:name="T678" style:parent-style-name="Policepardéfaut" style:family="text">
      <style:text-properties style:font-name="Arial" style:font-name-complex="Arial" fo:color="#10162F" fo:font-size="14pt" style:font-size-asian="14pt"/>
    </style:style>
    <style:style style:name="T679" style:parent-style-name="SourceText" style:family="text">
      <style:text-properties style:font-name="Arial" style:font-name-asian="Monaco, Menlo, 'Ubuntu Mono', '" style:font-name-complex="Arial" fo:color="#10162F" fo:font-size="14pt" style:font-size-asian="14pt"/>
    </style:style>
    <style:style style:name="T680" style:parent-style-name="Policepardéfaut" style:family="text">
      <style:text-properties style:font-name="Arial" style:font-name-complex="Arial" fo:color="#10162F" fo:font-size="14pt" style:font-size-asian="14pt"/>
    </style:style>
    <style:style style:name="P681"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682" style:parent-style-name="Textbody" style:family="paragraph">
      <style:paragraph-properties fo:margin-bottom="0in" fo:line-height="160%"/>
    </style:style>
    <style:style style:name="T683" style:parent-style-name="Policepardéfaut" style:family="text">
      <style:text-properties style:font-name="Arial" style:font-name-complex="Arial" fo:language="en" fo:country="US" style:language-asian="en" style:country-asian="US" style:language-complex="ar" style:country-complex="SA"/>
    </style:style>
    <style:style style:name="T684"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685" style:parent-style-name="Textbody" style:family="paragraph">
      <style:paragraph-properties fo:margin-bottom="0in" fo:line-height="160%"/>
    </style:style>
    <style:style style:name="T686" style:parent-style-name="Policepardéfaut" style:family="text">
      <style:text-properties style:font-name="Arial" style:font-name-complex="Arial" fo:color="#10162F" fo:font-size="14pt" style:font-size-asian="14pt"/>
    </style:style>
    <style:style style:name="T687" style:parent-style-name="SourceText" style:family="text">
      <style:text-properties style:font-name="Arial" style:font-name-asian="Monaco, Menlo, 'Ubuntu Mono', '" style:font-name-complex="Arial" fo:color="#10162F" fo:font-size="14pt" style:font-size-asian="14pt"/>
    </style:style>
    <style:style style:name="T688" style:parent-style-name="Policepardéfaut" style:family="text">
      <style:text-properties style:font-name="Arial" style:font-name-complex="Arial" fo:color="#10162F" fo:font-size="14pt" style:font-size-asian="14pt"/>
    </style:style>
    <style:style style:name="T689" style:parent-style-name="SourceText" style:family="text">
      <style:text-properties style:font-name="Arial" style:font-name-asian="Monaco, Menlo, 'Ubuntu Mono', '" style:font-name-complex="Arial" fo:color="#10162F" fo:font-size="14pt" style:font-size-asian="14pt"/>
    </style:style>
    <style:style style:name="T690" style:parent-style-name="Policepardéfaut" style:family="text">
      <style:text-properties style:font-name="Arial" style:font-name-complex="Arial" fo:color="#10162F" fo:font-size="14pt" style:font-size-asian="14pt"/>
    </style:style>
    <style:style style:name="P691" style:parent-style-name="Textbody" style:family="paragraph">
      <style:paragraph-properties fo:margin-bottom="0in" fo:line-height="160%" fo:margin-left="0in" fo:text-indent="0in">
        <style:tab-stops/>
      </style:paragraph-properties>
    </style:style>
    <style:style style:name="T692" style:parent-style-name="Policepardéfaut" style:family="text">
      <style:text-properties style:font-name="Arial" style:font-name-complex="Arial" fo:color="#10162F" fo:font-size="14pt" style:font-size-asian="14pt"/>
    </style:style>
    <style:style style:name="T693" style:parent-style-name="SourceText" style:family="text">
      <style:text-properties style:font-name="Arial" style:font-name-asian="Monaco, Menlo, 'Ubuntu Mono', '" style:font-name-complex="Arial" fo:color="#10162F" fo:font-size="14pt" style:font-size-asian="14pt"/>
    </style:style>
    <style:style style:name="T694" style:parent-style-name="Policepardéfaut" style:family="text">
      <style:text-properties style:font-name="Arial" style:font-name-complex="Arial" fo:color="#10162F" fo:font-size="14pt" style:font-size-asian="14pt"/>
    </style:style>
    <style:style style:name="T695" style:parent-style-name="SourceText" style:family="text">
      <style:text-properties style:font-name="Arial" style:font-name-asian="Monaco, Menlo, 'Ubuntu Mono', '" style:font-name-complex="Arial" fo:color="#10162F" fo:font-size="14pt" style:font-size-asian="14pt"/>
    </style:style>
    <style:style style:name="T696" style:parent-style-name="Policepardéfaut" style:family="text">
      <style:text-properties style:font-name="Arial" style:font-name-complex="Arial" fo:color="#10162F" fo:font-size="14pt" style:font-size-asian="14pt"/>
    </style:style>
    <style:style style:name="T697" style:parent-style-name="Policepardéfaut" style:family="text">
      <style:text-properties style:font-name="Arial" style:font-name-complex="Arial" fo:color="#10162F" fo:font-size="14pt" style:font-size-asian="14pt"/>
    </style:style>
    <style:style style:name="P698" style:parent-style-name="Textbody" style:family="paragraph">
      <style:paragraph-properties fo:margin-bottom="0in" fo:line-height="160%" fo:margin-left="0in" fo:text-indent="0in">
        <style:tab-stops/>
      </style:paragraph-properties>
    </style:style>
    <style:style style:name="T699" style:parent-style-name="Policepardéfaut" style:family="text">
      <style:text-properties style:font-name="Arial" style:font-name-complex="Arial" fo:color="#10162F" fo:font-size="14pt" style:font-size-asian="14pt"/>
    </style:style>
    <style:style style:name="T700" style:parent-style-name="SourceText" style:family="text">
      <style:text-properties style:font-name="Arial" style:font-name-asian="Monaco, Menlo, 'Ubuntu Mono', '" style:font-name-complex="Arial" fo:color="#10162F" fo:font-size="14pt" style:font-size-asian="14pt"/>
    </style:style>
    <style:style style:name="T701" style:parent-style-name="Policepardéfaut" style:family="text">
      <style:text-properties style:font-name="Arial" style:font-name-complex="Arial" fo:color="#10162F" fo:font-size="14pt" style:font-size-asian="14pt"/>
    </style:style>
    <style:style style:name="T702" style:parent-style-name="SourceText" style:family="text">
      <style:text-properties style:font-name="Arial" style:font-name-asian="Monaco, Menlo, 'Ubuntu Mono', '" style:font-name-complex="Arial" fo:color="#10162F" fo:font-size="14pt" style:font-size-asian="14pt"/>
    </style:style>
    <style:style style:name="T703" style:parent-style-name="Policepardéfaut" style:family="text">
      <style:text-properties style:font-name="Arial" style:font-name-complex="Arial" fo:color="#10162F" fo:font-size="14pt" style:font-size-asian="14pt"/>
    </style:style>
    <style:style style:name="T704" style:parent-style-name="SourceText" style:family="text">
      <style:text-properties style:font-name="Arial" style:font-name-asian="Monaco, Menlo, 'Ubuntu Mono', '" style:font-name-complex="Arial" fo:color="#10162F" fo:font-size="14pt" style:font-size-asian="14pt"/>
    </style:style>
    <style:style style:name="P705" style:parent-style-name="Textbody" style:family="paragraph">
      <style:paragraph-properties fo:margin-bottom="0in" fo:line-height="160%" fo:margin-left="0in" fo:text-indent="0in">
        <style:tab-stops/>
      </style:paragraph-properties>
    </style:style>
    <style:style style:name="T706" style:parent-style-name="Policepardéfaut" style:family="text">
      <style:text-properties style:font-name="Arial" style:font-name-complex="Arial" fo:color="#10162F" fo:font-size="14pt" style:font-size-asian="14pt"/>
    </style:style>
    <style:style style:name="T707" style:parent-style-name="SourceText" style:family="text">
      <style:text-properties style:font-name="Arial" style:font-name-asian="Monaco, Menlo, 'Ubuntu Mono', '" style:font-name-complex="Arial" fo:color="#10162F" fo:font-size="14pt" style:font-size-asian="14pt"/>
    </style:style>
    <style:style style:name="T708" style:parent-style-name="Policepardéfaut" style:family="text">
      <style:text-properties style:font-name="Arial" style:font-name-complex="Arial" fo:color="#10162F" fo:font-size="14pt" style:font-size-asian="14pt"/>
    </style:style>
    <style:style style:name="T709" style:parent-style-name="Policepardéfaut" style:family="text">
      <style:text-properties style:font-name="Arial" style:font-name-complex="Arial" fo:color="#10162F" fo:font-size="14pt" style:font-size-asian="14pt"/>
    </style:style>
    <style:style style:name="P710" style:parent-style-name="Textbody" style:family="paragraph">
      <style:paragraph-properties fo:margin-bottom="0in" fo:line-height="160%" fo:margin-left="0in" fo:text-indent="0in">
        <style:tab-stops/>
      </style:paragraph-properties>
    </style:style>
    <style:style style:name="T711" style:parent-style-name="Policepardéfaut" style:family="text">
      <style:text-properties style:font-name="Arial" style:font-name-complex="Arial" fo:color="#10162F" fo:font-size="14pt" style:font-size-asian="14pt"/>
    </style:style>
    <style:style style:name="T712" style:parent-style-name="SourceText" style:family="text">
      <style:text-properties style:font-name="Arial" style:font-name-asian="Monaco, Menlo, 'Ubuntu Mono', '" style:font-name-complex="Arial" fo:color="#10162F" fo:font-size="14pt" style:font-size-asian="14pt"/>
    </style:style>
    <style:style style:name="T713" style:parent-style-name="Policepardéfaut" style:family="text">
      <style:text-properties style:font-name="Arial" style:font-name-complex="Arial" fo:color="#10162F" fo:font-size="14pt" style:font-size-asian="14pt"/>
    </style:style>
    <style:style style:name="T714" style:parent-style-name="SourceText" style:family="text">
      <style:text-properties style:font-name="Arial" style:font-name-asian="Monaco, Menlo, 'Ubuntu Mono', '" style:font-name-complex="Arial" fo:color="#10162F" fo:font-size="14pt" style:font-size-asian="14pt"/>
    </style:style>
    <style:style style:name="T715" style:parent-style-name="Policepardéfaut" style:family="text">
      <style:text-properties style:font-name="Arial" style:font-name-complex="Arial" fo:color="#10162F" fo:font-size="14pt" style:font-size-asian="14pt"/>
    </style:style>
    <style:style style:name="P716" style:parent-style-name="Titre3" style:family="paragraph">
      <style:paragraph-properties fo:margin-top="0in" fo:margin-bottom="0in" fo:line-height="130%"/>
      <style:text-properties style:font-name="Arial" style:font-name-complex="Arial" fo:font-weight="normal" style:font-weight-asian="normal"/>
    </style:style>
    <style:style style:name="P717" style:parent-style-name="Textbody" style:family="paragraph">
      <style:text-properties style:font-name="Arial" style:font-name-complex="Arial" fo:color="#10162F" fo:font-size="14pt" style:font-size-asian="14pt"/>
    </style:style>
    <style:style style:name="P718" style:parent-style-name="Textbody" style:family="paragraph">
      <style:paragraph-properties fo:line-height="160%"/>
      <style:text-properties style:font-name="Arial" style:font-name-complex="Arial" fo:color="#10162F" fo:font-size="14pt" style:font-size-asian="14pt"/>
    </style:style>
    <style:style style:name="P719" style:parent-style-name="Textbody" style:family="paragraph">
      <style:paragraph-properties fo:margin-bottom="0in" fo:line-height="160%"/>
    </style:style>
    <style:style style:name="T720" style:parent-style-name="Policepardéfaut" style:family="text">
      <style:text-properties style:font-name="Arial" style:font-name-complex="Arial" fo:color="#10162F" fo:font-size="14pt" style:font-size-asian="14pt"/>
    </style:style>
    <style:style style:name="T721" style:parent-style-name="SourceText" style:family="text">
      <style:text-properties style:font-name="Arial" style:font-name-asian="Monaco, Menlo, 'Ubuntu Mono', '" style:font-name-complex="Arial" fo:color="#10162F" fo:font-size="14pt" style:font-size-asian="14pt"/>
    </style:style>
    <style:style style:name="T722" style:parent-style-name="Policepardéfaut" style:family="text">
      <style:text-properties style:font-name="Arial" style:font-name-complex="Arial" fo:color="#10162F" fo:font-size="14pt" style:font-size-asian="14pt"/>
    </style:style>
    <style:style style:name="P723" style:parent-style-name="Textbody" style:family="paragraph">
      <style:paragraph-properties fo:margin-bottom="0in"/>
    </style:style>
    <style:style style:name="T724" style:parent-style-name="Policepardéfaut" style:family="text">
      <style:text-properties style:font-name="Arial" style:font-name-complex="Arial" fo:language="en" fo:country="US" style:language-asian="en" style:country-asian="US" style:language-complex="ar" style:country-complex="SA"/>
    </style:style>
    <style:style style:name="P725" style:parent-style-name="Textbody" style:family="paragraph">
      <style:text-properties fo:language="en" fo:country="US"/>
    </style:style>
    <style:style style:name="T726"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727" style:parent-style-name="Policepardéfaut" style:family="text">
      <style:text-properties style:font-name="Arial" style:font-name-complex="Arial" fo:color="#10162F" fo:font-size="14pt" style:font-size-asian="14pt"/>
    </style:style>
    <style:style style:name="T728" style:parent-style-name="Policepardéfaut" style:family="text">
      <style:text-properties style:font-name="Arial" style:font-name-complex="Arial" fo:color="#10162F" fo:font-size="14pt" style:font-size-asian="14pt"/>
    </style:style>
    <style:style style:name="T729" style:parent-style-name="Accentuation" style:family="text">
      <style:text-properties style:font-name="Arial" style:font-name-complex="Arial" fo:font-style="normal" style:font-style-asian="normal" fo:color="#10162F" fo:font-size="14pt" style:font-size-asian="14pt"/>
    </style:style>
    <style:style style:name="T730" style:parent-style-name="Policepardéfaut" style:family="text">
      <style:text-properties style:font-name="Arial" style:font-name-complex="Arial" fo:color="#10162F" fo:font-size="14pt" style:font-size-asian="14pt"/>
    </style:style>
    <style:style style:name="T731" style:parent-style-name="Accentuation" style:family="text">
      <style:text-properties style:font-name="Arial" style:font-name-complex="Arial" fo:font-style="normal" style:font-style-asian="normal" fo:color="#10162F" fo:font-size="14pt" style:font-size-asian="14pt"/>
    </style:style>
    <style:style style:name="T732" style:parent-style-name="Accentuation" style:family="text">
      <style:text-properties style:font-name="Arial" style:font-name-complex="Arial" fo:font-style="normal" style:font-style-asian="normal" fo:color="#10162F" fo:font-size="14pt" style:font-size-asian="14pt"/>
    </style:style>
    <style:style style:name="T733" style:parent-style-name="Policepardéfaut" style:family="text">
      <style:text-properties style:font-name="Arial" style:font-name-complex="Arial" fo:color="#10162F" fo:font-size="14pt" style:font-size-asian="14pt"/>
    </style:style>
    <style:style style:name="P734" style:parent-style-name="Textbody" style:family="paragraph">
      <style:paragraph-properties fo:line-height="160%"/>
      <style:text-properties style:font-name="Arial" style:font-name-complex="Arial" fo:color="#10162F" fo:font-size="14pt" style:font-size-asian="14pt"/>
    </style:style>
    <style:style style:name="T735"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73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737"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73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739"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74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741"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74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743"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74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745"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74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747"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74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749"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75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751" style:parent-style-name="SourceText" style:family="text">
      <style:text-properties style:font-name="Arial" style:font-name-complex="Arial" fo:color="#FFFFFF" fo:background-color="#211E2F" fo:language="en" fo:country="US"/>
    </style:style>
    <style:style style:name="T752" style:parent-style-name="SourceText" style:family="text">
      <style:text-properties style:font-name="Arial" style:font-name-asian="Monaco, Menlo, 'Ubuntu Mono', '" style:font-name-complex="Arial" fo:color="#939598" fo:font-size="14pt" style:font-size-asian="14pt" fo:background-color="#211E2F" fo:language="en" fo:country="US"/>
    </style:style>
    <style:style style:name="T753" style:parent-style-name="SourceText" style:family="text">
      <style:text-properties style:font-name="Arial" style:font-name-asian="Monaco, Menlo, 'Ubuntu Mono', '" style:font-name-complex="Arial" fo:color="#FFFFFF" fo:font-size="14pt" style:font-size-asian="14pt" fo:background-color="#211E2F"/>
    </style:style>
    <style:style style:name="P754" style:parent-style-name="Textbody" style:family="paragraph">
      <style:paragraph-properties fo:line-height="160%"/>
    </style:style>
    <style:style style:name="T755"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756" style:parent-style-name="Policepardéfaut" style:family="text">
      <style:text-properties style:font-name="Arial" style:font-name-complex="Arial" fo:color="#10162F" fo:font-size="14pt" style:font-size-asian="14pt"/>
    </style:style>
    <style:style style:name="P757" style:parent-style-name="Textbody" style:family="paragraph">
      <style:paragraph-properties fo:margin-bottom="0in" fo:line-height="160%" fo:margin-left="0in" fo:text-indent="0in">
        <style:tab-stops/>
      </style:paragraph-properties>
    </style:style>
    <style:style style:name="T758" style:parent-style-name="Policepardéfaut" style:family="text">
      <style:text-properties style:font-name="Arial" style:font-name-complex="Arial" fo:color="#10162F" fo:font-size="14pt" style:font-size-asian="14pt"/>
    </style:style>
    <style:style style:name="T759" style:parent-style-name="SourceText" style:family="text">
      <style:text-properties style:font-name="Arial" style:font-name-asian="Monaco, Menlo, 'Ubuntu Mono', '" style:font-name-complex="Arial" fo:color="#10162F" fo:font-size="14pt" style:font-size-asian="14pt"/>
    </style:style>
    <style:style style:name="T760" style:parent-style-name="Policepardéfaut" style:family="text">
      <style:text-properties style:font-name="Arial" style:font-name-complex="Arial" fo:color="#10162F" fo:font-size="14pt" style:font-size-asian="14pt"/>
    </style:style>
    <style:style style:name="P761" style:parent-style-name="Textbody" style:family="paragraph">
      <style:paragraph-properties fo:margin-bottom="0in" fo:line-height="160%" fo:margin-left="0in" fo:text-indent="0in">
        <style:tab-stops/>
      </style:paragraph-properties>
    </style:style>
    <style:style style:name="T762" style:parent-style-name="Policepardéfaut" style:family="text">
      <style:text-properties style:font-name="Arial" style:font-name-complex="Arial" fo:color="#10162F" fo:font-size="14pt" style:font-size-asian="14pt"/>
    </style:style>
    <style:style style:name="T763" style:parent-style-name="SourceText" style:family="text">
      <style:text-properties style:font-name="Arial" style:font-name-asian="Monaco, Menlo, 'Ubuntu Mono', '" style:font-name-complex="Arial" fo:color="#10162F" fo:font-size="14pt" style:font-size-asian="14pt"/>
    </style:style>
    <style:style style:name="T764" style:parent-style-name="Policepardéfaut" style:family="text">
      <style:text-properties style:font-name="Arial" style:font-name-complex="Arial" fo:color="#10162F" fo:font-size="14pt" style:font-size-asian="14pt"/>
    </style:style>
    <style:style style:name="T765" style:parent-style-name="SourceText" style:family="text">
      <style:text-properties style:font-name="Arial" style:font-name-asian="Monaco, Menlo, 'Ubuntu Mono', '" style:font-name-complex="Arial" fo:color="#10162F" fo:font-size="14pt" style:font-size-asian="14pt"/>
    </style:style>
    <style:style style:name="T766" style:parent-style-name="Policepardéfaut" style:family="text">
      <style:text-properties style:font-name="Arial" style:font-name-complex="Arial" fo:color="#10162F" fo:font-size="14pt" style:font-size-asian="14pt"/>
    </style:style>
    <style:style style:name="P767" style:parent-style-name="Textbody" style:family="paragraph">
      <style:paragraph-properties fo:margin-bottom="0in" fo:line-height="160%" fo:margin-left="0in" fo:text-indent="0in">
        <style:tab-stops/>
      </style:paragraph-properties>
    </style:style>
    <style:style style:name="T768" style:parent-style-name="Policepardéfaut" style:family="text">
      <style:text-properties style:font-name="Arial" style:font-name-complex="Arial" fo:color="#10162F" fo:font-size="14pt" style:font-size-asian="14pt"/>
    </style:style>
    <style:style style:name="T769" style:parent-style-name="SourceText" style:family="text">
      <style:text-properties style:font-name="Arial" style:font-name-asian="Monaco, Menlo, 'Ubuntu Mono', '" style:font-name-complex="Arial" fo:color="#10162F" fo:font-size="14pt" style:font-size-asian="14pt"/>
    </style:style>
    <style:style style:name="T770" style:parent-style-name="Policepardéfaut" style:family="text">
      <style:text-properties style:font-name="Arial" style:font-name-complex="Arial" fo:color="#10162F" fo:font-size="14pt" style:font-size-asian="14pt"/>
    </style:style>
    <style:style style:name="P771" style:parent-style-name="Textbody" style:family="paragraph">
      <style:paragraph-properties fo:margin-bottom="0in" fo:line-height="160%"/>
    </style:style>
    <style:style style:name="T772" style:parent-style-name="Policepardéfaut" style:family="text">
      <style:text-properties style:font-name="Arial" style:font-name-complex="Arial" fo:language="en" fo:country="US" style:language-asian="en" style:country-asian="US" style:language-complex="ar" style:country-complex="SA"/>
    </style:style>
    <style:style style:name="P773" style:parent-style-name="Textbody" style:family="paragraph">
      <style:text-properties fo:language="en" fo:country="US"/>
    </style:style>
    <style:style style:name="T774" style:parent-style-name="Accentuation" style:family="text">
      <style:text-properties style:font-name="Arial" style:font-name-complex="Arial" fo:font-style="normal" style:font-style-asian="normal" fo:color="#10162F" fo:font-size="14pt" style:font-size-asian="14pt" style:text-underline-type="single" style:text-underline-style="solid" style:text-underline-width="auto" style:text-underline-mode="continuous"/>
    </style:style>
    <style:style style:name="P775" style:parent-style-name="Textbody" style:family="paragraph">
      <style:paragraph-properties fo:margin-bottom="0in" fo:line-height="160%"/>
      <style:text-properties style:font-name="Arial" style:font-name-complex="Arial" fo:color="#10162F" fo:font-size="14pt" style:font-size-asian="14pt"/>
    </style:style>
    <style:style style:name="P776" style:parent-style-name="Textbody" style:family="paragraph">
      <style:paragraph-properties fo:margin-bottom="0in" fo:line-height="160%" fo:margin-left="0in" fo:text-indent="0in">
        <style:tab-stops/>
      </style:paragraph-properties>
    </style:style>
    <style:style style:name="T777" style:parent-style-name="Policepardéfaut" style:family="text">
      <style:text-properties style:font-name="Arial" style:font-name-complex="Arial" fo:color="#10162F" fo:font-size="14pt" style:font-size-asian="14pt"/>
    </style:style>
    <style:style style:name="T778" style:parent-style-name="SourceText" style:family="text">
      <style:text-properties style:font-name="Arial" style:font-name-asian="Monaco, Menlo, 'Ubuntu Mono', '" style:font-name-complex="Arial" fo:color="#10162F" fo:font-size="14pt" style:font-size-asian="14pt"/>
    </style:style>
    <style:style style:name="T779" style:parent-style-name="Policepardéfaut" style:family="text">
      <style:text-properties style:font-name="Arial" style:font-name-complex="Arial" fo:color="#10162F" fo:font-size="14pt" style:font-size-asian="14pt"/>
    </style:style>
    <style:style style:name="T780" style:parent-style-name="Policepardéfaut" style:family="text">
      <style:text-properties style:font-name="Arial" style:font-name-complex="Arial" fo:color="#10162F" fo:font-size="14pt" style:font-size-asian="14pt"/>
    </style:style>
    <style:style style:name="T781" style:parent-style-name="SourceText" style:family="text">
      <style:text-properties style:font-name="Arial" style:font-name-asian="Monaco, Menlo, 'Ubuntu Mono', '" style:font-name-complex="Arial" fo:color="#10162F" fo:font-size="14pt" style:font-size-asian="14pt"/>
    </style:style>
    <style:style style:name="T782" style:parent-style-name="Policepardéfaut" style:family="text">
      <style:text-properties style:font-name="Arial" style:font-name-complex="Arial" fo:color="#10162F" fo:font-size="14pt" style:font-size-asian="14pt"/>
    </style:style>
    <style:style style:name="P783" style:parent-style-name="Textbody" style:family="paragraph">
      <style:paragraph-properties fo:margin-bottom="0in" fo:line-height="160%" fo:margin-left="0in" fo:text-indent="0in">
        <style:tab-stops/>
      </style:paragraph-properties>
    </style:style>
    <style:style style:name="T784" style:parent-style-name="Policepardéfaut" style:family="text">
      <style:text-properties style:font-name="Arial" style:font-name-complex="Arial" fo:color="#10162F" fo:font-size="14pt" style:font-size-asian="14pt"/>
    </style:style>
    <style:style style:name="T785" style:parent-style-name="SourceText" style:family="text">
      <style:text-properties style:font-name="Arial" style:font-name-asian="Monaco, Menlo, 'Ubuntu Mono', '" style:font-name-complex="Arial" fo:color="#10162F" fo:font-size="14pt" style:font-size-asian="14pt"/>
    </style:style>
    <style:style style:name="T786" style:parent-style-name="Policepardéfaut" style:family="text">
      <style:text-properties style:font-name="Arial" style:font-name-complex="Arial" fo:color="#10162F" fo:font-size="14pt" style:font-size-asian="14pt"/>
    </style:style>
    <style:style style:name="P787" style:parent-style-name="Textbody" style:family="paragraph">
      <style:paragraph-properties fo:line-height="160%"/>
    </style:style>
    <style:style style:name="T788" style:parent-style-name="Policepardéfaut" style:family="text">
      <style:text-properties style:font-name="Arial" style:font-name-complex="Arial" fo:color="#10162F" fo:font-size="14pt" style:font-size-asian="14pt"/>
    </style:style>
    <style:style style:name="T789" style:parent-style-name="Policepardéfaut" style:family="text">
      <style:text-properties style:font-name="Arial" style:font-name-complex="Arial" fo:color="#10162F" fo:font-size="14pt" style:font-size-asian="14pt"/>
    </style:style>
    <style:style style:name="T790" style:parent-style-name="Policepardéfaut" style:family="text">
      <style:text-properties style:font-name="Arial" style:font-name-complex="Arial" fo:color="#10162F" fo:font-size="14pt" style:font-size-asian="14pt" fo:language="en" fo:country="US"/>
    </style:style>
    <style:style style:name="T791"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79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793" style:parent-style-name="SourceText" style:family="text">
      <style:text-properties style:font-name="Arial" style:font-name-complex="Arial" fo:color="#FFFFFF" fo:background-color="#211E2F" fo:language="en" fo:country="US"/>
    </style:style>
    <style:style style:name="T794" style:parent-style-name="SourceText" style:family="text">
      <style:text-properties style:font-name="Arial" style:font-name-asian="Monaco, Menlo, 'Ubuntu Mono', '" style:font-name-complex="Arial" fo:color="#939598" fo:font-size="14pt" style:font-size-asian="14pt" fo:background-color="#211E2F" fo:language="en" fo:country="US"/>
    </style:style>
    <style:style style:name="T795" style:parent-style-name="SourceText" style:family="text">
      <style:text-properties style:font-name="Arial" style:font-name-asian="Monaco, Menlo, 'Ubuntu Mono', '" style:font-name-complex="Arial" fo:color="#FFFFFF" fo:font-size="14pt" style:font-size-asian="14pt" fo:background-color="#211E2F"/>
    </style:style>
    <style:style style:name="T796" style:parent-style-name="SourceText" style:family="text">
      <style:text-properties style:font-name="Arial" style:font-name-asian="Monaco, Menlo, 'Ubuntu Mono', '" style:font-name-complex="Arial" fo:color="#FF8973" fo:font-size="14pt" style:font-size-asian="14pt" fo:background-color="#211E2F"/>
    </style:style>
    <style:style style:name="T797" style:parent-style-name="SourceText" style:family="text">
      <style:text-properties style:font-name="Arial" style:font-name-asian="Monaco, Menlo, 'Ubuntu Mono', '" style:font-name-complex="Arial" fo:color="#FFFFFF" fo:font-size="14pt" style:font-size-asian="14pt" fo:background-color="#211E2F"/>
    </style:style>
    <style:style style:name="T798" style:parent-style-name="SourceText" style:family="text">
      <style:text-properties style:font-name="Arial" style:font-name-asian="Monaco, Menlo, 'Ubuntu Mono', '" style:font-name-complex="Arial" fo:color="#83FFF5" fo:font-size="14pt" style:font-size-asian="14pt" fo:background-color="#211E2F"/>
    </style:style>
    <style:style style:name="T799" style:parent-style-name="SourceText" style:family="text">
      <style:text-properties style:font-name="Arial" style:font-name-asian="Monaco, Menlo, 'Ubuntu Mono', '" style:font-name-complex="Arial" fo:color="#FFFFFF" fo:font-size="14pt" style:font-size-asian="14pt" fo:background-color="#211E2F"/>
    </style:style>
    <style:style style:name="T800" style:parent-style-name="SourceText" style:family="text">
      <style:text-properties style:font-name="Arial" style:font-name-asian="Monaco, Menlo, 'Ubuntu Mono', '" style:font-name-complex="Arial" fo:color="#FFE083" fo:font-size="14pt" style:font-size-asian="14pt" fo:background-color="#211E2F"/>
    </style:style>
    <style:style style:name="T801" style:parent-style-name="SourceText" style:family="text">
      <style:text-properties style:font-name="Arial" style:font-name-asian="Monaco, Menlo, 'Ubuntu Mono', '" style:font-name-complex="Arial" fo:color="#FFFFFF" fo:font-size="14pt" style:font-size-asian="14pt" fo:background-color="#211E2F"/>
    </style:style>
    <style:style style:name="T802" style:parent-style-name="SourceText" style:family="text">
      <style:text-properties style:font-name="Arial" style:font-name-asian="Monaco, Menlo, 'Ubuntu Mono', '" style:font-name-complex="Arial" fo:color="#FF8973" fo:font-size="14pt" style:font-size-asian="14pt" fo:background-color="#211E2F"/>
    </style:style>
    <style:style style:name="T803" style:parent-style-name="SourceText" style:family="text">
      <style:text-properties style:font-name="Arial" style:font-name-asian="Monaco, Menlo, 'Ubuntu Mono', '" style:font-name-complex="Arial" fo:color="#FFFFFF" fo:font-size="14pt" style:font-size-asian="14pt" fo:background-color="#211E2F"/>
    </style:style>
    <style:style style:name="P804" style:parent-style-name="Textbody" style:family="paragraph">
      <style:paragraph-properties fo:margin-bottom="0in" fo:line-height="160%"/>
    </style:style>
    <style:style style:name="T805" style:parent-style-name="Policepardéfaut" style:family="text">
      <style:text-properties style:font-name="Arial" style:font-name-complex="Arial" fo:language="en" fo:country="US" style:language-asian="en" style:country-asian="US" style:language-complex="ar" style:country-complex="SA"/>
    </style:style>
    <style:style style:name="T806" style:parent-style-name="Policepardéfaut" style:family="text">
      <style:text-properties style:font-name="Arial" style:font-name-complex="Arial" fo:color="#10162F" fo:font-size="14pt" style:font-size-asian="14pt"/>
    </style:style>
    <style:style style:name="T807" style:parent-style-name="SourceText" style:family="text">
      <style:text-properties style:font-name="Arial" style:font-name-asian="Monaco, Menlo, 'Ubuntu Mono', '" style:font-name-complex="Arial" fo:color="#10162F" fo:font-size="14pt" style:font-size-asian="14pt"/>
    </style:style>
    <style:style style:name="T808" style:parent-style-name="Policepardéfaut" style:family="text">
      <style:text-properties style:font-name="Arial" style:font-name-complex="Arial" fo:color="#10162F" fo:font-size="14pt" style:font-size-asian="14pt"/>
    </style:style>
    <style:style style:name="P809" style:parent-style-name="Textbody" style:family="paragraph">
      <style:paragraph-properties fo:margin-bottom="0in"/>
    </style:style>
    <style:style style:name="T810" style:parent-style-name="Policepardéfaut" style:family="text">
      <style:text-properties style:font-name="Arial" style:font-name-complex="Arial" fo:language="en" fo:country="US" style:language-asian="en" style:country-asian="US" style:language-complex="ar" style:country-complex="SA"/>
    </style:style>
    <style:style style:name="T811"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812" style:parent-style-name="Textbody" style:family="paragraph">
      <style:paragraph-properties fo:margin-bottom="0in"/>
    </style:style>
    <style:style style:name="T813" style:parent-style-name="Policepardéfaut" style:family="text">
      <style:text-properties style:font-name="Arial" style:font-name-complex="Arial" fo:color="#10162F" fo:font-size="14pt" style:font-size-asian="14pt"/>
    </style:style>
    <style:style style:name="T814" style:parent-style-name="SourceText" style:family="text">
      <style:text-properties style:font-name="Arial" style:font-name-asian="Monaco, Menlo, 'Ubuntu Mono', '" style:font-name-complex="Arial" fo:color="#10162F" fo:font-size="14pt" style:font-size-asian="14pt"/>
    </style:style>
    <style:style style:name="T815" style:parent-style-name="Policepardéfaut" style:family="text">
      <style:text-properties style:font-name="Arial" style:font-name-complex="Arial" fo:color="#10162F" fo:font-size="14pt" style:font-size-asian="14pt"/>
    </style:style>
    <style:style style:name="P816" style:parent-style-name="Standard" style:family="paragraph">
      <style:text-properties style:font-name="Arial" style:font-name-complex="Arial"/>
    </style:style>
    <style:style style:name="P817" style:parent-style-name="Titre3" style:family="paragraph">
      <style:paragraph-properties fo:margin-top="0in" fo:margin-bottom="0in" fo:line-height="130%"/>
      <style:text-properties style:font-name="Arial" style:font-name-complex="Arial" fo:font-weight="normal" style:font-weight-asian="normal"/>
    </style:style>
    <style:style style:name="P818" style:parent-style-name="Textbody" style:family="paragraph">
      <style:text-properties style:font-name="Arial" style:font-name-complex="Arial" fo:color="#10162F" fo:font-size="14pt" style:font-size-asian="14pt"/>
    </style:style>
    <style:style style:name="P819" style:parent-style-name="Textbody" style:family="paragraph">
      <style:paragraph-properties fo:margin-bottom="0in" fo:line-height="160%"/>
    </style:style>
    <style:style style:name="T820" style:parent-style-name="Policepardéfaut" style:family="text">
      <style:text-properties style:font-name="Arial" style:font-name-complex="Arial" fo:color="#10162F" fo:font-size="14pt" style:font-size-asian="14pt"/>
    </style:style>
    <style:style style:name="T821" style:parent-style-name="SourceText" style:family="text">
      <style:text-properties style:font-name="Arial" style:font-name-asian="Monaco, Menlo, 'Ubuntu Mono', '" style:font-name-complex="Arial" fo:color="#10162F" fo:font-size="14pt" style:font-size-asian="14pt"/>
    </style:style>
    <style:style style:name="T822" style:parent-style-name="SourceText" style:family="text">
      <style:text-properties style:font-name="Arial" style:font-name-asian="Monaco, Menlo, 'Ubuntu Mono', '" style:font-name-complex="Arial" fo:color="#10162F" fo:font-size="14pt" style:font-size-asian="14pt"/>
    </style:style>
    <style:style style:name="T823" style:parent-style-name="Policepardéfaut" style:family="text">
      <style:text-properties style:font-name="Arial" style:font-name-complex="Arial" fo:color="#10162F" fo:font-size="14pt" style:font-size-asian="14pt"/>
    </style:style>
    <style:style style:name="P824" style:parent-style-name="Textbody" style:family="paragraph">
      <style:paragraph-properties fo:margin-bottom="0in"/>
    </style:style>
    <style:style style:name="T825" style:parent-style-name="Policepardéfaut" style:family="text">
      <style:text-properties style:font-name="Arial" style:font-name-complex="Arial" fo:language="en" fo:country="US" style:language-asian="en" style:country-asian="US" style:language-complex="ar" style:country-complex="SA"/>
    </style:style>
    <style:style style:name="T826"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827" style:parent-style-name="Textbody" style:family="paragraph">
      <style:text-properties style:font-name="Arial" style:font-name-complex="Arial" fo:color="#10162F" fo:font-size="14pt" style:font-size-asian="14pt"/>
    </style:style>
    <style:style style:name="P828" style:parent-style-name="Textbody" style:family="paragraph">
      <style:paragraph-properties fo:margin-bottom="0in" fo:line-height="160%"/>
    </style:style>
    <style:style style:name="T829" style:parent-style-name="Policepardéfaut" style:family="text">
      <style:text-properties style:font-name="Arial" style:font-name-complex="Arial" fo:color="#10162F" fo:font-size="14pt" style:font-size-asian="14pt"/>
    </style:style>
    <style:style style:name="T830" style:parent-style-name="Policepardéfaut" style:family="text">
      <style:text-properties style:font-name="Arial" style:font-name-complex="Arial" fo:color="#10162F" fo:font-size="14pt" style:font-size-asian="14pt"/>
    </style:style>
    <style:style style:name="T831" style:parent-style-name="SourceText" style:family="text">
      <style:text-properties style:font-name="Arial" style:font-name-asian="Monaco, Menlo, 'Ubuntu Mono', '" style:font-name-complex="Arial" fo:color="#10162F" fo:font-size="14pt" style:font-size-asian="14pt"/>
    </style:style>
    <style:style style:name="T832" style:parent-style-name="Policepardéfaut" style:family="text">
      <style:text-properties style:font-name="Arial" style:font-name-complex="Arial" fo:color="#10162F" fo:font-size="14pt" style:font-size-asian="14pt"/>
    </style:style>
    <style:style style:name="T833" style:parent-style-name="SourceText" style:family="text">
      <style:text-properties style:font-name="Arial" style:font-name-asian="Monaco, Menlo, 'Ubuntu Mono', '" style:font-name-complex="Arial" fo:color="#10162F" fo:font-size="14pt" style:font-size-asian="14pt"/>
    </style:style>
    <style:style style:name="T834" style:parent-style-name="Policepardéfaut" style:family="text">
      <style:text-properties style:font-name="Arial" style:font-name-complex="Arial" fo:color="#10162F" fo:font-size="14pt" style:font-size-asian="14pt"/>
    </style:style>
    <style:style style:name="T835" style:parent-style-name="Policepardéfaut" style:family="text">
      <style:text-properties style:font-name="Arial" style:font-name-complex="Arial" fo:color="#10162F" fo:font-size="14pt" style:font-size-asian="14pt"/>
    </style:style>
    <style:style style:name="T836" style:parent-style-name="SourceText" style:family="text">
      <style:text-properties style:font-name="Arial" style:font-name-asian="Monaco, Menlo, 'Ubuntu Mono', '" style:font-name-complex="Arial" fo:color="#FF8973" fo:font-size="14pt" style:font-size-asian="14pt" fo:background-color="#211E2F"/>
    </style:style>
    <style:style style:name="T837" style:parent-style-name="SourceText" style:family="text">
      <style:text-properties style:font-name="Arial" style:font-name-asian="Monaco, Menlo, 'Ubuntu Mono', '" style:font-name-complex="Arial" fo:color="#FFFFFF" fo:font-size="14pt" style:font-size-asian="14pt" fo:background-color="#211E2F"/>
    </style:style>
    <style:style style:name="T838" style:parent-style-name="SourceText" style:family="text">
      <style:text-properties style:font-name="Arial" style:font-name-asian="Monaco, Menlo, 'Ubuntu Mono', '" style:font-name-complex="Arial" fo:color="#83FFF5" fo:font-size="14pt" style:font-size-asian="14pt" fo:background-color="#211E2F"/>
    </style:style>
    <style:style style:name="T839" style:parent-style-name="SourceText" style:family="text">
      <style:text-properties style:font-name="Arial" style:font-name-asian="Monaco, Menlo, 'Ubuntu Mono', '" style:font-name-complex="Arial" fo:color="#FFFFFF" fo:font-size="14pt" style:font-size-asian="14pt" fo:background-color="#211E2F"/>
    </style:style>
    <style:style style:name="T840" style:parent-style-name="SourceText" style:family="text">
      <style:text-properties style:font-name="Arial" style:font-name-asian="Monaco, Menlo, 'Ubuntu Mono', '" style:font-name-complex="Arial" fo:color="#FF8973" fo:font-size="14pt" style:font-size-asian="14pt" fo:background-color="#211E2F"/>
    </style:style>
    <style:style style:name="T841" style:parent-style-name="SourceText" style:family="text">
      <style:text-properties style:font-name="Arial" style:font-name-asian="Monaco, Menlo, 'Ubuntu Mono', '" style:font-name-complex="Arial" fo:color="#FFFFFF" fo:font-size="14pt" style:font-size-asian="14pt" fo:background-color="#211E2F"/>
    </style:style>
    <style:style style:name="P842" style:parent-style-name="Textbody" style:family="paragraph">
      <style:paragraph-properties fo:margin-bottom="0in" fo:line-height="160%"/>
    </style:style>
    <style:style style:name="T843" style:parent-style-name="Policepardéfaut" style:family="text">
      <style:text-properties style:font-name="Arial" style:font-name-complex="Arial" fo:language="en" fo:country="US" style:language-asian="en" style:country-asian="US" style:language-complex="ar" style:country-complex="SA"/>
    </style:style>
    <style:style style:name="T844" style:parent-style-name="Policepardéfaut" style:family="text">
      <style:text-properties style:font-name="Arial" style:font-name-complex="Arial" fo:color="#10162F" fo:font-size="14pt" style:font-size-asian="14pt"/>
    </style:style>
    <style:style style:name="T845" style:parent-style-name="SourceText" style:family="text">
      <style:text-properties style:font-name="Arial" style:font-name-asian="Monaco, Menlo, 'Ubuntu Mono', '" style:font-name-complex="Arial" fo:color="#10162F" fo:font-size="14pt" style:font-size-asian="14pt"/>
    </style:style>
    <style:style style:name="T846" style:parent-style-name="Policepardéfaut" style:family="text">
      <style:text-properties style:font-name="Arial" style:font-name-complex="Arial" fo:color="#10162F" fo:font-size="14pt" style:font-size-asian="14pt"/>
    </style:style>
    <style:style style:name="T847" style:parent-style-name="SourceText" style:family="text">
      <style:text-properties style:font-name="Arial" style:font-name-asian="Monaco, Menlo, 'Ubuntu Mono', '" style:font-name-complex="Arial" fo:color="#10162F" fo:font-size="14pt" style:font-size-asian="14pt" style:text-underline-type="single" style:text-underline-style="solid" style:text-underline-width="auto" style:text-underline-mode="continuous"/>
    </style:style>
    <style:style style:name="T848"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849" style:parent-style-name="Policepardéfaut" style:family="text">
      <style:text-properties style:font-name="Arial" style:font-name-complex="Arial" fo:color="#10162F" fo:font-size="14pt" style:font-size-asian="14pt"/>
    </style:style>
    <style:style style:name="T850" style:parent-style-name="SourceText" style:family="text">
      <style:text-properties style:font-name="Arial" style:font-name-asian="Monaco, Menlo, 'Ubuntu Mono', '" style:font-name-complex="Arial" fo:color="#10162F" fo:font-size="14pt" style:font-size-asian="14pt"/>
    </style:style>
    <style:style style:name="T851" style:parent-style-name="Policepardéfaut" style:family="text">
      <style:text-properties style:font-name="Arial" style:font-name-complex="Arial" fo:color="#10162F" fo:font-size="14pt" style:font-size-asian="14pt"/>
    </style:style>
    <style:style style:name="P852" style:parent-style-name="Textbody" style:family="paragraph">
      <style:paragraph-properties fo:margin-bottom="0in" fo:line-height="160%"/>
    </style:style>
    <style:style style:name="T853" style:parent-style-name="Policepardéfaut" style:family="text">
      <style:text-properties style:font-name="Arial" style:font-name-complex="Arial" fo:color="#10162F" fo:font-size="14pt" style:font-size-asian="14pt"/>
    </style:style>
    <style:style style:name="T854" style:parent-style-name="SourceText" style:family="text">
      <style:text-properties style:font-name="Arial" style:font-name-asian="Monaco, Menlo, 'Ubuntu Mono', '" style:font-name-complex="Arial" fo:color="#10162F" fo:font-size="14pt" style:font-size-asian="14pt"/>
    </style:style>
    <style:style style:name="T855" style:parent-style-name="Policepardéfaut" style:family="text">
      <style:text-properties style:font-name="Arial" style:font-name-complex="Arial" fo:color="#10162F" fo:font-size="14pt" style:font-size-asian="14pt"/>
    </style:style>
    <style:style style:name="T856" style:parent-style-name="SourceText" style:family="text">
      <style:text-properties style:font-name="Arial" style:font-name-asian="Monaco, Menlo, 'Ubuntu Mono', '" style:font-name-complex="Arial" fo:color="#10162F" fo:font-size="14pt" style:font-size-asian="14pt"/>
    </style:style>
    <style:style style:name="T857" style:parent-style-name="Policepardéfaut" style:family="text">
      <style:text-properties style:font-name="Arial" style:font-name-complex="Arial" fo:color="#10162F" fo:font-size="14pt" style:font-size-asian="14pt"/>
    </style:style>
    <style:style style:name="T858" style:parent-style-name="SourceText" style:family="text">
      <style:text-properties style:font-name="Arial" style:font-name-asian="Monaco, Menlo, 'Ubuntu Mono', '" style:font-name-complex="Arial" fo:color="#10162F" fo:font-size="14pt" style:font-size-asian="14pt"/>
    </style:style>
    <style:style style:name="T859" style:parent-style-name="Policepardéfaut" style:family="text">
      <style:text-properties style:font-name="Arial" style:font-name-complex="Arial" fo:color="#10162F" fo:font-size="14pt" style:font-size-asian="14pt"/>
    </style:style>
    <style:style style:name="T860" style:parent-style-name="Policepardéfaut" style:family="text">
      <style:text-properties style:font-name="Arial" style:font-name-complex="Arial" fo:color="#10162F" fo:font-size="14pt" style:font-size-asian="14pt"/>
    </style:style>
    <style:style style:name="T861" style:parent-style-name="SourceText" style:family="text">
      <style:text-properties style:font-name="Arial" style:font-name-asian="Monaco, Menlo, 'Ubuntu Mono', '" style:font-name-complex="Arial" fo:color="#10162F" fo:font-size="14pt" style:font-size-asian="14pt"/>
    </style:style>
    <style:style style:name="T862" style:parent-style-name="Policepardéfaut" style:family="text">
      <style:text-properties style:font-name="Arial" style:font-name-complex="Arial" fo:color="#10162F" fo:font-size="14pt" style:font-size-asian="14pt"/>
    </style:style>
    <style:style style:name="T863" style:parent-style-name="SourceText" style:family="text">
      <style:text-properties style:font-name="Arial" style:font-name-asian="Monaco, Menlo, 'Ubuntu Mono', '" style:font-name-complex="Arial" fo:color="#10162F" fo:font-size="14pt" style:font-size-asian="14pt"/>
    </style:style>
    <style:style style:name="T864" style:parent-style-name="SourceText" style:family="text">
      <style:text-properties style:font-name="Arial" style:font-name-asian="Monaco, Menlo, 'Ubuntu Mono', '" style:font-name-complex="Arial" fo:color="#10162F" fo:font-size="14pt" style:font-size-asian="14pt"/>
    </style:style>
    <style:style style:name="T865" style:parent-style-name="Policepardéfaut" style:family="text">
      <style:text-properties style:font-name="Arial" style:font-name-complex="Arial" fo:color="#10162F" fo:font-size="14pt" style:font-size-asian="14pt"/>
    </style:style>
    <style:style style:name="T866" style:parent-style-name="SourceText" style:family="text">
      <style:text-properties style:font-name="Arial" style:font-name-asian="Monaco, Menlo, 'Ubuntu Mono', '" style:font-name-complex="Arial" fo:color="#10162F" fo:font-size="14pt" style:font-size-asian="14pt"/>
    </style:style>
    <style:style style:name="T867" style:parent-style-name="Policepardéfaut" style:family="text">
      <style:text-properties style:font-name="Arial" style:font-name-complex="Arial" fo:color="#10162F" fo:font-size="14pt" style:font-size-asian="14pt"/>
    </style:style>
    <style:style style:name="P868" style:parent-style-name="Standard" style:family="paragraph">
      <style:text-properties style:font-name="Arial" style:font-name-complex="Arial"/>
    </style:style>
    <style:style style:name="P869" style:parent-style-name="Titre3" style:family="paragraph">
      <style:paragraph-properties fo:margin-top="0in" fo:margin-bottom="0in" fo:line-height="130%"/>
      <style:text-properties style:font-name="Arial" style:font-name-complex="Arial" fo:font-weight="normal" style:font-weight-asian="normal"/>
    </style:style>
    <style:style style:name="P870" style:parent-style-name="Textbody" style:family="paragraph">
      <style:text-properties style:font-name="Arial" style:font-name-complex="Arial" fo:color="#10162F" fo:font-size="14pt" style:font-size-asian="14pt"/>
    </style:style>
    <style:style style:name="P871" style:parent-style-name="Textbody" style:family="paragraph">
      <style:paragraph-properties fo:margin-bottom="0in" fo:line-height="160%"/>
    </style:style>
    <style:style style:name="T872" style:parent-style-name="Policepardéfaut" style:family="text">
      <style:text-properties style:font-name="Arial" style:font-name-complex="Arial" fo:color="#10162F" fo:font-size="14pt" style:font-size-asian="14pt"/>
    </style:style>
    <style:style style:name="T873" style:parent-style-name="SourceText" style:family="text">
      <style:text-properties style:font-name="Arial" style:font-name-asian="Monaco, Menlo, 'Ubuntu Mono', '" style:font-name-complex="Arial" fo:color="#10162F" fo:font-size="14pt" style:font-size-asian="14pt"/>
    </style:style>
    <style:style style:name="T874" style:parent-style-name="Policepardéfaut" style:family="text">
      <style:text-properties style:font-name="Arial" style:font-name-complex="Arial" fo:color="#10162F" fo:font-size="14pt" style:font-size-asian="14pt"/>
    </style:style>
    <style:style style:name="P875" style:parent-style-name="Textbody" style:family="paragraph">
      <style:paragraph-properties fo:margin-bottom="0in"/>
    </style:style>
    <style:style style:name="T876" style:parent-style-name="Policepardéfaut" style:family="text">
      <style:text-properties style:font-name="Arial" style:font-name-complex="Arial" fo:language="en" fo:country="US" style:language-asian="en" style:country-asian="US" style:language-complex="ar" style:country-complex="SA"/>
    </style:style>
    <style:style style:name="T877"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878" style:parent-style-name="Textbody" style:family="paragraph">
      <style:paragraph-properties fo:margin-bottom="0in"/>
    </style:style>
    <style:style style:name="T879" style:parent-style-name="Policepardéfaut" style:family="text">
      <style:text-properties style:font-name="Arial" style:font-name-complex="Arial" fo:color="#10162F" fo:font-size="14pt" style:font-size-asian="14pt"/>
    </style:style>
    <style:style style:name="T880" style:parent-style-name="SourceText" style:family="text">
      <style:text-properties style:font-name="Arial" style:font-name-asian="Monaco, Menlo, 'Ubuntu Mono', '" style:font-name-complex="Arial" fo:color="#10162F" fo:font-size="14pt" style:font-size-asian="14pt"/>
    </style:style>
    <style:style style:name="T881" style:parent-style-name="Policepardéfaut" style:family="text">
      <style:text-properties style:font-name="Arial" style:font-name-complex="Arial" fo:color="#10162F" fo:font-size="14pt" style:font-size-asian="14pt"/>
    </style:style>
    <style:style style:name="T882" style:parent-style-name="Policepardéfaut" style:family="text">
      <style:text-properties style:font-name="Arial" style:font-name-complex="Arial" fo:color="#10162F" fo:font-size="14pt" style:font-size-asian="14pt"/>
    </style:style>
    <style:style style:name="T883" style:parent-style-name="SourceText" style:family="text">
      <style:text-properties style:font-name="Arial" style:font-name-asian="Monaco, Menlo, 'Ubuntu Mono', '" style:font-name-complex="Arial" fo:color="#10162F" fo:font-size="14pt" style:font-size-asian="14pt"/>
    </style:style>
    <style:style style:name="T884" style:parent-style-name="Policepardéfaut" style:family="text">
      <style:text-properties style:font-name="Arial" style:font-name-complex="Arial" fo:color="#10162F" fo:font-size="14pt" style:font-size-asian="14pt"/>
    </style:style>
    <style:style style:name="P885"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886"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887" style:parent-style-name="Textbody" style:family="paragraph">
      <style:paragraph-properties fo:margin-bottom="0in" fo:line-height="160%"/>
    </style:style>
    <style:style style:name="T888" style:parent-style-name="Policepardéfaut" style:family="text">
      <style:text-properties style:font-name="Arial" style:font-name-complex="Arial" fo:color="#10162F" fo:font-size="14pt" style:font-size-asian="14pt"/>
    </style:style>
    <style:style style:name="T889" style:parent-style-name="SourceText" style:family="text">
      <style:text-properties style:font-name="Arial" style:font-name-asian="Monaco, Menlo, 'Ubuntu Mono', '" style:font-name-complex="Arial" fo:color="#10162F" fo:font-size="14pt" style:font-size-asian="14pt"/>
    </style:style>
    <style:style style:name="T890" style:parent-style-name="Policepardéfaut" style:family="text">
      <style:text-properties style:font-name="Arial" style:font-name-complex="Arial" fo:color="#10162F" fo:font-size="14pt" style:font-size-asian="14pt"/>
    </style:style>
    <style:style style:name="T891" style:parent-style-name="Policepardéfaut" style:family="text">
      <style:text-properties style:font-name="Arial" style:font-name-complex="Arial" fo:color="#10162F" fo:font-size="14pt" style:font-size-asian="14pt"/>
    </style:style>
    <style:style style:name="T892" style:parent-style-name="SourceText" style:family="text">
      <style:text-properties style:font-name="Arial" style:font-name-asian="Monaco, Menlo, 'Ubuntu Mono', '" style:font-name-complex="Arial" fo:color="#FF8973" fo:font-size="14pt" style:font-size-asian="14pt" fo:background-color="#211E2F"/>
    </style:style>
    <style:style style:name="T893" style:parent-style-name="SourceText" style:family="text">
      <style:text-properties style:font-name="Arial" style:font-name-asian="Monaco, Menlo, 'Ubuntu Mono', '" style:font-name-complex="Arial" fo:color="#FFFFFF" fo:font-size="14pt" style:font-size-asian="14pt" fo:background-color="#211E2F"/>
    </style:style>
    <style:style style:name="T894" style:parent-style-name="SourceText" style:family="text">
      <style:text-properties style:font-name="Arial" style:font-name-asian="Monaco, Menlo, 'Ubuntu Mono', '" style:font-name-complex="Arial" fo:color="#83FFF5" fo:font-size="14pt" style:font-size-asian="14pt" fo:background-color="#211E2F"/>
    </style:style>
    <style:style style:name="T895" style:parent-style-name="SourceText" style:family="text">
      <style:text-properties style:font-name="Arial" style:font-name-asian="Monaco, Menlo, 'Ubuntu Mono', '" style:font-name-complex="Arial" fo:color="#FFFFFF" fo:font-size="14pt" style:font-size-asian="14pt" fo:background-color="#211E2F"/>
    </style:style>
    <style:style style:name="T896" style:parent-style-name="SourceText" style:family="text">
      <style:text-properties style:font-name="Arial" style:font-name-asian="Monaco, Menlo, 'Ubuntu Mono', '" style:font-name-complex="Arial" fo:color="#FFE083" fo:font-size="14pt" style:font-size-asian="14pt" fo:background-color="#211E2F"/>
    </style:style>
    <style:style style:name="T897" style:parent-style-name="SourceText" style:family="text">
      <style:text-properties style:font-name="Arial" style:font-name-asian="Monaco, Menlo, 'Ubuntu Mono', '" style:font-name-complex="Arial" fo:color="#FFFFFF" fo:font-size="14pt" style:font-size-asian="14pt" fo:background-color="#211E2F"/>
    </style:style>
    <style:style style:name="T898" style:parent-style-name="SourceText" style:family="text">
      <style:text-properties style:font-name="Arial" style:font-name-asian="Monaco, Menlo, 'Ubuntu Mono', '" style:font-name-complex="Arial" fo:color="#FF8973" fo:font-size="14pt" style:font-size-asian="14pt" fo:background-color="#211E2F"/>
    </style:style>
    <style:style style:name="T899" style:parent-style-name="SourceText" style:family="text">
      <style:text-properties style:font-name="Arial" style:font-name-asian="Monaco, Menlo, 'Ubuntu Mono', '" style:font-name-complex="Arial" fo:color="#FFFFFF" fo:font-size="14pt" style:font-size-asian="14pt" fo:background-color="#211E2F"/>
    </style:style>
    <style:style style:name="P900" style:parent-style-name="Textbody" style:family="paragraph">
      <style:paragraph-properties fo:margin-bottom="0in" fo:line-height="160%"/>
    </style:style>
    <style:style style:name="T901" style:parent-style-name="Policepardéfaut" style:family="text">
      <style:text-properties style:font-name="Arial" style:font-name-complex="Arial" fo:language="en" fo:country="US" style:language-asian="en" style:country-asian="US" style:language-complex="ar" style:country-complex="SA"/>
    </style:style>
    <style:style style:name="T902" style:parent-style-name="Policepardéfaut" style:family="text">
      <style:text-properties style:font-name="Arial" style:font-name-complex="Arial" fo:color="#10162F" fo:font-size="14pt" style:font-size-asian="14pt"/>
    </style:style>
    <style:style style:name="T903" style:parent-style-name="SourceText" style:family="text">
      <style:text-properties style:font-name="Arial" style:font-name-asian="Monaco, Menlo, 'Ubuntu Mono', '" style:font-name-complex="Arial" fo:color="#10162F" fo:font-size="14pt" style:font-size-asian="14pt"/>
    </style:style>
    <style:style style:name="T904" style:parent-style-name="Policepardéfaut" style:family="text">
      <style:text-properties style:font-name="Arial" style:font-name-complex="Arial" fo:color="#10162F" fo:font-size="14pt" style:font-size-asian="14pt"/>
    </style:style>
    <style:style style:name="T905" style:parent-style-name="Policepardéfaut" style:family="text">
      <style:text-properties style:font-name="Arial" style:font-name-complex="Arial" fo:color="#10162F" fo:font-size="14pt" style:font-size-asian="14pt"/>
    </style:style>
    <style:style style:name="T906" style:parent-style-name="SourceText" style:family="text">
      <style:text-properties style:font-name="Arial" style:font-name-asian="Monaco, Menlo, 'Ubuntu Mono', '" style:font-name-complex="Arial" fo:color="#10162F" fo:font-size="14pt" style:font-size-asian="14pt"/>
    </style:style>
    <style:style style:name="T907" style:parent-style-name="Policepardéfaut" style:family="text">
      <style:text-properties style:font-name="Arial" style:font-name-complex="Arial" fo:color="#10162F" fo:font-size="14pt" style:font-size-asian="14pt"/>
    </style:style>
    <style:style style:name="P908" style:parent-style-name="Standard" style:family="paragraph">
      <style:text-properties style:font-name="Arial" style:font-name-complex="Arial"/>
    </style:style>
    <style:style style:name="P909" style:parent-style-name="Titre3" style:family="paragraph">
      <style:paragraph-properties fo:margin-top="0in" fo:margin-bottom="0in" fo:line-height="130%"/>
      <style:text-properties style:font-name="Arial" style:font-name-complex="Arial" fo:font-weight="normal" style:font-weight-asian="normal"/>
    </style:style>
    <style:style style:name="P910" style:parent-style-name="Textbody" style:family="paragraph">
      <style:text-properties style:font-name="Arial" style:font-name-complex="Arial" fo:color="#10162F" fo:font-size="14pt" style:font-size-asian="14pt"/>
    </style:style>
    <style:style style:name="P911" style:parent-style-name="Textbody" style:family="paragraph">
      <style:paragraph-properties fo:margin-bottom="0in" fo:line-height="160%"/>
    </style:style>
    <style:style style:name="T912" style:parent-style-name="Policepardéfaut" style:family="text">
      <style:text-properties style:font-name="Arial" style:font-name-complex="Arial" fo:color="#10162F" fo:font-size="14pt" style:font-size-asian="14pt"/>
    </style:style>
    <style:style style:name="T913" style:parent-style-name="Policepardéfaut" style:family="text">
      <style:text-properties style:font-name="Arial" style:font-name-complex="Arial" fo:color="#10162F" fo:font-size="14pt" style:font-size-asian="14pt"/>
    </style:style>
    <style:style style:name="T914" style:parent-style-name="SourceText" style:family="text">
      <style:text-properties style:font-name="Arial" style:font-name-asian="Monaco, Menlo, 'Ubuntu Mono', '" style:font-name-complex="Arial" fo:color="#10162F" fo:font-size="14pt" style:font-size-asian="14pt" style:text-underline-type="single" style:text-underline-style="solid" style:text-underline-width="auto" style:text-underline-mode="continuous"/>
    </style:style>
    <style:style style:name="T915"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916" style:parent-style-name="Policepardéfaut" style:family="text">
      <style:text-properties style:font-name="Arial" style:font-name-complex="Arial" fo:color="#10162F" fo:font-size="14pt" style:font-size-asian="14pt"/>
    </style:style>
    <style:style style:name="T917" style:parent-style-name="Policepardéfaut" style:family="text">
      <style:text-properties style:font-name="Arial" style:font-name-complex="Arial" fo:color="#10162F" fo:font-size="14pt" style:font-size-asian="14pt"/>
    </style:style>
    <style:style style:name="P918" style:parent-style-name="Textbody" style:family="paragraph">
      <style:paragraph-properties fo:margin-bottom="0in"/>
    </style:style>
    <style:style style:name="T919" style:parent-style-name="Policepardéfaut" style:family="text">
      <style:text-properties style:font-name="Arial" style:font-name-complex="Arial" fo:language="en" fo:country="US" style:language-asian="en" style:country-asian="US" style:language-complex="ar" style:country-complex="SA"/>
    </style:style>
    <style:style style:name="T920"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921" style:parent-style-name="Textbody" style:family="paragraph">
      <style:text-properties style:font-name="Arial" style:font-name-complex="Arial" fo:color="#10162F" fo:font-size="14pt" style:font-size-asian="14pt"/>
    </style:style>
    <style:style style:name="T922"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92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924" style:parent-style-name="SourceText" style:family="text">
      <style:text-properties style:font-name="Arial" style:font-name-asian="Monaco, Menlo, 'Ubuntu Mono', '" style:font-name-complex="Arial" fo:color="#B3CCFF" fo:font-size="14pt" style:font-size-asian="14pt" fo:background-color="#211E2F" fo:language="en" fo:country="US"/>
    </style:style>
    <style:style style:name="T92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926" style:parent-style-name="SourceText" style:family="text">
      <style:text-properties style:font-name="Arial" style:font-name-complex="Arial" fo:color="#FFFFFF" fo:background-color="#211E2F" fo:language="en" fo:country="US"/>
    </style:style>
    <style:style style:name="T927"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92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929"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93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931" style:parent-style-name="SourceText" style:family="text">
      <style:text-properties style:font-name="Arial" style:font-name-asian="Monaco, Menlo, 'Ubuntu Mono', '" style:font-name-complex="Arial" fo:color="#FF8973" fo:font-size="14pt" style:font-size-asian="14pt" fo:background-color="#211E2F" fo:language="en" fo:country="US"/>
    </style:style>
    <style:style style:name="T93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933" style:parent-style-name="SourceText" style:family="text">
      <style:text-properties style:font-name="Arial" style:font-name-asian="Monaco, Menlo, 'Ubuntu Mono', '" style:font-name-complex="Arial" fo:color="#83FFF5" fo:font-size="14pt" style:font-size-asian="14pt" fo:background-color="#211E2F" fo:language="en" fo:country="US"/>
    </style:style>
    <style:style style:name="T93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935" style:parent-style-name="SourceText" style:family="text">
      <style:text-properties style:font-name="Arial" style:font-name-asian="Monaco, Menlo, 'Ubuntu Mono', '" style:font-name-complex="Arial" fo:color="#FFFFFF" fo:font-size="14pt" style:font-size-asian="14pt" fo:background-color="#211E2F"/>
    </style:style>
    <style:style style:name="T936" style:parent-style-name="SourceText" style:family="text">
      <style:text-properties style:font-name="Arial" style:font-name-asian="Monaco, Menlo, 'Ubuntu Mono', '" style:font-name-complex="Arial" fo:color="#FF8973" fo:font-size="14pt" style:font-size-asian="14pt" fo:background-color="#211E2F"/>
    </style:style>
    <style:style style:name="T937" style:parent-style-name="SourceText" style:family="text">
      <style:text-properties style:font-name="Arial" style:font-name-asian="Monaco, Menlo, 'Ubuntu Mono', '" style:font-name-complex="Arial" fo:color="#FFFFFF" fo:font-size="14pt" style:font-size-asian="14pt" fo:background-color="#211E2F"/>
    </style:style>
    <style:style style:name="T938" style:parent-style-name="SourceText" style:family="text">
      <style:text-properties style:font-name="Arial" style:font-name-asian="Monaco, Menlo, 'Ubuntu Mono', '" style:font-name-complex="Arial" fo:color="#83FFF5" fo:font-size="14pt" style:font-size-asian="14pt" fo:background-color="#211E2F"/>
    </style:style>
    <style:style style:name="T939" style:parent-style-name="SourceText" style:family="text">
      <style:text-properties style:font-name="Arial" style:font-name-asian="Monaco, Menlo, 'Ubuntu Mono', '" style:font-name-complex="Arial" fo:color="#FFFFFF" fo:font-size="14pt" style:font-size-asian="14pt" fo:background-color="#211E2F"/>
    </style:style>
    <style:style style:name="T940" style:parent-style-name="SourceText" style:family="text">
      <style:text-properties style:font-name="Arial" style:font-name-asian="Monaco, Menlo, 'Ubuntu Mono', '" style:font-name-complex="Arial" fo:color="#FFE083" fo:font-size="14pt" style:font-size-asian="14pt" fo:background-color="#211E2F"/>
    </style:style>
    <style:style style:name="T941" style:parent-style-name="SourceText" style:family="text">
      <style:text-properties style:font-name="Arial" style:font-name-asian="Monaco, Menlo, 'Ubuntu Mono', '" style:font-name-complex="Arial" fo:color="#FFFFFF" fo:font-size="14pt" style:font-size-asian="14pt" fo:background-color="#211E2F"/>
    </style:style>
    <style:style style:name="T942" style:parent-style-name="SourceText" style:family="text">
      <style:text-properties style:font-name="Arial" style:font-name-asian="Monaco, Menlo, 'Ubuntu Mono', '" style:font-name-complex="Arial" fo:color="#FF8973" fo:font-size="14pt" style:font-size-asian="14pt" fo:background-color="#211E2F"/>
    </style:style>
    <style:style style:name="T943" style:parent-style-name="SourceText" style:family="text">
      <style:text-properties style:font-name="Arial" style:font-name-asian="Monaco, Menlo, 'Ubuntu Mono', '" style:font-name-complex="Arial" fo:color="#FFFFFF" fo:font-size="14pt" style:font-size-asian="14pt" fo:background-color="#211E2F"/>
    </style:style>
    <style:style style:name="P944" style:parent-style-name="Textbody" style:family="paragraph">
      <style:paragraph-properties fo:margin-bottom="0in" fo:line-height="160%"/>
    </style:style>
    <style:style style:name="T945" style:parent-style-name="Policepardéfaut" style:family="text">
      <style:text-properties style:font-name="Arial" style:font-name-complex="Arial" fo:language="en" fo:country="US" style:language-asian="en" style:country-asian="US" style:language-complex="ar" style:country-complex="SA"/>
    </style:style>
    <style:style style:name="T946" style:parent-style-name="Policepardéfaut" style:family="text">
      <style:text-properties style:font-name="Arial" style:font-name-complex="Arial" fo:color="#10162F" fo:font-size="14pt" style:font-size-asian="14pt"/>
    </style:style>
    <style:style style:name="T947" style:parent-style-name="SourceText" style:family="text">
      <style:text-properties style:font-name="Arial" style:font-name-asian="Monaco, Menlo, 'Ubuntu Mono', '" style:font-name-complex="Arial" fo:color="#10162F" fo:font-size="14pt" style:font-size-asian="14pt"/>
    </style:style>
    <style:style style:name="T948" style:parent-style-name="Policepardéfaut" style:family="text">
      <style:text-properties style:font-name="Arial" style:font-name-complex="Arial" fo:color="#10162F" fo:font-size="14pt" style:font-size-asian="14pt"/>
    </style:style>
    <style:style style:name="T949" style:parent-style-name="SourceText" style:family="text">
      <style:text-properties style:font-name="Arial" style:font-name-asian="Monaco, Menlo, 'Ubuntu Mono', '" style:font-name-complex="Arial" fo:color="#10162F" fo:font-size="14pt" style:font-size-asian="14pt"/>
    </style:style>
    <style:style style:name="T950" style:parent-style-name="Policepardéfaut" style:family="text">
      <style:text-properties style:font-name="Arial" style:font-name-complex="Arial" fo:color="#10162F" fo:font-size="14pt" style:font-size-asian="14pt"/>
    </style:style>
    <style:style style:name="T951" style:parent-style-name="Policepardéfaut" style:family="text">
      <style:text-properties style:font-name="Arial" style:font-name-complex="Arial" fo:color="#10162F" fo:font-size="14pt" style:font-size-asian="14pt"/>
    </style:style>
    <style:style style:name="T952" style:parent-style-name="SourceText" style:family="text">
      <style:text-properties style:font-name="Arial" style:font-name-asian="Monaco, Menlo, 'Ubuntu Mono', '" style:font-name-complex="Arial" fo:color="#10162F" fo:font-size="14pt" style:font-size-asian="14pt"/>
    </style:style>
    <style:style style:name="T953" style:parent-style-name="Policepardéfaut" style:family="text">
      <style:text-properties style:font-name="Arial" style:font-name-complex="Arial" fo:color="#10162F" fo:font-size="14pt" style:font-size-asian="14pt"/>
    </style:style>
    <style:style style:name="T954" style:parent-style-name="SourceText" style:family="text">
      <style:text-properties style:font-name="Arial" style:font-name-asian="Monaco, Menlo, 'Ubuntu Mono', '" style:font-name-complex="Arial" fo:color="#10162F" fo:font-size="14pt" style:font-size-asian="14pt"/>
    </style:style>
    <style:style style:name="P955" style:parent-style-name="Textbody" style:family="paragraph">
      <style:paragraph-properties fo:line-height="160%"/>
      <style:text-properties style:font-name="Arial" style:font-name-complex="Arial" fo:color="#10162F" fo:font-size="14pt" style:font-size-asian="14pt"/>
    </style:style>
    <style:style style:name="P956" style:parent-style-name="Textbody" style:family="paragraph">
      <style:paragraph-properties fo:margin-bottom="0in" fo:line-height="160%" fo:margin-left="0in" fo:text-indent="0in">
        <style:tab-stops/>
      </style:paragraph-properties>
    </style:style>
    <style:style style:name="T957" style:parent-style-name="Policepardéfaut" style:family="text">
      <style:text-properties style:font-name="Arial" style:font-name-complex="Arial" fo:color="#10162F" fo:font-size="14pt" style:font-size-asian="14pt"/>
    </style:style>
    <style:style style:name="T958" style:parent-style-name="SourceText" style:family="text">
      <style:text-properties style:font-name="Arial" style:font-name-asian="Monaco, Menlo, 'Ubuntu Mono', '" style:font-name-complex="Arial" fo:color="#10162F" fo:font-size="14pt" style:font-size-asian="14pt" style:text-underline-type="single" style:text-underline-style="solid" style:text-underline-width="auto" style:text-underline-mode="continuous"/>
    </style:style>
    <style:style style:name="T959"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960" style:parent-style-name="Policepardéfaut" style:family="text">
      <style:text-properties style:font-name="Arial" style:font-name-complex="Arial" fo:color="#10162F" fo:font-size="14pt" style:font-size-asian="14pt"/>
    </style:style>
    <style:style style:name="T961" style:parent-style-name="Policepardéfaut" style:family="text">
      <style:text-properties style:font-name="Arial" style:font-name-complex="Arial" fo:color="#10162F" fo:font-size="14pt" style:font-size-asian="14pt"/>
    </style:style>
    <style:style style:name="P962" style:parent-style-name="Textbody" style:family="paragraph">
      <style:paragraph-properties fo:margin-bottom="0in" fo:line-height="160%" fo:margin-left="0in" fo:text-indent="0in">
        <style:tab-stops/>
      </style:paragraph-properties>
    </style:style>
    <style:style style:name="T963" style:parent-style-name="Policepardéfaut" style:family="text">
      <style:text-properties style:font-name="Arial" style:font-name-complex="Arial" fo:color="#10162F" fo:font-size="14pt" style:font-size-asian="14pt"/>
    </style:style>
    <style:style style:name="T964" style:parent-style-name="SourceText" style:family="text">
      <style:text-properties style:font-name="Arial" style:font-name-asian="Monaco, Menlo, 'Ubuntu Mono', '" style:font-name-complex="Arial" fo:color="#10162F" fo:font-size="14pt" style:font-size-asian="14pt" style:text-underline-type="single" style:text-underline-style="solid" style:text-underline-width="auto" style:text-underline-mode="continuous"/>
    </style:style>
    <style:style style:name="T965"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966" style:parent-style-name="Policepardéfaut" style:family="text">
      <style:text-properties style:font-name="Arial" style:font-name-complex="Arial" fo:color="#10162F" fo:font-size="14pt" style:font-size-asian="14pt"/>
    </style:style>
    <style:style style:name="P967" style:parent-style-name="Textbody" style:family="paragraph">
      <style:paragraph-properties fo:margin-bottom="0in" fo:line-height="160%" fo:margin-left="0in" fo:text-indent="0in">
        <style:tab-stops/>
      </style:paragraph-properties>
    </style:style>
    <style:style style:name="T968" style:parent-style-name="Policepardéfaut" style:family="text">
      <style:text-properties style:font-name="Arial" style:font-name-complex="Arial" fo:color="#10162F" fo:font-size="14pt" style:font-size-asian="14pt"/>
    </style:style>
    <style:style style:name="T969" style:parent-style-name="SourceText" style:family="text">
      <style:text-properties style:font-name="Arial" style:font-name-asian="Monaco, Menlo, 'Ubuntu Mono', '" style:font-name-complex="Arial" fo:color="#10162F" fo:font-size="14pt" style:font-size-asian="14pt" style:text-underline-type="single" style:text-underline-style="solid" style:text-underline-width="auto" style:text-underline-mode="continuous"/>
    </style:style>
    <style:style style:name="T970"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971" style:parent-style-name="Policepardéfaut" style:family="text">
      <style:text-properties style:font-name="Arial" style:font-name-complex="Arial" fo:color="#10162F" fo:font-size="14pt" style:font-size-asian="14pt"/>
    </style:style>
    <style:style style:name="P972" style:parent-style-name="Titre3" style:family="paragraph">
      <style:paragraph-properties fo:margin-top="0in" fo:margin-bottom="0in" fo:line-height="130%"/>
      <style:text-properties style:font-name="Arial" style:font-name-complex="Arial" fo:font-weight="normal" style:font-weight-asian="normal"/>
    </style:style>
    <style:style style:name="P973" style:parent-style-name="Textbody" style:family="paragraph">
      <style:text-properties style:font-name="Arial" style:font-name-complex="Arial" fo:color="#10162F" fo:font-size="14pt" style:font-size-asian="14pt"/>
    </style:style>
    <style:style style:name="P974" style:parent-style-name="Textbody" style:family="paragraph">
      <style:paragraph-properties fo:margin-bottom="0in" fo:line-height="160%"/>
    </style:style>
    <style:style style:name="T975" style:parent-style-name="Policepardéfaut" style:family="text">
      <style:text-properties style:font-name="Arial" style:font-name-complex="Arial" fo:color="#10162F" fo:font-size="14pt" style:font-size-asian="14pt"/>
    </style:style>
    <style:style style:name="T976" style:parent-style-name="SourceText" style:family="text">
      <style:text-properties style:font-name="Arial" style:font-name-asian="Monaco, Menlo, 'Ubuntu Mono', '" style:font-name-complex="Arial" fo:color="#10162F" fo:font-size="14pt" style:font-size-asian="14pt"/>
    </style:style>
    <style:style style:name="T977" style:parent-style-name="Policepardéfaut" style:family="text">
      <style:text-properties style:font-name="Arial" style:font-name-complex="Arial" fo:color="#10162F" fo:font-size="14pt" style:font-size-asian="14pt"/>
    </style:style>
    <style:style style:name="T978" style:parent-style-name="Policepardéfaut" style:family="text">
      <style:text-properties style:font-name="Arial" style:font-name-complex="Arial" fo:color="#10162F" fo:font-size="14pt" style:font-size-asian="14pt"/>
    </style:style>
    <style:style style:name="T979" style:parent-style-name="Accentuation" style:family="text">
      <style:text-properties style:font-name="Arial" style:font-name-complex="Arial" fo:font-style="normal" style:font-style-asian="normal" fo:color="#10162F" fo:font-size="14pt" style:font-size-asian="14pt"/>
    </style:style>
    <style:style style:name="T980" style:parent-style-name="Policepardéfaut" style:family="text">
      <style:text-properties style:font-name="Arial" style:font-name-complex="Arial" fo:color="#10162F" fo:font-size="14pt" style:font-size-asian="14pt"/>
    </style:style>
    <style:style style:name="P981" style:parent-style-name="Textbody" style:family="paragraph">
      <style:paragraph-properties fo:margin-bottom="0in" fo:line-height="160%"/>
    </style:style>
    <style:style style:name="T982" style:parent-style-name="Policepardéfaut" style:family="text">
      <style:text-properties style:font-name="Arial" style:font-name-complex="Arial" fo:color="#10162F" fo:font-size="14pt" style:font-size-asian="14pt"/>
    </style:style>
    <style:style style:name="T983" style:parent-style-name="Policepardéfaut" style:family="text">
      <style:text-properties style:font-name="Arial" style:font-name-complex="Arial" fo:color="#10162F" fo:font-size="14pt" style:font-size-asian="14pt"/>
    </style:style>
    <style:style style:name="T984" style:parent-style-name="SourceText" style:family="text">
      <style:text-properties style:font-name="Arial" style:font-name-asian="Monaco, Menlo, 'Ubuntu Mono', '" style:font-name-complex="Arial" fo:color="#10162F" fo:font-size="14pt" style:font-size-asian="14pt"/>
    </style:style>
    <style:style style:name="T985" style:parent-style-name="Policepardéfaut" style:family="text">
      <style:text-properties style:font-name="Arial" style:font-name-complex="Arial" fo:color="#10162F" fo:font-size="14pt" style:font-size-asian="14pt"/>
    </style:style>
    <style:style style:name="P986" style:parent-style-name="Textbody" style:family="paragraph">
      <style:paragraph-properties fo:line-height="160%"/>
    </style:style>
    <style:style style:name="T987" style:parent-style-name="Policepardéfaut" style:family="text">
      <style:text-properties style:font-name="Arial" style:font-name-complex="Arial" fo:color="#10162F" fo:font-size="14pt" style:font-size-asian="14pt"/>
    </style:style>
    <style:style style:name="T988" style:parent-style-name="Policepardéfaut" style:family="text">
      <style:text-properties style:font-name="Arial" style:font-name-complex="Arial" fo:color="#10162F" fo:font-size="14pt" style:font-size-asian="14pt"/>
    </style:style>
    <style:style style:name="T989"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990" style:parent-style-name="Policepardéfaut" style:family="text">
      <style:text-properties style:font-name="Arial" style:font-name-complex="Arial" fo:color="#10162F" fo:font-size="14pt" style:font-size-asian="14pt"/>
    </style:style>
    <style:style style:name="P991" style:parent-style-name="Textbody" style:family="paragraph">
      <style:paragraph-properties fo:margin-bottom="0in" fo:line-height="160%"/>
    </style:style>
    <style:style style:name="T992" style:parent-style-name="Policepardéfaut" style:family="text">
      <style:text-properties style:font-name="Arial" style:font-name-complex="Arial" fo:color="#10162F" fo:font-size="14pt" style:font-size-asian="14pt"/>
    </style:style>
    <style:style style:name="T993" style:parent-style-name="Policepardéfaut" style:family="text">
      <style:text-properties style:font-name="Arial" style:font-name-complex="Arial" fo:color="#10162F" fo:font-size="14pt" style:font-size-asian="14pt"/>
    </style:style>
    <style:style style:name="T994" style:parent-style-name="SourceText" style:family="text">
      <style:text-properties style:font-name="Arial" style:font-name-asian="Monaco, Menlo, 'Ubuntu Mono', '" style:font-name-complex="Arial" fo:color="#10162F" fo:font-size="14pt" style:font-size-asian="14pt"/>
    </style:style>
    <style:style style:name="T995" style:parent-style-name="Policepardéfaut" style:family="text">
      <style:text-properties style:font-name="Arial" style:font-name-complex="Arial" fo:color="#10162F" fo:font-size="14pt" style:font-size-asian="14pt"/>
    </style:style>
    <style:style style:name="T996" style:parent-style-name="SourceText" style:family="text">
      <style:text-properties style:font-name="Arial" style:font-name-asian="Monaco, Menlo, 'Ubuntu Mono', '" style:font-name-complex="Arial" fo:color="#10162F" fo:font-size="14pt" style:font-size-asian="14pt"/>
    </style:style>
    <style:style style:name="T997" style:parent-style-name="Policepardéfaut" style:family="text">
      <style:text-properties style:font-name="Arial" style:font-name-complex="Arial" fo:color="#10162F" fo:font-size="14pt" style:font-size-asian="14pt"/>
    </style:style>
    <style:style style:name="P998" style:parent-style-name="Textbody" style:family="paragraph">
      <style:text-properties style:font-name="Arial" style:font-name-complex="Arial" fo:color="#10162F"/>
    </style:style>
    <style:style style:name="P999" style:parent-style-name="Textbody" style:family="paragraph">
      <style:paragraph-properties fo:margin-bottom="0in" fo:line-height="160%"/>
    </style:style>
    <style:style style:name="T1000" style:parent-style-name="Policepardéfaut" style:family="text">
      <style:text-properties style:font-name="Arial" style:font-name-complex="Arial" fo:color="#10162F" fo:font-size="14pt" style:font-size-asian="14pt"/>
    </style:style>
    <style:style style:name="T1001" style:parent-style-name="Policepardéfaut" style:family="text">
      <style:text-properties style:font-name="Arial" style:font-name-complex="Arial" fo:color="#10162F" fo:font-size="14pt" style:font-size-asian="14pt"/>
    </style:style>
    <style:style style:name="T1002"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1003" style:parent-style-name="Policepardéfaut" style:family="text">
      <style:text-properties style:font-name="Arial" style:font-name-complex="Arial" fo:color="#10162F" fo:font-size="14pt" style:font-size-asian="14pt"/>
    </style:style>
    <style:style style:name="P1004" style:parent-style-name="Titre3" style:family="paragraph">
      <style:paragraph-properties fo:margin-top="0in" fo:margin-bottom="0in" fo:line-height="130%"/>
      <style:text-properties style:font-name="Arial" style:font-name-complex="Arial" fo:font-weight="normal" style:font-weight-asian="normal"/>
    </style:style>
    <style:style style:name="P1005" style:parent-style-name="Textbody" style:family="paragraph">
      <style:text-properties style:font-name="Arial" style:font-name-complex="Arial" fo:color="#10162F" fo:font-size="14pt" style:font-size-asian="14pt"/>
    </style:style>
    <style:style style:name="P1006" style:parent-style-name="Textbody" style:family="paragraph">
      <style:paragraph-properties fo:margin-bottom="0in" fo:line-height="160%"/>
    </style:style>
    <style:style style:name="T1007" style:parent-style-name="Policepardéfaut" style:family="text">
      <style:text-properties style:font-name="Arial" style:font-name-complex="Arial" fo:color="#10162F" fo:font-size="14pt" style:font-size-asian="14pt"/>
    </style:style>
    <style:style style:name="T1008" style:parent-style-name="Accentuation" style:family="text">
      <style:text-properties style:font-name="Arial" style:font-name-complex="Arial" fo:font-style="normal" style:font-style-asian="normal" fo:color="#10162F" fo:font-size="14pt" style:font-size-asian="14pt"/>
    </style:style>
    <style:style style:name="T1009" style:parent-style-name="Policepardéfaut" style:family="text">
      <style:text-properties style:font-name="Arial" style:font-name-complex="Arial" fo:color="#10162F" fo:font-size="14pt" style:font-size-asian="14pt"/>
    </style:style>
    <style:style style:name="T1010" style:parent-style-name="SourceText" style:family="text">
      <style:text-properties style:font-name="Arial" style:font-name-asian="Monaco, Menlo, 'Ubuntu Mono', '" style:font-name-complex="Arial" fo:color="#10162F" fo:font-size="14pt" style:font-size-asian="14pt"/>
    </style:style>
    <style:style style:name="T1011" style:parent-style-name="Policepardéfaut" style:family="text">
      <style:text-properties style:font-name="Arial" style:font-name-complex="Arial" fo:color="#10162F" fo:font-size="14pt" style:font-size-asian="14pt"/>
    </style:style>
    <style:style style:name="T1012" style:parent-style-name="SourceText" style:family="text">
      <style:text-properties style:font-name="Arial" style:font-name-asian="Monaco, Menlo, 'Ubuntu Mono', '" style:font-name-complex="Arial" fo:color="#10162F" fo:font-size="14pt" style:font-size-asian="14pt"/>
    </style:style>
    <style:style style:name="T1013" style:parent-style-name="Policepardéfaut" style:family="text">
      <style:text-properties style:font-name="Arial" style:font-name-complex="Arial" fo:color="#10162F" fo:font-size="14pt" style:font-size-asian="14pt"/>
    </style:style>
    <style:style style:name="P1014" style:parent-style-name="Textbody" style:family="paragraph">
      <style:paragraph-properties fo:margin-bottom="0in" fo:line-height="160%"/>
    </style:style>
    <style:style style:name="T1015" style:parent-style-name="Policepardéfaut" style:family="text">
      <style:text-properties style:font-name="Arial" style:font-name-complex="Arial" fo:color="#10162F" fo:font-size="14pt" style:font-size-asian="14pt"/>
    </style:style>
    <style:style style:name="T1016" style:parent-style-name="SourceText" style:family="text">
      <style:text-properties style:font-name="Arial" style:font-name-asian="Monaco, Menlo, 'Ubuntu Mono', '" style:font-name-complex="Arial" fo:color="#10162F" fo:font-size="14pt" style:font-size-asian="14pt"/>
    </style:style>
    <style:style style:name="T1017" style:parent-style-name="Policepardéfaut" style:family="text">
      <style:text-properties style:font-name="Arial" style:font-name-complex="Arial" fo:color="#10162F" fo:font-size="14pt" style:font-size-asian="14pt"/>
    </style:style>
    <style:style style:name="T1018" style:parent-style-name="Policepardéfaut" style:family="text">
      <style:text-properties style:font-name="Arial" style:font-name-complex="Arial" fo:color="#10162F" fo:font-size="14pt" style:font-size-asian="14pt"/>
    </style:style>
    <style:style style:name="T1019" style:parent-style-name="SourceText" style:family="text">
      <style:text-properties style:font-name="Arial" style:font-name-asian="Monaco, Menlo, 'Ubuntu Mono', '" style:font-name-complex="Arial" fo:color="#10162F" fo:font-size="14pt" style:font-size-asian="14pt"/>
    </style:style>
    <style:style style:name="T1020" style:parent-style-name="Policepardéfaut" style:family="text">
      <style:text-properties style:font-name="Arial" style:font-name-complex="Arial" fo:color="#10162F" fo:font-size="14pt" style:font-size-asian="14pt"/>
    </style:style>
    <style:style style:name="T1021" style:parent-style-name="SourceText" style:family="text">
      <style:text-properties style:font-name="Arial" style:font-name-asian="Monaco, Menlo, 'Ubuntu Mono', '" style:font-name-complex="Arial" fo:color="#10162F" fo:font-size="14pt" style:font-size-asian="14pt"/>
    </style:style>
    <style:style style:name="T1022" style:parent-style-name="Policepardéfaut" style:family="text">
      <style:text-properties style:font-name="Arial" style:font-name-complex="Arial" fo:color="#10162F" fo:font-size="14pt" style:font-size-asian="14pt"/>
    </style:style>
    <style:style style:name="T1023" style:parent-style-name="Policepardéfaut" style:family="text">
      <style:text-properties style:font-name="Arial" style:font-name-complex="Arial" fo:color="#10162F" fo:language="en" fo:country="US" style:language-asian="en" style:country-asian="US" style:language-complex="ar" style:country-complex="SA"/>
    </style:style>
    <style:style style:name="P1024" style:parent-style-name="Textbody" style:family="paragraph">
      <style:paragraph-properties fo:margin-bottom="0in" fo:line-height="160%"/>
    </style:style>
    <style:style style:name="T1025" style:parent-style-name="Policepardéfaut" style:family="text">
      <style:text-properties style:font-name="Arial" style:font-name-complex="Arial" fo:color="#10162F" fo:font-size="14pt" style:font-size-asian="14pt"/>
    </style:style>
    <style:style style:name="T1026" style:parent-style-name="SourceText" style:family="text">
      <style:text-properties style:font-name="Arial" style:font-name-asian="Monaco, Menlo, 'Ubuntu Mono', '" style:font-name-complex="Arial" fo:color="#10162F" fo:font-size="14pt" style:font-size-asian="14pt"/>
    </style:style>
    <style:style style:name="T1027" style:parent-style-name="Policepardéfaut" style:family="text">
      <style:text-properties style:font-name="Arial" style:font-name-complex="Arial" fo:color="#10162F" fo:font-size="14pt" style:font-size-asian="14pt"/>
    </style:style>
    <style:style style:name="T1028" style:parent-style-name="Policepardéfaut" style:family="text">
      <style:text-properties style:font-name="Arial" style:font-name-complex="Arial" fo:color="#10162F" fo:font-size="14pt" style:font-size-asian="14pt"/>
    </style:style>
    <style:style style:name="T1029" style:parent-style-name="SourceText" style:family="text">
      <style:text-properties style:font-name="Arial" style:font-name-asian="Monaco, Menlo, 'Ubuntu Mono', '" style:font-name-complex="Arial" fo:color="#10162F" fo:font-size="14pt" style:font-size-asian="14pt"/>
    </style:style>
    <style:style style:name="T1030" style:parent-style-name="Policepardéfaut" style:family="text">
      <style:text-properties style:font-name="Arial" style:font-name-complex="Arial" fo:color="#10162F" fo:font-size="14pt" style:font-size-asian="14pt"/>
    </style:style>
    <style:style style:name="T1031" style:parent-style-name="SourceText" style:family="text">
      <style:text-properties style:font-name="Arial" style:font-name-asian="Monaco, Menlo, 'Ubuntu Mono', '" style:font-name-complex="Arial" fo:color="#10162F" fo:font-size="14pt" style:font-size-asian="14pt"/>
    </style:style>
    <style:style style:name="T1032" style:parent-style-name="Policepardéfaut" style:family="text">
      <style:text-properties style:font-name="Arial" style:font-name-complex="Arial" fo:color="#10162F" fo:font-size="14pt" style:font-size-asian="14pt"/>
    </style:style>
    <style:style style:name="T1033" style:parent-style-name="SourceText" style:family="text">
      <style:text-properties style:font-name="Arial" style:font-name-asian="Monaco, Menlo, 'Ubuntu Mono', '" style:font-name-complex="Arial" fo:color="#10162F" fo:font-size="14pt" style:font-size-asian="14pt"/>
    </style:style>
    <style:style style:name="T1034" style:parent-style-name="Policepardéfaut" style:family="text">
      <style:text-properties style:font-name="Arial" style:font-name-complex="Arial" fo:color="#10162F" fo:font-size="14pt" style:font-size-asian="14pt"/>
    </style:style>
    <style:style style:name="P1035" style:parent-style-name="Textbody" style:family="paragraph">
      <style:text-properties style:font-name="Arial" style:font-name-complex="Arial" fo:color="#10162F"/>
    </style:style>
    <style:style style:name="P1036" style:parent-style-name="Textbody" style:family="paragraph">
      <style:paragraph-properties fo:margin-bottom="0in" fo:line-height="160%"/>
    </style:style>
    <style:style style:name="T1037" style:parent-style-name="Policepardéfaut" style:family="text">
      <style:text-properties style:font-name="Arial" style:font-name-complex="Arial" fo:color="#10162F" fo:font-size="14pt" style:font-size-asian="14pt"/>
    </style:style>
    <style:style style:name="T1038" style:parent-style-name="SourceText" style:family="text">
      <style:text-properties style:font-name="Arial" style:font-name-asian="Monaco, Menlo, 'Ubuntu Mono', '" style:font-name-complex="Arial" fo:color="#10162F" fo:font-size="14pt" style:font-size-asian="14pt"/>
    </style:style>
    <style:style style:name="T1039" style:parent-style-name="Policepardéfaut" style:family="text">
      <style:text-properties style:font-name="Arial" style:font-name-complex="Arial" fo:color="#10162F" fo:font-size="14pt" style:font-size-asian="14pt"/>
    </style:style>
    <style:style style:name="P1040" style:parent-style-name="Textbody" style:family="paragraph">
      <style:text-properties style:font-name="Arial" style:font-name-complex="Arial" fo:color="#10162F"/>
    </style:style>
    <style:style style:name="P1041" style:parent-style-name="Textbody" style:family="paragraph">
      <style:paragraph-properties fo:margin-bottom="0in" fo:line-height="160%"/>
    </style:style>
    <style:style style:name="T1042" style:parent-style-name="Policepardéfaut" style:family="text">
      <style:text-properties style:font-name="Arial" style:font-name-complex="Arial" fo:color="#10162F" fo:font-size="14pt" style:font-size-asian="14pt"/>
    </style:style>
    <style:style style:name="T1043" style:parent-style-name="SourceText" style:family="text">
      <style:text-properties style:font-name="Arial" style:font-name-asian="Monaco, Menlo, 'Ubuntu Mono', '" style:font-name-complex="Arial" fo:color="#10162F" fo:font-size="14pt" style:font-size-asian="14pt"/>
    </style:style>
    <style:style style:name="T1044" style:parent-style-name="Policepardéfaut" style:family="text">
      <style:text-properties style:font-name="Arial" style:font-name-complex="Arial" fo:color="#10162F" fo:font-size="14pt" style:font-size-asian="14pt"/>
    </style:style>
    <style:style style:name="T1045" style:parent-style-name="Policepardéfaut" style:family="text">
      <style:text-properties style:font-name="Arial" style:font-name-complex="Arial" fo:color="#10162F" fo:font-size="14pt" style:font-size-asian="14pt"/>
    </style:style>
    <style:style style:name="P1046" style:parent-style-name="Textbody" style:family="paragraph">
      <style:paragraph-properties fo:margin-bottom="0in"/>
      <style:text-properties style:font-name="Arial" style:font-name-complex="Arial" fo:color="#10162F"/>
    </style:style>
    <style:style style:name="P1047" style:parent-style-name="Titre3" style:family="paragraph">
      <style:paragraph-properties fo:margin-top="0in" fo:margin-bottom="0in" fo:line-height="130%"/>
      <style:text-properties style:font-name="Arial" style:font-name-complex="Arial" fo:font-weight="normal" style:font-weight-asian="normal"/>
    </style:style>
    <style:style style:name="P1048" style:parent-style-name="Textbody" style:family="paragraph">
      <style:text-properties style:font-name="Arial" style:font-name-complex="Arial" fo:color="#10162F" fo:font-size="14pt" style:font-size-asian="14pt"/>
    </style:style>
    <style:style style:name="P1049" style:parent-style-name="Textbody" style:family="paragraph">
      <style:paragraph-properties fo:line-height="160%"/>
    </style:style>
    <style:style style:name="T1050" style:parent-style-name="Policepardéfaut" style:family="text">
      <style:text-properties style:font-name="Arial" style:font-name-complex="Arial" fo:color="#10162F" fo:font-size="14pt" style:font-size-asian="14pt"/>
    </style:style>
    <style:style style:name="T1051" style:parent-style-name="Accentuation" style:family="text">
      <style:text-properties style:font-name="Arial" style:font-name-complex="Arial" fo:font-style="normal" style:font-style-asian="normal" fo:color="#10162F" fo:font-size="14pt" style:font-size-asian="14pt"/>
    </style:style>
    <style:style style:name="T1052" style:parent-style-name="Policepardéfaut" style:family="text">
      <style:text-properties style:font-name="Arial" style:font-name-complex="Arial" fo:color="#10162F" fo:font-size="14pt" style:font-size-asian="14pt"/>
    </style:style>
    <style:style style:name="T1053" style:parent-style-name="Policepardéfaut" style:family="text">
      <style:text-properties style:font-name="Arial" style:font-name-complex="Arial" fo:color="#10162F" fo:font-size="14pt" style:font-size-asian="14pt"/>
    </style:style>
    <style:style style:name="P1054" style:parent-style-name="Textbody" style:family="paragraph">
      <style:paragraph-properties fo:margin-bottom="0in" fo:line-height="160%"/>
    </style:style>
    <style:style style:name="T1055" style:parent-style-name="Policepardéfaut" style:family="text">
      <style:text-properties style:font-name="Arial" style:font-name-complex="Arial" fo:color="#10162F" fo:font-size="14pt" style:font-size-asian="14pt"/>
    </style:style>
    <style:style style:name="T1056" style:parent-style-name="SourceText" style:family="text">
      <style:text-properties style:font-name="Arial" style:font-name-asian="Monaco, Menlo, 'Ubuntu Mono', '" style:font-name-complex="Arial" fo:color="#10162F" fo:font-size="14pt" style:font-size-asian="14pt"/>
    </style:style>
    <style:style style:name="T1057" style:parent-style-name="Policepardéfaut" style:family="text">
      <style:text-properties style:font-name="Arial" style:font-name-complex="Arial" fo:color="#10162F" fo:font-size="14pt" style:font-size-asian="14pt"/>
    </style:style>
    <style:style style:name="T1058"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P1059" style:parent-style-name="Textbody" style:family="paragraph">
      <style:paragraph-properties fo:margin-bottom="0in" fo:line-height="160%"/>
    </style:style>
    <style:style style:name="T1060" style:parent-style-name="Policepardéfaut" style:family="text">
      <style:text-properties style:font-name="Arial" style:font-name-complex="Arial" fo:color="#10162F" fo:font-size="14pt" style:font-size-asian="14pt"/>
    </style:style>
    <style:style style:name="T1061" style:parent-style-name="SourceText" style:family="text">
      <style:text-properties style:font-name="Arial" style:font-name-asian="Monaco, Menlo, 'Ubuntu Mono', '" style:font-name-complex="Arial" fo:color="#10162F" fo:font-size="14pt" style:font-size-asian="14pt"/>
    </style:style>
    <style:style style:name="T1062" style:parent-style-name="Policepardéfaut" style:family="text">
      <style:text-properties style:font-name="Arial" style:font-name-complex="Arial" fo:color="#10162F" fo:font-size="14pt" style:font-size-asian="14pt"/>
    </style:style>
    <style:style style:name="T1063"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P1064" style:parent-style-name="Textbody" style:family="paragraph">
      <style:paragraph-properties fo:margin-bottom="0in" fo:line-height="160%"/>
    </style:style>
    <style:style style:name="T1065" style:parent-style-name="Policepardéfaut" style:family="text">
      <style:text-properties style:font-name="Arial" style:font-name-complex="Arial" fo:color="#10162F" fo:font-size="14pt" style:font-size-asian="14pt"/>
    </style:style>
    <style:style style:name="T1066" style:parent-style-name="SourceText" style:family="text">
      <style:text-properties style:font-name="Arial" style:font-name-asian="Monaco, Menlo, 'Ubuntu Mono', '" style:font-name-complex="Arial" fo:color="#10162F" fo:font-size="14pt" style:font-size-asian="14pt"/>
    </style:style>
    <style:style style:name="T1067" style:parent-style-name="Policepardéfaut" style:family="text">
      <style:text-properties style:font-name="Arial" style:font-name-complex="Arial" fo:color="#10162F" fo:font-size="14pt" style:font-size-asian="14pt"/>
    </style:style>
    <style:style style:name="T1068" style:parent-style-name="Policepardéfaut" style:family="text">
      <style:text-properties style:font-name="Arial" style:font-name-complex="Arial" fo:color="#10162F" fo:font-size="14pt" style:font-size-asian="14pt"/>
    </style:style>
    <style:style style:name="T1069" style:parent-style-name="Policepardéfaut" style:family="text">
      <style:text-properties style:font-name="Arial" style:font-name-complex="Arial" fo:color="#10162F" fo:font-size="14pt" style:font-size-asian="14pt"/>
    </style:style>
    <style:style style:name="T1070" style:parent-style-name="SourceText" style:family="text">
      <style:text-properties style:font-name="Arial" style:font-name-asian="Monaco, Menlo, 'Ubuntu Mono', '" style:font-name-complex="Arial" fo:color="#10162F" fo:font-size="14pt" style:font-size-asian="14pt"/>
    </style:style>
    <style:style style:name="T1071" style:parent-style-name="Policepardéfaut" style:family="text">
      <style:text-properties style:font-name="Arial" style:font-name-complex="Arial" fo:color="#10162F" fo:font-size="14pt" style:font-size-asian="14pt"/>
    </style:style>
    <style:style style:name="T1072" style:parent-style-name="SourceText" style:family="text">
      <style:text-properties style:font-name="Arial" style:font-name-asian="Monaco, Menlo, 'Ubuntu Mono', '" style:font-name-complex="Arial" fo:color="#10162F" fo:font-size="14pt" style:font-size-asian="14pt"/>
    </style:style>
    <style:style style:name="T1073" style:parent-style-name="Policepardéfaut" style:family="text">
      <style:text-properties style:font-name="Arial" style:font-name-complex="Arial" fo:color="#10162F" fo:font-size="14pt" style:font-size-asian="14pt"/>
    </style:style>
    <style:style style:name="T1074" style:parent-style-name="SourceText" style:family="text">
      <style:text-properties style:font-name="Arial" style:font-name-asian="Monaco, Menlo, 'Ubuntu Mono', '" style:font-name-complex="Arial" fo:color="#10162F" fo:font-size="14pt" style:font-size-asian="14pt"/>
    </style:style>
    <style:style style:name="T1075" style:parent-style-name="Policepardéfaut" style:family="text">
      <style:text-properties style:font-name="Arial" style:font-name-complex="Arial" fo:color="#10162F" fo:font-size="14pt" style:font-size-asian="14pt"/>
    </style:style>
    <style:style style:name="P1076" style:parent-style-name="Textbody" style:family="paragraph">
      <style:paragraph-properties fo:margin-bottom="0in" fo:line-height="160%"/>
    </style:style>
    <style:style style:name="T1077" style:parent-style-name="Policepardéfaut" style:family="text">
      <style:text-properties style:font-name="Arial" style:font-name-complex="Arial" fo:color="#10162F" fo:font-size="14pt" style:font-size-asian="14pt"/>
    </style:style>
    <style:style style:name="T1078" style:parent-style-name="Policepardéfaut" style:family="text">
      <style:text-properties style:font-name="Arial" style:font-name-complex="Arial" fo:color="#10162F" fo:font-size="14pt" style:font-size-asian="14pt"/>
    </style:style>
    <style:style style:name="T1079" style:parent-style-name="SourceText" style:family="text">
      <style:text-properties style:font-name="Arial" style:font-name-asian="Monaco, Menlo, 'Ubuntu Mono', '" style:font-name-complex="Arial" fo:color="#10162F" fo:font-size="14pt" style:font-size-asian="14pt"/>
    </style:style>
    <style:style style:name="T1080" style:parent-style-name="Policepardéfaut" style:family="text">
      <style:text-properties style:font-name="Arial" style:font-name-complex="Arial" fo:color="#10162F" fo:font-size="14pt" style:font-size-asian="14pt"/>
    </style:style>
    <style:style style:name="P1081" style:parent-style-name="Standard" style:family="paragraph">
      <style:text-properties style:font-name="Arial" style:font-name-complex="Arial"/>
    </style:style>
    <style:style style:name="P1082" style:parent-style-name="Titre3" style:family="paragraph">
      <style:paragraph-properties fo:margin-top="0in" fo:margin-bottom="0in" fo:line-height="130%"/>
      <style:text-properties style:font-name="Arial" style:font-name-complex="Arial" fo:font-weight="normal" style:font-weight-asian="normal"/>
    </style:style>
    <style:style style:name="P1083" style:parent-style-name="Textbody" style:family="paragraph">
      <style:text-properties style:font-name="Arial" style:font-name-complex="Arial" fo:color="#10162F" fo:font-size="14pt" style:font-size-asian="14pt"/>
    </style:style>
    <style:style style:name="P1084" style:parent-style-name="Textbody" style:family="paragraph">
      <style:paragraph-properties fo:line-height="160%"/>
      <style:text-properties style:font-name="Arial" style:font-name-complex="Arial" fo:color="#10162F" fo:font-size="14pt" style:font-size-asian="14pt"/>
    </style:style>
    <style:style style:name="P1085" style:parent-style-name="Textbody" style:family="paragraph">
      <style:paragraph-properties fo:line-height="160%"/>
      <style:text-properties style:font-name="Arial" style:font-name-complex="Arial" fo:color="#10162F" fo:font-size="14pt" style:font-size-asian="14pt"/>
    </style:style>
    <style:style style:name="P1086" style:parent-style-name="Textbody" style:family="paragraph">
      <style:paragraph-properties fo:margin-bottom="0in" fo:line-height="160%" fo:margin-left="0in" fo:text-indent="0in">
        <style:tab-stops/>
      </style:paragraph-properties>
    </style:style>
    <style:style style:name="T1087" style:parent-style-name="Policepardéfaut" style:family="text">
      <style:text-properties style:font-name="Arial" style:font-name-complex="Arial" fo:color="#10162F" fo:font-size="14pt" style:font-size-asian="14pt"/>
    </style:style>
    <style:style style:name="T1088" style:parent-style-name="Policepardéfaut" style:family="text">
      <style:text-properties style:font-name="Arial" style:font-name-complex="Arial" fo:color="#10162F" fo:font-size="14pt" style:font-size-asian="14pt"/>
    </style:style>
    <style:style style:name="T1089" style:parent-style-name="SourceText" style:family="text">
      <style:text-properties style:font-name="Arial" style:font-name-asian="Monaco, Menlo, 'Ubuntu Mono', '" style:font-name-complex="Arial" fo:color="#10162F" fo:font-size="14pt" style:font-size-asian="14pt"/>
    </style:style>
    <style:style style:name="T1090" style:parent-style-name="Policepardéfaut" style:family="text">
      <style:text-properties style:font-name="Arial" style:font-name-complex="Arial" fo:color="#10162F" fo:font-size="14pt" style:font-size-asian="14pt"/>
    </style:style>
    <style:style style:name="P1091" style:parent-style-name="Textbody" style:family="paragraph">
      <style:paragraph-properties fo:margin-bottom="0in" fo:line-height="160%"/>
    </style:style>
    <style:style style:name="T1092" style:parent-style-name="Policepardéfaut" style:family="text">
      <style:text-properties style:font-name="Arial" style:font-name-complex="Arial" fo:language="en" fo:country="US" style:language-asian="en" style:country-asian="US" style:language-complex="ar" style:country-complex="SA"/>
    </style:style>
    <style:style style:name="T1093"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1094" style:parent-style-name="Textbody" style:family="paragraph">
      <style:paragraph-properties fo:margin-bottom="0in" fo:line-height="160%"/>
      <style:text-properties style:font-name="Arial" style:font-name-complex="Arial" fo:color="#10162F" fo:font-size="14pt" style:font-size-asian="14pt"/>
    </style:style>
    <style:style style:name="P1095" style:parent-style-name="Textbody" style:family="paragraph">
      <style:paragraph-properties fo:margin-bottom="0in" fo:line-height="160%" fo:margin-left="0in" fo:text-indent="0in">
        <style:tab-stops/>
      </style:paragraph-properties>
    </style:style>
    <style:style style:name="T1096" style:parent-style-name="Policepardéfaut" style:family="text">
      <style:text-properties style:font-name="Arial" style:font-name-complex="Arial" fo:color="#10162F" fo:font-size="14pt" style:font-size-asian="14pt"/>
    </style:style>
    <style:style style:name="T1097" style:parent-style-name="SourceText" style:family="text">
      <style:text-properties style:font-name="Arial" style:font-name-asian="Monaco, Menlo, 'Ubuntu Mono', '" style:font-name-complex="Arial" fo:color="#10162F" fo:font-size="14pt" style:font-size-asian="14pt"/>
    </style:style>
    <style:style style:name="T1098" style:parent-style-name="Policepardéfaut" style:family="text">
      <style:text-properties style:font-name="Arial" style:font-name-complex="Arial" fo:color="#10162F" fo:font-size="14pt" style:font-size-asian="14pt"/>
    </style:style>
    <style:style style:name="T1099" style:parent-style-name="Policepardéfaut" style:family="text">
      <style:text-properties style:font-name="Arial" style:font-name-complex="Arial" fo:color="#10162F" fo:font-size="14pt" style:font-size-asian="14pt"/>
    </style:style>
    <style:style style:name="P1100"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1101" style:parent-style-name="Textbody" style:family="paragraph">
      <style:paragraph-properties fo:margin-bottom="0in" fo:line-height="160%" fo:margin-left="0in" fo:text-indent="0in">
        <style:tab-stops/>
      </style:paragraph-properties>
    </style:style>
    <style:style style:name="T1102" style:parent-style-name="Policepardéfaut" style:family="text">
      <style:text-properties style:font-name="Arial" style:font-name-complex="Arial" fo:color="#10162F" fo:font-size="14pt" style:font-size-asian="14pt"/>
    </style:style>
    <style:style style:name="T1103" style:parent-style-name="Policepardéfaut" style:family="text">
      <style:text-properties style:font-name="Arial" style:font-name-complex="Arial" fo:color="#10162F" fo:font-size="14pt" style:font-size-asian="14pt"/>
    </style:style>
    <style:style style:name="T1104" style:parent-style-name="SourceText" style:family="text">
      <style:text-properties style:font-name="Arial" style:font-name-asian="Monaco, Menlo, 'Ubuntu Mono', '" style:font-name-complex="Arial" fo:color="#10162F" fo:font-size="14pt" style:font-size-asian="14pt"/>
    </style:style>
    <style:style style:name="T1105" style:parent-style-name="Policepardéfaut" style:family="text">
      <style:text-properties style:font-name="Arial" style:font-name-complex="Arial" fo:color="#10162F" fo:font-size="14pt" style:font-size-asian="14pt"/>
    </style:style>
    <style:style style:name="P1106" style:parent-style-name="Textbody" style:family="paragraph">
      <style:paragraph-properties fo:margin-bottom="0in" fo:line-height="160%" fo:margin-left="0in" fo:text-indent="0in">
        <style:tab-stops/>
      </style:paragraph-properties>
    </style:style>
    <style:style style:name="T1107" style:parent-style-name="Policepardéfaut" style:family="text">
      <style:text-properties style:font-name="Arial" style:font-name-complex="Arial" fo:color="#10162F" fo:font-size="14pt" style:font-size-asian="14pt"/>
    </style:style>
    <style:style style:name="T1108" style:parent-style-name="SourceText" style:family="text">
      <style:text-properties style:font-name="Arial" style:font-name-asian="Monaco, Menlo, 'Ubuntu Mono', '" style:font-name-complex="Arial" fo:color="#10162F" fo:font-size="14pt" style:font-size-asian="14pt"/>
    </style:style>
    <style:style style:name="T1109" style:parent-style-name="Policepardéfaut" style:family="text">
      <style:text-properties style:font-name="Arial" style:font-name-complex="Arial" fo:color="#10162F" fo:font-size="14pt" style:font-size-asian="14pt"/>
    </style:style>
    <style:style style:name="T1110" style:parent-style-name="SourceText" style:family="text">
      <style:text-properties style:font-name="Arial" style:font-name-asian="Monaco, Menlo, 'Ubuntu Mono', '" style:font-name-complex="Arial" fo:color="#10162F" fo:font-size="14pt" style:font-size-asian="14pt"/>
    </style:style>
    <style:style style:name="T1111" style:parent-style-name="Policepardéfaut" style:family="text">
      <style:text-properties style:font-name="Arial" style:font-name-complex="Arial" fo:color="#10162F" fo:font-size="14pt" style:font-size-asian="14pt"/>
    </style:style>
    <style:style style:name="T1112" style:parent-style-name="SourceText" style:family="text">
      <style:text-properties style:font-name="Arial" style:font-name-asian="Monaco, Menlo, 'Ubuntu Mono', '" style:font-name-complex="Arial" fo:color="#10162F" fo:font-size="14pt" style:font-size-asian="14pt"/>
    </style:style>
    <style:style style:name="T1113" style:parent-style-name="Policepardéfaut" style:family="text">
      <style:text-properties style:font-name="Arial" style:font-name-complex="Arial" fo:color="#10162F" fo:font-size="14pt" style:font-size-asian="14pt"/>
    </style:style>
    <style:style style:name="P1114" style:parent-style-name="Textbody" style:family="paragraph">
      <style:paragraph-properties fo:margin-bottom="0in" fo:line-height="160%" fo:margin-left="0in" fo:text-indent="0in">
        <style:tab-stops/>
      </style:paragraph-properties>
    </style:style>
    <style:style style:name="T1115" style:parent-style-name="Policepardéfaut" style:family="text">
      <style:text-properties style:font-name="Arial" style:font-name-complex="Arial" fo:color="#10162F" fo:font-size="14pt" style:font-size-asian="14pt"/>
    </style:style>
    <style:style style:name="T1116" style:parent-style-name="SourceText" style:family="text">
      <style:text-properties style:font-name="Arial" style:font-name-asian="Monaco, Menlo, 'Ubuntu Mono', '" style:font-name-complex="Arial" fo:color="#10162F" fo:font-size="14pt" style:font-size-asian="14pt"/>
    </style:style>
    <style:style style:name="T1117" style:parent-style-name="SourceText" style:family="text">
      <style:text-properties style:font-name="Arial" style:font-name-asian="Monaco, Menlo, 'Ubuntu Mono', '" style:font-name-complex="Arial" fo:color="#10162F" fo:font-size="14pt" style:font-size-asian="14pt"/>
    </style:style>
    <style:style style:name="T1118" style:parent-style-name="Policepardéfaut" style:family="text">
      <style:text-properties style:font-name="Arial" style:font-name-complex="Arial" fo:color="#10162F" fo:font-size="14pt" style:font-size-asian="14pt"/>
    </style:style>
    <style:style style:name="P1119" style:parent-style-name="Textbody" style:family="paragraph">
      <style:paragraph-properties fo:margin-bottom="0in" fo:line-height="160%" fo:margin-left="0in" fo:text-indent="0in">
        <style:tab-stops/>
      </style:paragraph-properties>
    </style:style>
    <style:style style:name="T1120" style:parent-style-name="Policepardéfaut" style:family="text">
      <style:text-properties style:font-name="Arial" style:font-name-complex="Arial" fo:color="#10162F" fo:font-size="14pt" style:font-size-asian="14pt"/>
    </style:style>
    <style:style style:name="T1121" style:parent-style-name="SourceText" style:family="text">
      <style:text-properties style:font-name="Arial" style:font-name-asian="Monaco, Menlo, 'Ubuntu Mono', '" style:font-name-complex="Arial" fo:color="#10162F" fo:font-size="14pt" style:font-size-asian="14pt"/>
    </style:style>
    <style:style style:name="T1122" style:parent-style-name="Policepardéfaut" style:family="text">
      <style:text-properties style:font-name="Arial" style:font-name-complex="Arial" fo:color="#10162F" fo:font-size="14pt" style:font-size-asian="14pt"/>
    </style:style>
    <style:style style:name="T1123" style:parent-style-name="Policepardéfaut" style:family="text">
      <style:text-properties style:font-name="Arial" style:font-name-complex="Arial" fo:color="#10162F" fo:font-size="14pt" style:font-size-asian="14pt"/>
    </style:style>
    <style:style style:name="P1124" style:parent-style-name="Standard" style:family="paragraph">
      <style:text-properties style:font-name="Arial" style:font-name-complex="Arial"/>
    </style:style>
    <style:style style:name="P1125" style:parent-style-name="Titre3" style:family="paragraph">
      <style:paragraph-properties fo:margin-top="0in" fo:margin-bottom="0in" fo:line-height="130%"/>
      <style:text-properties style:font-name="Arial" style:font-name-complex="Arial" fo:font-weight="normal" style:font-weight-asian="normal"/>
    </style:style>
    <style:style style:name="P1126" style:parent-style-name="Textbody" style:family="paragraph">
      <style:text-properties style:font-name="Arial" style:font-name-complex="Arial" fo:color="#10162F" fo:font-size="14pt" style:font-size-asian="14pt"/>
    </style:style>
    <style:style style:name="P1127" style:parent-style-name="Textbody" style:family="paragraph">
      <style:paragraph-properties fo:line-height="160%"/>
      <style:text-properties style:font-name="Arial" style:font-name-complex="Arial" fo:color="#10162F" fo:font-size="14pt" style:font-size-asian="14pt"/>
    </style:style>
    <style:style style:name="P1128" style:parent-style-name="Textbody" style:family="paragraph">
      <style:paragraph-properties fo:margin-bottom="0in"/>
    </style:style>
    <style:style style:name="T1129" style:parent-style-name="Policepardéfaut" style:family="text">
      <style:text-properties style:font-name="Arial" style:font-name-complex="Arial" fo:language="en" fo:country="US" style:language-asian="en" style:country-asian="US" style:language-complex="ar" style:country-complex="SA"/>
    </style:style>
    <style:style style:name="P1130" style:parent-style-name="Textbody" style:family="paragraph">
      <style:text-properties fo:language="en" fo:country="US"/>
    </style:style>
    <style:style style:name="T1131"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1132" style:parent-style-name="Textbody" style:family="paragraph">
      <style:paragraph-properties fo:margin-bottom="0in"/>
      <style:text-properties style:font-name="Arial" style:font-name-complex="Arial" fo:color="#10162F" fo:font-size="14pt" style:font-size-asian="14pt"/>
    </style:style>
    <style:style style:name="P1133" style:parent-style-name="Textbody" style:family="paragraph">
      <style:paragraph-properties fo:margin-bottom="0in"/>
    </style:style>
    <style:style style:name="T1134" style:parent-style-name="Policepardéfaut" style:family="text">
      <style:text-properties style:font-name="Arial" style:font-name-complex="Arial" fo:language="en" fo:country="US" style:language-asian="en" style:country-asian="US" style:language-complex="ar" style:country-complex="SA"/>
    </style:style>
    <style:style style:name="T1135"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1136" style:parent-style-name="Textbody" style:family="paragraph">
      <style:text-properties style:font-name="Arial" style:font-name-complex="Arial" fo:color="#10162F" fo:font-size="14pt" style:font-size-asian="14pt"/>
    </style:style>
    <style:style style:name="P1137" style:parent-style-name="Textbody" style:family="paragraph">
      <style:paragraph-properties fo:line-height="160%"/>
      <style:text-properties style:font-name="Arial" style:font-name-complex="Arial" fo:color="#10162F" fo:font-size="14pt" style:font-size-asian="14pt"/>
    </style:style>
    <style:style style:name="P1138" style:parent-style-name="Textbody" style:family="paragraph">
      <style:paragraph-properties fo:margin-bottom="0in" fo:line-height="160%"/>
      <style:text-properties style:font-name="Arial" style:font-name-complex="Arial" fo:color="#10162F" fo:font-size="14pt" style:font-size-asian="14pt"/>
    </style:style>
    <style:style style:name="P1139" style:parent-style-name="Standard" style:family="paragraph">
      <style:text-properties style:font-name="Arial" style:font-name-complex="Arial"/>
    </style:style>
    <style:style style:name="P1140" style:parent-style-name="Titre3" style:family="paragraph">
      <style:paragraph-properties fo:margin-top="0in" fo:margin-bottom="0in" fo:line-height="130%"/>
      <style:text-properties style:font-name="Arial" style:font-name-complex="Arial" fo:font-weight="normal" style:font-weight-asian="normal"/>
    </style:style>
    <style:style style:name="P1141" style:parent-style-name="Textbody" style:family="paragraph">
      <style:text-properties style:font-name="Arial" style:font-name-complex="Arial" fo:color="#10162F" fo:font-size="14pt" style:font-size-asian="14pt"/>
    </style:style>
    <style:style style:name="P1142" style:parent-style-name="Textbody" style:family="paragraph">
      <style:paragraph-properties fo:line-height="160%"/>
      <style:text-properties style:font-name="Arial" style:font-name-complex="Arial" fo:color="#10162F" fo:font-size="14pt" style:font-size-asian="14pt"/>
    </style:style>
    <style:style style:name="P1143"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1144"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1145"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1146" style:parent-style-name="Textbody" style:family="paragraph">
      <style:paragraph-properties fo:margin-bottom="0in" fo:line-height="160%" fo:margin-left="0in" fo:text-indent="0in">
        <style:tab-stops/>
      </style:paragraph-properties>
    </style:style>
    <style:style style:name="T1147" style:parent-style-name="SourceText" style:family="text">
      <style:text-properties style:font-name="Arial" style:font-name-asian="Monaco, Menlo, 'Ubuntu Mono', '" style:font-name-complex="Arial" fo:color="#10162F" fo:font-size="14pt" style:font-size-asian="14pt"/>
    </style:style>
    <style:style style:name="P1148" style:parent-style-name="Textbody" style:family="paragraph">
      <style:paragraph-properties fo:margin-bottom="0in" fo:line-height="160%"/>
    </style:style>
    <style:style style:name="T1149" style:parent-style-name="Policepardéfaut" style:family="text">
      <style:text-properties style:font-name="Arial" style:font-name-complex="Arial" fo:color="#10162F" fo:font-size="14pt" style:font-size-asian="14pt"/>
    </style:style>
    <style:style style:name="T1150" style:parent-style-name="Policepardéfaut" style:family="text">
      <style:text-properties style:font-name="Arial" style:font-name-complex="Arial" fo:color="#10162F" fo:font-size="14pt" style:font-size-asian="14pt"/>
    </style:style>
    <style:style style:name="T1151" style:parent-style-name="SourceText" style:family="text">
      <style:text-properties style:font-name="Arial" style:font-name-asian="Monaco, Menlo, 'Ubuntu Mono', '" style:font-name-complex="Arial" fo:color="#10162F" fo:font-size="14pt" style:font-size-asian="14pt"/>
    </style:style>
    <style:style style:name="T1152" style:parent-style-name="Policepardéfaut" style:family="text">
      <style:text-properties style:font-name="Arial" style:font-name-complex="Arial" fo:color="#10162F" fo:font-size="14pt" style:font-size-asian="14pt"/>
    </style:style>
    <style:style style:name="T1153" style:parent-style-name="SourceText" style:family="text">
      <style:text-properties style:font-name="Arial" style:font-name-asian="Monaco, Menlo, 'Ubuntu Mono', '" style:font-name-complex="Arial" fo:color="#10162F" fo:font-size="14pt" style:font-size-asian="14pt"/>
    </style:style>
    <style:style style:name="T1154" style:parent-style-name="Policepardéfaut" style:family="text">
      <style:text-properties style:font-name="Arial" style:font-name-complex="Arial" fo:color="#10162F" fo:font-size="14pt" style:font-size-asian="14pt"/>
    </style:style>
    <style:style style:name="T1155" style:parent-style-name="Policepardéfaut" style:family="text">
      <style:text-properties style:font-name="Arial" style:font-name-complex="Arial" fo:color="#10162F" fo:font-size="14pt" style:font-size-asian="14pt"/>
    </style:style>
    <style:style style:name="T1156" style:parent-style-name="SourceText" style:family="text">
      <style:text-properties style:font-name="Arial" style:font-name-asian="Monaco, Menlo, 'Ubuntu Mono', '" style:font-name-complex="Arial" fo:color="#10162F" fo:font-size="14pt" style:font-size-asian="14pt"/>
    </style:style>
    <style:style style:name="T1157" style:parent-style-name="Policepardéfaut" style:family="text">
      <style:text-properties style:font-name="Arial" style:font-name-complex="Arial" fo:color="#10162F" fo:font-size="14pt" style:font-size-asian="14pt"/>
    </style:style>
    <style:style style:name="P1158" style:parent-style-name="Textbody" style:family="paragraph">
      <style:paragraph-properties fo:margin-bottom="0in" fo:line-height="160%"/>
    </style:style>
    <style:style style:name="T1159" style:parent-style-name="Policepardéfaut" style:family="text">
      <style:text-properties style:font-name="Arial" style:font-name-complex="Arial" fo:color="#10162F" fo:font-size="14pt" style:font-size-asian="14pt"/>
    </style:style>
    <style:style style:name="T1160" style:parent-style-name="Policepardéfaut" style:family="text">
      <style:text-properties style:font-name="Arial" style:font-name-complex="Arial" fo:color="#10162F" fo:font-size="14pt" style:font-size-asian="14pt"/>
    </style:style>
    <style:style style:name="T1161" style:parent-style-name="Accentuation" style:family="text">
      <style:text-properties style:font-name="Arial" style:font-name-complex="Arial" fo:font-style="normal" style:font-style-asian="normal" fo:color="#10162F" fo:font-size="14pt" style:font-size-asian="14pt"/>
    </style:style>
    <style:style style:name="T1162" style:parent-style-name="Policepardéfaut" style:family="text">
      <style:text-properties style:font-name="Arial" style:font-name-complex="Arial" fo:color="#10162F" fo:font-size="14pt" style:font-size-asian="14pt"/>
    </style:style>
    <style:style style:name="T1163" style:parent-style-name="Policepardéfaut" style:family="text">
      <style:text-properties style:font-name="Arial" style:font-name-complex="Arial" fo:color="#10162F" fo:font-size="14pt" style:font-size-asian="14pt"/>
    </style:style>
    <style:style style:name="T1164" style:parent-style-name="Policepardéfaut" style:family="text">
      <style:text-properties style:font-name="Arial" style:font-name-complex="Arial" fo:color="#10162F" fo:font-size="14pt" style:font-size-asian="14pt"/>
    </style:style>
    <style:style style:name="T1165" style:parent-style-name="Policepardéfaut" style:family="text">
      <style:text-properties style:font-name="Arial" style:font-name-complex="Arial" fo:color="#10162F" fo:font-size="14pt" style:font-size-asian="14pt"/>
    </style:style>
    <style:style style:name="P1166" style:parent-style-name="Standard" style:family="paragraph">
      <style:text-properties style:font-name="Arial" style:font-name-complex="Arial"/>
    </style:style>
    <style:style style:name="P1167" style:parent-style-name="Titre3" style:family="paragraph">
      <style:paragraph-properties fo:margin-top="0in" fo:margin-bottom="0in" fo:line-height="130%"/>
      <style:text-properties style:font-name="Arial" style:font-name-complex="Arial" fo:font-weight="normal" style:font-weight-asian="normal"/>
    </style:style>
    <style:style style:name="P1168" style:parent-style-name="Textbody" style:family="paragraph">
      <style:text-properties style:font-name="Arial" style:font-name-complex="Arial" fo:color="#10162F" fo:font-size="14pt" style:font-size-asian="14pt"/>
    </style:style>
    <style:style style:name="P1169" style:parent-style-name="Textbody" style:family="paragraph">
      <style:paragraph-properties fo:line-height="160%"/>
    </style:style>
    <style:style style:name="T1170" style:parent-style-name="Policepardéfaut" style:family="text">
      <style:text-properties style:font-name="Arial" style:font-name-complex="Arial" fo:color="#10162F" fo:font-size="14pt" style:font-size-asian="14pt"/>
    </style:style>
    <style:style style:name="T1171" style:parent-style-name="Accentuation" style:family="text">
      <style:text-properties style:font-name="Arial" style:font-name-complex="Arial" fo:font-style="normal" style:font-style-asian="normal" fo:color="#10162F" fo:font-size="14pt" style:font-size-asian="14pt"/>
    </style:style>
    <style:style style:name="T1172" style:parent-style-name="Accentuation" style:family="text">
      <style:text-properties style:font-name="Arial" style:font-name-complex="Arial" fo:font-style="normal" style:font-style-asian="normal" fo:color="#10162F" fo:font-size="14pt" style:font-size-asian="14pt"/>
    </style:style>
    <style:style style:name="T1173" style:parent-style-name="Policepardéfaut" style:family="text">
      <style:text-properties style:font-name="Arial" style:font-name-complex="Arial" fo:color="#10162F" fo:font-size="14pt" style:font-size-asian="14pt"/>
    </style:style>
    <style:style style:name="P1174" style:parent-style-name="Textbody" style:family="paragraph">
      <style:paragraph-properties fo:margin-bottom="0in"/>
    </style:style>
    <style:style style:name="T1175" style:parent-style-name="Policepardéfaut" style:family="text">
      <style:text-properties style:font-name="Arial" style:font-name-complex="Arial" fo:language="en" fo:country="US" style:language-asian="en" style:country-asian="US" style:language-complex="ar" style:country-complex="SA"/>
    </style:style>
    <style:style style:name="T1176"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1177" style:parent-style-name="Textbody" style:family="paragraph">
      <style:paragraph-properties fo:margin-bottom="0in"/>
      <style:text-properties style:font-name="Arial" style:font-name-complex="Arial" fo:color="#10162F" fo:font-size="14pt" style:font-size-asian="14pt"/>
    </style:style>
    <style:style style:name="P1178" style:parent-style-name="Textbody" style:family="paragraph">
      <style:paragraph-properties fo:margin-bottom="0in"/>
    </style:style>
    <style:style style:name="T1179" style:parent-style-name="Policepardéfaut" style:family="text">
      <style:text-properties style:font-name="Arial" style:font-name-complex="Arial" fo:language="en" fo:country="US" style:language-asian="en" style:country-asian="US" style:language-complex="ar" style:country-complex="SA"/>
    </style:style>
    <style:style style:name="P1180" style:parent-style-name="Textbody" style:family="paragraph">
      <style:text-properties fo:language="en" fo:country="US"/>
    </style:style>
    <style:style style:name="T1181"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1182" style:parent-style-name="Textbody" style:family="paragraph">
      <style:text-properties style:font-name="Arial" style:font-name-complex="Arial" fo:color="#10162F" fo:font-size="14pt" style:font-size-asian="14pt"/>
    </style:style>
    <style:style style:name="P1183" style:parent-style-name="Textbody" style:family="paragraph">
      <style:paragraph-properties fo:margin-bottom="0in" fo:line-height="160%"/>
    </style:style>
    <style:style style:name="T1184" style:parent-style-name="Policepardéfaut" style:family="text">
      <style:text-properties style:font-name="Arial" style:font-name-complex="Arial" fo:color="#10162F" fo:font-size="14pt" style:font-size-asian="14pt"/>
    </style:style>
    <style:style style:name="T1185" style:parent-style-name="Policepardéfaut" style:family="text">
      <style:text-properties style:font-name="Arial" style:font-name-complex="Arial" fo:color="#10162F" fo:font-size="14pt" style:font-size-asian="14pt"/>
    </style:style>
    <style:style style:name="T1186" style:parent-style-name="SourceText" style:family="text">
      <style:text-properties style:font-name="Arial" style:font-name-asian="Monaco, Menlo, 'Ubuntu Mono', '" style:font-name-complex="Arial" fo:color="#10162F" fo:font-size="14pt" style:font-size-asian="14pt"/>
    </style:style>
    <style:style style:name="T1187" style:parent-style-name="Policepardéfaut" style:family="text">
      <style:text-properties style:font-name="Arial" style:font-name-complex="Arial" fo:color="#10162F" fo:font-size="14pt" style:font-size-asian="14pt"/>
    </style:style>
    <style:style style:name="T1188" style:parent-style-name="Policepardéfaut" style:family="text">
      <style:text-properties style:font-name="Arial" style:font-name-complex="Arial" fo:color="#10162F" fo:font-size="14pt" style:font-size-asian="14pt"/>
    </style:style>
    <style:style style:name="P1189" style:parent-style-name="Textbody" style:family="paragraph">
      <style:paragraph-properties fo:margin-bottom="0in" fo:line-height="160%"/>
      <style:text-properties style:font-name="Arial" style:font-name-complex="Arial" fo:color="#10162F" fo:font-size="14pt" style:font-size-asian="14pt"/>
    </style:style>
    <style:style style:name="P1190" style:parent-style-name="Standard" style:family="paragraph">
      <style:text-properties style:font-name="Arial" style:font-name-complex="Arial"/>
    </style:style>
    <style:style style:name="P1191" style:parent-style-name="Titre3" style:family="paragraph">
      <style:paragraph-properties fo:margin-top="0in" fo:margin-bottom="0in" fo:line-height="130%"/>
      <style:text-properties style:font-name="Arial" style:font-name-complex="Arial" fo:font-weight="normal" style:font-weight-asian="normal"/>
    </style:style>
    <style:style style:name="P1192" style:parent-style-name="Textbody" style:family="paragraph">
      <style:text-properties style:font-name="Arial" style:font-name-complex="Arial" fo:color="#10162F" fo:font-size="14pt" style:font-size-asian="14pt"/>
    </style:style>
    <style:style style:name="P1193" style:parent-style-name="Textbody" style:family="paragraph">
      <style:paragraph-properties fo:line-height="160%"/>
      <style:text-properties style:font-name="Arial" style:font-name-complex="Arial" fo:color="#10162F" fo:font-size="14pt" style:font-size-asian="14pt"/>
    </style:style>
    <style:style style:name="P1194" style:parent-style-name="Textbody" style:family="paragraph">
      <style:paragraph-properties fo:margin-bottom="0in"/>
    </style:style>
    <style:style style:name="T1195" style:parent-style-name="Policepardéfaut" style:family="text">
      <style:text-properties style:font-name="Arial" style:font-name-complex="Arial" fo:language="en" fo:country="US" style:language-asian="en" style:country-asian="US" style:language-complex="ar" style:country-complex="SA"/>
    </style:style>
    <style:style style:name="T1196"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1197" style:parent-style-name="Textbody" style:family="paragraph">
      <style:text-properties style:font-name="Arial" style:font-name-complex="Arial" fo:color="#10162F" fo:font-size="14pt" style:font-size-asian="14pt"/>
    </style:style>
    <style:style style:name="P1198" style:parent-style-name="Textbody" style:family="paragraph">
      <style:paragraph-properties fo:line-height="160%"/>
      <style:text-properties style:font-name="Arial" style:font-name-complex="Arial" fo:color="#10162F" fo:font-size="14pt" style:font-size-asian="14pt"/>
    </style:style>
    <style:style style:name="P1199" style:parent-style-name="Textbody" style:family="paragraph">
      <style:paragraph-properties fo:margin-bottom="0in" fo:line-height="160%"/>
    </style:style>
    <style:style style:name="T1200" style:parent-style-name="Policepardéfaut" style:family="text">
      <style:text-properties style:font-name="Arial" style:font-name-complex="Arial" fo:color="#10162F" fo:font-size="14pt" style:font-size-asian="14pt"/>
    </style:style>
    <style:style style:name="T1201" style:parent-style-name="Policepardéfaut" style:family="text">
      <style:text-properties style:font-name="Arial" style:font-name-complex="Arial" fo:color="#10162F" fo:font-size="14pt" style:font-size-asian="14pt"/>
    </style:style>
    <style:style style:name="T1202"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1203" style:parent-style-name="Policepardéfaut" style:family="text">
      <style:text-properties style:font-name="Arial" style:font-name-complex="Arial" fo:color="#10162F" fo:font-size="14pt" style:font-size-asian="14pt"/>
    </style:style>
    <style:style style:name="T1204" style:parent-style-name="Policepardéfaut" style:family="text">
      <style:text-properties style:font-name="Arial" style:font-name-complex="Arial" fo:color="#10162F" fo:font-size="14pt" style:font-size-asian="14pt"/>
    </style:style>
    <style:style style:name="P1205" style:parent-style-name="Textbody" style:family="paragraph">
      <style:paragraph-properties fo:margin-bottom="0in"/>
    </style:style>
    <style:style style:name="T1206" style:parent-style-name="Policepardéfaut" style:family="text">
      <style:text-properties style:font-name="Arial" style:font-name-complex="Arial" fo:language="en" fo:country="US" style:language-asian="en" style:country-asian="US" style:language-complex="ar" style:country-complex="SA"/>
    </style:style>
    <style:style style:name="P1207" style:parent-style-name="Textbody" style:family="paragraph">
      <style:text-properties fo:language="en" fo:country="US"/>
    </style:style>
    <style:style style:name="T1208"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1209" style:parent-style-name="Policepardéfaut" style:family="text">
      <style:text-properties style:font-name="Arial" style:font-name-complex="Arial" fo:color="#10162F" fo:font-size="14pt" style:font-size-asian="14pt"/>
    </style:style>
    <style:style style:name="T1210"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1211" style:parent-style-name="Policepardéfaut" style:family="text">
      <style:text-properties style:font-name="Arial" style:font-name-complex="Arial" fo:color="#10162F" fo:font-size="14pt" style:font-size-asian="14pt"/>
    </style:style>
    <style:style style:name="T1212" style:parent-style-name="Policepardéfaut" style:family="text">
      <style:text-properties style:font-name="Arial" style:font-name-complex="Arial" fo:color="#10162F" fo:font-size="14pt" style:font-size-asian="14pt"/>
    </style:style>
    <style:style style:name="P1213" style:parent-style-name="Standard" style:family="paragraph">
      <style:text-properties style:font-name="Arial" style:font-name-complex="Arial"/>
    </style:style>
    <style:style style:name="P1214" style:parent-style-name="Titre3" style:family="paragraph">
      <style:paragraph-properties fo:margin-top="0in" fo:margin-bottom="0in" fo:line-height="130%"/>
      <style:text-properties style:font-name="Arial" style:font-name-complex="Arial" fo:font-weight="normal" style:font-weight-asian="normal"/>
    </style:style>
    <style:style style:name="P1215" style:parent-style-name="Textbody" style:family="paragraph">
      <style:text-properties style:font-name="Arial" style:font-name-complex="Arial" fo:color="#10162F" fo:font-size="14pt" style:font-size-asian="14pt"/>
    </style:style>
    <style:style style:name="P1216" style:parent-style-name="Textbody" style:family="paragraph">
      <style:paragraph-properties fo:line-height="160%"/>
      <style:text-properties style:font-name="Arial" style:font-name-complex="Arial" fo:color="#10162F" fo:font-size="14pt" style:font-size-asian="14pt"/>
    </style:style>
    <style:style style:name="P1217" style:parent-style-name="Textbody" style:family="paragraph">
      <style:paragraph-properties fo:margin-bottom="0in"/>
    </style:style>
    <style:style style:name="T1218" style:parent-style-name="Policepardéfaut" style:family="text">
      <style:text-properties style:font-name="Arial" style:font-name-complex="Arial" fo:language="en" fo:country="US" style:language-asian="en" style:country-asian="US" style:language-complex="ar" style:country-complex="SA"/>
    </style:style>
    <style:style style:name="T1219"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1220" style:parent-style-name="Textbody" style:family="paragraph">
      <style:paragraph-properties fo:margin-bottom="0in"/>
      <style:text-properties style:font-name="Arial" style:font-name-complex="Arial" fo:color="#10162F" fo:font-size="14pt" style:font-size-asian="14pt"/>
    </style:style>
    <style:style style:name="P1221" style:parent-style-name="Textbody" style:family="paragraph">
      <style:paragraph-properties fo:margin-bottom="0in"/>
    </style:style>
    <style:style style:name="T1222" style:parent-style-name="Policepardéfaut" style:family="text">
      <style:text-properties style:font-name="Arial" style:font-name-complex="Arial" fo:language="en" fo:country="US" style:language-asian="en" style:country-asian="US" style:language-complex="ar" style:country-complex="SA"/>
    </style:style>
    <style:style style:name="T1223"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1224" style:parent-style-name="Textbody" style:family="paragraph">
      <style:paragraph-properties fo:margin-bottom="0in"/>
      <style:text-properties style:font-name="Arial" style:font-name-complex="Arial" fo:color="#10162F" fo:font-size="14pt" style:font-size-asian="14pt"/>
    </style:style>
    <style:style style:name="P1225" style:parent-style-name="Textbody" style:family="paragraph">
      <style:paragraph-properties fo:margin-bottom="0in"/>
    </style:style>
    <style:style style:name="T1226" style:parent-style-name="Policepardéfaut" style:family="text">
      <style:text-properties style:font-name="Arial" style:font-name-complex="Arial" fo:language="en" fo:country="US" style:language-asian="en" style:country-asian="US" style:language-complex="ar" style:country-complex="SA"/>
    </style:style>
    <style:style style:name="P1227" style:parent-style-name="Textbody" style:family="paragraph">
      <style:text-properties fo:language="en" fo:country="US"/>
    </style:style>
    <style:style style:name="T1228"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1229" style:parent-style-name="Textbody" style:family="paragraph">
      <style:text-properties style:font-name="Arial" style:font-name-complex="Arial" fo:color="#10162F" fo:font-size="14pt" style:font-size-asian="14pt"/>
    </style:style>
    <style:style style:name="P1230" style:parent-style-name="Textbody" style:family="paragraph">
      <style:paragraph-properties fo:line-height="160%"/>
      <style:text-properties style:font-name="Arial" style:font-name-complex="Arial" fo:color="#10162F" fo:font-size="14pt" style:font-size-asian="14pt"/>
    </style:style>
    <style:style style:name="P1231"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1232" style:parent-style-name="Textbody" style:family="paragraph">
      <style:paragraph-properties fo:margin-bottom="0in" fo:line-height="160%" fo:margin-left="0in" fo:text-indent="0in">
        <style:tab-stops/>
      </style:paragraph-properties>
    </style:style>
    <style:style style:name="T1233" style:parent-style-name="Policepardéfaut" style:family="text">
      <style:text-properties style:font-name="Arial" style:font-name-complex="Arial" fo:color="#10162F" fo:font-size="14pt" style:font-size-asian="14pt"/>
    </style:style>
    <style:style style:name="T1234" style:parent-style-name="Policepardéfaut" style:family="text">
      <style:text-properties style:font-name="Arial" style:font-name-complex="Arial" fo:color="#10162F" fo:font-size="14pt" style:font-size-asian="14pt"/>
    </style:style>
    <style:style style:name="T1235" style:parent-style-name="Accentuation" style:family="text">
      <style:text-properties style:font-name="Arial" style:font-name-complex="Arial" fo:font-style="normal" style:font-style-asian="normal" fo:color="#10162F" fo:font-size="14pt" style:font-size-asian="14pt"/>
    </style:style>
    <style:style style:name="T1236" style:parent-style-name="Policepardéfaut" style:family="text">
      <style:text-properties style:font-name="Arial" style:font-name-complex="Arial" fo:color="#10162F" fo:font-size="14pt" style:font-size-asian="14pt"/>
    </style:style>
    <style:style style:name="P1237"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1238" style:parent-style-name="Textbody" style:family="paragraph">
      <style:paragraph-properties fo:margin-bottom="0in" fo:line-height="160%"/>
    </style:style>
    <style:style style:name="T1239" style:parent-style-name="Policepardéfaut" style:family="text">
      <style:text-properties style:font-name="Arial" style:font-name-complex="Arial" fo:language="en" fo:country="US" style:language-asian="en" style:country-asian="US" style:language-complex="ar" style:country-complex="SA"/>
    </style:style>
    <style:style style:name="T1240"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1241" style:parent-style-name="Textbody" style:family="paragraph">
      <style:paragraph-properties fo:margin-bottom="0in" fo:line-height="160%"/>
      <style:text-properties style:font-name="Arial" style:font-name-complex="Arial" fo:color="#10162F" fo:font-size="14pt" style:font-size-asian="14pt"/>
    </style:style>
    <style:style style:name="P1242" style:parent-style-name="Textbody" style:family="paragraph">
      <style:paragraph-properties fo:line-height="160%"/>
      <style:text-properties style:font-name="Arial" style:font-name-complex="Arial" fo:color="#10162F" fo:font-size="14pt" style:font-size-asian="14pt"/>
    </style:style>
    <style:style style:name="P1243" style:parent-style-name="Textbody" style:family="paragraph">
      <style:paragraph-properties fo:margin-bottom="0in" fo:line-height="160%"/>
      <style:text-properties style:font-name="Arial" style:font-name-complex="Arial" fo:color="#10162F" fo:font-size="14pt" style:font-size-asian="14pt"/>
    </style:style>
    <style:style style:name="P1244" style:parent-style-name="Standard" style:family="paragraph">
      <style:text-properties style:font-name="Arial" style:font-name-complex="Arial"/>
    </style:style>
    <style:style style:name="P1245" style:parent-style-name="Titre3" style:family="paragraph">
      <style:paragraph-properties fo:margin-top="0in" fo:margin-bottom="0in" fo:line-height="130%"/>
      <style:text-properties style:font-name="Arial" style:font-name-complex="Arial" fo:font-weight="normal" style:font-weight-asian="normal"/>
    </style:style>
    <style:style style:name="P1246" style:parent-style-name="Textbody" style:family="paragraph">
      <style:text-properties style:font-name="Arial" style:font-name-complex="Arial" fo:color="#10162F" fo:font-size="14pt" style:font-size-asian="14pt"/>
    </style:style>
    <style:style style:name="P1247" style:parent-style-name="Textbody" style:family="paragraph">
      <style:paragraph-properties fo:line-height="160%"/>
      <style:text-properties style:font-name="Arial" style:font-name-complex="Arial" fo:color="#10162F" fo:font-size="14pt" style:font-size-asian="14pt"/>
    </style:style>
    <style:style style:name="P1248"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1249"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1250"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1251"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1252"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1253"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1254" style:parent-style-name="Textbody" style:family="paragraph">
      <style:paragraph-properties fo:margin-bottom="0in" fo:line-height="160%"/>
    </style:style>
    <style:style style:name="T1255" style:parent-style-name="Policepardéfaut" style:family="text">
      <style:text-properties style:font-name="Arial" style:font-name-complex="Arial" fo:language="en" fo:country="US" style:language-asian="en" style:country-asian="US" style:language-complex="ar" style:country-complex="SA"/>
    </style:style>
    <style:style style:name="T1256"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1257" style:parent-style-name="Textbody" style:family="paragraph">
      <style:paragraph-properties fo:margin-bottom="0in" fo:line-height="160%"/>
      <style:text-properties style:font-name="Arial" style:font-name-complex="Arial" fo:color="#10162F" fo:font-size="14pt" style:font-size-asian="14pt"/>
    </style:style>
    <style:style style:name="P1258" style:parent-style-name="Textbody" style:family="paragraph">
      <style:paragraph-properties fo:margin-bottom="0in" fo:line-height="160%"/>
    </style:style>
    <style:style style:name="T1259" style:parent-style-name="Policepardéfaut" style:family="text">
      <style:text-properties style:font-name="Arial" style:font-name-complex="Arial" fo:language="en" fo:country="US" style:language-asian="en" style:country-asian="US" style:language-complex="ar" style:country-complex="SA"/>
    </style:style>
    <style:style style:name="T1260"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1261" style:parent-style-name="Textbody" style:family="paragraph">
      <style:paragraph-properties fo:margin-bottom="0in" fo:line-height="160%"/>
      <style:text-properties style:font-name="Arial" style:font-name-complex="Arial" fo:color="#10162F" fo:font-size="14pt" style:font-size-asian="14pt"/>
    </style:style>
    <style:style style:name="P1262"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1263" style:parent-style-name="Standard" style:family="paragraph">
      <style:text-properties style:font-name="Arial" style:font-name-complex="Arial"/>
    </style:style>
    <style:style style:name="P1264" style:parent-style-name="Standard" style:family="paragraph">
      <style:text-properties style:font-name="Arial" style:font-name-complex="Arial"/>
    </style:style>
    <style:style style:name="P1265" style:parent-style-name="Standard" style:family="paragraph">
      <style:text-properties style:font-name="Arial" style:font-name-complex="Arial"/>
    </style:style>
    <style:style style:name="P1266" style:parent-style-name="Standard" style:family="paragraph">
      <style:text-properties style:font-name="Arial" style:font-name-complex="Arial"/>
    </style:style>
    <style:style style:name="P1267" style:parent-style-name="Standard" style:family="paragraph">
      <style:text-properties style:font-name="Arial" style:font-name-complex="Arial"/>
    </style:style>
    <style:style style:name="P1268" style:parent-style-name="Titre3" style:family="paragraph">
      <style:paragraph-properties fo:margin-top="0in" fo:margin-bottom="0in" fo:line-height="130%"/>
      <style:text-properties style:font-name="Arial" style:font-name-complex="Arial" fo:font-weight="normal" style:font-weight-asian="normal"/>
    </style:style>
    <style:style style:name="P1269" style:parent-style-name="Textbody" style:family="paragraph">
      <style:text-properties style:font-name="Arial" style:font-name-complex="Arial" fo:color="#10162F" fo:font-size="14pt" style:font-size-asian="14pt"/>
    </style:style>
    <style:style style:name="P1270" style:parent-style-name="Textbody" style:family="paragraph">
      <style:paragraph-properties fo:line-height="160%"/>
    </style:style>
    <style:style style:name="T1271" style:parent-style-name="Policepardéfaut" style:family="text">
      <style:text-properties style:font-name="Arial" style:font-name-complex="Arial" fo:color="#10162F" fo:font-size="14pt" style:font-size-asian="14pt"/>
    </style:style>
    <style:style style:name="T1272" style:parent-style-name="Accentuation" style:family="text">
      <style:text-properties style:font-name="Arial" style:font-name-complex="Arial" fo:font-style="normal" style:font-style-asian="normal" fo:color="#10162F" fo:font-size="14pt" style:font-size-asian="14pt"/>
    </style:style>
    <style:style style:name="T1273" style:parent-style-name="Policepardéfaut" style:family="text">
      <style:text-properties style:font-name="Arial" style:font-name-complex="Arial" fo:color="#10162F" fo:font-size="14pt" style:font-size-asian="14pt"/>
    </style:style>
    <style:style style:name="T1274" style:parent-style-name="Policepardéfaut" style:family="text">
      <style:text-properties style:font-name="Arial" style:font-name-complex="Arial" fo:color="#10162F" fo:font-size="14pt" style:font-size-asian="14pt"/>
    </style:style>
    <style:style style:name="T1275"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T1276" style:parent-style-name="Policepardéfaut" style:family="text">
      <style:text-properties style:font-name="Arial" style:font-name-complex="Arial" fo:color="#10162F" fo:font-size="14pt" style:font-size-asian="14pt"/>
    </style:style>
    <style:style style:name="P1277" style:parent-style-name="Textbody" style:family="paragraph">
      <style:paragraph-properties fo:line-height="160%"/>
      <style:text-properties style:font-name="Arial" style:font-name-complex="Arial" fo:color="#10162F" fo:font-size="14pt" style:font-size-asian="14pt"/>
    </style:style>
    <style:style style:name="P1278" style:parent-style-name="Textbody" style:family="paragraph">
      <style:paragraph-properties fo:margin-bottom="0in"/>
    </style:style>
    <style:style style:name="T1279" style:parent-style-name="Policepardéfaut" style:family="text">
      <style:text-properties style:font-name="Arial" style:font-name-complex="Arial" fo:language="en" fo:country="US" style:language-asian="en" style:country-asian="US" style:language-complex="ar" style:country-complex="SA"/>
    </style:style>
    <style:style style:name="T1280" style:parent-style-name="SourceText" style:family="text">
      <style:text-properties style:font-name="Arial" style:font-name-asian="Monaco, Menlo, 'Ubuntu Mono', '" style:font-name-complex="Arial" fo:color="#10162F" fo:font-size="14pt" style:font-size-asian="14pt" style:text-underline-type="single" style:text-underline-style="solid" style:text-underline-width="auto" style:text-underline-mode="continuous"/>
    </style:style>
    <style:style style:name="P1281" style:parent-style-name="Textbody" style:family="paragraph">
      <style:paragraph-properties fo:margin-bottom="0in"/>
    </style:style>
    <style:style style:name="T1282" style:parent-style-name="Policepardéfaut" style:family="text">
      <style:text-properties style:font-name="Arial" style:font-name-complex="Arial" fo:color="#10162F" fo:font-size="14pt" style:font-size-asian="14pt"/>
    </style:style>
    <style:style style:name="T1283" style:parent-style-name="SourceText" style:family="text">
      <style:text-properties style:font-name="Arial" style:font-name-asian="Monaco, Menlo, 'Ubuntu Mono', '" style:font-name-complex="Arial" fo:color="#10162F" fo:font-size="14pt" style:font-size-asian="14pt"/>
    </style:style>
    <style:style style:name="T1284" style:parent-style-name="Policepardéfaut" style:family="text">
      <style:text-properties style:font-name="Arial" style:font-name-complex="Arial" fo:color="#10162F" fo:font-size="14pt" style:font-size-asian="14pt"/>
    </style:style>
    <style:style style:name="T1285" style:parent-style-name="Policepardéfaut" style:family="text">
      <style:text-properties style:font-name="Arial" style:font-name-complex="Arial" fo:color="#10162F" fo:font-size="14pt" style:font-size-asian="14pt"/>
    </style:style>
    <style:style style:name="T1286" style:parent-style-name="SourceText" style:family="text">
      <style:text-properties style:font-name="Arial" style:font-name-asian="Monaco, Menlo, 'Ubuntu Mono', '" style:font-name-complex="Arial" fo:color="#10162F" fo:font-size="14pt" style:font-size-asian="14pt"/>
    </style:style>
    <style:style style:name="T1287" style:parent-style-name="Policepardéfaut" style:family="text">
      <style:text-properties style:font-name="Arial" style:font-name-complex="Arial" fo:color="#10162F" fo:font-size="14pt" style:font-size-asian="14pt"/>
    </style:style>
    <style:style style:name="T1288" style:parent-style-name="SourceText" style:family="text">
      <style:text-properties style:font-name="Arial" style:font-name-asian="Monaco, Menlo, 'Ubuntu Mono', '" style:font-name-complex="Arial" fo:color="#10162F" fo:font-size="14pt" style:font-size-asian="14pt"/>
    </style:style>
    <style:style style:name="T1289" style:parent-style-name="Policepardéfaut" style:family="text">
      <style:text-properties style:font-name="Arial" style:font-name-complex="Arial" fo:color="#10162F" fo:font-size="14pt" style:font-size-asian="14pt"/>
    </style:style>
    <style:style style:name="T1290" style:parent-style-name="SourceText" style:family="text">
      <style:text-properties style:font-name="Arial" style:font-name-asian="Monaco, Menlo, 'Ubuntu Mono', '" style:font-name-complex="Arial" fo:color="#EA6C8B" fo:font-size="14pt" style:font-size-asian="14pt" fo:background-color="#211E2F"/>
    </style:style>
    <style:style style:name="T1291" style:parent-style-name="SourceText" style:family="text">
      <style:text-properties style:font-name="Arial" style:font-name-asian="Monaco, Menlo, 'Ubuntu Mono', '" style:font-name-complex="Arial" fo:color="#FFFFFF" fo:font-size="14pt" style:font-size-asian="14pt" fo:background-color="#211E2F"/>
    </style:style>
    <style:style style:name="T1292" style:parent-style-name="SourceText" style:family="text">
      <style:text-properties style:font-name="Arial" style:font-name-asian="Monaco, Menlo, 'Ubuntu Mono', '" style:font-name-complex="Arial" fo:color="#B4D353" fo:font-size="14pt" style:font-size-asian="14pt" fo:background-color="#211E2F"/>
    </style:style>
    <style:style style:name="T1293" style:parent-style-name="SourceText" style:family="text">
      <style:text-properties style:font-name="Arial" style:font-name-asian="Monaco, Menlo, 'Ubuntu Mono', '" style:font-name-complex="Arial" fo:color="#FFFFFF" fo:font-size="14pt" style:font-size-asian="14pt" fo:background-color="#211E2F"/>
    </style:style>
    <style:style style:name="T1294" style:parent-style-name="SourceText" style:family="text">
      <style:text-properties style:font-name="Arial" style:font-name-asian="Monaco, Menlo, 'Ubuntu Mono', '" style:font-name-complex="Arial" fo:color="#FFE083" fo:font-size="14pt" style:font-size-asian="14pt" fo:background-color="#211E2F"/>
    </style:style>
    <style:style style:name="T1295" style:parent-style-name="SourceText" style:family="text">
      <style:text-properties style:font-name="Arial" style:font-name-asian="Monaco, Menlo, 'Ubuntu Mono', '" style:font-name-complex="Arial" fo:color="#FFFFFF" fo:font-size="14pt" style:font-size-asian="14pt" fo:background-color="#211E2F"/>
    </style:style>
    <style:style style:name="T1296" style:parent-style-name="SourceText" style:family="text">
      <style:text-properties style:font-name="Arial" style:font-name-asian="Monaco, Menlo, 'Ubuntu Mono', '" style:font-name-complex="Arial" fo:color="#B4D353" fo:font-size="14pt" style:font-size-asian="14pt" fo:background-color="#211E2F"/>
    </style:style>
    <style:style style:name="T1297" style:parent-style-name="SourceText" style:family="text">
      <style:text-properties style:font-name="Arial" style:font-name-asian="Monaco, Menlo, 'Ubuntu Mono', '" style:font-name-complex="Arial" fo:color="#FFFFFF" fo:font-size="14pt" style:font-size-asian="14pt" fo:background-color="#211E2F"/>
    </style:style>
    <style:style style:name="T1298" style:parent-style-name="SourceText" style:family="text">
      <style:text-properties style:font-name="Arial" style:font-name-asian="Monaco, Menlo, 'Ubuntu Mono', '" style:font-name-complex="Arial" fo:color="#FFE083" fo:font-size="14pt" style:font-size-asian="14pt" fo:background-color="#211E2F"/>
    </style:style>
    <style:style style:name="T1299" style:parent-style-name="SourceText" style:family="text">
      <style:text-properties style:font-name="Arial" style:font-name-asian="Monaco, Menlo, 'Ubuntu Mono', '" style:font-name-complex="Arial" fo:color="#EA6C8B" fo:font-size="14pt" style:font-size-asian="14pt" fo:background-color="#211E2F"/>
    </style:style>
    <style:style style:name="T1300" style:parent-style-name="SourceText" style:family="text">
      <style:text-properties style:font-name="Arial" style:font-name-asian="Monaco, Menlo, 'Ubuntu Mono', '" style:font-name-complex="Arial" fo:color="#EA6C8B" fo:font-size="14pt" style:font-size-asian="14pt" fo:background-color="#211E2F"/>
    </style:style>
    <style:style style:name="P1301" style:parent-style-name="Textbody" style:family="paragraph">
      <style:paragraph-properties fo:margin-bottom="0in" fo:line-height="160%"/>
    </style:style>
    <style:style style:name="T1302" style:parent-style-name="Policepardéfaut" style:family="text">
      <style:text-properties style:font-name="Arial" style:font-name-complex="Arial" fo:language="en" fo:country="US" style:language-asian="en" style:country-asian="US" style:language-complex="ar" style:country-complex="SA"/>
    </style:style>
    <style:style style:name="T1303" style:parent-style-name="Policepardéfaut" style:family="text">
      <style:text-properties style:font-name="Arial" style:font-name-complex="Arial" fo:color="#10162F" fo:font-size="14pt" style:font-size-asian="14pt"/>
    </style:style>
    <style:style style:name="T1304" style:parent-style-name="Policepardéfaut" style:family="text">
      <style:text-properties style:font-name="Arial" style:font-name-complex="Arial" fo:color="#10162F" fo:font-size="14pt" style:font-size-asian="14pt"/>
    </style:style>
    <style:style style:name="T1305" style:parent-style-name="SourceText" style:family="text">
      <style:text-properties style:font-name="Arial" style:font-name-asian="Monaco, Menlo, 'Ubuntu Mono', '" style:font-name-complex="Arial" fo:color="#10162F" fo:font-size="14pt" style:font-size-asian="14pt"/>
    </style:style>
    <style:style style:name="T1306" style:parent-style-name="Policepardéfaut" style:family="text">
      <style:text-properties style:font-name="Arial" style:font-name-complex="Arial" fo:color="#10162F" fo:font-size="14pt" style:font-size-asian="14pt"/>
    </style:style>
    <style:style style:name="T1307" style:parent-style-name="StrongEmphasis" style:family="text">
      <style:text-properties style:font-name="Arial" style:font-name-complex="Arial" fo:color="#10162F" fo:font-size="14pt" style:font-size-asian="14pt"/>
    </style:style>
    <style:style style:name="T1308" style:parent-style-name="Policepardéfaut" style:family="text">
      <style:text-properties style:font-name="Arial" style:font-name-complex="Arial" fo:color="#10162F" fo:font-size="14pt" style:font-size-asian="14pt"/>
    </style:style>
    <style:style style:name="P1309" style:parent-style-name="Textbody" style:family="paragraph">
      <style:paragraph-properties fo:margin-bottom="0in" fo:line-height="160%" fo:margin-left="0in" fo:text-indent="0in">
        <style:tab-stops/>
      </style:paragraph-properties>
    </style:style>
    <style:style style:name="T1310" style:parent-style-name="Policepardéfaut" style:family="text">
      <style:text-properties style:font-name="Arial" style:font-name-complex="Arial" fo:color="#10162F" fo:font-size="14pt" style:font-size-asian="14pt"/>
    </style:style>
    <style:style style:name="T1311" style:parent-style-name="SourceText" style:family="text">
      <style:text-properties style:font-name="Arial" style:font-name-asian="Monaco, Menlo, 'Ubuntu Mono', '" style:font-name-complex="Arial" fo:color="#10162F" fo:font-size="14pt" style:font-size-asian="14pt"/>
    </style:style>
    <style:style style:name="T1312" style:parent-style-name="Policepardéfaut" style:family="text">
      <style:text-properties style:font-name="Arial" style:font-name-complex="Arial" fo:color="#10162F" fo:font-size="14pt" style:font-size-asian="14pt"/>
    </style:style>
    <style:style style:name="P1313" style:parent-style-name="Textbody" style:family="paragraph">
      <style:paragraph-properties fo:margin-bottom="0in" fo:line-height="160%" fo:margin-left="0in" fo:text-indent="0in">
        <style:tab-stops/>
      </style:paragraph-properties>
    </style:style>
    <style:style style:name="T1314" style:parent-style-name="Policepardéfaut" style:family="text">
      <style:text-properties style:font-name="Arial" style:font-name-complex="Arial" fo:color="#10162F" fo:font-size="14pt" style:font-size-asian="14pt"/>
    </style:style>
    <style:style style:name="T1315" style:parent-style-name="SourceText" style:family="text">
      <style:text-properties style:font-name="Arial" style:font-name-asian="Monaco, Menlo, 'Ubuntu Mono', '" style:font-name-complex="Arial" fo:color="#10162F" fo:font-size="14pt" style:font-size-asian="14pt"/>
    </style:style>
    <style:style style:name="T1316" style:parent-style-name="SourceText" style:family="text">
      <style:text-properties style:font-name="Arial" style:font-name-asian="Monaco, Menlo, 'Ubuntu Mono', '" style:font-name-complex="Arial" fo:color="#10162F" fo:font-size="14pt" style:font-size-asian="14pt"/>
    </style:style>
    <style:style style:name="T1317" style:parent-style-name="Policepardéfaut" style:family="text">
      <style:text-properties style:font-name="Arial" style:font-name-complex="Arial" fo:color="#10162F" fo:font-size="14pt" style:font-size-asian="14pt"/>
    </style:style>
    <style:style style:name="P1318" style:parent-style-name="Textbody" style:family="paragraph">
      <style:paragraph-properties fo:margin-bottom="0in" fo:line-height="160%"/>
    </style:style>
    <style:style style:name="T1319" style:parent-style-name="Policepardéfaut" style:family="text">
      <style:text-properties style:font-name="Arial" style:font-name-complex="Arial" fo:color="#10162F" fo:font-size="14pt" style:font-size-asian="14pt"/>
    </style:style>
    <style:style style:name="T1320" style:parent-style-name="Policepardéfaut" style:family="text">
      <style:text-properties style:font-name="Arial" style:font-name-complex="Arial" fo:color="#10162F" fo:font-size="14pt" style:font-size-asian="14pt"/>
    </style:style>
    <style:style style:name="T1321" style:parent-style-name="Policepardéfaut" style:family="text">
      <style:text-properties style:font-name="Arial" style:font-name-complex="Arial" fo:color="#10162F" fo:font-size="14pt" style:font-size-asian="14pt"/>
    </style:style>
    <style:style style:name="T1322" style:parent-style-name="SourceText" style:family="text">
      <style:text-properties style:font-name="Arial" style:font-name-asian="Monaco, Menlo, 'Ubuntu Mono', '" style:font-name-complex="Arial" fo:color="#10162F" fo:font-size="14pt" style:font-size-asian="14pt"/>
    </style:style>
    <style:style style:name="T1323" style:parent-style-name="SourceText" style:family="text">
      <style:text-properties style:font-name="Arial" style:font-name-asian="Monaco, Menlo, 'Ubuntu Mono', '" style:font-name-complex="Arial" fo:color="#10162F" fo:font-size="14pt" style:font-size-asian="14pt"/>
    </style:style>
    <style:style style:name="T1324" style:parent-style-name="Policepardéfaut" style:family="text">
      <style:text-properties style:font-name="Arial" style:font-name-complex="Arial" fo:color="#10162F" fo:font-size="14pt" style:font-size-asian="14pt"/>
    </style:style>
    <style:style style:name="P1325" style:parent-style-name="Textbody" style:family="paragraph">
      <style:paragraph-properties fo:margin-bottom="0in" fo:line-height="160%"/>
    </style:style>
    <style:style style:name="T1326" style:parent-style-name="Policepardéfaut" style:family="text">
      <style:text-properties style:font-name="Arial" style:font-name-complex="Arial" fo:color="#10162F" fo:font-size="14pt" style:font-size-asian="14pt"/>
    </style:style>
    <style:style style:name="T1327" style:parent-style-name="SourceText" style:family="text">
      <style:text-properties style:font-name="Arial" style:font-name-asian="Monaco, Menlo, 'Ubuntu Mono', '" style:font-name-complex="Arial" fo:color="#10162F" fo:font-size="14pt" style:font-size-asian="14pt"/>
    </style:style>
    <style:style style:name="T1328" style:parent-style-name="Policepardéfaut" style:family="text">
      <style:text-properties style:font-name="Arial" style:font-name-complex="Arial" fo:color="#10162F" fo:font-size="14pt" style:font-size-asian="14pt"/>
    </style:style>
    <style:style style:name="T1329" style:parent-style-name="Policepardéfaut" style:family="text">
      <style:text-properties style:font-name="Arial" style:font-name-complex="Arial" fo:color="#10162F" fo:font-size="14pt" style:font-size-asian="14pt"/>
    </style:style>
    <style:style style:name="T1330" style:parent-style-name="SourceText" style:family="text">
      <style:text-properties style:font-name="Arial" style:font-name-asian="Monaco, Menlo, 'Ubuntu Mono', '" style:font-name-complex="Arial" fo:color="#10162F" fo:font-size="14pt" style:font-size-asian="14pt"/>
    </style:style>
    <style:style style:name="T1331" style:parent-style-name="Policepardéfaut" style:family="text">
      <style:text-properties style:font-name="Arial" style:font-name-complex="Arial" fo:color="#10162F" fo:font-size="14pt" style:font-size-asian="14pt"/>
    </style:style>
    <style:style style:name="T1332" style:parent-style-name="SourceText" style:family="text">
      <style:text-properties style:font-name="Arial" style:font-name-asian="Monaco, Menlo, 'Ubuntu Mono', '" style:font-name-complex="Arial" fo:color="#EA6C8B" fo:font-size="14pt" style:font-size-asian="14pt" fo:background-color="#211E2F"/>
    </style:style>
    <style:style style:name="T1333" style:parent-style-name="SourceText" style:family="text">
      <style:text-properties style:font-name="Arial" style:font-name-asian="Monaco, Menlo, 'Ubuntu Mono', '" style:font-name-complex="Arial" fo:color="#FFFFFF" fo:font-size="14pt" style:font-size-asian="14pt" fo:background-color="#211E2F"/>
    </style:style>
    <style:style style:name="T1334" style:parent-style-name="SourceText" style:family="text">
      <style:text-properties style:font-name="Arial" style:font-name-asian="Monaco, Menlo, 'Ubuntu Mono', '" style:font-name-complex="Arial" fo:color="#B4D353" fo:font-size="14pt" style:font-size-asian="14pt" fo:background-color="#211E2F"/>
    </style:style>
    <style:style style:name="T1335" style:parent-style-name="SourceText" style:family="text">
      <style:text-properties style:font-name="Arial" style:font-name-asian="Monaco, Menlo, 'Ubuntu Mono', '" style:font-name-complex="Arial" fo:color="#FFFFFF" fo:font-size="14pt" style:font-size-asian="14pt" fo:background-color="#211E2F"/>
    </style:style>
    <style:style style:name="T1336" style:parent-style-name="SourceText" style:family="text">
      <style:text-properties style:font-name="Arial" style:font-name-asian="Monaco, Menlo, 'Ubuntu Mono', '" style:font-name-complex="Arial" fo:color="#FFE083" fo:font-size="14pt" style:font-size-asian="14pt" fo:background-color="#211E2F"/>
    </style:style>
    <style:style style:name="T1337" style:parent-style-name="SourceText" style:family="text">
      <style:text-properties style:font-name="Arial" style:font-name-asian="Monaco, Menlo, 'Ubuntu Mono', '" style:font-name-complex="Arial" fo:color="#FFFFFF" fo:font-size="14pt" style:font-size-asian="14pt" fo:background-color="#211E2F"/>
    </style:style>
    <style:style style:name="T1338" style:parent-style-name="SourceText" style:family="text">
      <style:text-properties style:font-name="Arial" style:font-name-asian="Monaco, Menlo, 'Ubuntu Mono', '" style:font-name-complex="Arial" fo:color="#B4D353" fo:font-size="14pt" style:font-size-asian="14pt" fo:background-color="#211E2F"/>
    </style:style>
    <style:style style:name="T1339" style:parent-style-name="SourceText" style:family="text">
      <style:text-properties style:font-name="Arial" style:font-name-asian="Monaco, Menlo, 'Ubuntu Mono', '" style:font-name-complex="Arial" fo:color="#FFFFFF" fo:font-size="14pt" style:font-size-asian="14pt" fo:background-color="#211E2F"/>
    </style:style>
    <style:style style:name="T1340" style:parent-style-name="SourceText" style:family="text">
      <style:text-properties style:font-name="Arial" style:font-name-asian="Monaco, Menlo, 'Ubuntu Mono', '" style:font-name-complex="Arial" fo:color="#FFE083" fo:font-size="14pt" style:font-size-asian="14pt" fo:background-color="#211E2F"/>
    </style:style>
    <style:style style:name="T1341" style:parent-style-name="SourceText" style:family="text">
      <style:text-properties style:font-name="Arial" style:font-name-asian="Monaco, Menlo, 'Ubuntu Mono', '" style:font-name-complex="Arial" fo:color="#EA6C8B" fo:font-size="14pt" style:font-size-asian="14pt" fo:background-color="#211E2F"/>
    </style:style>
    <style:style style:name="T1342" style:parent-style-name="SourceText" style:family="text">
      <style:text-properties style:font-name="Arial" style:font-name-complex="Arial" fo:color="#FFFFFF" fo:background-color="#211E2F"/>
    </style:style>
    <style:style style:name="T1343"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34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345"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346" style:parent-style-name="SourceText" style:family="text">
      <style:text-properties style:font-name="Arial" style:font-name-complex="Arial" fo:color="#FFFFFF" fo:background-color="#211E2F" fo:language="en" fo:country="US"/>
    </style:style>
    <style:style style:name="T1347"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34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349"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350" style:parent-style-name="SourceText" style:family="text">
      <style:text-properties style:font-name="Arial" style:font-name-asian="Monaco, Menlo, 'Ubuntu Mono', '" style:font-name-complex="Arial" fo:color="#EA6C8B" fo:font-size="14pt" style:font-size-asian="14pt" fo:background-color="#211E2F"/>
    </style:style>
    <style:style style:name="P1351" style:parent-style-name="Textbody" style:family="paragraph">
      <style:paragraph-properties fo:margin-bottom="0in" fo:line-height="160%"/>
    </style:style>
    <style:style style:name="T1352" style:parent-style-name="Policepardéfaut" style:family="text">
      <style:text-properties style:font-name="Arial" style:font-name-complex="Arial" fo:language="en" fo:country="US" style:language-asian="en" style:country-asian="US" style:language-complex="ar" style:country-complex="SA"/>
    </style:style>
    <style:style style:name="T1353" style:parent-style-name="Policepardéfaut" style:family="text">
      <style:text-properties style:font-name="Arial" style:font-name-complex="Arial" fo:color="#10162F" fo:font-size="14pt" style:font-size-asian="14pt"/>
    </style:style>
    <style:style style:name="T1354" style:parent-style-name="Policepardéfaut" style:family="text">
      <style:text-properties style:font-name="Arial" style:font-name-complex="Arial" fo:color="#10162F" fo:font-size="14pt" style:font-size-asian="14pt"/>
    </style:style>
    <style:style style:name="T1355" style:parent-style-name="SourceText" style:family="text">
      <style:text-properties style:font-name="Arial" style:font-name-asian="Monaco, Menlo, 'Ubuntu Mono', '" style:font-name-complex="Arial" fo:color="#10162F" fo:font-size="14pt" style:font-size-asian="14pt"/>
    </style:style>
    <style:style style:name="T1356" style:parent-style-name="Policepardéfaut" style:family="text">
      <style:text-properties style:font-name="Arial" style:font-name-complex="Arial" fo:color="#10162F" fo:font-size="14pt" style:font-size-asian="14pt"/>
    </style:style>
    <style:style style:name="P1357" style:parent-style-name="Standard" style:family="paragraph">
      <style:text-properties style:font-name="Arial" style:font-name-complex="Arial"/>
    </style:style>
    <style:style style:name="P1358" style:parent-style-name="Titre3" style:family="paragraph">
      <style:paragraph-properties fo:margin-top="0in" fo:margin-bottom="0in" fo:line-height="130%"/>
      <style:text-properties style:font-name="Arial" style:font-name-complex="Arial" fo:font-weight="normal" style:font-weight-asian="normal"/>
    </style:style>
    <style:style style:name="P1359" style:parent-style-name="Textbody" style:family="paragraph">
      <style:text-properties style:font-name="Arial" style:font-name-complex="Arial" fo:color="#10162F" fo:font-size="14pt" style:font-size-asian="14pt"/>
    </style:style>
    <style:style style:name="P1360" style:parent-style-name="Textbody" style:family="paragraph">
      <style:paragraph-properties fo:margin-bottom="0in" fo:line-height="160%"/>
    </style:style>
    <style:style style:name="T1361" style:parent-style-name="Policepardéfaut" style:family="text">
      <style:text-properties style:font-name="Arial" style:font-name-complex="Arial" fo:color="#10162F" fo:font-size="14pt" style:font-size-asian="14pt"/>
    </style:style>
    <style:style style:name="T1362" style:parent-style-name="SourceText" style:family="text">
      <style:text-properties style:font-name="Arial" style:font-name-asian="Monaco, Menlo, 'Ubuntu Mono', '" style:font-name-complex="Arial" fo:color="#10162F" fo:font-size="14pt" style:font-size-asian="14pt"/>
    </style:style>
    <style:style style:name="T1363" style:parent-style-name="Policepardéfaut" style:family="text">
      <style:text-properties style:font-name="Arial" style:font-name-complex="Arial" fo:color="#10162F" fo:font-size="14pt" style:font-size-asian="14pt"/>
    </style:style>
    <style:style style:name="P1364" style:parent-style-name="Textbody" style:family="paragraph">
      <style:paragraph-properties fo:margin-bottom="0in"/>
    </style:style>
    <style:style style:name="T1365" style:parent-style-name="Policepardéfaut" style:family="text">
      <style:text-properties style:font-name="Arial" style:font-name-complex="Arial" fo:language="en" fo:country="US" style:language-asian="en" style:country-asian="US" style:language-complex="ar" style:country-complex="SA"/>
    </style:style>
    <style:style style:name="T1366" style:parent-style-name="SourceText" style:family="text">
      <style:text-properties style:font-name="Arial" style:font-name-asian="Monaco, Menlo, 'Ubuntu Mono', '" style:font-name-complex="Arial" fo:color="#10162F" fo:font-size="14pt" style:font-size-asian="14pt" style:text-underline-type="single" style:text-underline-style="solid" style:text-underline-width="auto" style:text-underline-mode="continuous"/>
    </style:style>
    <style:style style:name="P1367" style:parent-style-name="Textbody" style:family="paragraph">
      <style:text-properties style:font-name="Arial" style:font-name-complex="Arial" fo:color="#10162F" fo:font-size="14pt" style:font-size-asian="14pt"/>
    </style:style>
    <style:style style:name="P1368" style:parent-style-name="Textbody" style:family="paragraph">
      <style:paragraph-properties fo:margin-bottom="0in" fo:line-height="160%"/>
    </style:style>
    <style:style style:name="T1369" style:parent-style-name="Policepardéfaut" style:family="text">
      <style:text-properties style:font-name="Arial" style:font-name-complex="Arial" fo:color="#10162F" fo:font-size="14pt" style:font-size-asian="14pt"/>
    </style:style>
    <style:style style:name="T1370" style:parent-style-name="SourceText" style:family="text">
      <style:text-properties style:font-name="Arial" style:font-name-asian="Monaco, Menlo, 'Ubuntu Mono', '" style:font-name-complex="Arial" fo:color="#10162F" fo:font-size="14pt" style:font-size-asian="14pt"/>
    </style:style>
    <style:style style:name="T1371" style:parent-style-name="Policepardéfaut" style:family="text">
      <style:text-properties style:font-name="Arial" style:font-name-complex="Arial" fo:color="#10162F" fo:font-size="14pt" style:font-size-asian="14pt"/>
    </style:style>
    <style:style style:name="T1372" style:parent-style-name="SourceText" style:family="text">
      <style:text-properties style:font-name="Arial" style:font-name-asian="Monaco, Menlo, 'Ubuntu Mono', '" style:font-name-complex="Arial" fo:color="#10162F" fo:font-size="14pt" style:font-size-asian="14pt"/>
    </style:style>
    <style:style style:name="T1373" style:parent-style-name="Policepardéfaut" style:family="text">
      <style:text-properties style:font-name="Arial" style:font-name-complex="Arial" fo:color="#10162F" fo:font-size="14pt" style:font-size-asian="14pt"/>
    </style:style>
    <style:style style:name="T1374" style:parent-style-name="Policepardéfaut" style:family="text">
      <style:text-properties style:font-name="Arial" style:font-name-complex="Arial" fo:color="#10162F" fo:font-size="14pt" style:font-size-asian="14pt"/>
    </style:style>
    <style:style style:name="P1375" style:parent-style-name="Textbody" style:family="paragraph">
      <style:paragraph-properties fo:margin-bottom="0in" fo:line-height="160%"/>
    </style:style>
    <style:style style:name="T1376" style:parent-style-name="Policepardéfaut" style:family="text">
      <style:text-properties style:font-name="Arial" style:font-name-complex="Arial" fo:color="#10162F" fo:font-size="14pt" style:font-size-asian="14pt"/>
    </style:style>
    <style:style style:name="T1377" style:parent-style-name="SourceText" style:family="text">
      <style:text-properties style:font-name="Arial" style:font-name-asian="Monaco, Menlo, 'Ubuntu Mono', '" style:font-name-complex="Arial" fo:color="#10162F" fo:font-size="14pt" style:font-size-asian="14pt"/>
    </style:style>
    <style:style style:name="T1378" style:parent-style-name="Policepardéfaut" style:family="text">
      <style:text-properties style:font-name="Arial" style:font-name-complex="Arial" fo:color="#10162F" fo:font-size="14pt" style:font-size-asian="14pt"/>
    </style:style>
    <style:style style:name="T1379" style:parent-style-name="SourceText" style:family="text">
      <style:text-properties style:font-name="Arial" style:font-name-asian="Monaco, Menlo, 'Ubuntu Mono', '" style:font-name-complex="Arial" fo:color="#10162F" fo:font-size="14pt" style:font-size-asian="14pt"/>
    </style:style>
    <style:style style:name="T1380" style:parent-style-name="Policepardéfaut" style:family="text">
      <style:text-properties style:font-name="Arial" style:font-name-complex="Arial" fo:color="#10162F" fo:font-size="14pt" style:font-size-asian="14pt"/>
    </style:style>
    <style:style style:name="T1381" style:parent-style-name="SourceText" style:family="text">
      <style:text-properties style:font-name="Arial" style:font-name-asian="Monaco, Menlo, 'Ubuntu Mono', '" style:font-name-complex="Arial" fo:color="#10162F" fo:font-size="14pt" style:font-size-asian="14pt"/>
    </style:style>
    <style:style style:name="T1382" style:parent-style-name="Policepardéfaut" style:family="text">
      <style:text-properties style:font-name="Arial" style:font-name-complex="Arial" fo:color="#10162F" fo:font-size="14pt" style:font-size-asian="14pt"/>
    </style:style>
    <style:style style:name="T1383" style:parent-style-name="SourceText" style:family="text">
      <style:text-properties style:font-name="Arial" style:font-name-asian="Monaco, Menlo, 'Ubuntu Mono', '" style:font-name-complex="Arial" fo:color="#10162F" fo:font-size="14pt" style:font-size-asian="14pt"/>
    </style:style>
    <style:style style:name="T1384" style:parent-style-name="Policepardéfaut" style:family="text">
      <style:text-properties style:font-name="Arial" style:font-name-complex="Arial" fo:color="#10162F" fo:font-size="14pt" style:font-size-asian="14pt"/>
    </style:style>
    <style:style style:name="T1385" style:parent-style-name="Policepardéfaut" style:family="text">
      <style:text-properties style:font-name="Arial" style:font-name-complex="Arial" fo:color="#10162F" fo:font-size="14pt" style:font-size-asian="14pt"/>
    </style:style>
    <style:style style:name="T1386" style:parent-style-name="SourceText" style:family="text">
      <style:text-properties style:font-name="Arial" style:font-name-asian="Monaco, Menlo, 'Ubuntu Mono', '" style:font-name-complex="Arial" fo:color="#10162F" fo:font-size="14pt" style:font-size-asian="14pt"/>
    </style:style>
    <style:style style:name="T1387" style:parent-style-name="Policepardéfaut" style:family="text">
      <style:text-properties style:font-name="Arial" style:font-name-complex="Arial" fo:color="#10162F" fo:font-size="14pt" style:font-size-asian="14pt"/>
    </style:style>
    <style:style style:name="T1388" style:parent-style-name="SourceText" style:family="text">
      <style:text-properties style:font-name="Arial" style:font-name-asian="Monaco, Menlo, 'Ubuntu Mono', '" style:font-name-complex="Arial" fo:color="#10162F" fo:font-size="14pt" style:font-size-asian="14pt"/>
    </style:style>
    <style:style style:name="T1389" style:parent-style-name="Policepardéfaut" style:family="text">
      <style:text-properties style:font-name="Arial" style:font-name-complex="Arial" fo:color="#10162F" fo:font-size="14pt" style:font-size-asian="14pt"/>
    </style:style>
    <style:style style:name="T1390" style:parent-style-name="SourceText" style:family="text">
      <style:text-properties style:font-name="Arial" style:font-name-asian="Monaco, Menlo, 'Ubuntu Mono', '" style:font-name-complex="Arial" fo:color="#10162F" fo:font-size="14pt" style:font-size-asian="14pt"/>
    </style:style>
    <style:style style:name="T1391" style:parent-style-name="Policepardéfaut" style:family="text">
      <style:text-properties style:font-name="Arial" style:font-name-complex="Arial" fo:color="#10162F" fo:font-size="14pt" style:font-size-asian="14pt"/>
    </style:style>
    <style:style style:name="T1392" style:parent-style-name="SourceText" style:family="text">
      <style:text-properties style:font-name="Arial" style:font-name-asian="Monaco, Menlo, 'Ubuntu Mono', '" style:font-name-complex="Arial" fo:color="#10162F" fo:font-size="14pt" style:font-size-asian="14pt"/>
    </style:style>
    <style:style style:name="T1393" style:parent-style-name="Policepardéfaut" style:family="text">
      <style:text-properties style:font-name="Arial" style:font-name-complex="Arial" fo:color="#10162F" fo:font-size="14pt" style:font-size-asian="14pt"/>
    </style:style>
    <style:style style:name="T1394" style:parent-style-name="SourceText" style:family="text">
      <style:text-properties style:font-name="Arial" style:font-name-asian="Monaco, Menlo, 'Ubuntu Mono', '" style:font-name-complex="Arial" fo:color="#10162F" fo:font-size="14pt" style:font-size-asian="14pt"/>
    </style:style>
    <style:style style:name="T1395" style:parent-style-name="Policepardéfaut" style:family="text">
      <style:text-properties style:font-name="Arial" style:font-name-complex="Arial" fo:color="#10162F" fo:font-size="14pt" style:font-size-asian="14pt"/>
    </style:style>
    <style:style style:name="T1396" style:parent-style-name="SourceText" style:family="text">
      <style:text-properties style:font-name="Arial" style:font-name-asian="Monaco, Menlo, 'Ubuntu Mono', '" style:font-name-complex="Arial" fo:color="#10162F" fo:font-size="14pt" style:font-size-asian="14pt"/>
    </style:style>
    <style:style style:name="T1397" style:parent-style-name="Policepardéfaut" style:family="text">
      <style:text-properties style:font-name="Arial" style:font-name-complex="Arial" fo:color="#10162F" fo:font-size="14pt" style:font-size-asian="14pt"/>
    </style:style>
    <style:style style:name="T1398" style:parent-style-name="SourceText" style:family="text">
      <style:text-properties style:font-name="Arial" style:font-name-asian="Monaco, Menlo, 'Ubuntu Mono', '" style:font-name-complex="Arial" fo:color="#10162F" fo:font-size="14pt" style:font-size-asian="14pt"/>
    </style:style>
    <style:style style:name="T1399" style:parent-style-name="Policepardéfaut" style:family="text">
      <style:text-properties style:font-name="Arial" style:font-name-complex="Arial" fo:color="#10162F" fo:font-size="14pt" style:font-size-asian="14pt"/>
    </style:style>
    <style:style style:name="T1400" style:parent-style-name="Policepardéfaut" style:family="text">
      <style:text-properties style:font-name="Arial" style:font-name-complex="Arial" fo:color="#10162F" fo:font-size="14pt" style:font-size-asian="14pt"/>
    </style:style>
    <style:style style:name="T140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40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03"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40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05"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40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07"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40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09"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41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411" style:parent-style-name="SourceText" style:family="text">
      <style:text-properties style:font-name="Arial" style:font-name-complex="Arial" fo:color="#FFFFFF" fo:background-color="#211E2F" fo:language="en" fo:country="US"/>
    </style:style>
    <style:style style:name="T141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41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14"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41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1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41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18"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41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2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42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422" style:parent-style-name="SourceText" style:family="text">
      <style:text-properties style:font-name="Arial" style:font-name-asian="Monaco, Menlo, 'Ubuntu Mono', '" style:font-name-complex="Arial" fo:color="#EA6C8B" fo:font-size="14pt" style:font-size-asian="14pt" fo:background-color="#211E2F"/>
    </style:style>
    <style:style style:name="P1423" style:parent-style-name="Textbody" style:family="paragraph">
      <style:paragraph-properties fo:line-height="160%"/>
    </style:style>
    <style:style style:name="T1424"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1425" style:parent-style-name="Policepardéfaut" style:family="text">
      <style:text-properties style:font-name="Arial" style:font-name-complex="Arial" fo:color="#10162F" fo:font-size="14pt" style:font-size-asian="14pt"/>
    </style:style>
    <style:style style:name="T1426" style:parent-style-name="Policepardéfaut" style:family="text">
      <style:text-properties style:font-name="Arial" style:font-name-complex="Arial" fo:color="#10162F" fo:font-size="14pt" style:font-size-asian="14pt"/>
    </style:style>
    <style:style style:name="T1427" style:parent-style-name="Policepardéfaut" style:family="text">
      <style:text-properties style:font-name="Arial" style:font-name-complex="Arial" fo:color="#10162F" fo:language="en" fo:country="US" style:language-asian="en" style:country-asian="US" style:language-complex="ar" style:country-complex="SA"/>
    </style:style>
    <style:style style:name="P1428" style:parent-style-name="Textbody" style:family="paragraph">
      <style:paragraph-properties fo:margin-bottom="0in" fo:line-height="160%"/>
    </style:style>
    <style:style style:name="T1429" style:parent-style-name="Policepardéfaut" style:family="text">
      <style:text-properties style:font-name="Arial" style:font-name-complex="Arial" fo:color="#10162F" fo:font-size="14pt" style:font-size-asian="14pt"/>
    </style:style>
    <style:style style:name="T1430" style:parent-style-name="SourceText" style:family="text">
      <style:text-properties style:font-name="Arial" style:font-name-asian="Monaco, Menlo, 'Ubuntu Mono', '" style:font-name-complex="Arial" fo:color="#10162F" fo:font-size="14pt" style:font-size-asian="14pt"/>
    </style:style>
    <style:style style:name="T1431" style:parent-style-name="Policepardéfaut" style:family="text">
      <style:text-properties style:font-name="Arial" style:font-name-complex="Arial" fo:color="#10162F" fo:font-size="14pt" style:font-size-asian="14pt"/>
    </style:style>
    <style:style style:name="T1432" style:parent-style-name="SourceText" style:family="text">
      <style:text-properties style:font-name="Arial" style:font-name-asian="Monaco, Menlo, 'Ubuntu Mono', '" style:font-name-complex="Arial" fo:color="#10162F" fo:font-size="14pt" style:font-size-asian="14pt"/>
    </style:style>
    <style:style style:name="T1433" style:parent-style-name="Policepardéfaut" style:family="text">
      <style:text-properties style:font-name="Arial" style:font-name-complex="Arial" fo:color="#10162F" fo:font-size="14pt" style:font-size-asian="14pt"/>
    </style:style>
    <style:style style:name="T1434" style:parent-style-name="SourceText" style:family="text">
      <style:text-properties style:font-name="Arial" style:font-name-asian="Monaco, Menlo, 'Ubuntu Mono', '" style:font-name-complex="Arial" fo:color="#10162F" fo:font-size="14pt" style:font-size-asian="14pt"/>
    </style:style>
    <style:style style:name="T1435" style:parent-style-name="Policepardéfaut" style:family="text">
      <style:text-properties style:font-name="Arial" style:font-name-complex="Arial" fo:color="#10162F" fo:font-size="14pt" style:font-size-asian="14pt"/>
    </style:style>
    <style:style style:name="T1436" style:parent-style-name="SourceText" style:family="text">
      <style:text-properties style:font-name="Arial" style:font-name-asian="Monaco, Menlo, 'Ubuntu Mono', '" style:font-name-complex="Arial" fo:color="#10162F" fo:font-size="14pt" style:font-size-asian="14pt"/>
    </style:style>
    <style:style style:name="T1437" style:parent-style-name="Policepardéfaut" style:family="text">
      <style:text-properties style:font-name="Arial" style:font-name-complex="Arial" fo:color="#10162F" fo:font-size="14pt" style:font-size-asian="14pt"/>
    </style:style>
    <style:style style:name="T1438" style:parent-style-name="Policepardéfaut" style:family="text">
      <style:text-properties style:font-name="Arial" style:font-name-complex="Arial" fo:color="#10162F" fo:font-size="14pt" style:font-size-asian="14pt"/>
    </style:style>
    <style:style style:name="T1439" style:parent-style-name="SourceText" style:family="text">
      <style:text-properties style:font-name="Arial" style:font-name-asian="Monaco, Menlo, 'Ubuntu Mono', '" style:font-name-complex="Arial" fo:color="#10162F" fo:font-size="14pt" style:font-size-asian="14pt"/>
    </style:style>
    <style:style style:name="T1440" style:parent-style-name="Policepardéfaut" style:family="text">
      <style:text-properties style:font-name="Arial" style:font-name-complex="Arial" fo:color="#10162F" fo:font-size="14pt" style:font-size-asian="14pt"/>
    </style:style>
    <style:style style:name="P1441" style:parent-style-name="Textbody" style:family="paragraph">
      <style:paragraph-properties fo:margin-bottom="0in" fo:line-height="160%"/>
    </style:style>
    <style:style style:name="T1442" style:parent-style-name="Policepardéfaut" style:family="text">
      <style:text-properties style:font-name="Arial" style:font-name-complex="Arial" fo:color="#10162F" fo:font-size="14pt" style:font-size-asian="14pt"/>
    </style:style>
    <style:style style:name="T1443" style:parent-style-name="SourceText" style:family="text">
      <style:text-properties style:font-name="Arial" style:font-name-asian="Monaco, Menlo, 'Ubuntu Mono', '" style:font-name-complex="Arial" fo:color="#10162F" fo:font-size="14pt" style:font-size-asian="14pt"/>
    </style:style>
    <style:style style:name="T1444" style:parent-style-name="Policepardéfaut" style:family="text">
      <style:text-properties style:font-name="Arial" style:font-name-complex="Arial" fo:color="#10162F" fo:font-size="14pt" style:font-size-asian="14pt"/>
    </style:style>
    <style:style style:name="T1445" style:parent-style-name="SourceText" style:family="text">
      <style:text-properties style:font-name="Arial" style:font-name-asian="Monaco, Menlo, 'Ubuntu Mono', '" style:font-name-complex="Arial" fo:color="#10162F" fo:font-size="14pt" style:font-size-asian="14pt"/>
    </style:style>
    <style:style style:name="T1446" style:parent-style-name="Policepardéfaut" style:family="text">
      <style:text-properties style:font-name="Arial" style:font-name-complex="Arial" fo:color="#10162F" fo:font-size="14pt" style:font-size-asian="14pt"/>
    </style:style>
    <style:style style:name="T1447" style:parent-style-name="SourceText" style:family="text">
      <style:text-properties style:font-name="Arial" style:font-name-asian="Monaco, Menlo, 'Ubuntu Mono', '" style:font-name-complex="Arial" fo:color="#10162F" fo:font-size="14pt" style:font-size-asian="14pt"/>
    </style:style>
    <style:style style:name="T1448" style:parent-style-name="Policepardéfaut" style:family="text">
      <style:text-properties style:font-name="Arial" style:font-name-complex="Arial" fo:color="#10162F" fo:font-size="14pt" style:font-size-asian="14pt"/>
    </style:style>
    <style:style style:name="T1449" style:parent-style-name="SourceText" style:family="text">
      <style:text-properties style:font-name="Arial" style:font-name-asian="Monaco, Menlo, 'Ubuntu Mono', '" style:font-name-complex="Arial" fo:color="#10162F" fo:font-size="14pt" style:font-size-asian="14pt"/>
    </style:style>
    <style:style style:name="T1450" style:parent-style-name="Policepardéfaut" style:family="text">
      <style:text-properties style:font-name="Arial" style:font-name-complex="Arial" fo:color="#10162F" fo:font-size="14pt" style:font-size-asian="14pt"/>
    </style:style>
    <style:style style:name="T1451" style:parent-style-name="Policepardéfaut" style:family="text">
      <style:text-properties style:font-name="Arial" style:font-name-complex="Arial" fo:color="#10162F" fo:font-size="14pt" style:font-size-asian="14pt"/>
    </style:style>
    <style:style style:name="T1452" style:parent-style-name="SourceText" style:family="text">
      <style:text-properties style:font-name="Arial" style:font-name-asian="Monaco, Menlo, 'Ubuntu Mono', '" style:font-name-complex="Arial" fo:color="#10162F" fo:font-size="14pt" style:font-size-asian="14pt"/>
    </style:style>
    <style:style style:name="T1453" style:parent-style-name="Policepardéfaut" style:family="text">
      <style:text-properties style:font-name="Arial" style:font-name-complex="Arial" fo:color="#10162F" fo:font-size="14pt" style:font-size-asian="14pt"/>
    </style:style>
    <style:style style:name="T1454" style:parent-style-name="SourceText" style:family="text">
      <style:text-properties style:font-name="Arial" style:font-name-asian="Monaco, Menlo, 'Ubuntu Mono', '" style:font-name-complex="Arial" fo:color="#10162F" fo:font-size="14pt" style:font-size-asian="14pt"/>
    </style:style>
    <style:style style:name="T1455" style:parent-style-name="Policepardéfaut" style:family="text">
      <style:text-properties style:font-name="Arial" style:font-name-complex="Arial" fo:color="#10162F" fo:font-size="14pt" style:font-size-asian="14pt"/>
    </style:style>
    <style:style style:name="P1456" style:parent-style-name="Textbody" style:family="paragraph">
      <style:paragraph-properties fo:margin-bottom="0in" fo:line-height="160%"/>
    </style:style>
    <style:style style:name="T1457" style:parent-style-name="Policepardéfaut" style:family="text">
      <style:text-properties style:font-name="Arial" style:font-name-complex="Arial" fo:color="#10162F" fo:font-size="14pt" style:font-size-asian="14pt"/>
    </style:style>
    <style:style style:name="T1458" style:parent-style-name="SourceText" style:family="text">
      <style:text-properties style:font-name="Arial" style:font-name-asian="Monaco, Menlo, 'Ubuntu Mono', '" style:font-name-complex="Arial" fo:color="#10162F" fo:font-size="14pt" style:font-size-asian="14pt"/>
    </style:style>
    <style:style style:name="T1459" style:parent-style-name="Policepardéfaut" style:family="text">
      <style:text-properties style:font-name="Arial" style:font-name-complex="Arial" fo:color="#10162F" fo:font-size="14pt" style:font-size-asian="14pt"/>
    </style:style>
    <style:style style:name="T146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46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46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63"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46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65"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46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67"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46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69"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47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471" style:parent-style-name="SourceText" style:family="text">
      <style:text-properties style:font-name="Arial" style:font-name-complex="Arial" fo:color="#FFFFFF" fo:background-color="#211E2F" fo:language="en" fo:country="US"/>
    </style:style>
    <style:style style:name="T147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47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74"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47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7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47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78"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47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8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48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82"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48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484"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485"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486" style:parent-style-name="SourceText" style:family="text">
      <style:text-properties style:font-name="Arial" style:font-name-asian="Monaco, Menlo, 'Ubuntu Mono', '" style:font-name-complex="Arial" fo:color="#EA6C8B" fo:font-size="14pt" style:font-size-asian="14pt" fo:background-color="#211E2F"/>
    </style:style>
    <style:style style:name="P1487" style:parent-style-name="Textbody" style:family="paragraph">
      <style:paragraph-properties fo:line-height="160%"/>
    </style:style>
    <style:style style:name="T1488" style:parent-style-name="Policepardéfaut" style:family="text">
      <style:text-properties style:font-name="Arial" style:font-name-complex="Arial" fo:color="#10162F" fo:language="en" fo:country="US" style:language-asian="en" style:country-asian="US" style:language-complex="ar" style:country-complex="SA"/>
    </style:style>
    <style:style style:name="T1489" style:parent-style-name="Policepardéfaut" style:family="text">
      <style:text-properties style:font-name="Arial" style:font-name-complex="Arial" fo:color="#10162F" fo:font-size="14pt" style:font-size-asian="14pt"/>
    </style:style>
    <style:style style:name="P1490" style:parent-style-name="Textbody" style:family="paragraph">
      <style:paragraph-properties fo:margin-bottom="0in" fo:line-height="160%"/>
      <style:text-properties style:font-name="Arial" style:font-name-complex="Arial" fo:color="#10162F" fo:font-size="14pt" style:font-size-asian="14pt"/>
    </style:style>
    <style:style style:name="P1491" style:parent-style-name="Titre3" style:family="paragraph">
      <style:paragraph-properties fo:margin-top="0in" fo:margin-bottom="0in" fo:line-height="130%"/>
      <style:text-properties style:font-name="Arial" style:font-name-complex="Arial" fo:font-weight="normal" style:font-weight-asian="normal"/>
    </style:style>
    <style:style style:name="P1492" style:parent-style-name="Textbody" style:family="paragraph">
      <style:text-properties style:font-name="Arial" style:font-name-complex="Arial" fo:color="#10162F" fo:font-size="14pt" style:font-size-asian="14pt"/>
    </style:style>
    <style:style style:name="P1493" style:parent-style-name="Textbody" style:family="paragraph">
      <style:paragraph-properties fo:margin-bottom="0in" fo:line-height="160%"/>
    </style:style>
    <style:style style:name="T1494" style:parent-style-name="Policepardéfaut" style:family="text">
      <style:text-properties style:font-name="Arial" style:font-name-complex="Arial" fo:color="#10162F" fo:font-size="14pt" style:font-size-asian="14pt"/>
    </style:style>
    <style:style style:name="T1495" style:parent-style-name="Policepardéfaut" style:family="text">
      <style:text-properties style:font-name="Arial" style:font-name-complex="Arial" fo:color="#10162F" fo:font-size="14pt" style:font-size-asian="14pt"/>
    </style:style>
    <style:style style:name="T1496" style:parent-style-name="SourceText" style:family="text">
      <style:text-properties style:font-name="Arial" style:font-name-asian="Monaco, Menlo, 'Ubuntu Mono', '" style:font-name-complex="Arial" fo:color="#10162F" fo:font-size="14pt" style:font-size-asian="14pt"/>
    </style:style>
    <style:style style:name="T1497" style:parent-style-name="Policepardéfaut" style:family="text">
      <style:text-properties style:font-name="Arial" style:font-name-complex="Arial" fo:color="#10162F" fo:font-size="14pt" style:font-size-asian="14pt"/>
    </style:style>
    <style:style style:name="T1498" style:parent-style-name="SourceText" style:family="text">
      <style:text-properties style:font-name="Arial" style:font-name-asian="Monaco, Menlo, 'Ubuntu Mono', '" style:font-name-complex="Arial" fo:color="#10162F" fo:font-size="14pt" style:font-size-asian="14pt"/>
    </style:style>
    <style:style style:name="T1499" style:parent-style-name="Policepardéfaut" style:family="text">
      <style:text-properties style:font-name="Arial" style:font-name-complex="Arial" fo:color="#10162F" fo:font-size="14pt" style:font-size-asian="14pt"/>
    </style:style>
    <style:style style:name="T1500" style:parent-style-name="SourceText" style:family="text">
      <style:text-properties style:font-name="Arial" style:font-name-asian="Monaco, Menlo, 'Ubuntu Mono', '" style:font-name-complex="Arial" fo:color="#10162F" fo:font-size="14pt" style:font-size-asian="14pt"/>
    </style:style>
    <style:style style:name="T1501" style:parent-style-name="Policepardéfaut" style:family="text">
      <style:text-properties style:font-name="Arial" style:font-name-complex="Arial" fo:color="#10162F" fo:font-size="14pt" style:font-size-asian="14pt"/>
    </style:style>
    <style:style style:name="T1502" style:parent-style-name="SourceText" style:family="text">
      <style:text-properties style:font-name="Arial" style:font-name-asian="Monaco, Menlo, 'Ubuntu Mono', '" style:font-name-complex="Arial" fo:color="#10162F" fo:font-size="14pt" style:font-size-asian="14pt"/>
    </style:style>
    <style:style style:name="T1503" style:parent-style-name="Policepardéfaut" style:family="text">
      <style:text-properties style:font-name="Arial" style:font-name-complex="Arial" fo:color="#10162F" fo:font-size="14pt" style:font-size-asian="14pt"/>
    </style:style>
    <style:style style:name="P1504" style:parent-style-name="Textbody" style:family="paragraph">
      <style:paragraph-properties fo:margin-bottom="0in" fo:line-height="160%"/>
    </style:style>
    <style:style style:name="T1505" style:parent-style-name="Policepardéfaut" style:family="text">
      <style:text-properties style:font-name="Arial" style:font-name-complex="Arial" fo:color="#10162F" fo:font-size="14pt" style:font-size-asian="14pt"/>
    </style:style>
    <style:style style:name="T1506" style:parent-style-name="SourceText" style:family="text">
      <style:text-properties style:font-name="Arial" style:font-name-asian="Monaco, Menlo, 'Ubuntu Mono', '" style:font-name-complex="Arial" fo:color="#10162F" fo:font-size="14pt" style:font-size-asian="14pt"/>
    </style:style>
    <style:style style:name="T1507" style:parent-style-name="SourceText" style:family="text">
      <style:text-properties style:font-name="Arial" style:font-name-asian="Monaco, Menlo, 'Ubuntu Mono', '" style:font-name-complex="Arial" fo:color="#10162F" fo:font-size="14pt" style:font-size-asian="14pt"/>
    </style:style>
    <style:style style:name="T1508" style:parent-style-name="Policepardéfaut" style:family="text">
      <style:text-properties style:font-name="Arial" style:font-name-complex="Arial" fo:color="#10162F" fo:font-size="14pt" style:font-size-asian="14pt"/>
    </style:style>
    <style:style style:name="T1509" style:parent-style-name="SourceText" style:family="text">
      <style:text-properties style:font-name="Arial" style:font-name-asian="Monaco, Menlo, 'Ubuntu Mono', '" style:font-name-complex="Arial" fo:color="#10162F" fo:font-size="14pt" style:font-size-asian="14pt"/>
    </style:style>
    <style:style style:name="T1510" style:parent-style-name="Policepardéfaut" style:family="text">
      <style:text-properties style:font-name="Arial" style:font-name-complex="Arial" fo:color="#10162F" fo:font-size="14pt" style:font-size-asian="14pt"/>
    </style:style>
    <style:style style:name="T1511" style:parent-style-name="SourceText" style:family="text">
      <style:text-properties style:font-name="Arial" style:font-name-asian="Monaco, Menlo, 'Ubuntu Mono', '" style:font-name-complex="Arial" fo:color="#10162F" fo:font-size="14pt" style:font-size-asian="14pt"/>
    </style:style>
    <style:style style:name="T1512" style:parent-style-name="Policepardéfaut" style:family="text">
      <style:text-properties style:font-name="Arial" style:font-name-complex="Arial" fo:color="#10162F" fo:font-size="14pt" style:font-size-asian="14pt"/>
    </style:style>
    <style:style style:name="T1513" style:parent-style-name="SourceText" style:family="text">
      <style:text-properties style:font-name="Arial" style:font-name-asian="Monaco, Menlo, 'Ubuntu Mono', '" style:font-name-complex="Arial" fo:color="#10162F" fo:font-size="14pt" style:font-size-asian="14pt"/>
    </style:style>
    <style:style style:name="T1514" style:parent-style-name="Policepardéfaut" style:family="text">
      <style:text-properties style:font-name="Arial" style:font-name-complex="Arial" fo:color="#10162F" fo:font-size="14pt" style:font-size-asian="14pt"/>
    </style:style>
    <style:style style:name="T1515" style:parent-style-name="SourceText" style:family="text">
      <style:text-properties style:font-name="Arial" style:font-name-asian="Monaco, Menlo, 'Ubuntu Mono', '" style:font-name-complex="Arial" fo:color="#10162F" fo:font-size="14pt" style:font-size-asian="14pt"/>
    </style:style>
    <style:style style:name="T1516" style:parent-style-name="Policepardéfaut" style:family="text">
      <style:text-properties style:font-name="Arial" style:font-name-complex="Arial" fo:color="#10162F" fo:font-size="14pt" style:font-size-asian="14pt"/>
    </style:style>
    <style:style style:name="T1517" style:parent-style-name="SourceText" style:family="text">
      <style:text-properties style:font-name="Arial" style:font-name-asian="Monaco, Menlo, 'Ubuntu Mono', '" style:font-name-complex="Arial" fo:color="#10162F" fo:font-size="14pt" style:font-size-asian="14pt"/>
    </style:style>
    <style:style style:name="T1518" style:parent-style-name="Policepardéfaut" style:family="text">
      <style:text-properties style:font-name="Arial" style:font-name-complex="Arial" fo:color="#10162F" fo:font-size="14pt" style:font-size-asian="14pt"/>
    </style:style>
    <style:style style:name="T1519" style:parent-style-name="SourceText" style:family="text">
      <style:text-properties style:font-name="Arial" style:font-name-asian="Monaco, Menlo, 'Ubuntu Mono', '" style:font-name-complex="Arial" fo:color="#10162F" fo:font-size="14pt" style:font-size-asian="14pt"/>
    </style:style>
    <style:style style:name="T1520" style:parent-style-name="SourceText" style:family="text">
      <style:text-properties style:font-name="Arial" style:font-name-asian="Monaco, Menlo, 'Ubuntu Mono', '" style:font-name-complex="Arial" fo:color="#10162F" fo:font-size="14pt" style:font-size-asian="14pt"/>
    </style:style>
    <style:style style:name="T1521" style:parent-style-name="Policepardéfaut" style:family="text">
      <style:text-properties style:font-name="Arial" style:font-name-complex="Arial" fo:color="#10162F" fo:font-size="14pt" style:font-size-asian="14pt"/>
    </style:style>
    <style:style style:name="T1522" style:parent-style-name="SourceText" style:family="text">
      <style:text-properties style:font-name="Arial" style:font-name-asian="Monaco, Menlo, 'Ubuntu Mono', '" style:font-name-complex="Arial" fo:color="#10162F" fo:font-size="14pt" style:font-size-asian="14pt"/>
    </style:style>
    <style:style style:name="T1523" style:parent-style-name="Policepardéfaut" style:family="text">
      <style:text-properties style:font-name="Arial" style:font-name-complex="Arial" fo:color="#10162F" fo:font-size="14pt" style:font-size-asian="14pt"/>
    </style:style>
    <style:style style:name="T1524" style:parent-style-name="SourceText" style:family="text">
      <style:text-properties style:font-name="Arial" style:font-name-asian="Monaco, Menlo, 'Ubuntu Mono', '" style:font-name-complex="Arial" fo:color="#10162F" fo:font-size="14pt" style:font-size-asian="14pt"/>
    </style:style>
    <style:style style:name="T1525" style:parent-style-name="Policepardéfaut" style:family="text">
      <style:text-properties style:font-name="Arial" style:font-name-complex="Arial" fo:color="#10162F" fo:font-size="14pt" style:font-size-asian="14pt"/>
    </style:style>
    <style:style style:name="T1526"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52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28"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52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3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53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32"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53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34"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535"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536" style:parent-style-name="SourceText" style:family="text">
      <style:text-properties style:font-name="Arial" style:font-name-complex="Arial" fo:color="#FFFFFF" fo:background-color="#211E2F" fo:language="en" fo:country="US"/>
    </style:style>
    <style:style style:name="T1537"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53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39"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54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41"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54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54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4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545" style:parent-style-name="SourceText" style:family="text">
      <style:text-properties style:font-name="Arial" style:font-name-complex="Arial" fo:color="#FFFFFF" fo:background-color="#211E2F" fo:language="en" fo:country="US"/>
    </style:style>
    <style:style style:name="T1546"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547" style:parent-style-name="SourceText" style:family="text">
      <style:text-properties style:font-name="Arial" style:font-name-complex="Arial" fo:color="#FFFFFF" fo:background-color="#211E2F" fo:language="en" fo:country="US"/>
    </style:style>
    <style:style style:name="T1548"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54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50"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55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52"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55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54"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55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5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55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58"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55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56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56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562" style:parent-style-name="SourceText" style:family="text">
      <style:text-properties style:font-name="Arial" style:font-name-asian="Monaco, Menlo, 'Ubuntu Mono', '" style:font-name-complex="Arial" fo:color="#EA6C8B" fo:font-size="14pt" style:font-size-asian="14pt" fo:background-color="#211E2F"/>
    </style:style>
    <style:style style:name="P1563" style:parent-style-name="Textbody" style:family="paragraph">
      <style:paragraph-properties fo:line-height="160%"/>
    </style:style>
    <style:style style:name="T1564"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1565" style:parent-style-name="Policepardéfaut" style:family="text">
      <style:text-properties style:font-name="Arial" style:font-name-complex="Arial" fo:color="#10162F" fo:font-size="14pt" style:font-size-asian="14pt"/>
    </style:style>
    <style:style style:name="T1566" style:parent-style-name="Policepardéfaut" style:family="text">
      <style:text-properties style:font-name="Arial" style:font-name-complex="Arial" fo:color="#10162F" fo:font-size="14pt" style:font-size-asian="14pt"/>
    </style:style>
    <style:style style:name="P1567" style:parent-style-name="Textbody" style:family="paragraph">
      <style:text-properties style:font-name="Arial" style:font-name-complex="Arial" fo:color="#10162F"/>
    </style:style>
    <style:style style:name="P1568" style:parent-style-name="Textbody" style:family="paragraph">
      <style:paragraph-properties fo:margin-bottom="0in" fo:line-height="160%"/>
    </style:style>
    <style:style style:name="T1569" style:parent-style-name="Policepardéfaut" style:family="text">
      <style:text-properties style:font-name="Arial" style:font-name-complex="Arial" fo:color="#10162F" fo:font-size="14pt" style:font-size-asian="14pt"/>
    </style:style>
    <style:style style:name="T1570" style:parent-style-name="SourceText" style:family="text">
      <style:text-properties style:font-name="Arial" style:font-name-asian="Monaco, Menlo, 'Ubuntu Mono', '" style:font-name-complex="Arial" fo:color="#10162F" fo:font-size="14pt" style:font-size-asian="14pt"/>
    </style:style>
    <style:style style:name="T1571" style:parent-style-name="Policepardéfaut" style:family="text">
      <style:text-properties style:font-name="Arial" style:font-name-complex="Arial" fo:color="#10162F" fo:font-size="14pt" style:font-size-asian="14pt"/>
    </style:style>
    <style:style style:name="T1572" style:parent-style-name="SourceText" style:family="text">
      <style:text-properties style:font-name="Arial" style:font-name-asian="Monaco, Menlo, 'Ubuntu Mono', '" style:font-name-complex="Arial" fo:color="#10162F" fo:font-size="14pt" style:font-size-asian="14pt"/>
    </style:style>
    <style:style style:name="T1573" style:parent-style-name="Policepardéfaut" style:family="text">
      <style:text-properties style:font-name="Arial" style:font-name-complex="Arial" fo:color="#10162F" fo:font-size="14pt" style:font-size-asian="14pt"/>
    </style:style>
    <style:style style:name="T1574" style:parent-style-name="SourceText" style:family="text">
      <style:text-properties style:font-name="Arial" style:font-name-asian="Monaco, Menlo, 'Ubuntu Mono', '" style:font-name-complex="Arial" fo:color="#10162F" fo:font-size="14pt" style:font-size-asian="14pt"/>
    </style:style>
    <style:style style:name="T1575" style:parent-style-name="Policepardéfaut" style:family="text">
      <style:text-properties style:font-name="Arial" style:font-name-complex="Arial" fo:color="#10162F" fo:font-size="14pt" style:font-size-asian="14pt"/>
    </style:style>
    <style:style style:name="P1576" style:parent-style-name="Textbody" style:family="paragraph">
      <style:paragraph-properties fo:margin-bottom="0in" fo:line-height="160%"/>
    </style:style>
    <style:style style:name="T1577" style:parent-style-name="Policepardéfaut" style:family="text">
      <style:text-properties style:font-name="Arial" style:font-name-complex="Arial" fo:color="#10162F" fo:font-size="14pt" style:font-size-asian="14pt"/>
    </style:style>
    <style:style style:name="T1578" style:parent-style-name="SourceText" style:family="text">
      <style:text-properties style:font-name="Arial" style:font-name-asian="Monaco, Menlo, 'Ubuntu Mono', '" style:font-name-complex="Arial" fo:color="#10162F" fo:font-size="14pt" style:font-size-asian="14pt"/>
    </style:style>
    <style:style style:name="T1579" style:parent-style-name="Policepardéfaut" style:family="text">
      <style:text-properties style:font-name="Arial" style:font-name-complex="Arial" fo:color="#10162F" fo:font-size="14pt" style:font-size-asian="14pt"/>
    </style:style>
    <style:style style:name="T1580" style:parent-style-name="Policepardéfaut" style:family="text">
      <style:text-properties style:font-name="Arial" style:font-name-complex="Arial" fo:color="#10162F" fo:font-size="14pt" style:font-size-asian="14pt"/>
    </style:style>
    <style:style style:name="P1581" style:parent-style-name="Standard" style:family="paragraph">
      <style:text-properties style:font-name="Arial" style:font-name-complex="Arial"/>
    </style:style>
    <style:style style:name="P1582" style:parent-style-name="Titre3" style:family="paragraph">
      <style:paragraph-properties fo:margin-top="0in" fo:margin-bottom="0in" fo:line-height="130%"/>
      <style:text-properties style:font-name="Arial" style:font-name-complex="Arial" fo:font-weight="normal" style:font-weight-asian="normal"/>
    </style:style>
    <style:style style:name="P1583" style:parent-style-name="Textbody" style:family="paragraph">
      <style:text-properties style:font-name="Arial" style:font-name-complex="Arial" fo:color="#10162F" fo:font-size="14pt" style:font-size-asian="14pt"/>
    </style:style>
    <style:style style:name="P1584" style:parent-style-name="Textbody" style:family="paragraph">
      <style:paragraph-properties fo:margin-bottom="0in" fo:line-height="160%"/>
    </style:style>
    <style:style style:name="T1585" style:parent-style-name="Policepardéfaut" style:family="text">
      <style:text-properties style:font-name="Arial" style:font-name-complex="Arial" fo:color="#10162F" fo:font-size="14pt" style:font-size-asian="14pt"/>
    </style:style>
    <style:style style:name="T1586" style:parent-style-name="SourceText" style:family="text">
      <style:text-properties style:font-name="Arial" style:font-name-asian="Monaco, Menlo, 'Ubuntu Mono', '" style:font-name-complex="Arial" fo:color="#10162F" fo:font-size="14pt" style:font-size-asian="14pt"/>
    </style:style>
    <style:style style:name="T1587" style:parent-style-name="Policepardéfaut" style:family="text">
      <style:text-properties style:font-name="Arial" style:font-name-complex="Arial" fo:color="#10162F" fo:font-size="14pt" style:font-size-asian="14pt"/>
    </style:style>
    <style:style style:name="T1588" style:parent-style-name="Policepardéfaut" style:family="text">
      <style:text-properties style:font-name="Arial" style:font-name-complex="Arial" fo:color="#10162F" fo:font-size="14pt" style:font-size-asian="14pt"/>
    </style:style>
    <style:style style:name="T1589" style:parent-style-name="Policepardéfaut" style:family="text">
      <style:text-properties style:font-name="Arial" style:font-name-complex="Arial" fo:color="#10162F" fo:font-size="14pt" style:font-size-asian="14pt"/>
    </style:style>
    <style:style style:name="T1590" style:parent-style-name="SourceText" style:family="text">
      <style:text-properties style:font-name="Arial" style:font-name-asian="Monaco, Menlo, 'Ubuntu Mono', '" style:font-name-complex="Arial" fo:color="#10162F" fo:font-size="14pt" style:font-size-asian="14pt"/>
    </style:style>
    <style:style style:name="T1591" style:parent-style-name="Policepardéfaut" style:family="text">
      <style:text-properties style:font-name="Arial" style:font-name-complex="Arial" fo:color="#10162F" fo:font-size="14pt" style:font-size-asian="14pt"/>
    </style:style>
    <style:style style:name="T1592" style:parent-style-name="SourceText" style:family="text">
      <style:text-properties style:font-name="Arial" style:font-name-asian="Monaco, Menlo, 'Ubuntu Mono', '" style:font-name-complex="Arial" fo:color="#10162F" fo:font-size="14pt" style:font-size-asian="14pt"/>
    </style:style>
    <style:style style:name="T1593" style:parent-style-name="Policepardéfaut" style:family="text">
      <style:text-properties style:font-name="Arial" style:font-name-complex="Arial" fo:color="#10162F" fo:font-size="14pt" style:font-size-asian="14pt"/>
    </style:style>
    <style:style style:name="P1594" style:parent-style-name="Textbody" style:family="paragraph">
      <style:paragraph-properties fo:margin-bottom="0in" fo:line-height="160%"/>
    </style:style>
    <style:style style:name="T1595" style:parent-style-name="Policepardéfaut" style:family="text">
      <style:text-properties style:font-name="Arial" style:font-name-complex="Arial" fo:color="#10162F" fo:font-size="14pt" style:font-size-asian="14pt"/>
    </style:style>
    <style:style style:name="T1596" style:parent-style-name="SourceText" style:family="text">
      <style:text-properties style:font-name="Arial" style:font-name-asian="Monaco, Menlo, 'Ubuntu Mono', '" style:font-name-complex="Arial" fo:color="#10162F" fo:font-size="14pt" style:font-size-asian="14pt"/>
    </style:style>
    <style:style style:name="T1597" style:parent-style-name="Policepardéfaut" style:family="text">
      <style:text-properties style:font-name="Arial" style:font-name-complex="Arial" fo:color="#10162F" fo:font-size="14pt" style:font-size-asian="14pt"/>
    </style:style>
    <style:style style:name="T1598" style:parent-style-name="Policepardéfaut" style:family="text">
      <style:text-properties style:font-name="Arial" style:font-name-complex="Arial" fo:color="#10162F" fo:font-size="14pt" style:font-size-asian="14pt"/>
    </style:style>
    <style:style style:name="T1599"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600" style:parent-style-name="SourceText" style:family="text">
      <style:text-properties style:font-name="Arial" style:font-name-complex="Arial" fo:color="#FFFFFF" fo:background-color="#211E2F" fo:language="en" fo:country="US"/>
    </style:style>
    <style:style style:name="T160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60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03"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60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05"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606"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60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08"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609" style:parent-style-name="SourceText" style:family="text">
      <style:text-properties style:font-name="Arial" style:font-name-complex="Arial" fo:color="#FFFFFF" fo:background-color="#211E2F" fo:language="en" fo:country="US"/>
    </style:style>
    <style:style style:name="T161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61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12"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61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14"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61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16"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61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18"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61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20"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62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22"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623"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624" style:parent-style-name="SourceText" style:family="text">
      <style:text-properties style:font-name="Arial" style:font-name-asian="Monaco, Menlo, 'Ubuntu Mono', '" style:font-name-complex="Arial" fo:color="#EA6C8B" fo:font-size="14pt" style:font-size-asian="14pt" fo:background-color="#211E2F"/>
    </style:style>
    <style:style style:name="P1625" style:parent-style-name="Textbody" style:family="paragraph">
      <style:paragraph-properties fo:line-height="160%"/>
    </style:style>
    <style:style style:name="T1626"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1627" style:parent-style-name="Policepardéfaut" style:family="text">
      <style:text-properties style:font-name="Arial" style:font-name-complex="Arial" fo:color="#10162F" fo:font-size="14pt" style:font-size-asian="14pt"/>
    </style:style>
    <style:style style:name="T1628" style:parent-style-name="Policepardéfaut" style:family="text">
      <style:text-properties style:font-name="Arial" style:font-name-complex="Arial" fo:color="#10162F" fo:font-size="14pt" style:font-size-asian="14pt"/>
    </style:style>
    <style:style style:name="T1629" style:parent-style-name="Policepardéfaut" style:family="text">
      <style:text-properties style:font-name="Arial" style:font-name-complex="Arial" fo:color="#10162F" fo:language="en" fo:country="US" style:language-asian="en" style:country-asian="US" style:language-complex="ar" style:country-complex="SA"/>
    </style:style>
    <style:style style:name="P1630" style:parent-style-name="Textbody" style:family="paragraph">
      <style:paragraph-properties fo:margin-bottom="0in" fo:line-height="160%"/>
      <style:text-properties style:font-name="Arial" style:font-name-complex="Arial" fo:color="#10162F" fo:font-size="14pt" style:font-size-asian="14pt"/>
    </style:style>
    <style:style style:name="P1631" style:parent-style-name="Standard" style:family="paragraph">
      <style:text-properties style:font-name="Arial" style:font-name-complex="Arial"/>
    </style:style>
    <style:style style:name="P1632" style:parent-style-name="Titre3" style:family="paragraph">
      <style:paragraph-properties fo:margin-top="0in" fo:margin-bottom="0in" fo:line-height="130%"/>
      <style:text-properties style:font-name="Arial" style:font-name-complex="Arial" fo:font-weight="normal" style:font-weight-asian="normal"/>
    </style:style>
    <style:style style:name="P1633" style:parent-style-name="Textbody" style:family="paragraph">
      <style:text-properties style:font-name="Arial" style:font-name-complex="Arial" fo:color="#10162F" fo:font-size="14pt" style:font-size-asian="14pt"/>
    </style:style>
    <style:style style:name="P1634" style:parent-style-name="Textbody" style:family="paragraph">
      <style:paragraph-properties fo:margin-bottom="0in" fo:line-height="160%"/>
    </style:style>
    <style:style style:name="T1635" style:parent-style-name="Policepardéfaut" style:family="text">
      <style:text-properties style:font-name="Arial" style:font-name-complex="Arial" fo:color="#10162F" fo:font-size="14pt" style:font-size-asian="14pt"/>
    </style:style>
    <style:style style:name="T1636" style:parent-style-name="SourceText" style:family="text">
      <style:text-properties style:font-name="Arial" style:font-name-asian="Monaco, Menlo, 'Ubuntu Mono', '" style:font-name-complex="Arial" fo:color="#10162F" fo:font-size="14pt" style:font-size-asian="14pt"/>
    </style:style>
    <style:style style:name="T1637" style:parent-style-name="Policepardéfaut" style:family="text">
      <style:text-properties style:font-name="Arial" style:font-name-complex="Arial" fo:color="#10162F" fo:font-size="14pt" style:font-size-asian="14pt"/>
    </style:style>
    <style:style style:name="T1638" style:parent-style-name="SourceText" style:family="text">
      <style:text-properties style:font-name="Arial" style:font-name-asian="Monaco, Menlo, 'Ubuntu Mono', '" style:font-name-complex="Arial" fo:color="#10162F" fo:font-size="14pt" style:font-size-asian="14pt"/>
    </style:style>
    <style:style style:name="T1639" style:parent-style-name="Policepardéfaut" style:family="text">
      <style:text-properties style:font-name="Arial" style:font-name-complex="Arial" fo:color="#10162F" fo:font-size="14pt" style:font-size-asian="14pt"/>
    </style:style>
    <style:style style:name="T1640" style:parent-style-name="SourceText" style:family="text">
      <style:text-properties style:font-name="Arial" style:font-name-asian="Monaco, Menlo, 'Ubuntu Mono', '" style:font-name-complex="Arial" fo:color="#10162F" fo:font-size="14pt" style:font-size-asian="14pt"/>
    </style:style>
    <style:style style:name="T1641" style:parent-style-name="Policepardéfaut" style:family="text">
      <style:text-properties style:font-name="Arial" style:font-name-complex="Arial" fo:color="#10162F" fo:font-size="14pt" style:font-size-asian="14pt"/>
    </style:style>
    <style:style style:name="T1642" style:parent-style-name="Policepardéfaut" style:family="text">
      <style:text-properties style:font-name="Arial" style:font-name-complex="Arial" fo:color="#10162F" fo:font-size="14pt" style:font-size-asian="14pt"/>
    </style:style>
    <style:style style:name="T1643" style:parent-style-name="SourceText" style:family="text">
      <style:text-properties style:font-name="Arial" style:font-name-asian="Monaco, Menlo, 'Ubuntu Mono', '" style:font-name-complex="Arial" fo:color="#10162F" fo:font-size="14pt" style:font-size-asian="14pt"/>
    </style:style>
    <style:style style:name="T1644" style:parent-style-name="Policepardéfaut" style:family="text">
      <style:text-properties style:font-name="Arial" style:font-name-complex="Arial" fo:color="#10162F" fo:font-size="14pt" style:font-size-asian="14pt"/>
    </style:style>
    <style:style style:name="P1645" style:parent-style-name="Textbody" style:family="paragraph">
      <style:paragraph-properties fo:margin-bottom="0in" fo:line-height="160%"/>
    </style:style>
    <style:style style:name="T1646" style:parent-style-name="Policepardéfaut" style:family="text">
      <style:text-properties style:font-name="Arial" style:font-name-complex="Arial" fo:color="#10162F" fo:font-size="14pt" style:font-size-asian="14pt"/>
    </style:style>
    <style:style style:name="T1647" style:parent-style-name="SourceText" style:family="text">
      <style:text-properties style:font-name="Arial" style:font-name-asian="Monaco, Menlo, 'Ubuntu Mono', '" style:font-name-complex="Arial" fo:color="#10162F" fo:font-size="14pt" style:font-size-asian="14pt"/>
    </style:style>
    <style:style style:name="T1648" style:parent-style-name="Policepardéfaut" style:family="text">
      <style:text-properties style:font-name="Arial" style:font-name-complex="Arial" fo:color="#10162F" fo:font-size="14pt" style:font-size-asian="14pt"/>
    </style:style>
    <style:style style:name="T1649" style:parent-style-name="SourceText" style:family="text">
      <style:text-properties style:font-name="Arial" style:font-name-asian="Monaco, Menlo, 'Ubuntu Mono', '" style:font-name-complex="Arial" fo:color="#10162F" fo:font-size="14pt" style:font-size-asian="14pt"/>
    </style:style>
    <style:style style:name="T1650" style:parent-style-name="Policepardéfaut" style:family="text">
      <style:text-properties style:font-name="Arial" style:font-name-complex="Arial" fo:color="#10162F" fo:font-size="14pt" style:font-size-asian="14pt"/>
    </style:style>
    <style:style style:name="T1651" style:parent-style-name="SourceText" style:family="text">
      <style:text-properties style:font-name="Arial" style:font-name-asian="Monaco, Menlo, 'Ubuntu Mono', '" style:font-name-complex="Arial" fo:color="#10162F" fo:font-size="14pt" style:font-size-asian="14pt"/>
    </style:style>
    <style:style style:name="T1652" style:parent-style-name="Policepardéfaut" style:family="text">
      <style:text-properties style:font-name="Arial" style:font-name-complex="Arial" fo:color="#10162F" fo:font-size="14pt" style:font-size-asian="14pt"/>
    </style:style>
    <style:style style:name="T1653" style:parent-style-name="SourceText" style:family="text">
      <style:text-properties style:font-name="Arial" style:font-name-asian="Monaco, Menlo, 'Ubuntu Mono', '" style:font-name-complex="Arial" fo:color="#10162F" fo:font-size="14pt" style:font-size-asian="14pt"/>
    </style:style>
    <style:style style:name="T1654" style:parent-style-name="Policepardéfaut" style:family="text">
      <style:text-properties style:font-name="Arial" style:font-name-complex="Arial" fo:color="#10162F" fo:font-size="14pt" style:font-size-asian="14pt"/>
    </style:style>
    <style:style style:name="T1655" style:parent-style-name="SourceText" style:family="text">
      <style:text-properties style:font-name="Arial" style:font-name-asian="Monaco, Menlo, 'Ubuntu Mono', '" style:font-name-complex="Arial" fo:color="#10162F" fo:font-size="14pt" style:font-size-asian="14pt"/>
    </style:style>
    <style:style style:name="T1656" style:parent-style-name="Policepardéfaut" style:family="text">
      <style:text-properties style:font-name="Arial" style:font-name-complex="Arial" fo:color="#10162F" fo:font-size="14pt" style:font-size-asian="14pt"/>
    </style:style>
    <style:style style:name="T1657" style:parent-style-name="SourceText" style:family="text">
      <style:text-properties style:font-name="Arial" style:font-name-asian="Monaco, Menlo, 'Ubuntu Mono', '" style:font-name-complex="Arial" fo:color="#10162F" fo:font-size="14pt" style:font-size-asian="14pt"/>
    </style:style>
    <style:style style:name="T1658" style:parent-style-name="Policepardéfaut" style:family="text">
      <style:text-properties style:font-name="Arial" style:font-name-complex="Arial" fo:color="#10162F" fo:font-size="14pt" style:font-size-asian="14pt"/>
    </style:style>
    <style:style style:name="T1659" style:parent-style-name="Policepardéfaut" style:family="text">
      <style:text-properties style:font-name="Arial" style:font-name-complex="Arial" fo:color="#10162F" fo:font-size="14pt" style:font-size-asian="14pt"/>
    </style:style>
    <style:style style:name="T1660" style:parent-style-name="SourceText" style:family="text">
      <style:text-properties style:font-name="Arial" style:font-name-asian="Monaco, Menlo, 'Ubuntu Mono', '" style:font-name-complex="Arial" fo:color="#10162F" fo:font-size="14pt" style:font-size-asian="14pt"/>
    </style:style>
    <style:style style:name="T1661" style:parent-style-name="Policepardéfaut" style:family="text">
      <style:text-properties style:font-name="Arial" style:font-name-complex="Arial" fo:color="#10162F" fo:font-size="14pt" style:font-size-asian="14pt"/>
    </style:style>
    <style:style style:name="T166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663" style:parent-style-name="SourceText" style:family="text">
      <style:text-properties style:font-name="Arial" style:font-name-complex="Arial" fo:color="#FFFFFF" fo:background-color="#211E2F" fo:language="en" fo:country="US"/>
    </style:style>
    <style:style style:name="T166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66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66"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66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68"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669"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67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7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672" style:parent-style-name="SourceText" style:family="text">
      <style:text-properties style:font-name="Arial" style:font-name-complex="Arial" fo:color="#FFFFFF" fo:background-color="#211E2F" fo:language="en" fo:country="US"/>
    </style:style>
    <style:style style:name="T1673"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67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75"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67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77"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67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79"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68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81"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68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83"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68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85"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68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87"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68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689"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69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691" style:parent-style-name="SourceText" style:family="text">
      <style:text-properties style:font-name="Arial" style:font-name-asian="Monaco, Menlo, 'Ubuntu Mono', '" style:font-name-complex="Arial" fo:color="#EA6C8B" fo:font-size="14pt" style:font-size-asian="14pt" fo:background-color="#211E2F"/>
    </style:style>
    <style:style style:name="P1692" style:parent-style-name="Textbody" style:family="paragraph">
      <style:paragraph-properties fo:line-height="160%"/>
    </style:style>
    <style:style style:name="T1693"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1694" style:parent-style-name="Policepardéfaut" style:family="text">
      <style:text-properties style:font-name="Arial" style:font-name-complex="Arial" fo:color="#10162F" fo:font-size="14pt" style:font-size-asian="14pt"/>
    </style:style>
    <style:style style:name="P1695" style:parent-style-name="Textbody" style:family="paragraph">
      <style:text-properties style:font-name="Arial" style:font-name-complex="Arial" fo:color="#10162F"/>
    </style:style>
    <style:style style:name="P1696" style:parent-style-name="Textbody" style:family="paragraph">
      <style:paragraph-properties fo:margin-bottom="0in" fo:line-height="160%"/>
      <style:text-properties style:font-name="Arial" style:font-name-complex="Arial" fo:color="#10162F" fo:font-size="14pt" style:font-size-asian="14pt"/>
    </style:style>
    <style:style style:name="P1697" style:parent-style-name="Titre3" style:family="paragraph">
      <style:paragraph-properties fo:margin-top="0in" fo:margin-bottom="0in" fo:line-height="130%"/>
      <style:text-properties style:font-name="Arial" style:font-name-complex="Arial" fo:font-weight="normal" style:font-weight-asian="normal"/>
    </style:style>
    <style:style style:name="P1698" style:parent-style-name="Textbody" style:family="paragraph">
      <style:text-properties style:font-name="Arial" style:font-name-complex="Arial" fo:color="#10162F" fo:font-size="14pt" style:font-size-asian="14pt"/>
    </style:style>
    <style:style style:name="P1699" style:parent-style-name="Textbody" style:family="paragraph">
      <style:paragraph-properties fo:margin-bottom="0in" fo:line-height="160%"/>
    </style:style>
    <style:style style:name="T1700" style:parent-style-name="Policepardéfaut" style:family="text">
      <style:text-properties style:font-name="Arial" style:font-name-complex="Arial" fo:color="#10162F" fo:font-size="14pt" style:font-size-asian="14pt"/>
    </style:style>
    <style:style style:name="T1701" style:parent-style-name="SourceText" style:family="text">
      <style:text-properties style:font-name="Arial" style:font-name-asian="Monaco, Menlo, 'Ubuntu Mono', '" style:font-name-complex="Arial" fo:color="#10162F" fo:font-size="14pt" style:font-size-asian="14pt"/>
    </style:style>
    <style:style style:name="T1702" style:parent-style-name="Policepardéfaut" style:family="text">
      <style:text-properties style:font-name="Arial" style:font-name-complex="Arial" fo:color="#10162F" fo:font-size="14pt" style:font-size-asian="14pt"/>
    </style:style>
    <style:style style:name="T1703" style:parent-style-name="Policepardéfaut" style:family="text">
      <style:text-properties style:font-name="Arial" style:font-name-complex="Arial" fo:color="#10162F" fo:font-size="14pt" style:font-size-asian="14pt"/>
    </style:style>
    <style:style style:name="T1704" style:parent-style-name="SourceText" style:family="text">
      <style:text-properties style:font-name="Arial" style:font-name-asian="Monaco, Menlo, 'Ubuntu Mono', '" style:font-name-complex="Arial" fo:color="#10162F" fo:font-size="14pt" style:font-size-asian="14pt"/>
    </style:style>
    <style:style style:name="T1705" style:parent-style-name="Policepardéfaut" style:family="text">
      <style:text-properties style:font-name="Arial" style:font-name-complex="Arial" fo:color="#10162F" fo:font-size="14pt" style:font-size-asian="14pt"/>
    </style:style>
    <style:style style:name="T1706" style:parent-style-name="SourceText" style:family="text">
      <style:text-properties style:font-name="Arial" style:font-name-asian="Monaco, Menlo, 'Ubuntu Mono', '" style:font-name-complex="Arial" fo:color="#10162F" fo:font-size="14pt" style:font-size-asian="14pt"/>
    </style:style>
    <style:style style:name="T1707" style:parent-style-name="Policepardéfaut" style:family="text">
      <style:text-properties style:font-name="Arial" style:font-name-complex="Arial" fo:color="#10162F" fo:font-size="14pt" style:font-size-asian="14pt"/>
    </style:style>
    <style:style style:name="T1708" style:parent-style-name="SourceText" style:family="text">
      <style:text-properties style:font-name="Arial" style:font-name-asian="Monaco, Menlo, 'Ubuntu Mono', '" style:font-name-complex="Arial" fo:color="#10162F" fo:font-size="14pt" style:font-size-asian="14pt"/>
    </style:style>
    <style:style style:name="T1709" style:parent-style-name="Policepardéfaut" style:family="text">
      <style:text-properties style:font-name="Arial" style:font-name-complex="Arial" fo:color="#10162F" fo:font-size="14pt" style:font-size-asian="14pt"/>
    </style:style>
    <style:style style:name="P1710" style:parent-style-name="Textbody" style:family="paragraph">
      <style:paragraph-properties fo:margin-bottom="0in" fo:line-height="160%"/>
    </style:style>
    <style:style style:name="T1711" style:parent-style-name="Policepardéfaut" style:family="text">
      <style:text-properties style:font-name="Arial" style:font-name-complex="Arial" fo:color="#10162F" fo:font-size="14pt" style:font-size-asian="14pt"/>
    </style:style>
    <style:style style:name="T1712" style:parent-style-name="Policepardéfaut" style:family="text">
      <style:text-properties style:font-name="Arial" style:font-name-complex="Arial" fo:color="#10162F" fo:font-size="14pt" style:font-size-asian="14pt"/>
    </style:style>
    <style:style style:name="T1713" style:parent-style-name="SourceText" style:family="text">
      <style:text-properties style:font-name="Arial" style:font-name-asian="Monaco, Menlo, 'Ubuntu Mono', '" style:font-name-complex="Arial" fo:color="#10162F" fo:font-size="14pt" style:font-size-asian="14pt"/>
    </style:style>
    <style:style style:name="T1714" style:parent-style-name="Policepardéfaut" style:family="text">
      <style:text-properties style:font-name="Arial" style:font-name-complex="Arial" fo:color="#10162F" fo:font-size="14pt" style:font-size-asian="14pt"/>
    </style:style>
    <style:style style:name="T1715" style:parent-style-name="Policepardéfaut" style:family="text">
      <style:text-properties style:font-name="Arial" style:font-name-complex="Arial" fo:color="#10162F" fo:font-size="14pt" style:font-size-asian="14pt"/>
    </style:style>
    <style:style style:name="T1716" style:parent-style-name="SourceText" style:family="text">
      <style:text-properties style:font-name="Arial" style:font-name-asian="Monaco, Menlo, 'Ubuntu Mono', '" style:font-name-complex="Arial" fo:color="#10162F" fo:font-size="14pt" style:font-size-asian="14pt"/>
    </style:style>
    <style:style style:name="T1717" style:parent-style-name="SourceText" style:family="text">
      <style:text-properties style:font-name="Arial" style:font-name-asian="Monaco, Menlo, 'Ubuntu Mono', '" style:font-name-complex="Arial" fo:color="#EA6C8B" fo:font-size="14pt" style:font-size-asian="14pt" fo:background-color="#211E2F"/>
    </style:style>
    <style:style style:name="T1718" style:parent-style-name="SourceText" style:family="text">
      <style:text-properties style:font-name="Arial" style:font-name-complex="Arial" fo:color="#FFFFFF" fo:background-color="#211E2F"/>
    </style:style>
    <style:style style:name="T1719"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72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21"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72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23"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72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72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26"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727" style:parent-style-name="SourceText" style:family="text">
      <style:text-properties style:font-name="Arial" style:font-name-complex="Arial" fo:color="#FFFFFF" fo:background-color="#211E2F" fo:language="en" fo:country="US"/>
    </style:style>
    <style:style style:name="T1728"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72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30"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73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32"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73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34"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73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3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73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38"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73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4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74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42"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74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44"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74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46"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74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48"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74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50"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75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52"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753"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754" style:parent-style-name="SourceText" style:family="text">
      <style:text-properties style:font-name="Arial" style:font-name-asian="Monaco, Menlo, 'Ubuntu Mono', '" style:font-name-complex="Arial" fo:color="#EA6C8B" fo:font-size="14pt" style:font-size-asian="14pt" fo:background-color="#211E2F"/>
    </style:style>
    <style:style style:name="P1755" style:parent-style-name="Textbody" style:family="paragraph">
      <style:paragraph-properties fo:line-height="160%"/>
    </style:style>
    <style:style style:name="T1756"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1757" style:parent-style-name="Policepardéfaut" style:family="text">
      <style:text-properties style:font-name="Arial" style:font-name-complex="Arial" fo:color="#10162F" fo:font-size="14pt" style:font-size-asian="14pt"/>
    </style:style>
    <style:style style:name="P1758" style:parent-style-name="Textbody" style:family="paragraph">
      <style:paragraph-properties fo:margin-bottom="0in" fo:line-height="160%"/>
    </style:style>
    <style:style style:name="T1759" style:parent-style-name="Policepardéfaut" style:family="text">
      <style:text-properties style:font-name="Arial" style:font-name-complex="Arial" fo:color="#10162F" fo:font-size="14pt" style:font-size-asian="14pt"/>
    </style:style>
    <style:style style:name="T1760" style:parent-style-name="Policepardéfaut" style:family="text">
      <style:text-properties style:font-name="Arial" style:font-name-complex="Arial" fo:color="#10162F" fo:font-size="14pt" style:font-size-asian="14pt"/>
    </style:style>
    <style:style style:name="T1761" style:parent-style-name="SourceText" style:family="text">
      <style:text-properties style:font-name="Arial" style:font-name-asian="Monaco, Menlo, 'Ubuntu Mono', '" style:font-name-complex="Arial" fo:color="#10162F" fo:font-size="14pt" style:font-size-asian="14pt"/>
    </style:style>
    <style:style style:name="T1762" style:parent-style-name="Policepardéfaut" style:family="text">
      <style:text-properties style:font-name="Arial" style:font-name-complex="Arial" fo:color="#10162F" fo:font-size="14pt" style:font-size-asian="14pt"/>
    </style:style>
    <style:style style:name="T1763" style:parent-style-name="SourceText" style:family="text">
      <style:text-properties style:font-name="Arial" style:font-name-asian="Monaco, Menlo, 'Ubuntu Mono', '" style:font-name-complex="Arial" fo:color="#10162F" fo:font-size="14pt" style:font-size-asian="14pt"/>
    </style:style>
    <style:style style:name="T1764" style:parent-style-name="Policepardéfaut" style:family="text">
      <style:text-properties style:font-name="Arial" style:font-name-complex="Arial" fo:color="#10162F" fo:font-size="14pt" style:font-size-asian="14pt"/>
    </style:style>
    <style:style style:name="P1765" style:parent-style-name="Standard" style:family="paragraph">
      <style:text-properties style:font-name="Arial" style:font-name-complex="Arial"/>
    </style:style>
    <style:style style:name="P1766" style:parent-style-name="Titre3" style:family="paragraph">
      <style:paragraph-properties fo:margin-top="0in" fo:margin-bottom="0in" fo:line-height="130%"/>
      <style:text-properties style:font-name="Arial" style:font-name-complex="Arial" fo:font-weight="normal" style:font-weight-asian="normal"/>
    </style:style>
    <style:style style:name="P1767" style:parent-style-name="Textbody" style:family="paragraph">
      <style:text-properties style:font-name="Arial" style:font-name-complex="Arial" fo:color="#10162F" fo:font-size="14pt" style:font-size-asian="14pt"/>
    </style:style>
    <style:style style:name="P1768" style:parent-style-name="Textbody" style:family="paragraph">
      <style:paragraph-properties fo:margin-bottom="0in" fo:line-height="160%"/>
    </style:style>
    <style:style style:name="T1769" style:parent-style-name="Policepardéfaut" style:family="text">
      <style:text-properties style:font-name="Arial" style:font-name-complex="Arial" fo:color="#10162F" fo:font-size="14pt" style:font-size-asian="14pt"/>
    </style:style>
    <style:style style:name="T1770" style:parent-style-name="Policepardéfaut" style:family="text">
      <style:text-properties style:font-name="Arial" style:font-name-complex="Arial" fo:color="#10162F" fo:font-size="14pt" style:font-size-asian="14pt"/>
    </style:style>
    <style:style style:name="T1771" style:parent-style-name="Policepardéfaut" style:family="text">
      <style:text-properties style:font-name="Arial" style:font-name-complex="Arial" fo:color="#10162F" fo:font-size="14pt" style:font-size-asian="14pt"/>
    </style:style>
    <style:style style:name="T1772" style:parent-style-name="SourceText" style:family="text">
      <style:text-properties style:font-name="Arial" style:font-name-asian="Monaco, Menlo, 'Ubuntu Mono', '" style:font-name-complex="Arial" fo:color="#10162F" fo:font-size="14pt" style:font-size-asian="14pt"/>
    </style:style>
    <style:style style:name="T1773" style:parent-style-name="Policepardéfaut" style:family="text">
      <style:text-properties style:font-name="Arial" style:font-name-complex="Arial" fo:color="#10162F" fo:font-size="14pt" style:font-size-asian="14pt"/>
    </style:style>
    <style:style style:name="T1774" style:parent-style-name="SourceText" style:family="text">
      <style:text-properties style:font-name="Arial" style:font-name-asian="Monaco, Menlo, 'Ubuntu Mono', '" style:font-name-complex="Arial" fo:color="#10162F" fo:font-size="14pt" style:font-size-asian="14pt"/>
    </style:style>
    <style:style style:name="T1775" style:parent-style-name="Policepardéfaut" style:family="text">
      <style:text-properties style:font-name="Arial" style:font-name-complex="Arial" fo:color="#10162F" fo:font-size="14pt" style:font-size-asian="14pt"/>
    </style:style>
    <style:style style:name="T1776" style:parent-style-name="SourceText" style:family="text">
      <style:text-properties style:font-name="Arial" style:font-name-asian="Monaco, Menlo, 'Ubuntu Mono', '" style:font-name-complex="Arial" fo:color="#10162F" fo:font-size="14pt" style:font-size-asian="14pt"/>
    </style:style>
    <style:style style:name="T1777" style:parent-style-name="Policepardéfaut" style:family="text">
      <style:text-properties style:font-name="Arial" style:font-name-complex="Arial" fo:color="#10162F" fo:font-size="14pt" style:font-size-asian="14pt"/>
    </style:style>
    <style:style style:name="T1778" style:parent-style-name="Policepardéfaut" style:family="text">
      <style:text-properties style:font-name="Arial" style:font-name-complex="Arial" fo:color="#10162F" fo:font-size="14pt" style:font-size-asian="14pt"/>
    </style:style>
    <style:style style:name="T1779"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780" style:parent-style-name="SourceText" style:family="text">
      <style:text-properties style:font-name="Arial" style:font-name-complex="Arial" fo:color="#FFFFFF" fo:background-color="#211E2F" fo:language="en" fo:country="US"/>
    </style:style>
    <style:style style:name="T178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78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83"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784" style:parent-style-name="SourceText" style:family="text">
      <style:text-properties style:font-name="Arial" style:font-name-complex="Arial" fo:color="#FFFFFF" fo:background-color="#211E2F" fo:language="en" fo:country="US"/>
    </style:style>
    <style:style style:name="T1785"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78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87"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78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89"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79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79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9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793" style:parent-style-name="SourceText" style:family="text">
      <style:text-properties style:font-name="Arial" style:font-name-complex="Arial" fo:color="#FFFFFF" fo:background-color="#211E2F" fo:language="en" fo:country="US"/>
    </style:style>
    <style:style style:name="T179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79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96"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79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798"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79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00"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80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02"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80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04"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80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0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80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08"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80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1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81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812" style:parent-style-name="SourceText" style:family="text">
      <style:text-properties style:font-name="Arial" style:font-name-complex="Arial" fo:color="#FFFFFF" fo:background-color="#211E2F" fo:language="en" fo:country="US"/>
    </style:style>
    <style:style style:name="T1813"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814" style:parent-style-name="SourceText" style:family="text">
      <style:text-properties style:font-name="Arial" style:font-name-complex="Arial" fo:color="#FFFFFF" fo:background-color="#211E2F" fo:language="en" fo:country="US"/>
    </style:style>
    <style:style style:name="T1815"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81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17"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81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19"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82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82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2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823" style:parent-style-name="SourceText" style:family="text">
      <style:text-properties style:font-name="Arial" style:font-name-complex="Arial" fo:color="#FFFFFF" fo:background-color="#211E2F" fo:language="en" fo:country="US"/>
    </style:style>
    <style:style style:name="T182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82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26"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82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28"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82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30"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83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32"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83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34"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83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3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83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38"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83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4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84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842" style:parent-style-name="SourceText" style:family="text">
      <style:text-properties style:font-name="Arial" style:font-name-complex="Arial" fo:color="#FFFFFF" fo:background-color="#211E2F" fo:language="en" fo:country="US"/>
    </style:style>
    <style:style style:name="T1843"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844" style:parent-style-name="SourceText" style:family="text">
      <style:text-properties style:font-name="Arial" style:font-name-complex="Arial" fo:color="#FFFFFF" fo:background-color="#211E2F" fo:language="en" fo:country="US"/>
    </style:style>
    <style:style style:name="T1845"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84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47"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84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49"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85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85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5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853" style:parent-style-name="SourceText" style:family="text">
      <style:text-properties style:font-name="Arial" style:font-name-complex="Arial" fo:color="#FFFFFF" fo:background-color="#211E2F" fo:language="en" fo:country="US"/>
    </style:style>
    <style:style style:name="T185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85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56"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85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58"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85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60"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86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62"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86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64"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86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6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86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68"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86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87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87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872" style:parent-style-name="SourceText" style:family="text">
      <style:text-properties style:font-name="Arial" style:font-name-asian="Monaco, Menlo, 'Ubuntu Mono', '" style:font-name-complex="Arial" fo:color="#EA6C8B" fo:font-size="14pt" style:font-size-asian="14pt" fo:background-color="#211E2F"/>
    </style:style>
    <style:style style:name="P1873" style:parent-style-name="Textbody" style:family="paragraph">
      <style:paragraph-properties fo:line-height="160%"/>
    </style:style>
    <style:style style:name="T1874"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1875" style:parent-style-name="Policepardéfaut" style:family="text">
      <style:text-properties style:font-name="Arial" style:font-name-complex="Arial" fo:color="#10162F" fo:font-size="14pt" style:font-size-asian="14pt"/>
    </style:style>
    <style:style style:name="P1876" style:parent-style-name="Textbody" style:family="paragraph">
      <style:paragraph-properties fo:line-height="160%"/>
      <style:text-properties style:font-name="Arial" style:font-name-complex="Arial" fo:color="#10162F" fo:font-size="14pt" style:font-size-asian="14pt"/>
    </style:style>
    <style:style style:name="P1877" style:parent-style-name="Textbody" style:family="paragraph">
      <style:paragraph-properties fo:margin-bottom="0in" fo:line-height="160%" fo:margin-left="0in" fo:text-indent="0in">
        <style:tab-stops/>
      </style:paragraph-properties>
    </style:style>
    <style:style style:name="T1878" style:parent-style-name="Policepardéfaut" style:family="text">
      <style:text-properties style:font-name="Arial" style:font-name-complex="Arial" fo:color="#10162F" fo:font-size="14pt" style:font-size-asian="14pt"/>
    </style:style>
    <style:style style:name="T1879" style:parent-style-name="SourceText" style:family="text">
      <style:text-properties style:font-name="Arial" style:font-name-asian="Monaco, Menlo, 'Ubuntu Mono', '" style:font-name-complex="Arial" fo:color="#10162F" fo:font-size="14pt" style:font-size-asian="14pt"/>
    </style:style>
    <style:style style:name="T1880" style:parent-style-name="Policepardéfaut" style:family="text">
      <style:text-properties style:font-name="Arial" style:font-name-complex="Arial" fo:color="#10162F" fo:font-size="14pt" style:font-size-asian="14pt"/>
    </style:style>
    <style:style style:name="T1881" style:parent-style-name="SourceText" style:family="text">
      <style:text-properties style:font-name="Arial" style:font-name-asian="Monaco, Menlo, 'Ubuntu Mono', '" style:font-name-complex="Arial" fo:color="#10162F" fo:font-size="14pt" style:font-size-asian="14pt"/>
    </style:style>
    <style:style style:name="T1882" style:parent-style-name="Policepardéfaut" style:family="text">
      <style:text-properties style:font-name="Arial" style:font-name-complex="Arial" fo:color="#10162F" fo:font-size="14pt" style:font-size-asian="14pt"/>
    </style:style>
    <style:style style:name="P1883" style:parent-style-name="Textbody" style:family="paragraph">
      <style:paragraph-properties fo:margin-bottom="0in" fo:line-height="160%" fo:margin-left="0in" fo:text-indent="0in">
        <style:tab-stops/>
      </style:paragraph-properties>
    </style:style>
    <style:style style:name="T1884" style:parent-style-name="Policepardéfaut" style:family="text">
      <style:text-properties style:font-name="Arial" style:font-name-complex="Arial" fo:color="#10162F" fo:font-size="14pt" style:font-size-asian="14pt"/>
    </style:style>
    <style:style style:name="T1885" style:parent-style-name="SourceText" style:family="text">
      <style:text-properties style:font-name="Arial" style:font-name-asian="Monaco, Menlo, 'Ubuntu Mono', '" style:font-name-complex="Arial" fo:color="#10162F" fo:font-size="14pt" style:font-size-asian="14pt"/>
    </style:style>
    <style:style style:name="T1886" style:parent-style-name="Policepardéfaut" style:family="text">
      <style:text-properties style:font-name="Arial" style:font-name-complex="Arial" fo:color="#10162F" fo:font-size="14pt" style:font-size-asian="14pt"/>
    </style:style>
    <style:style style:name="T1887" style:parent-style-name="Policepardéfaut" style:family="text">
      <style:text-properties style:font-name="Arial" style:font-name-complex="Arial" fo:color="#10162F" fo:font-size="14pt" style:font-size-asian="14pt"/>
    </style:style>
    <style:style style:name="T1888" style:parent-style-name="SourceText" style:family="text">
      <style:text-properties style:font-name="Arial" style:font-name-asian="Monaco, Menlo, 'Ubuntu Mono', '" style:font-name-complex="Arial" fo:color="#10162F" fo:font-size="14pt" style:font-size-asian="14pt"/>
    </style:style>
    <style:style style:name="T1889" style:parent-style-name="Policepardéfaut" style:family="text">
      <style:text-properties style:font-name="Arial" style:font-name-complex="Arial" fo:color="#10162F" fo:font-size="14pt" style:font-size-asian="14pt"/>
    </style:style>
    <style:style style:name="T1890" style:parent-style-name="SourceText" style:family="text">
      <style:text-properties style:font-name="Arial" style:font-name-asian="Monaco, Menlo, 'Ubuntu Mono', '" style:font-name-complex="Arial" fo:color="#10162F" fo:font-size="14pt" style:font-size-asian="14pt"/>
    </style:style>
    <style:style style:name="T1891" style:parent-style-name="Policepardéfaut" style:family="text">
      <style:text-properties style:font-name="Arial" style:font-name-complex="Arial" fo:color="#10162F" fo:font-size="14pt" style:font-size-asian="14pt"/>
    </style:style>
    <style:style style:name="T1892" style:parent-style-name="SourceText" style:family="text">
      <style:text-properties style:font-name="Arial" style:font-name-asian="Monaco, Menlo, 'Ubuntu Mono', '" style:font-name-complex="Arial" fo:color="#10162F" fo:font-size="14pt" style:font-size-asian="14pt"/>
    </style:style>
    <style:style style:name="T1893" style:parent-style-name="Policepardéfaut" style:family="text">
      <style:text-properties style:font-name="Arial" style:font-name-complex="Arial" fo:color="#10162F" fo:font-size="14pt" style:font-size-asian="14pt"/>
    </style:style>
    <style:style style:name="T1894" style:parent-style-name="SourceText" style:family="text">
      <style:text-properties style:font-name="Arial" style:font-name-asian="Monaco, Menlo, 'Ubuntu Mono', '" style:font-name-complex="Arial" fo:color="#10162F" fo:font-size="14pt" style:font-size-asian="14pt"/>
    </style:style>
    <style:style style:name="T1895" style:parent-style-name="Policepardéfaut" style:family="text">
      <style:text-properties style:font-name="Arial" style:font-name-complex="Arial" fo:color="#10162F" fo:font-size="14pt" style:font-size-asian="14pt"/>
    </style:style>
    <style:style style:name="T1896" style:parent-style-name="SourceText" style:family="text">
      <style:text-properties style:font-name="Arial" style:font-name-asian="Monaco, Menlo, 'Ubuntu Mono', '" style:font-name-complex="Arial" fo:color="#10162F" fo:font-size="14pt" style:font-size-asian="14pt"/>
    </style:style>
    <style:style style:name="T1897" style:parent-style-name="Policepardéfaut" style:family="text">
      <style:text-properties style:font-name="Arial" style:font-name-complex="Arial" fo:color="#10162F" fo:font-size="14pt" style:font-size-asian="14pt"/>
    </style:style>
    <style:style style:name="T1898" style:parent-style-name="SourceText" style:family="text">
      <style:text-properties style:font-name="Arial" style:font-name-asian="Monaco, Menlo, 'Ubuntu Mono', '" style:font-name-complex="Arial" fo:color="#10162F" fo:font-size="14pt" style:font-size-asian="14pt"/>
    </style:style>
    <style:style style:name="T1899" style:parent-style-name="Policepardéfaut" style:family="text">
      <style:text-properties style:font-name="Arial" style:font-name-complex="Arial" fo:color="#10162F" fo:font-size="14pt" style:font-size-asian="14pt"/>
    </style:style>
    <style:style style:name="P1900" style:parent-style-name="Textbody" style:family="paragraph">
      <style:paragraph-properties fo:margin-bottom="0in" fo:line-height="160%"/>
      <style:text-properties style:font-name="Arial" style:font-name-complex="Arial" fo:color="#10162F" fo:font-size="14pt" style:font-size-asian="14pt"/>
    </style:style>
    <style:style style:name="P1901" style:parent-style-name="Standard" style:family="paragraph">
      <style:text-properties style:font-name="Arial" style:font-name-complex="Arial"/>
    </style:style>
    <style:style style:name="P1902" style:parent-style-name="Standard" style:family="paragraph">
      <style:text-properties style:font-name="Arial" style:font-name-complex="Arial"/>
    </style:style>
    <style:style style:name="P1903" style:parent-style-name="Titre3" style:family="paragraph">
      <style:paragraph-properties fo:margin-top="0in" fo:margin-bottom="0in" fo:line-height="130%"/>
      <style:text-properties style:font-name="Arial" style:font-name-complex="Arial" fo:font-weight="normal" style:font-weight-asian="normal"/>
    </style:style>
    <style:style style:name="P1904" style:parent-style-name="Textbody" style:family="paragraph">
      <style:text-properties style:font-name="Arial" style:font-name-complex="Arial" fo:color="#10162F" fo:font-size="14pt" style:font-size-asian="14pt"/>
    </style:style>
    <style:style style:name="P1905" style:parent-style-name="Textbody" style:family="paragraph">
      <style:paragraph-properties fo:line-height="160%"/>
      <style:text-properties style:font-name="Arial" style:font-name-complex="Arial" fo:color="#10162F" fo:font-size="14pt" style:font-size-asian="14pt"/>
    </style:style>
    <style:style style:name="T1906" style:parent-style-name="SourceText" style:family="text">
      <style:text-properties style:font-name="Arial" style:font-name-asian="Monaco, Menlo, 'Ubuntu Mono', '" style:font-name-complex="Arial" fo:color="#EA6C8B" fo:font-size="14pt" style:font-size-asian="14pt" fo:background-color="#211E2F"/>
    </style:style>
    <style:style style:name="T1907" style:parent-style-name="SourceText" style:family="text">
      <style:text-properties style:font-name="Arial" style:font-name-complex="Arial" fo:color="#FFFFFF" fo:background-color="#211E2F"/>
    </style:style>
    <style:style style:name="T1908"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90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1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911" style:parent-style-name="SourceText" style:family="text">
      <style:text-properties style:font-name="Arial" style:font-name-complex="Arial" fo:color="#FFFFFF" fo:background-color="#211E2F" fo:language="en" fo:country="US"/>
    </style:style>
    <style:style style:name="T191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91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14"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91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1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91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18"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91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2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92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22"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92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24"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92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26"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92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28"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929"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930" style:parent-style-name="SourceText" style:family="text">
      <style:text-properties style:font-name="Arial" style:font-name-complex="Arial" fo:color="#FFFFFF" fo:background-color="#211E2F" fo:language="en" fo:country="US"/>
    </style:style>
    <style:style style:name="T193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93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33"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93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35"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936"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93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38"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939" style:parent-style-name="SourceText" style:family="text">
      <style:text-properties style:font-name="Arial" style:font-name-complex="Arial" fo:color="#FFFFFF" fo:background-color="#211E2F" fo:language="en" fo:country="US"/>
    </style:style>
    <style:style style:name="T194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941" style:parent-style-name="SourceText" style:family="text">
      <style:text-properties style:font-name="Arial" style:font-name-complex="Arial" fo:color="#FFFFFF" fo:background-color="#211E2F" fo:language="en" fo:country="US"/>
    </style:style>
    <style:style style:name="T194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94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44"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94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4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94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48"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94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5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95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52"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95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54"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95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56"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95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58"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959"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960" style:parent-style-name="SourceText" style:family="text">
      <style:text-properties style:font-name="Arial" style:font-name-complex="Arial" fo:color="#FFFFFF" fo:background-color="#211E2F" fo:language="en" fo:country="US"/>
    </style:style>
    <style:style style:name="T196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96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63"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196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65"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1966"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96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1968"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969"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P1970" style:parent-style-name="Textbody" style:family="paragraph">
      <style:paragraph-properties fo:line-height="160%"/>
    </style:style>
    <style:style style:name="T1971" style:parent-style-name="Policepardéfaut" style:family="text">
      <style:text-properties style:font-name="Arial" style:font-name-complex="Arial" fo:color="#10162F" fo:language="en" fo:country="US" style:language-asian="en" style:country-asian="US" style:language-complex="ar" style:country-complex="SA"/>
    </style:style>
    <style:style style:name="T1972" style:parent-style-name="Policepardéfaut" style:family="text">
      <style:text-properties style:font-name="Arial" style:font-name-complex="Arial" fo:color="#10162F" fo:font-size="14pt" style:font-size-asian="14pt"/>
    </style:style>
    <style:style style:name="P1973" style:parent-style-name="Textbody" style:family="paragraph">
      <style:paragraph-properties fo:margin-bottom="0in" fo:line-height="160%"/>
    </style:style>
    <style:style style:name="T1974" style:parent-style-name="Policepardéfaut" style:family="text">
      <style:text-properties style:font-name="Arial" style:font-name-complex="Arial" fo:color="#10162F" fo:font-size="14pt" style:font-size-asian="14pt"/>
    </style:style>
    <style:style style:name="T1975" style:parent-style-name="Policepardéfaut" style:family="text">
      <style:text-properties style:font-name="Arial" style:font-name-complex="Arial" fo:color="#10162F" fo:font-size="14pt" style:font-size-asian="14pt"/>
    </style:style>
    <style:style style:name="T1976" style:parent-style-name="SourceText" style:family="text">
      <style:text-properties style:font-name="Arial" style:font-name-asian="Monaco, Menlo, 'Ubuntu Mono', '" style:font-name-complex="Arial" fo:color="#10162F" fo:font-size="14pt" style:font-size-asian="14pt"/>
    </style:style>
    <style:style style:name="T1977" style:parent-style-name="Policepardéfaut" style:family="text">
      <style:text-properties style:font-name="Arial" style:font-name-complex="Arial" fo:color="#10162F" fo:font-size="14pt" style:font-size-asian="14pt"/>
    </style:style>
    <style:style style:name="T1978" style:parent-style-name="SourceText" style:family="text">
      <style:text-properties style:font-name="Arial" style:font-name-asian="Monaco, Menlo, 'Ubuntu Mono', '" style:font-name-complex="Arial" fo:color="#10162F" fo:font-size="14pt" style:font-size-asian="14pt"/>
    </style:style>
    <style:style style:name="T1979" style:parent-style-name="Policepardéfaut" style:family="text">
      <style:text-properties style:font-name="Arial" style:font-name-complex="Arial" fo:color="#10162F" fo:font-size="14pt" style:font-size-asian="14pt"/>
    </style:style>
    <style:style style:name="T1980" style:parent-style-name="Policepardéfaut" style:family="text">
      <style:text-properties style:font-name="Arial" style:font-name-complex="Arial" fo:color="#10162F" fo:font-size="14pt" style:font-size-asian="14pt"/>
    </style:style>
    <style:style style:name="P1981" style:parent-style-name="Textbody" style:family="paragraph">
      <style:paragraph-properties fo:margin-bottom="0in" fo:line-height="160%"/>
      <style:text-properties style:font-name="Arial" style:font-name-complex="Arial" fo:color="#10162F" fo:font-size="14pt" style:font-size-asian="14pt"/>
    </style:style>
    <style:style style:name="P1982" style:parent-style-name="Standard" style:family="paragraph">
      <style:text-properties style:font-name="Arial" style:font-name-complex="Arial"/>
    </style:style>
    <style:style style:name="P1983" style:parent-style-name="Titre3" style:family="paragraph">
      <style:paragraph-properties fo:margin-top="0in" fo:margin-bottom="0in" fo:line-height="130%"/>
      <style:text-properties style:font-name="Arial" style:font-name-complex="Arial" fo:font-weight="normal" style:font-weight-asian="normal"/>
    </style:style>
    <style:style style:name="P1984" style:parent-style-name="Textbody" style:family="paragraph">
      <style:text-properties style:font-name="Arial" style:font-name-complex="Arial" fo:color="#10162F" fo:font-size="14pt" style:font-size-asian="14pt"/>
    </style:style>
    <style:style style:name="P1985" style:parent-style-name="Textbody" style:family="paragraph">
      <style:paragraph-properties fo:line-height="160%"/>
      <style:text-properties style:font-name="Arial" style:font-name-complex="Arial" fo:color="#10162F" fo:font-size="14pt" style:font-size-asian="14pt"/>
    </style:style>
    <style:style style:name="P1986" style:parent-style-name="Textbody" style:family="paragraph">
      <style:paragraph-properties fo:line-height="160%"/>
      <style:text-properties style:font-name="Arial" style:font-name-complex="Arial" fo:color="#10162F" fo:font-size="14pt" style:font-size-asian="14pt"/>
    </style:style>
    <style:style style:name="T1987" style:parent-style-name="SourceText" style:family="text">
      <style:text-properties style:font-name="Arial" style:font-name-asian="Monaco, Menlo, 'Ubuntu Mono', '" style:font-name-complex="Arial" fo:color="#EA6C8B" fo:font-size="14pt" style:font-size-asian="14pt" fo:background-color="#211E2F"/>
    </style:style>
    <style:style style:name="T1988" style:parent-style-name="SourceText" style:family="text">
      <style:text-properties style:font-name="Arial" style:font-name-complex="Arial" fo:color="#FFFFFF" fo:background-color="#211E2F"/>
    </style:style>
    <style:style style:name="T1989" style:parent-style-name="SourceText" style:family="text">
      <style:text-properties style:font-name="Arial" style:font-name-asian="Monaco, Menlo, 'Ubuntu Mono', '" style:font-name-complex="Arial" fo:color="#EA6C8B" fo:font-size="14pt" style:font-size-asian="14pt" fo:background-color="#211E2F"/>
    </style:style>
    <style:style style:name="T1990" style:parent-style-name="SourceText" style:family="text">
      <style:text-properties style:font-name="Arial" style:font-name-asian="Monaco, Menlo, 'Ubuntu Mono', '" style:font-name-complex="Arial" fo:color="#FFFFFF" fo:font-size="14pt" style:font-size-asian="14pt" fo:background-color="#211E2F"/>
    </style:style>
    <style:style style:name="T1991" style:parent-style-name="SourceText" style:family="text">
      <style:text-properties style:font-name="Arial" style:font-name-asian="Monaco, Menlo, 'Ubuntu Mono', '" style:font-name-complex="Arial" fo:color="#B4D353" fo:font-size="14pt" style:font-size-asian="14pt" fo:background-color="#211E2F"/>
    </style:style>
    <style:style style:name="T1992" style:parent-style-name="SourceText" style:family="text">
      <style:text-properties style:font-name="Arial" style:font-name-asian="Monaco, Menlo, 'Ubuntu Mono', '" style:font-name-complex="Arial" fo:color="#FFFFFF" fo:font-size="14pt" style:font-size-asian="14pt" fo:background-color="#211E2F"/>
    </style:style>
    <style:style style:name="T1993" style:parent-style-name="SourceText" style:family="text">
      <style:text-properties style:font-name="Arial" style:font-name-asian="Monaco, Menlo, 'Ubuntu Mono', '" style:font-name-complex="Arial" fo:color="#FFE083" fo:font-size="14pt" style:font-size-asian="14pt" fo:background-color="#211E2F"/>
    </style:style>
    <style:style style:name="T1994" style:parent-style-name="SourceText" style:family="text">
      <style:text-properties style:font-name="Arial" style:font-name-asian="Monaco, Menlo, 'Ubuntu Mono', '" style:font-name-complex="Arial" fo:color="#EA6C8B" fo:font-size="14pt" style:font-size-asian="14pt" fo:background-color="#211E2F"/>
    </style:style>
    <style:style style:name="T1995" style:parent-style-name="SourceText" style:family="text">
      <style:text-properties style:font-name="Arial" style:font-name-asian="Monaco, Menlo, 'Ubuntu Mono', '" style:font-name-complex="Arial" fo:color="#FFFFFF" fo:font-size="14pt" style:font-size-asian="14pt" fo:background-color="#211E2F"/>
    </style:style>
    <style:style style:name="T1996" style:parent-style-name="SourceText" style:family="text">
      <style:text-properties style:font-name="Arial" style:font-name-asian="Monaco, Menlo, 'Ubuntu Mono', '" style:font-name-complex="Arial" fo:color="#EA6C8B" fo:font-size="14pt" style:font-size-asian="14pt" fo:background-color="#211E2F"/>
    </style:style>
    <style:style style:name="T1997" style:parent-style-name="SourceText" style:family="text">
      <style:text-properties style:font-name="Arial" style:font-name-complex="Arial" fo:color="#FFFFFF" fo:background-color="#211E2F"/>
    </style:style>
    <style:style style:name="T1998"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199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00"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00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02"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00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04"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00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0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007"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08" style:parent-style-name="SourceText" style:family="text">
      <style:text-properties style:font-name="Arial" style:font-name-complex="Arial" fo:color="#FFFFFF" fo:background-color="#211E2F" fo:language="en" fo:country="US"/>
    </style:style>
    <style:style style:name="T2009"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1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11"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01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13"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01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1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16"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17" style:parent-style-name="SourceText" style:family="text">
      <style:text-properties style:font-name="Arial" style:font-name-complex="Arial" fo:color="#FFFFFF" fo:background-color="#211E2F" fo:language="en" fo:country="US"/>
    </style:style>
    <style:style style:name="T2018"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1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20"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02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22"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023"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2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25"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26" style:parent-style-name="SourceText" style:family="text">
      <style:text-properties style:font-name="Arial" style:font-name-complex="Arial" fo:color="#FFFFFF" fo:background-color="#211E2F" fo:language="en" fo:country="US"/>
    </style:style>
    <style:style style:name="T2027"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2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29"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03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31"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03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3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3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35" style:parent-style-name="SourceText" style:family="text">
      <style:text-properties style:font-name="Arial" style:font-name-complex="Arial" fo:color="#FFFFFF" fo:background-color="#211E2F" fo:language="en" fo:country="US"/>
    </style:style>
    <style:style style:name="T2036"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3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38"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03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4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04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4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43"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44" style:parent-style-name="SourceText" style:family="text">
      <style:text-properties style:font-name="Arial" style:font-name-complex="Arial" fo:color="#FFFFFF" fo:background-color="#211E2F" fo:language="en" fo:country="US"/>
    </style:style>
    <style:style style:name="T2045"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4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47"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04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49"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05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5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05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53" style:parent-style-name="SourceText" style:family="text">
      <style:text-properties style:font-name="Arial" style:font-name-complex="Arial" fo:color="#FFFFFF" fo:background-color="#211E2F" fo:language="en" fo:country="US"/>
    </style:style>
    <style:style style:name="T205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055" style:parent-style-name="SourceText" style:family="text">
      <style:text-properties style:font-name="Arial" style:font-name-asian="Monaco, Menlo, 'Ubuntu Mono', '" style:font-name-complex="Arial" fo:color="#EA6C8B" fo:font-size="14pt" style:font-size-asian="14pt" fo:background-color="#211E2F"/>
    </style:style>
    <style:style style:name="P2056" style:parent-style-name="Textbody" style:family="paragraph">
      <style:paragraph-properties fo:line-height="160%"/>
    </style:style>
    <style:style style:name="T2057"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2058" style:parent-style-name="Policepardéfaut" style:family="text">
      <style:text-properties style:font-name="Arial" style:font-name-complex="Arial" fo:color="#10162F" fo:font-size="14pt" style:font-size-asian="14pt"/>
    </style:style>
    <style:style style:name="P2059" style:parent-style-name="Textbody" style:family="paragraph">
      <style:paragraph-properties fo:line-height="160%"/>
      <style:text-properties style:font-name="Arial" style:font-name-complex="Arial" fo:color="#10162F" fo:font-size="14pt" style:font-size-asian="14pt"/>
    </style:style>
    <style:style style:name="P2060" style:parent-style-name="Textbody" style:family="paragraph">
      <style:paragraph-properties fo:margin-bottom="0in" fo:line-height="160%"/>
    </style:style>
    <style:style style:name="T2061" style:parent-style-name="Policepardéfaut" style:family="text">
      <style:text-properties style:font-name="Arial" style:font-name-complex="Arial" fo:color="#10162F" fo:font-size="14pt" style:font-size-asian="14pt"/>
    </style:style>
    <style:style style:name="T2062" style:parent-style-name="Policepardéfaut" style:family="text">
      <style:text-properties style:font-name="Arial" style:font-name-complex="Arial" fo:color="#10162F" fo:font-size="14pt" style:font-size-asian="14pt"/>
    </style:style>
    <style:style style:name="T2063" style:parent-style-name="SourceText" style:family="text">
      <style:text-properties style:font-name="Arial" style:font-name-asian="Monaco, Menlo, 'Ubuntu Mono', '" style:font-name-complex="Arial" fo:color="#10162F" fo:font-size="14pt" style:font-size-asian="14pt"/>
    </style:style>
    <style:style style:name="T2064" style:parent-style-name="Policepardéfaut" style:family="text">
      <style:text-properties style:font-name="Arial" style:font-name-complex="Arial" fo:color="#10162F" fo:font-size="14pt" style:font-size-asian="14pt"/>
    </style:style>
    <style:style style:name="T2065" style:parent-style-name="SourceText" style:family="text">
      <style:text-properties style:font-name="Arial" style:font-name-asian="Monaco, Menlo, 'Ubuntu Mono', '" style:font-name-complex="Arial" fo:color="#10162F" fo:font-size="14pt" style:font-size-asian="14pt"/>
    </style:style>
    <style:style style:name="T2066" style:parent-style-name="Policepardéfaut" style:family="text">
      <style:text-properties style:font-name="Arial" style:font-name-complex="Arial" fo:color="#10162F" fo:font-size="14pt" style:font-size-asian="14pt"/>
    </style:style>
    <style:style style:name="T2067" style:parent-style-name="SourceText" style:family="text">
      <style:text-properties style:font-name="Arial" style:font-name-asian="Monaco, Menlo, 'Ubuntu Mono', '" style:font-name-complex="Arial" fo:color="#10162F" fo:font-size="14pt" style:font-size-asian="14pt"/>
    </style:style>
    <style:style style:name="T2068" style:parent-style-name="Policepardéfaut" style:family="text">
      <style:text-properties style:font-name="Arial" style:font-name-complex="Arial" fo:color="#10162F" fo:font-size="14pt" style:font-size-asian="14pt"/>
    </style:style>
    <style:style style:name="P2069" style:parent-style-name="Textbody" style:family="paragraph">
      <style:paragraph-properties fo:margin-bottom="0in" fo:line-height="160%"/>
    </style:style>
    <style:style style:name="T2070" style:parent-style-name="Policepardéfaut" style:family="text">
      <style:text-properties style:font-name="Arial" style:font-name-complex="Arial" fo:color="#10162F" fo:font-size="14pt" style:font-size-asian="14pt"/>
    </style:style>
    <style:style style:name="T2071" style:parent-style-name="SourceText" style:family="text">
      <style:text-properties style:font-name="Arial" style:font-name-asian="Monaco, Menlo, 'Ubuntu Mono', '" style:font-name-complex="Arial" fo:color="#10162F" fo:font-size="14pt" style:font-size-asian="14pt"/>
    </style:style>
    <style:style style:name="T2072" style:parent-style-name="Policepardéfaut" style:family="text">
      <style:text-properties style:font-name="Arial" style:font-name-complex="Arial" fo:color="#10162F" fo:font-size="14pt" style:font-size-asian="14pt"/>
    </style:style>
    <style:style style:name="T2073" style:parent-style-name="SourceText" style:family="text">
      <style:text-properties style:font-name="Arial" style:font-name-asian="Monaco, Menlo, 'Ubuntu Mono', '" style:font-name-complex="Arial" fo:color="#10162F" fo:font-size="14pt" style:font-size-asian="14pt"/>
    </style:style>
    <style:style style:name="T2074" style:parent-style-name="Policepardéfaut" style:family="text">
      <style:text-properties style:font-name="Arial" style:font-name-complex="Arial" fo:color="#10162F" fo:font-size="14pt" style:font-size-asian="14pt"/>
    </style:style>
    <style:style style:name="T2075" style:parent-style-name="SourceText" style:family="text">
      <style:text-properties style:font-name="Arial" style:font-name-asian="Monaco, Menlo, 'Ubuntu Mono', '" style:font-name-complex="Arial" fo:color="#10162F" fo:font-size="14pt" style:font-size-asian="14pt"/>
    </style:style>
    <style:style style:name="T2076" style:parent-style-name="Policepardéfaut" style:family="text">
      <style:text-properties style:font-name="Arial" style:font-name-complex="Arial" fo:color="#10162F" fo:font-size="14pt" style:font-size-asian="14pt"/>
    </style:style>
    <style:style style:name="T2077" style:parent-style-name="SourceText" style:family="text">
      <style:text-properties style:font-name="Arial" style:font-name-asian="Monaco, Menlo, 'Ubuntu Mono', '" style:font-name-complex="Arial" fo:color="#10162F" fo:font-size="14pt" style:font-size-asian="14pt"/>
    </style:style>
    <style:style style:name="T2078" style:parent-style-name="Policepardéfaut" style:family="text">
      <style:text-properties style:font-name="Arial" style:font-name-complex="Arial" fo:color="#10162F" fo:font-size="14pt" style:font-size-asian="14pt"/>
    </style:style>
    <style:style style:name="T2079" style:parent-style-name="SourceText" style:family="text">
      <style:text-properties style:font-name="Arial" style:font-name-asian="Monaco, Menlo, 'Ubuntu Mono', '" style:font-name-complex="Arial" fo:color="#10162F" fo:font-size="14pt" style:font-size-asian="14pt"/>
    </style:style>
    <style:style style:name="T2080" style:parent-style-name="Policepardéfaut" style:family="text">
      <style:text-properties style:font-name="Arial" style:font-name-complex="Arial" fo:color="#10162F" fo:font-size="14pt" style:font-size-asian="14pt"/>
    </style:style>
    <style:style style:name="T2081" style:parent-style-name="Policepardéfaut" style:family="text">
      <style:text-properties style:font-name="Arial" style:font-name-complex="Arial" fo:color="#10162F" fo:font-size="14pt" style:font-size-asian="14pt"/>
    </style:style>
    <style:style style:name="T2082" style:parent-style-name="SourceText" style:family="text">
      <style:text-properties style:font-name="Arial" style:font-name-asian="Monaco, Menlo, 'Ubuntu Mono', '" style:font-name-complex="Arial" fo:color="#10162F" fo:font-size="14pt" style:font-size-asian="14pt"/>
    </style:style>
    <style:style style:name="T2083" style:parent-style-name="Policepardéfaut" style:family="text">
      <style:text-properties style:font-name="Arial" style:font-name-complex="Arial" fo:color="#10162F" fo:font-size="14pt" style:font-size-asian="14pt"/>
    </style:style>
    <style:style style:name="T2084" style:parent-style-name="SourceText" style:family="text">
      <style:text-properties style:font-name="Arial" style:font-name-asian="Monaco, Menlo, 'Ubuntu Mono', '" style:font-name-complex="Arial" fo:color="#10162F" fo:font-size="14pt" style:font-size-asian="14pt"/>
    </style:style>
    <style:style style:name="T2085" style:parent-style-name="Policepardéfaut" style:family="text">
      <style:text-properties style:font-name="Arial" style:font-name-complex="Arial" fo:color="#10162F" fo:font-size="14pt" style:font-size-asian="14pt"/>
    </style:style>
    <style:style style:name="T2086" style:parent-style-name="SourceText" style:family="text">
      <style:text-properties style:font-name="Arial" style:font-name-asian="Monaco, Menlo, 'Ubuntu Mono', '" style:font-name-complex="Arial" fo:color="#10162F" fo:font-size="14pt" style:font-size-asian="14pt"/>
    </style:style>
    <style:style style:name="T2087" style:parent-style-name="Policepardéfaut" style:family="text">
      <style:text-properties style:font-name="Arial" style:font-name-complex="Arial" fo:color="#10162F" fo:font-size="14pt" style:font-size-asian="14pt"/>
    </style:style>
    <style:style style:name="T2088" style:parent-style-name="SourceText" style:family="text">
      <style:text-properties style:font-name="Arial" style:font-name-asian="Monaco, Menlo, 'Ubuntu Mono', '" style:font-name-complex="Arial" fo:color="#10162F" fo:font-size="14pt" style:font-size-asian="14pt"/>
    </style:style>
    <style:style style:name="T2089" style:parent-style-name="Policepardéfaut" style:family="text">
      <style:text-properties style:font-name="Arial" style:font-name-complex="Arial" fo:color="#10162F" fo:font-size="14pt" style:font-size-asian="14pt"/>
    </style:style>
    <style:style style:name="T2090" style:parent-style-name="SourceText" style:family="text">
      <style:text-properties style:font-name="Arial" style:font-name-asian="Monaco, Menlo, 'Ubuntu Mono', '" style:font-name-complex="Arial" fo:color="#10162F" fo:font-size="14pt" style:font-size-asian="14pt"/>
    </style:style>
    <style:style style:name="T2091" style:parent-style-name="Policepardéfaut" style:family="text">
      <style:text-properties style:font-name="Arial" style:font-name-complex="Arial" fo:color="#10162F" fo:font-size="14pt" style:font-size-asian="14pt"/>
    </style:style>
    <style:style style:name="P2092" style:parent-style-name="Standard" style:family="paragraph">
      <style:text-properties style:font-name="Arial" style:font-name-complex="Arial"/>
    </style:style>
    <style:style style:name="P2093" style:parent-style-name="Standard" style:family="paragraph">
      <style:text-properties style:font-name="Arial" style:font-name-complex="Arial"/>
    </style:style>
    <style:style style:name="P2094" style:parent-style-name="Titre3" style:family="paragraph">
      <style:paragraph-properties fo:margin-top="0in" fo:margin-bottom="0in" fo:line-height="130%"/>
      <style:text-properties style:font-name="Arial" style:font-name-complex="Arial"/>
    </style:style>
    <style:style style:name="P2095" style:parent-style-name="Textbody" style:family="paragraph">
      <style:text-properties style:font-name="Arial" style:font-name-complex="Arial" fo:color="#10162F" fo:font-size="14pt" style:font-size-asian="14pt"/>
    </style:style>
    <style:style style:name="P2096" style:parent-style-name="Textbody" style:family="paragraph">
      <style:paragraph-properties fo:margin-bottom="0in" fo:line-height="160%"/>
    </style:style>
    <style:style style:name="T2097" style:parent-style-name="Policepardéfaut" style:family="text">
      <style:text-properties style:font-name="Arial" style:font-name-complex="Arial" fo:color="#10162F" fo:font-size="14pt" style:font-size-asian="14pt"/>
    </style:style>
    <style:style style:name="T2098" style:parent-style-name="Policepardéfaut" style:family="text">
      <style:text-properties style:font-name="Arial" style:font-name-complex="Arial" fo:color="#10162F" fo:font-size="14pt" style:font-size-asian="14pt"/>
    </style:style>
    <style:style style:name="T2099" style:parent-style-name="SourceText" style:family="text">
      <style:text-properties style:font-name="Arial" style:font-name-asian="Monaco, Menlo, 'Ubuntu Mono', '" style:font-name-complex="Arial" fo:color="#10162F" fo:font-size="14pt" style:font-size-asian="14pt"/>
    </style:style>
    <style:style style:name="T2100" style:parent-style-name="Policepardéfaut" style:family="text">
      <style:text-properties style:font-name="Arial" style:font-name-complex="Arial" fo:color="#10162F" fo:font-size="14pt" style:font-size-asian="14pt"/>
    </style:style>
    <style:style style:name="P2101" style:parent-style-name="Textbody" style:family="paragraph">
      <style:paragraph-properties fo:margin-bottom="0in" fo:line-height="160%"/>
    </style:style>
    <style:style style:name="T2102" style:parent-style-name="Policepardéfaut" style:family="text">
      <style:text-properties style:font-name="Arial" style:font-name-complex="Arial" fo:color="#10162F" fo:font-size="14pt" style:font-size-asian="14pt"/>
    </style:style>
    <style:style style:name="T2103" style:parent-style-name="SourceText" style:family="text">
      <style:text-properties style:font-name="Arial" style:font-name-asian="Monaco, Menlo, 'Ubuntu Mono', '" style:font-name-complex="Arial" fo:color="#10162F" fo:font-size="14pt" style:font-size-asian="14pt"/>
    </style:style>
    <style:style style:name="T2104" style:parent-style-name="Policepardéfaut" style:family="text">
      <style:text-properties style:font-name="Arial" style:font-name-complex="Arial" fo:color="#10162F" fo:font-size="14pt" style:font-size-asian="14pt"/>
    </style:style>
    <style:style style:name="T2105" style:parent-style-name="Policepardéfaut" style:family="text">
      <style:text-properties style:font-name="Arial" style:font-name-complex="Arial" fo:color="#10162F" fo:font-size="14pt" style:font-size-asian="14pt"/>
    </style:style>
    <style:style style:name="T2106" style:parent-style-name="SourceText" style:family="text">
      <style:text-properties style:font-name="Arial" style:font-name-asian="Monaco, Menlo, 'Ubuntu Mono', '" style:font-name-complex="Arial" fo:color="#10162F" fo:font-size="14pt" style:font-size-asian="14pt"/>
    </style:style>
    <style:style style:name="T2107" style:parent-style-name="Policepardéfaut" style:family="text">
      <style:text-properties style:font-name="Arial" style:font-name-complex="Arial" fo:color="#10162F" fo:font-size="14pt" style:font-size-asian="14pt"/>
    </style:style>
    <style:style style:name="T2108" style:parent-style-name="SourceText" style:family="text">
      <style:text-properties style:font-name="Arial" style:font-name-asian="Monaco, Menlo, 'Ubuntu Mono', '" style:font-name-complex="Arial" fo:color="#10162F" fo:font-size="14pt" style:font-size-asian="14pt"/>
    </style:style>
    <style:style style:name="T2109" style:parent-style-name="Policepardéfaut" style:family="text">
      <style:text-properties style:font-name="Arial" style:font-name-complex="Arial" fo:color="#10162F" fo:font-size="14pt" style:font-size-asian="14pt"/>
    </style:style>
    <style:style style:name="T2110" style:parent-style-name="SourceText" style:family="text">
      <style:text-properties style:font-name="Arial" style:font-name-asian="Monaco, Menlo, 'Ubuntu Mono', '" style:font-name-complex="Arial" fo:color="#10162F" fo:font-size="14pt" style:font-size-asian="14pt"/>
    </style:style>
    <style:style style:name="T2111" style:parent-style-name="Policepardéfaut" style:family="text">
      <style:text-properties style:font-name="Arial" style:font-name-complex="Arial" fo:color="#10162F" fo:font-size="14pt" style:font-size-asian="14pt"/>
    </style:style>
    <style:style style:name="T2112" style:parent-style-name="Policepardéfaut" style:family="text">
      <style:text-properties style:font-name="Arial" style:font-name-complex="Arial" fo:color="#10162F" fo:font-size="14pt" style:font-size-asian="14pt" fo:language="en" fo:country="US"/>
    </style:style>
    <style:style style:name="T2113"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14" style:parent-style-name="SourceText" style:family="text">
      <style:text-properties style:font-name="Arial" style:font-name-complex="Arial" fo:color="#FFFFFF" fo:background-color="#211E2F" fo:language="en" fo:country="US"/>
    </style:style>
    <style:style style:name="T2115"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1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17"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11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19"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12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2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2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23" style:parent-style-name="SourceText" style:family="text">
      <style:text-properties style:font-name="Arial" style:font-name-complex="Arial" fo:color="#FFFFFF" fo:background-color="#211E2F" fo:language="en" fo:country="US"/>
    </style:style>
    <style:style style:name="T212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2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26"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12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28"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129"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13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31"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13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33"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13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35"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13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37"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13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39"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14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41"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14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43" style:parent-style-name="SourceText" style:family="text">
      <style:text-properties style:font-name="Arial" style:font-name-complex="Arial" fo:color="#FFFFFF" fo:background-color="#211E2F" fo:language="en" fo:country="US"/>
    </style:style>
    <style:style style:name="T214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4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46"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14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48"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149"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50" style:parent-style-name="SourceText" style:family="text">
      <style:text-properties style:font-name="Arial" style:font-name-complex="Arial" fo:color="#FFFFFF" fo:background-color="#211E2F" fo:language="en" fo:country="US"/>
    </style:style>
    <style:style style:name="T215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5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53"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15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55"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156"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57" style:parent-style-name="SourceText" style:family="text">
      <style:text-properties style:font-name="Arial" style:font-name-complex="Arial" fo:color="#FFFFFF" fo:background-color="#211E2F" fo:language="en" fo:country="US"/>
    </style:style>
    <style:style style:name="T2158"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5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60"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16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62"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163"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64" style:parent-style-name="SourceText" style:family="text">
      <style:text-properties style:font-name="Arial" style:font-name-complex="Arial" fo:color="#FFFFFF" fo:background-color="#211E2F" fo:language="en" fo:country="US"/>
    </style:style>
    <style:style style:name="T2165"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6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67"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16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69"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17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71" style:parent-style-name="SourceText" style:family="text">
      <style:text-properties style:font-name="Arial" style:font-name-complex="Arial" fo:color="#FFFFFF" fo:background-color="#211E2F" fo:language="en" fo:country="US"/>
    </style:style>
    <style:style style:name="T217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7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74"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17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7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177"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78" style:parent-style-name="SourceText" style:family="text">
      <style:text-properties style:font-name="Arial" style:font-name-complex="Arial" fo:color="#FFFFFF" fo:background-color="#211E2F" fo:language="en" fo:country="US"/>
    </style:style>
    <style:style style:name="T2179"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8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81"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18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83"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18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85" style:parent-style-name="SourceText" style:family="text">
      <style:text-properties style:font-name="Arial" style:font-name-complex="Arial" fo:color="#FFFFFF" fo:background-color="#211E2F" fo:language="en" fo:country="US"/>
    </style:style>
    <style:style style:name="T2186"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8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88"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18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9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19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19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193" style:parent-style-name="SourceText" style:family="text">
      <style:text-properties style:font-name="Arial" style:font-name-complex="Arial" fo:color="#FFFFFF" fo:background-color="#211E2F" fo:language="en" fo:country="US"/>
    </style:style>
    <style:style style:name="T2194" style:parent-style-name="SourceText" style:family="text">
      <style:text-properties style:font-name="Arial" style:font-name-asian="Monaco, Menlo, 'Ubuntu Mono', '" style:font-name-complex="Arial" fo:color="#EA6C8B" fo:font-size="14pt" style:font-size-asian="14pt" fo:background-color="#211E2F"/>
    </style:style>
    <style:style style:name="T2195" style:parent-style-name="SourceText" style:family="text">
      <style:text-properties style:font-name="Arial" style:font-name-asian="Monaco, Menlo, 'Ubuntu Mono', '" style:font-name-complex="Arial" fo:color="#EA6C8B" fo:font-size="14pt" style:font-size-asian="14pt" fo:background-color="#211E2F"/>
    </style:style>
    <style:style style:name="P2196" style:parent-style-name="Textbody" style:family="paragraph">
      <style:paragraph-properties fo:margin-bottom="0in" fo:line-height="160%"/>
    </style:style>
    <style:style style:name="T2197" style:parent-style-name="Policepardéfaut" style:family="text">
      <style:text-properties style:font-name="Arial" style:font-name-complex="Arial" fo:language="en" fo:country="US" style:language-asian="en" style:country-asian="US" style:language-complex="ar" style:country-complex="SA"/>
    </style:style>
    <style:style style:name="T2198" style:parent-style-name="Policepardéfaut" style:family="text">
      <style:text-properties style:font-name="Arial" style:font-name-complex="Arial" fo:color="#10162F" fo:font-size="14pt" style:font-size-asian="14pt"/>
    </style:style>
    <style:style style:name="T2199" style:parent-style-name="SourceText" style:family="text">
      <style:text-properties style:font-name="Arial" style:font-name-asian="Monaco, Menlo, 'Ubuntu Mono', '" style:font-name-complex="Arial" fo:color="#10162F" fo:font-size="14pt" style:font-size-asian="14pt"/>
    </style:style>
    <style:style style:name="T2200" style:parent-style-name="Policepardéfaut" style:family="text">
      <style:text-properties style:font-name="Arial" style:font-name-complex="Arial" fo:color="#10162F" fo:font-size="14pt" style:font-size-asian="14pt"/>
    </style:style>
    <style:style style:name="T2201" style:parent-style-name="SourceText" style:family="text">
      <style:text-properties style:font-name="Arial" style:font-name-asian="Monaco, Menlo, 'Ubuntu Mono', '" style:font-name-complex="Arial" fo:color="#10162F" fo:font-size="14pt" style:font-size-asian="14pt"/>
    </style:style>
    <style:style style:name="T2202" style:parent-style-name="Policepardéfaut" style:family="text">
      <style:text-properties style:font-name="Arial" style:font-name-complex="Arial" fo:color="#10162F" fo:font-size="14pt" style:font-size-asian="14pt"/>
    </style:style>
    <style:style style:name="T2203" style:parent-style-name="SourceText" style:family="text">
      <style:text-properties style:font-name="Arial" style:font-name-asian="Monaco, Menlo, 'Ubuntu Mono', '" style:font-name-complex="Arial" fo:color="#10162F" fo:font-size="14pt" style:font-size-asian="14pt"/>
    </style:style>
    <style:style style:name="T2204" style:parent-style-name="Policepardéfaut" style:family="text">
      <style:text-properties style:font-name="Arial" style:font-name-complex="Arial" fo:color="#10162F" fo:font-size="14pt" style:font-size-asian="14pt"/>
    </style:style>
    <style:style style:name="T2205" style:parent-style-name="SourceText" style:family="text">
      <style:text-properties style:font-name="Arial" style:font-name-asian="Monaco, Menlo, 'Ubuntu Mono', '" style:font-name-complex="Arial" fo:color="#10162F" fo:font-size="14pt" style:font-size-asian="14pt"/>
    </style:style>
    <style:style style:name="T2206" style:parent-style-name="Policepardéfaut" style:family="text">
      <style:text-properties style:font-name="Arial" style:font-name-complex="Arial" fo:color="#10162F" fo:font-size="14pt" style:font-size-asian="14pt"/>
    </style:style>
    <style:style style:name="T2207" style:parent-style-name="Policepardéfaut" style:family="text">
      <style:text-properties style:font-name="Arial" style:font-name-complex="Arial" fo:color="#10162F" fo:font-size="14pt" style:font-size-asian="14pt"/>
    </style:style>
    <style:style style:name="T2208" style:parent-style-name="SourceText" style:family="text">
      <style:text-properties style:font-name="Arial" style:font-name-asian="Monaco, Menlo, 'Ubuntu Mono', '" style:font-name-complex="Arial" fo:color="#10162F" fo:font-size="14pt" style:font-size-asian="14pt"/>
    </style:style>
    <style:style style:name="T2209" style:parent-style-name="Policepardéfaut" style:family="text">
      <style:text-properties style:font-name="Arial" style:font-name-complex="Arial" fo:color="#10162F" fo:font-size="14pt" style:font-size-asian="14pt"/>
    </style:style>
    <style:style style:name="T2210" style:parent-style-name="SourceText" style:family="text">
      <style:text-properties style:font-name="Arial" style:font-name-asian="Monaco, Menlo, 'Ubuntu Mono', '" style:font-name-complex="Arial" fo:color="#10162F" fo:font-size="14pt" style:font-size-asian="14pt"/>
    </style:style>
    <style:style style:name="T2211" style:parent-style-name="Policepardéfaut" style:family="text">
      <style:text-properties style:font-name="Arial" style:font-name-complex="Arial" fo:color="#10162F" fo:font-size="14pt" style:font-size-asian="14pt"/>
    </style:style>
    <style:style style:name="T2212" style:parent-style-name="SourceText" style:family="text">
      <style:text-properties style:font-name="Arial" style:font-name-asian="Monaco, Menlo, 'Ubuntu Mono', '" style:font-name-complex="Arial" fo:color="#10162F" fo:font-size="14pt" style:font-size-asian="14pt"/>
    </style:style>
    <style:style style:name="T2213" style:parent-style-name="Policepardéfaut" style:family="text">
      <style:text-properties style:font-name="Arial" style:font-name-complex="Arial" fo:color="#10162F" fo:font-size="14pt" style:font-size-asian="14pt"/>
    </style:style>
    <style:style style:name="T2214" style:parent-style-name="SourceText" style:family="text">
      <style:text-properties style:font-name="Arial" style:font-name-asian="Monaco, Menlo, 'Ubuntu Mono', '" style:font-name-complex="Arial" fo:color="#10162F" fo:font-size="14pt" style:font-size-asian="14pt"/>
    </style:style>
    <style:style style:name="T2215" style:parent-style-name="Policepardéfaut" style:family="text">
      <style:text-properties style:font-name="Arial" style:font-name-complex="Arial" fo:color="#10162F" fo:font-size="14pt" style:font-size-asian="14pt"/>
    </style:style>
    <style:style style:name="P2216" style:parent-style-name="Textbody" style:family="paragraph">
      <style:paragraph-properties fo:line-height="160%"/>
      <style:text-properties style:font-name="Arial" style:font-name-complex="Arial" fo:color="#10162F" fo:font-size="14pt" style:font-size-asian="14pt"/>
    </style:style>
    <style:style style:name="P2217" style:parent-style-name="Textbody" style:family="paragraph">
      <style:paragraph-properties fo:line-height="160%"/>
      <style:text-properties style:font-name="Arial" style:font-name-complex="Arial" fo:color="#10162F" fo:font-size="14pt" style:font-size-asian="14pt"/>
    </style:style>
    <style:style style:name="P2218" style:parent-style-name="Textbody" style:family="paragraph">
      <style:paragraph-properties fo:margin-bottom="0in" fo:line-height="160%"/>
    </style:style>
    <style:style style:name="T2219" style:parent-style-name="Policepardéfaut" style:family="text">
      <style:text-properties style:font-name="Arial" style:font-name-complex="Arial" fo:color="#10162F" fo:font-size="14pt" style:font-size-asian="14pt"/>
    </style:style>
    <style:style style:name="T2220" style:parent-style-name="SourceText" style:family="text">
      <style:text-properties style:font-name="Arial" style:font-name-asian="Monaco, Menlo, 'Ubuntu Mono', '" style:font-name-complex="Arial" fo:color="#10162F" fo:font-size="14pt" style:font-size-asian="14pt"/>
    </style:style>
    <style:style style:name="T2221" style:parent-style-name="Policepardéfaut" style:family="text">
      <style:text-properties style:font-name="Arial" style:font-name-complex="Arial" fo:color="#10162F" fo:font-size="14pt" style:font-size-asian="14pt"/>
    </style:style>
    <style:style style:name="T2222" style:parent-style-name="SourceText" style:family="text">
      <style:text-properties style:font-name="Arial" style:font-name-asian="Monaco, Menlo, 'Ubuntu Mono', '" style:font-name-complex="Arial" fo:color="#10162F" fo:font-size="14pt" style:font-size-asian="14pt"/>
    </style:style>
    <style:style style:name="T2223" style:parent-style-name="Policepardéfaut" style:family="text">
      <style:text-properties style:font-name="Arial" style:font-name-complex="Arial" fo:color="#10162F" fo:font-size="14pt" style:font-size-asian="14pt"/>
    </style:style>
    <style:style style:name="T2224" style:parent-style-name="Policepardéfaut" style:family="text">
      <style:text-properties style:font-name="Arial" style:font-name-complex="Arial" fo:color="#10162F" fo:font-size="14pt" style:font-size-asian="14pt"/>
    </style:style>
    <style:style style:name="T2225" style:parent-style-name="SourceText" style:family="text">
      <style:text-properties style:font-name="Arial" style:font-name-asian="Monaco, Menlo, 'Ubuntu Mono', '" style:font-name-complex="Arial" fo:color="#10162F" fo:font-size="14pt" style:font-size-asian="14pt"/>
    </style:style>
    <style:style style:name="T2226" style:parent-style-name="Policepardéfaut" style:family="text">
      <style:text-properties style:font-name="Arial" style:font-name-complex="Arial" fo:color="#10162F" fo:font-size="14pt" style:font-size-asian="14pt"/>
    </style:style>
    <style:style style:name="T2227" style:parent-style-name="SourceText" style:family="text">
      <style:text-properties style:font-name="Arial" style:font-name-asian="Monaco, Menlo, 'Ubuntu Mono', '" style:font-name-complex="Arial" fo:color="#10162F" fo:font-size="14pt" style:font-size-asian="14pt"/>
    </style:style>
    <style:style style:name="T2228" style:parent-style-name="Policepardéfaut" style:family="text">
      <style:text-properties style:font-name="Arial" style:font-name-complex="Arial" fo:color="#10162F" fo:font-size="14pt" style:font-size-asian="14pt"/>
    </style:style>
    <style:style style:name="T2229" style:parent-style-name="SourceText" style:family="text">
      <style:text-properties style:font-name="Arial" style:font-name-asian="Monaco, Menlo, 'Ubuntu Mono', '" style:font-name-complex="Arial" fo:color="#10162F" fo:font-size="14pt" style:font-size-asian="14pt"/>
    </style:style>
    <style:style style:name="T2230" style:parent-style-name="Policepardéfaut" style:family="text">
      <style:text-properties style:font-name="Arial" style:font-name-complex="Arial" fo:color="#10162F" fo:font-size="14pt" style:font-size-asian="14pt"/>
    </style:style>
    <style:style style:name="T2231" style:parent-style-name="SourceText" style:family="text">
      <style:text-properties style:font-name="Arial" style:font-name-asian="Monaco, Menlo, 'Ubuntu Mono', '" style:font-name-complex="Arial" fo:color="#10162F" fo:font-size="14pt" style:font-size-asian="14pt"/>
    </style:style>
    <style:style style:name="T2232" style:parent-style-name="Policepardéfaut" style:family="text">
      <style:text-properties style:font-name="Arial" style:font-name-complex="Arial" fo:color="#10162F" fo:font-size="14pt" style:font-size-asian="14pt"/>
    </style:style>
    <style:style style:name="T2233" style:parent-style-name="SourceText" style:family="text">
      <style:text-properties style:font-name="Arial" style:font-name-asian="Monaco, Menlo, 'Ubuntu Mono', '" style:font-name-complex="Arial" fo:color="#10162F" fo:font-size="14pt" style:font-size-asian="14pt"/>
    </style:style>
    <style:style style:name="T2234" style:parent-style-name="SourceText" style:family="text">
      <style:text-properties style:font-name="Arial" style:font-name-asian="Monaco, Menlo, 'Ubuntu Mono', '" style:font-name-complex="Arial" fo:color="#10162F" fo:font-size="14pt" style:font-size-asian="14pt"/>
    </style:style>
    <style:style style:name="T2235" style:parent-style-name="Policepardéfaut" style:family="text">
      <style:text-properties style:font-name="Arial" style:font-name-complex="Arial" fo:color="#10162F" fo:font-size="14pt" style:font-size-asian="14pt"/>
    </style:style>
    <style:style style:name="P2236" style:parent-style-name="Textbody" style:family="paragraph">
      <style:paragraph-properties fo:margin-bottom="0in" fo:line-height="160%"/>
    </style:style>
    <style:style style:name="T2237" style:parent-style-name="Policepardéfaut" style:family="text">
      <style:text-properties style:font-name="Arial" style:font-name-complex="Arial" fo:color="#10162F" fo:font-size="14pt" style:font-size-asian="14pt"/>
    </style:style>
    <style:style style:name="T2238" style:parent-style-name="SourceText" style:family="text">
      <style:text-properties style:font-name="Arial" style:font-name-asian="Monaco, Menlo, 'Ubuntu Mono', '" style:font-name-complex="Arial" fo:color="#10162F" fo:font-size="14pt" style:font-size-asian="14pt"/>
    </style:style>
    <style:style style:name="T2239" style:parent-style-name="Policepardéfaut" style:family="text">
      <style:text-properties style:font-name="Arial" style:font-name-complex="Arial" fo:color="#10162F" fo:font-size="14pt" style:font-size-asian="14pt"/>
    </style:style>
    <style:style style:name="P2240" style:parent-style-name="Standard" style:family="paragraph">
      <style:text-properties style:font-name="Arial" style:font-name-complex="Arial"/>
    </style:style>
    <style:style style:name="P2241" style:parent-style-name="Titre3" style:family="paragraph">
      <style:paragraph-properties fo:margin-top="0in" fo:margin-bottom="0in" fo:line-height="130%"/>
      <style:text-properties style:font-name="Arial" style:font-name-complex="Arial" fo:font-weight="normal" style:font-weight-asian="normal"/>
    </style:style>
    <style:style style:name="P2242" style:parent-style-name="Textbody" style:family="paragraph">
      <style:text-properties style:font-name="Arial" style:font-name-complex="Arial" fo:color="#10162F" fo:font-size="14pt" style:font-size-asian="14pt"/>
    </style:style>
    <style:style style:name="P2243" style:parent-style-name="Textbody" style:family="paragraph">
      <style:paragraph-properties fo:margin-bottom="0in" fo:line-height="160%"/>
    </style:style>
    <style:style style:name="T2244" style:parent-style-name="Policepardéfaut" style:family="text">
      <style:text-properties style:font-name="Arial" style:font-name-complex="Arial" fo:color="#10162F" fo:font-size="14pt" style:font-size-asian="14pt"/>
    </style:style>
    <style:style style:name="T2245" style:parent-style-name="SourceText" style:family="text">
      <style:text-properties style:font-name="Arial" style:font-name-asian="Monaco, Menlo, 'Ubuntu Mono', '" style:font-name-complex="Arial" fo:color="#10162F" fo:font-size="14pt" style:font-size-asian="14pt"/>
    </style:style>
    <style:style style:name="T2246" style:parent-style-name="Policepardéfaut" style:family="text">
      <style:text-properties style:font-name="Arial" style:font-name-complex="Arial" fo:color="#10162F" fo:font-size="14pt" style:font-size-asian="14pt"/>
    </style:style>
    <style:style style:name="T2247" style:parent-style-name="SourceText" style:family="text">
      <style:text-properties style:font-name="Arial" style:font-name-asian="Monaco, Menlo, 'Ubuntu Mono', '" style:font-name-complex="Arial" fo:color="#10162F" fo:font-size="14pt" style:font-size-asian="14pt"/>
    </style:style>
    <style:style style:name="T2248" style:parent-style-name="Policepardéfaut" style:family="text">
      <style:text-properties style:font-name="Arial" style:font-name-complex="Arial" fo:color="#10162F" fo:font-size="14pt" style:font-size-asian="14pt"/>
    </style:style>
    <style:style style:name="T2249" style:parent-style-name="Policepardéfaut" style:family="text">
      <style:text-properties style:font-name="Arial" style:font-name-complex="Arial" fo:color="#10162F" fo:font-size="14pt" style:font-size-asian="14pt"/>
    </style:style>
    <style:style style:name="T2250" style:parent-style-name="SourceText" style:family="text">
      <style:text-properties style:font-name="Arial" style:font-name-asian="Monaco, Menlo, 'Ubuntu Mono', '" style:font-name-complex="Arial" fo:color="#10162F" fo:font-size="14pt" style:font-size-asian="14pt"/>
    </style:style>
    <style:style style:name="T2251" style:parent-style-name="Policepardéfaut" style:family="text">
      <style:text-properties style:font-name="Arial" style:font-name-complex="Arial" fo:color="#10162F" fo:font-size="14pt" style:font-size-asian="14pt"/>
    </style:style>
    <style:style style:name="T2252" style:parent-style-name="Policepardéfaut" style:family="text">
      <style:text-properties style:font-name="Arial" style:font-name-complex="Arial" fo:color="#10162F" fo:font-size="14pt" style:font-size-asian="14pt"/>
    </style:style>
    <style:style style:name="T2253" style:parent-style-name="SourceText" style:family="text">
      <style:text-properties style:font-name="Arial" style:font-name-asian="Monaco, Menlo, 'Ubuntu Mono', '" style:font-name-complex="Arial" fo:color="#10162F" fo:font-size="14pt" style:font-size-asian="14pt"/>
    </style:style>
    <style:style style:name="T2254" style:parent-style-name="Policepardéfaut" style:family="text">
      <style:text-properties style:font-name="Arial" style:font-name-complex="Arial" fo:color="#10162F" fo:font-size="14pt" style:font-size-asian="14pt"/>
    </style:style>
    <style:style style:name="P2255" style:parent-style-name="Textbody" style:family="paragraph">
      <style:paragraph-properties fo:margin-bottom="0in" fo:line-height="160%"/>
    </style:style>
    <style:style style:name="T2256" style:parent-style-name="Policepardéfaut" style:family="text">
      <style:text-properties style:font-name="Arial" style:font-name-complex="Arial" fo:color="#10162F" fo:font-size="14pt" style:font-size-asian="14pt"/>
    </style:style>
    <style:style style:name="T2257" style:parent-style-name="SourceText" style:family="text">
      <style:text-properties style:font-name="Arial" style:font-name-asian="Monaco, Menlo, 'Ubuntu Mono', '" style:font-name-complex="Arial" fo:color="#10162F" fo:font-size="14pt" style:font-size-asian="14pt"/>
    </style:style>
    <style:style style:name="T2258" style:parent-style-name="Policepardéfaut" style:family="text">
      <style:text-properties style:font-name="Arial" style:font-name-complex="Arial" fo:color="#10162F" fo:font-size="14pt" style:font-size-asian="14pt"/>
    </style:style>
    <style:style style:name="T2259" style:parent-style-name="SourceText" style:family="text">
      <style:text-properties style:font-name="Arial" style:font-name-asian="Monaco, Menlo, 'Ubuntu Mono', '" style:font-name-complex="Arial" fo:color="#10162F" fo:font-size="14pt" style:font-size-asian="14pt"/>
    </style:style>
    <style:style style:name="T2260" style:parent-style-name="Policepardéfaut" style:family="text">
      <style:text-properties style:font-name="Arial" style:font-name-complex="Arial" fo:color="#10162F" fo:font-size="14pt" style:font-size-asian="14pt"/>
    </style:style>
    <style:style style:name="T2261" style:parent-style-name="SourceText" style:family="text">
      <style:text-properties style:font-name="Arial" style:font-name-asian="Monaco, Menlo, 'Ubuntu Mono', '" style:font-name-complex="Arial" fo:color="#10162F" fo:font-size="14pt" style:font-size-asian="14pt"/>
    </style:style>
    <style:style style:name="T2262" style:parent-style-name="Policepardéfaut" style:family="text">
      <style:text-properties style:font-name="Arial" style:font-name-complex="Arial" fo:color="#10162F" fo:font-size="14pt" style:font-size-asian="14pt"/>
    </style:style>
    <style:style style:name="T2263" style:parent-style-name="SourceText" style:family="text">
      <style:text-properties style:font-name="Arial" style:font-name-asian="Monaco, Menlo, 'Ubuntu Mono', '" style:font-name-complex="Arial" fo:color="#10162F" fo:font-size="14pt" style:font-size-asian="14pt"/>
    </style:style>
    <style:style style:name="T2264" style:parent-style-name="Policepardéfaut" style:family="text">
      <style:text-properties style:font-name="Arial" style:font-name-complex="Arial" fo:color="#10162F" fo:font-size="14pt" style:font-size-asian="14pt"/>
    </style:style>
    <style:style style:name="T2265" style:parent-style-name="Policepardéfaut" style:family="text">
      <style:text-properties style:font-name="Arial" style:font-name-complex="Arial" fo:color="#10162F" fo:font-size="14pt" style:font-size-asian="14pt"/>
    </style:style>
    <style:style style:name="T2266" style:parent-style-name="Policepardéfaut" style:family="text">
      <style:text-properties style:font-name="Arial" style:font-name-complex="Arial" fo:color="#10162F" fo:font-size="14pt" style:font-size-asian="14pt" fo:language="en" fo:country="US"/>
    </style:style>
    <style:style style:name="T2267"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268" style:parent-style-name="SourceText" style:family="text">
      <style:text-properties style:font-name="Arial" style:font-name-complex="Arial" fo:color="#FFFFFF" fo:background-color="#211E2F" fo:language="en" fo:country="US"/>
    </style:style>
    <style:style style:name="T2269"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27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271"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27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273"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27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27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276"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277" style:parent-style-name="SourceText" style:family="text">
      <style:text-properties style:font-name="Arial" style:font-name-complex="Arial" fo:color="#FFFFFF" fo:background-color="#211E2F" fo:language="en" fo:country="US"/>
    </style:style>
    <style:style style:name="T2278"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279" style:parent-style-name="SourceText" style:family="text">
      <style:text-properties style:font-name="Arial" style:font-name-complex="Arial" fo:color="#FFFFFF" fo:background-color="#211E2F" fo:language="en" fo:country="US"/>
    </style:style>
    <style:style style:name="T228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28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282"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28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284"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28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286"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28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288"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28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290"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29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292"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29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294"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29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29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297"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298" style:parent-style-name="SourceText" style:family="text">
      <style:text-properties style:font-name="Arial" style:font-name-complex="Arial" fo:color="#FFFFFF" fo:background-color="#211E2F" fo:language="en" fo:country="US"/>
    </style:style>
    <style:style style:name="T2299" style:parent-style-name="SourceText" style:family="text">
      <style:text-properties style:font-name="Arial" style:font-name-asian="Monaco, Menlo, 'Ubuntu Mono', '" style:font-name-complex="Arial" fo:color="#EA6C8B" fo:font-size="14pt" style:font-size-asian="14pt" fo:background-color="#211E2F"/>
    </style:style>
    <style:style style:name="T2300" style:parent-style-name="SourceText" style:family="text">
      <style:text-properties style:font-name="Arial" style:font-name-asian="Monaco, Menlo, 'Ubuntu Mono', '" style:font-name-complex="Arial" fo:color="#EA6C8B" fo:font-size="14pt" style:font-size-asian="14pt" fo:background-color="#211E2F"/>
    </style:style>
    <style:style style:name="P2301" style:parent-style-name="Textbody" style:family="paragraph">
      <style:paragraph-properties fo:margin-bottom="0in" fo:line-height="160%"/>
    </style:style>
    <style:style style:name="T2302" style:parent-style-name="Policepardéfaut" style:family="text">
      <style:text-properties style:font-name="Arial" style:font-name-complex="Arial" fo:language="en" fo:country="US" style:language-asian="en" style:country-asian="US" style:language-complex="ar" style:country-complex="SA"/>
    </style:style>
    <style:style style:name="T2303" style:parent-style-name="Policepardéfaut" style:family="text">
      <style:text-properties style:font-name="Arial" style:font-name-complex="Arial" fo:color="#10162F" fo:font-size="14pt" style:font-size-asian="14pt"/>
    </style:style>
    <style:style style:name="T2304" style:parent-style-name="SourceText" style:family="text">
      <style:text-properties style:font-name="Arial" style:font-name-asian="Monaco, Menlo, 'Ubuntu Mono', '" style:font-name-complex="Arial" fo:color="#10162F" fo:font-size="14pt" style:font-size-asian="14pt"/>
    </style:style>
    <style:style style:name="T2305" style:parent-style-name="Policepardéfaut" style:family="text">
      <style:text-properties style:font-name="Arial" style:font-name-complex="Arial" fo:color="#10162F" fo:font-size="14pt" style:font-size-asian="14pt"/>
    </style:style>
    <style:style style:name="T2306" style:parent-style-name="Policepardéfaut" style:family="text">
      <style:text-properties style:font-name="Arial" style:font-name-complex="Arial" fo:color="#10162F" fo:font-size="14pt" style:font-size-asian="14pt"/>
    </style:style>
    <style:style style:name="P2307" style:parent-style-name="Textbody" style:family="paragraph">
      <style:text-properties style:font-name="Arial" style:font-name-complex="Arial" fo:color="#10162F"/>
    </style:style>
    <style:style style:name="P2308" style:parent-style-name="Textbody" style:family="paragraph">
      <style:paragraph-properties fo:line-height="160%"/>
      <style:text-properties style:font-name="Arial" style:font-name-complex="Arial" fo:color="#10162F" fo:font-size="14pt" style:font-size-asian="14pt"/>
    </style:style>
    <style:style style:name="P2309" style:parent-style-name="Textbody" style:family="paragraph">
      <style:paragraph-properties fo:margin-bottom="0in" fo:line-height="160%"/>
    </style:style>
    <style:style style:name="T2310" style:parent-style-name="Policepardéfaut" style:family="text">
      <style:text-properties style:font-name="Arial" style:font-name-complex="Arial" fo:color="#10162F" fo:font-size="14pt" style:font-size-asian="14pt"/>
    </style:style>
    <style:style style:name="T2311" style:parent-style-name="SourceText" style:family="text">
      <style:text-properties style:font-name="Arial" style:font-name-asian="Monaco, Menlo, 'Ubuntu Mono', '" style:font-name-complex="Arial" fo:color="#10162F" fo:font-size="14pt" style:font-size-asian="14pt"/>
    </style:style>
    <style:style style:name="T2312" style:parent-style-name="Policepardéfaut" style:family="text">
      <style:text-properties style:font-name="Arial" style:font-name-complex="Arial" fo:color="#10162F" fo:font-size="14pt" style:font-size-asian="14pt"/>
    </style:style>
    <style:style style:name="T2313" style:parent-style-name="Policepardéfaut" style:family="text">
      <style:text-properties style:font-name="Arial" style:font-name-complex="Arial" fo:color="#10162F" fo:font-size="14pt" style:font-size-asian="14pt"/>
    </style:style>
    <style:style style:name="T2314" style:parent-style-name="SourceText" style:family="text">
      <style:text-properties style:font-name="Arial" style:font-name-asian="Monaco, Menlo, 'Ubuntu Mono', '" style:font-name-complex="Arial" fo:color="#10162F" fo:font-size="14pt" style:font-size-asian="14pt"/>
    </style:style>
    <style:style style:name="T2315" style:parent-style-name="Policepardéfaut" style:family="text">
      <style:text-properties style:font-name="Arial" style:font-name-complex="Arial" fo:color="#10162F" fo:font-size="14pt" style:font-size-asian="14pt"/>
    </style:style>
    <style:style style:name="T2316"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31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318"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P2319" style:parent-style-name="Textbody" style:family="paragraph">
      <style:paragraph-properties fo:margin-bottom="0in" fo:line-height="160%"/>
    </style:style>
    <style:style style:name="T2320" style:parent-style-name="Policepardéfaut" style:family="text">
      <style:text-properties style:font-name="Arial" style:font-name-complex="Arial" fo:language="en" fo:country="US" style:language-asian="en" style:country-asian="US" style:language-complex="ar" style:country-complex="SA"/>
    </style:style>
    <style:style style:name="T2321" style:parent-style-name="Policepardéfaut" style:family="text">
      <style:text-properties style:font-name="Arial" style:font-name-complex="Arial" fo:color="#10162F" fo:font-size="14pt" style:font-size-asian="14pt"/>
    </style:style>
    <style:style style:name="T2322" style:parent-style-name="SourceText" style:family="text">
      <style:text-properties style:font-name="Arial" style:font-name-asian="Monaco, Menlo, 'Ubuntu Mono', '" style:font-name-complex="Arial" fo:color="#10162F" fo:font-size="14pt" style:font-size-asian="14pt"/>
    </style:style>
    <style:style style:name="T2323" style:parent-style-name="Policepardéfaut" style:family="text">
      <style:text-properties style:font-name="Arial" style:font-name-complex="Arial" fo:color="#10162F" fo:font-size="14pt" style:font-size-asian="14pt"/>
    </style:style>
    <style:style style:name="T2324" style:parent-style-name="Policepardéfaut" style:family="text">
      <style:text-properties style:font-name="Arial" style:font-name-complex="Arial" fo:color="#10162F" fo:font-size="14pt" style:font-size-asian="14pt"/>
    </style:style>
    <style:style style:name="P2325" style:parent-style-name="Textbody" style:family="paragraph">
      <style:paragraph-properties fo:margin-bottom="0in" fo:line-height="160%"/>
      <style:text-properties style:font-name="Arial" style:font-name-complex="Arial" fo:color="#10162F" fo:font-size="14pt" style:font-size-asian="14pt"/>
    </style:style>
    <style:style style:name="P2326" style:parent-style-name="Titre3" style:family="paragraph">
      <style:paragraph-properties fo:margin-top="0in" fo:margin-bottom="0in" fo:line-height="130%"/>
      <style:text-properties style:font-name="Arial" style:font-name-complex="Arial" fo:font-weight="normal" style:font-weight-asian="normal"/>
    </style:style>
    <style:style style:name="P2327" style:parent-style-name="Textbody" style:family="paragraph">
      <style:text-properties style:font-name="Arial" style:font-name-complex="Arial" fo:color="#10162F" fo:font-size="14pt" style:font-size-asian="14pt"/>
    </style:style>
    <style:style style:name="P2328" style:parent-style-name="Textbody" style:family="paragraph">
      <style:paragraph-properties fo:margin-bottom="0in" fo:line-height="160%"/>
    </style:style>
    <style:style style:name="T2329" style:parent-style-name="Policepardéfaut" style:family="text">
      <style:text-properties style:font-name="Arial" style:font-name-complex="Arial" fo:color="#10162F" fo:font-size="14pt" style:font-size-asian="14pt"/>
    </style:style>
    <style:style style:name="T2330" style:parent-style-name="Policepardéfaut" style:family="text">
      <style:text-properties style:font-name="Arial" style:font-name-complex="Arial" fo:color="#10162F" fo:font-size="14pt" style:font-size-asian="14pt"/>
    </style:style>
    <style:style style:name="T2331" style:parent-style-name="SourceText" style:family="text">
      <style:text-properties style:font-name="Arial" style:font-name-asian="Monaco, Menlo, 'Ubuntu Mono', '" style:font-name-complex="Arial" fo:color="#10162F" fo:font-size="14pt" style:font-size-asian="14pt"/>
    </style:style>
    <style:style style:name="T2332" style:parent-style-name="Policepardéfaut" style:family="text">
      <style:text-properties style:font-name="Arial" style:font-name-complex="Arial" fo:color="#10162F" fo:font-size="14pt" style:font-size-asian="14pt"/>
    </style:style>
    <style:style style:name="P2333" style:parent-style-name="Textbody" style:family="paragraph">
      <style:paragraph-properties fo:margin-bottom="0in" fo:line-height="160%"/>
    </style:style>
    <style:style style:name="T2334" style:parent-style-name="Policepardéfaut" style:family="text">
      <style:text-properties style:font-name="Arial" style:font-name-complex="Arial" fo:color="#10162F" fo:font-size="14pt" style:font-size-asian="14pt"/>
    </style:style>
    <style:style style:name="T2335" style:parent-style-name="Policepardéfaut" style:family="text">
      <style:text-properties style:font-name="Arial" style:font-name-complex="Arial" fo:color="#10162F" fo:font-size="14pt" style:font-size-asian="14pt"/>
    </style:style>
    <style:style style:name="T2336" style:parent-style-name="SourceText" style:family="text">
      <style:text-properties style:font-name="Arial" style:font-name-asian="Monaco, Menlo, 'Ubuntu Mono', '" style:font-name-complex="Arial" fo:color="#10162F" fo:font-size="14pt" style:font-size-asian="14pt"/>
    </style:style>
    <style:style style:name="T2337" style:parent-style-name="Policepardéfaut" style:family="text">
      <style:text-properties style:font-name="Arial" style:font-name-complex="Arial" fo:color="#10162F" fo:font-size="14pt" style:font-size-asian="14pt"/>
    </style:style>
    <style:style style:name="T2338" style:parent-style-name="SourceText" style:family="text">
      <style:text-properties style:font-name="Arial" style:font-name-asian="Monaco, Menlo, 'Ubuntu Mono', '" style:font-name-complex="Arial" fo:color="#10162F" fo:font-size="14pt" style:font-size-asian="14pt"/>
    </style:style>
    <style:style style:name="T2339" style:parent-style-name="Policepardéfaut" style:family="text">
      <style:text-properties style:font-name="Arial" style:font-name-complex="Arial" fo:color="#10162F" fo:font-size="14pt" style:font-size-asian="14pt"/>
    </style:style>
    <style:style style:name="T2340" style:parent-style-name="SourceText" style:family="text">
      <style:text-properties style:font-name="Arial" style:font-name-asian="Monaco, Menlo, 'Ubuntu Mono', '" style:font-name-complex="Arial" fo:color="#10162F" fo:font-size="14pt" style:font-size-asian="14pt"/>
    </style:style>
    <style:style style:name="T2341" style:parent-style-name="Policepardéfaut" style:family="text">
      <style:text-properties style:font-name="Arial" style:font-name-complex="Arial" fo:color="#10162F" fo:font-size="14pt" style:font-size-asian="14pt"/>
    </style:style>
    <style:style style:name="T2342" style:parent-style-name="SourceText" style:family="text">
      <style:text-properties style:font-name="Arial" style:font-name-asian="Monaco, Menlo, 'Ubuntu Mono', '" style:font-name-complex="Arial" fo:color="#10162F" fo:font-size="14pt" style:font-size-asian="14pt"/>
    </style:style>
    <style:style style:name="T2343" style:parent-style-name="Policepardéfaut" style:family="text">
      <style:text-properties style:font-name="Arial" style:font-name-complex="Arial" fo:color="#10162F" fo:font-size="14pt" style:font-size-asian="14pt"/>
    </style:style>
    <style:style style:name="T2344" style:parent-style-name="SourceText" style:family="text">
      <style:text-properties style:font-name="Arial" style:font-name-asian="Monaco, Menlo, 'Ubuntu Mono', '" style:font-name-complex="Arial" fo:color="#EA6C8B" fo:font-size="14pt" style:font-size-asian="14pt" fo:background-color="#211E2F"/>
    </style:style>
    <style:style style:name="T2345" style:parent-style-name="SourceText" style:family="text">
      <style:text-properties style:font-name="Arial" style:font-name-complex="Arial" fo:color="#FFFFFF" fo:background-color="#211E2F"/>
    </style:style>
    <style:style style:name="T2346" style:parent-style-name="SourceText" style:family="text">
      <style:text-properties style:font-name="Arial" style:font-name-asian="Monaco, Menlo, 'Ubuntu Mono', '" style:font-name-complex="Arial" fo:color="#EA6C8B" fo:font-size="14pt" style:font-size-asian="14pt" fo:background-color="#211E2F"/>
    </style:style>
    <style:style style:name="T2347" style:parent-style-name="SourceText" style:family="text">
      <style:text-properties style:font-name="Arial" style:font-name-asian="Monaco, Menlo, 'Ubuntu Mono', '" style:font-name-complex="Arial" fo:color="#FFFFFF" fo:font-size="14pt" style:font-size-asian="14pt" fo:background-color="#211E2F"/>
    </style:style>
    <style:style style:name="T2348" style:parent-style-name="SourceText" style:family="text">
      <style:text-properties style:font-name="Arial" style:font-name-asian="Monaco, Menlo, 'Ubuntu Mono', '" style:font-name-complex="Arial" fo:color="#B4D353" fo:font-size="14pt" style:font-size-asian="14pt" fo:background-color="#211E2F"/>
    </style:style>
    <style:style style:name="T2349" style:parent-style-name="SourceText" style:family="text">
      <style:text-properties style:font-name="Arial" style:font-name-asian="Monaco, Menlo, 'Ubuntu Mono', '" style:font-name-complex="Arial" fo:color="#FFFFFF" fo:font-size="14pt" style:font-size-asian="14pt" fo:background-color="#211E2F"/>
    </style:style>
    <style:style style:name="T2350" style:parent-style-name="SourceText" style:family="text">
      <style:text-properties style:font-name="Arial" style:font-name-asian="Monaco, Menlo, 'Ubuntu Mono', '" style:font-name-complex="Arial" fo:color="#FFE083" fo:font-size="14pt" style:font-size-asian="14pt" fo:background-color="#211E2F"/>
    </style:style>
    <style:style style:name="T2351" style:parent-style-name="SourceText" style:family="text">
      <style:text-properties style:font-name="Arial" style:font-name-asian="Monaco, Menlo, 'Ubuntu Mono', '" style:font-name-complex="Arial" fo:color="#FFFFFF" fo:font-size="14pt" style:font-size-asian="14pt" fo:background-color="#211E2F"/>
    </style:style>
    <style:style style:name="T2352" style:parent-style-name="SourceText" style:family="text">
      <style:text-properties style:font-name="Arial" style:font-name-asian="Monaco, Menlo, 'Ubuntu Mono', '" style:font-name-complex="Arial" fo:color="#B4D353" fo:font-size="14pt" style:font-size-asian="14pt" fo:background-color="#211E2F"/>
    </style:style>
    <style:style style:name="T2353" style:parent-style-name="SourceText" style:family="text">
      <style:text-properties style:font-name="Arial" style:font-name-asian="Monaco, Menlo, 'Ubuntu Mono', '" style:font-name-complex="Arial" fo:color="#FFFFFF" fo:font-size="14pt" style:font-size-asian="14pt" fo:background-color="#211E2F"/>
    </style:style>
    <style:style style:name="T2354" style:parent-style-name="SourceText" style:family="text">
      <style:text-properties style:font-name="Arial" style:font-name-asian="Monaco, Menlo, 'Ubuntu Mono', '" style:font-name-complex="Arial" fo:color="#FFE083" fo:font-size="14pt" style:font-size-asian="14pt" fo:background-color="#211E2F"/>
    </style:style>
    <style:style style:name="T2355" style:parent-style-name="SourceText" style:family="text">
      <style:text-properties style:font-name="Arial" style:font-name-asian="Monaco, Menlo, 'Ubuntu Mono', '" style:font-name-complex="Arial" fo:color="#EA6C8B" fo:font-size="14pt" style:font-size-asian="14pt" fo:background-color="#211E2F"/>
    </style:style>
    <style:style style:name="T2356" style:parent-style-name="SourceText" style:family="text">
      <style:text-properties style:font-name="Arial" style:font-name-asian="Monaco, Menlo, 'Ubuntu Mono', '" style:font-name-complex="Arial" fo:color="#EA6C8B" fo:font-size="14pt" style:font-size-asian="14pt" fo:background-color="#211E2F"/>
    </style:style>
    <style:style style:name="P2357" style:parent-style-name="Textbody" style:family="paragraph">
      <style:paragraph-properties fo:line-height="160%"/>
    </style:style>
    <style:style style:name="T2358" style:parent-style-name="Policepardéfaut" style:family="text">
      <style:text-properties style:font-name="Arial" style:font-name-complex="Arial" fo:color="#10162F" fo:language="en" fo:country="US" style:language-asian="en" style:country-asian="US" style:language-complex="ar" style:country-complex="SA"/>
    </style:style>
    <style:style style:name="T2359" style:parent-style-name="Policepardéfaut" style:family="text">
      <style:text-properties style:font-name="Arial" style:font-name-complex="Arial" fo:color="#10162F" fo:font-size="14pt" style:font-size-asian="14pt"/>
    </style:style>
    <style:style style:name="P2360" style:parent-style-name="Textbody" style:family="paragraph">
      <style:paragraph-properties fo:margin-bottom="0in" fo:line-height="160%"/>
    </style:style>
    <style:style style:name="T2361" style:parent-style-name="Policepardéfaut" style:family="text">
      <style:text-properties style:font-name="Arial" style:font-name-complex="Arial" fo:color="#10162F" fo:font-size="14pt" style:font-size-asian="14pt"/>
    </style:style>
    <style:style style:name="T2362" style:parent-style-name="Policepardéfaut" style:family="text">
      <style:text-properties style:font-name="Arial" style:font-name-complex="Arial" fo:color="#10162F" fo:font-size="14pt" style:font-size-asian="14pt"/>
    </style:style>
    <style:style style:name="T2363" style:parent-style-name="SourceText" style:family="text">
      <style:text-properties style:font-name="Arial" style:font-name-asian="Monaco, Menlo, 'Ubuntu Mono', '" style:font-name-complex="Arial" fo:color="#10162F" fo:font-size="14pt" style:font-size-asian="14pt"/>
    </style:style>
    <style:style style:name="T2364" style:parent-style-name="Policepardéfaut" style:family="text">
      <style:text-properties style:font-name="Arial" style:font-name-complex="Arial" fo:color="#10162F" fo:font-size="14pt" style:font-size-asian="14pt"/>
    </style:style>
    <style:style style:name="T2365" style:parent-style-name="SourceText" style:family="text">
      <style:text-properties style:font-name="Arial" style:font-name-asian="Monaco, Menlo, 'Ubuntu Mono', '" style:font-name-complex="Arial" fo:color="#10162F" fo:font-size="14pt" style:font-size-asian="14pt"/>
    </style:style>
    <style:style style:name="T2366" style:parent-style-name="Policepardéfaut" style:family="text">
      <style:text-properties style:font-name="Arial" style:font-name-complex="Arial" fo:color="#10162F" fo:font-size="14pt" style:font-size-asian="14pt"/>
    </style:style>
    <style:style style:name="T2367" style:parent-style-name="SourceText" style:family="text">
      <style:text-properties style:font-name="Arial" style:font-name-asian="Monaco, Menlo, 'Ubuntu Mono', '" style:font-name-complex="Arial" fo:color="#10162F" fo:font-size="14pt" style:font-size-asian="14pt"/>
    </style:style>
    <style:style style:name="T2368" style:parent-style-name="Policepardéfaut" style:family="text">
      <style:text-properties style:font-name="Arial" style:font-name-complex="Arial" fo:color="#10162F" fo:font-size="14pt" style:font-size-asian="14pt"/>
    </style:style>
    <style:style style:name="T2369" style:parent-style-name="SourceText" style:family="text">
      <style:text-properties style:font-name="Arial" style:font-name-asian="Monaco, Menlo, 'Ubuntu Mono', '" style:font-name-complex="Arial" fo:color="#10162F" fo:font-size="14pt" style:font-size-asian="14pt"/>
    </style:style>
    <style:style style:name="T2370" style:parent-style-name="Policepardéfaut" style:family="text">
      <style:text-properties style:font-name="Arial" style:font-name-complex="Arial" fo:color="#10162F" fo:font-size="14pt" style:font-size-asian="14pt"/>
    </style:style>
    <style:style style:name="P2371" style:parent-style-name="Textbody" style:family="paragraph">
      <style:paragraph-properties fo:margin-bottom="0in" fo:line-height="160%"/>
    </style:style>
    <style:style style:name="T2372" style:parent-style-name="Policepardéfaut" style:family="text">
      <style:text-properties style:font-name="Arial" style:font-name-complex="Arial" fo:color="#10162F" fo:font-size="14pt" style:font-size-asian="14pt"/>
    </style:style>
    <style:style style:name="T2373" style:parent-style-name="SourceText" style:family="text">
      <style:text-properties style:font-name="Arial" style:font-name-asian="Monaco, Menlo, 'Ubuntu Mono', '" style:font-name-complex="Arial" fo:color="#10162F" fo:font-size="14pt" style:font-size-asian="14pt"/>
    </style:style>
    <style:style style:name="T2374" style:parent-style-name="Policepardéfaut" style:family="text">
      <style:text-properties style:font-name="Arial" style:font-name-complex="Arial" fo:color="#10162F" fo:font-size="14pt" style:font-size-asian="14pt"/>
    </style:style>
    <style:style style:name="P2375" style:parent-style-name="Titre3" style:family="paragraph">
      <style:paragraph-properties fo:margin-top="0in" fo:margin-bottom="0in" fo:line-height="130%"/>
      <style:text-properties style:font-name="Arial" style:font-name-complex="Arial" fo:font-weight="normal" style:font-weight-asian="normal"/>
    </style:style>
    <style:style style:name="P2376" style:parent-style-name="Textbody" style:family="paragraph">
      <style:text-properties style:font-name="Arial" style:font-name-complex="Arial" fo:color="#10162F" fo:font-size="14pt" style:font-size-asian="14pt"/>
    </style:style>
    <style:style style:name="P2377" style:parent-style-name="Textbody" style:family="paragraph">
      <style:paragraph-properties fo:margin-bottom="0in" fo:line-height="160%"/>
    </style:style>
    <style:style style:name="T2378" style:parent-style-name="Policepardéfaut" style:family="text">
      <style:text-properties style:font-name="Arial" style:font-name-complex="Arial" fo:color="#10162F" fo:font-size="14pt" style:font-size-asian="14pt"/>
    </style:style>
    <style:style style:name="T2379" style:parent-style-name="SourceText" style:family="text">
      <style:text-properties style:font-name="Arial" style:font-name-asian="Monaco, Menlo, 'Ubuntu Mono', '" style:font-name-complex="Arial" fo:color="#10162F" fo:font-size="14pt" style:font-size-asian="14pt"/>
    </style:style>
    <style:style style:name="T2380" style:parent-style-name="Policepardéfaut" style:family="text">
      <style:text-properties style:font-name="Arial" style:font-name-complex="Arial" fo:color="#10162F" fo:font-size="14pt" style:font-size-asian="14pt"/>
    </style:style>
    <style:style style:name="P2381" style:parent-style-name="Textbody" style:family="paragraph">
      <style:paragraph-properties fo:line-height="160%"/>
      <style:text-properties style:font-name="Arial" style:font-name-complex="Arial" fo:color="#10162F" fo:font-size="14pt" style:font-size-asian="14pt"/>
    </style:style>
    <style:style style:name="P2382" style:parent-style-name="Textbody" style:family="paragraph">
      <style:paragraph-properties fo:margin-bottom="0in" fo:line-height="160%" fo:margin-left="0in" fo:text-indent="0in">
        <style:tab-stops/>
      </style:paragraph-properties>
    </style:style>
    <style:style style:name="T2383" style:parent-style-name="Policepardéfaut" style:family="text">
      <style:text-properties style:font-name="Arial" style:font-name-complex="Arial" fo:color="#10162F" fo:font-size="14pt" style:font-size-asian="14pt"/>
    </style:style>
    <style:style style:name="T2384" style:parent-style-name="SourceText" style:family="text">
      <style:text-properties style:font-name="Arial" style:font-name-asian="Monaco, Menlo, 'Ubuntu Mono', '" style:font-name-complex="Arial" fo:color="#10162F" fo:font-size="14pt" style:font-size-asian="14pt"/>
    </style:style>
    <style:style style:name="T2385" style:parent-style-name="Policepardéfaut" style:family="text">
      <style:text-properties style:font-name="Arial" style:font-name-complex="Arial" fo:color="#10162F" fo:font-size="14pt" style:font-size-asian="14pt"/>
    </style:style>
    <style:style style:name="P2386" style:parent-style-name="Textbody" style:family="paragraph">
      <style:paragraph-properties fo:margin-bottom="0in" fo:line-height="160%" fo:margin-left="0in" fo:text-indent="0in">
        <style:tab-stops/>
      </style:paragraph-properties>
    </style:style>
    <style:style style:name="T2387" style:parent-style-name="Policepardéfaut" style:family="text">
      <style:text-properties style:font-name="Arial" style:font-name-complex="Arial" fo:color="#10162F" fo:font-size="14pt" style:font-size-asian="14pt"/>
    </style:style>
    <style:style style:name="T2388" style:parent-style-name="SourceText" style:family="text">
      <style:text-properties style:font-name="Arial" style:font-name-asian="Monaco, Menlo, 'Ubuntu Mono', '" style:font-name-complex="Arial" fo:color="#10162F" fo:font-size="14pt" style:font-size-asian="14pt"/>
    </style:style>
    <style:style style:name="T2389" style:parent-style-name="Policepardéfaut" style:family="text">
      <style:text-properties style:font-name="Arial" style:font-name-complex="Arial" fo:color="#10162F" fo:font-size="14pt" style:font-size-asian="14pt"/>
    </style:style>
    <style:style style:name="T2390" style:parent-style-name="SourceText" style:family="text">
      <style:text-properties style:font-name="Arial" style:font-name-asian="Monaco, Menlo, 'Ubuntu Mono', '" style:font-name-complex="Arial" fo:color="#10162F" fo:font-size="14pt" style:font-size-asian="14pt"/>
    </style:style>
    <style:style style:name="T2391" style:parent-style-name="Policepardéfaut" style:family="text">
      <style:text-properties style:font-name="Arial" style:font-name-complex="Arial" fo:color="#10162F" fo:font-size="14pt" style:font-size-asian="14pt"/>
    </style:style>
    <style:style style:name="T2392" style:parent-style-name="Policepardéfaut" style:family="text">
      <style:text-properties style:font-name="Arial" style:font-name-complex="Arial" fo:color="#10162F" fo:font-size="14pt" style:font-size-asian="14pt"/>
    </style:style>
    <style:style style:name="P2393" style:parent-style-name="Textbody" style:family="paragraph">
      <style:paragraph-properties fo:margin-bottom="0in" fo:line-height="160%" fo:margin-left="0in" fo:text-indent="0in">
        <style:tab-stops/>
      </style:paragraph-properties>
    </style:style>
    <style:style style:name="T2394" style:parent-style-name="Policepardéfaut" style:family="text">
      <style:text-properties style:font-name="Arial" style:font-name-complex="Arial" fo:color="#10162F" fo:font-size="14pt" style:font-size-asian="14pt"/>
    </style:style>
    <style:style style:name="T2395" style:parent-style-name="SourceText" style:family="text">
      <style:text-properties style:font-name="Arial" style:font-name-asian="Monaco, Menlo, 'Ubuntu Mono', '" style:font-name-complex="Arial" fo:color="#10162F" fo:font-size="14pt" style:font-size-asian="14pt"/>
    </style:style>
    <style:style style:name="T2396" style:parent-style-name="Policepardéfaut" style:family="text">
      <style:text-properties style:font-name="Arial" style:font-name-complex="Arial" fo:color="#10162F" fo:font-size="14pt" style:font-size-asian="14pt"/>
    </style:style>
    <style:style style:name="T2397" style:parent-style-name="SourceText" style:family="text">
      <style:text-properties style:font-name="Arial" style:font-name-asian="Monaco, Menlo, 'Ubuntu Mono', '" style:font-name-complex="Arial" fo:color="#10162F" fo:font-size="14pt" style:font-size-asian="14pt"/>
    </style:style>
    <style:style style:name="T2398" style:parent-style-name="Policepardéfaut" style:family="text">
      <style:text-properties style:font-name="Arial" style:font-name-complex="Arial" fo:color="#10162F" fo:font-size="14pt" style:font-size-asian="14pt"/>
    </style:style>
    <style:style style:name="P2399" style:parent-style-name="Textbody" style:family="paragraph">
      <style:paragraph-properties fo:margin-bottom="0in" fo:line-height="160%" fo:margin-left="0in" fo:text-indent="0in">
        <style:tab-stops/>
      </style:paragraph-properties>
    </style:style>
    <style:style style:name="T2400" style:parent-style-name="Policepardéfaut" style:family="text">
      <style:text-properties style:font-name="Arial" style:font-name-complex="Arial" fo:color="#10162F" fo:font-size="14pt" style:font-size-asian="14pt"/>
    </style:style>
    <style:style style:name="T2401" style:parent-style-name="SourceText" style:family="text">
      <style:text-properties style:font-name="Arial" style:font-name-asian="Monaco, Menlo, 'Ubuntu Mono', '" style:font-name-complex="Arial" fo:color="#10162F" fo:font-size="14pt" style:font-size-asian="14pt"/>
    </style:style>
    <style:style style:name="T2402" style:parent-style-name="Policepardéfaut" style:family="text">
      <style:text-properties style:font-name="Arial" style:font-name-complex="Arial" fo:color="#10162F" fo:font-size="14pt" style:font-size-asian="14pt"/>
    </style:style>
    <style:style style:name="T2403" style:parent-style-name="Policepardéfaut" style:family="text">
      <style:text-properties style:font-name="Arial" style:font-name-complex="Arial" fo:color="#10162F" fo:font-size="14pt" style:font-size-asian="14pt"/>
    </style:style>
    <style:style style:name="T2404" style:parent-style-name="SourceText" style:family="text">
      <style:text-properties style:font-name="Arial" style:font-name-asian="Monaco, Menlo, 'Ubuntu Mono', '" style:font-name-complex="Arial" fo:color="#10162F" fo:font-size="14pt" style:font-size-asian="14pt"/>
    </style:style>
    <style:style style:name="T2405" style:parent-style-name="Policepardéfaut" style:family="text">
      <style:text-properties style:font-name="Arial" style:font-name-complex="Arial" fo:color="#10162F" fo:font-size="14pt" style:font-size-asian="14pt"/>
    </style:style>
    <style:style style:name="P2406" style:parent-style-name="Textbody" style:family="paragraph">
      <style:paragraph-properties fo:margin-bottom="0in" fo:line-height="160%" fo:margin-left="0in" fo:text-indent="0in">
        <style:tab-stops/>
      </style:paragraph-properties>
    </style:style>
    <style:style style:name="T2407" style:parent-style-name="SourceText" style:family="text">
      <style:text-properties style:font-name="Arial" style:font-name-asian="Monaco, Menlo, 'Ubuntu Mono', '" style:font-name-complex="Arial" fo:color="#10162F" fo:font-size="14pt" style:font-size-asian="14pt"/>
    </style:style>
    <style:style style:name="T2408" style:parent-style-name="Policepardéfaut" style:family="text">
      <style:text-properties style:font-name="Arial" style:font-name-complex="Arial" fo:color="#10162F" fo:font-size="14pt" style:font-size-asian="14pt"/>
    </style:style>
    <style:style style:name="T2409" style:parent-style-name="SourceText" style:family="text">
      <style:text-properties style:font-name="Arial" style:font-name-asian="Monaco, Menlo, 'Ubuntu Mono', '" style:font-name-complex="Arial" fo:color="#10162F" fo:font-size="14pt" style:font-size-asian="14pt"/>
    </style:style>
    <style:style style:name="T2410" style:parent-style-name="Policepardéfaut" style:family="text">
      <style:text-properties style:font-name="Arial" style:font-name-complex="Arial" fo:color="#10162F" fo:font-size="14pt" style:font-size-asian="14pt"/>
    </style:style>
    <style:style style:name="P2411" style:parent-style-name="Textbody" style:family="paragraph">
      <style:paragraph-properties fo:margin-bottom="0in" fo:line-height="160%" fo:margin-left="0in" fo:text-indent="0in">
        <style:tab-stops/>
      </style:paragraph-properties>
    </style:style>
    <style:style style:name="T2412" style:parent-style-name="SourceText" style:family="text">
      <style:text-properties style:font-name="Arial" style:font-name-asian="Monaco, Menlo, 'Ubuntu Mono', '" style:font-name-complex="Arial" fo:color="#10162F" fo:font-size="14pt" style:font-size-asian="14pt"/>
    </style:style>
    <style:style style:name="T2413" style:parent-style-name="Policepardéfaut" style:family="text">
      <style:text-properties style:font-name="Arial" style:font-name-complex="Arial" fo:color="#10162F" fo:font-size="14pt" style:font-size-asian="14pt"/>
    </style:style>
    <style:style style:name="T2414" style:parent-style-name="SourceText" style:family="text">
      <style:text-properties style:font-name="Arial" style:font-name-asian="Monaco, Menlo, 'Ubuntu Mono', '" style:font-name-complex="Arial" fo:color="#10162F" fo:font-size="14pt" style:font-size-asian="14pt"/>
    </style:style>
    <style:style style:name="T2415" style:parent-style-name="Policepardéfaut" style:family="text">
      <style:text-properties style:font-name="Arial" style:font-name-complex="Arial" fo:color="#10162F" fo:font-size="14pt" style:font-size-asian="14pt"/>
    </style:style>
    <style:style style:name="P2416" style:parent-style-name="Textbody" style:family="paragraph">
      <style:paragraph-properties fo:margin-bottom="0in" fo:line-height="160%" fo:margin-left="0in" fo:text-indent="0in">
        <style:tab-stops/>
      </style:paragraph-properties>
    </style:style>
    <style:style style:name="T2417" style:parent-style-name="SourceText" style:family="text">
      <style:text-properties style:font-name="Arial" style:font-name-asian="Monaco, Menlo, 'Ubuntu Mono', '" style:font-name-complex="Arial" fo:color="#10162F" fo:font-size="14pt" style:font-size-asian="14pt"/>
    </style:style>
    <style:style style:name="T2418" style:parent-style-name="Policepardéfaut" style:family="text">
      <style:text-properties style:font-name="Arial" style:font-name-complex="Arial" fo:color="#10162F" fo:font-size="14pt" style:font-size-asian="14pt"/>
    </style:style>
    <style:style style:name="T2419" style:parent-style-name="SourceText" style:family="text">
      <style:text-properties style:font-name="Arial" style:font-name-asian="Monaco, Menlo, 'Ubuntu Mono', '" style:font-name-complex="Arial" fo:color="#10162F" fo:font-size="14pt" style:font-size-asian="14pt"/>
    </style:style>
    <style:style style:name="T2420" style:parent-style-name="Policepardéfaut" style:family="text">
      <style:text-properties style:font-name="Arial" style:font-name-complex="Arial" fo:color="#10162F" fo:font-size="14pt" style:font-size-asian="14pt"/>
    </style:style>
    <style:style style:name="T2421" style:parent-style-name="Policepardéfaut" style:family="text">
      <style:text-properties style:font-name="Arial" style:font-name-complex="Arial" fo:color="#10162F" fo:font-size="14pt" style:font-size-asian="14pt"/>
    </style:style>
    <style:style style:name="P2422" style:parent-style-name="Textbody" style:family="paragraph">
      <style:paragraph-properties fo:margin-bottom="0in" fo:line-height="160%" fo:margin-left="0in" fo:text-indent="0in">
        <style:tab-stops/>
      </style:paragraph-properties>
    </style:style>
    <style:style style:name="T2423" style:parent-style-name="Policepardéfaut" style:family="text">
      <style:text-properties style:font-name="Arial" style:font-name-complex="Arial" fo:color="#10162F" fo:font-size="14pt" style:font-size-asian="14pt"/>
    </style:style>
    <style:style style:name="T2424" style:parent-style-name="SourceText" style:family="text">
      <style:text-properties style:font-name="Arial" style:font-name-asian="Monaco, Menlo, 'Ubuntu Mono', '" style:font-name-complex="Arial" fo:color="#10162F" fo:font-size="14pt" style:font-size-asian="14pt"/>
    </style:style>
    <style:style style:name="T2425" style:parent-style-name="Policepardéfaut" style:family="text">
      <style:text-properties style:font-name="Arial" style:font-name-complex="Arial" fo:color="#10162F" fo:font-size="14pt" style:font-size-asian="14pt"/>
    </style:style>
    <style:style style:name="T2426" style:parent-style-name="SourceText" style:family="text">
      <style:text-properties style:font-name="Arial" style:font-name-asian="Monaco, Menlo, 'Ubuntu Mono', '" style:font-name-complex="Arial" fo:color="#10162F" fo:font-size="14pt" style:font-size-asian="14pt"/>
    </style:style>
    <style:style style:name="T2427" style:parent-style-name="Policepardéfaut" style:family="text">
      <style:text-properties style:font-name="Arial" style:font-name-complex="Arial" fo:color="#10162F" fo:font-size="14pt" style:font-size-asian="14pt"/>
    </style:style>
    <style:style style:name="P2428" style:parent-style-name="Textbody" style:family="paragraph">
      <style:paragraph-properties fo:margin-bottom="0in" fo:line-height="160%" fo:margin-left="0in" fo:text-indent="0in">
        <style:tab-stops/>
      </style:paragraph-properties>
    </style:style>
    <style:style style:name="T2429" style:parent-style-name="SourceText" style:family="text">
      <style:text-properties style:font-name="Arial" style:font-name-asian="Monaco, Menlo, 'Ubuntu Mono', '" style:font-name-complex="Arial" fo:color="#10162F" fo:font-size="14pt" style:font-size-asian="14pt"/>
    </style:style>
    <style:style style:name="T2430" style:parent-style-name="Policepardéfaut" style:family="text">
      <style:text-properties style:font-name="Arial" style:font-name-complex="Arial" fo:color="#10162F" fo:font-size="14pt" style:font-size-asian="14pt"/>
    </style:style>
    <style:style style:name="T2431" style:parent-style-name="SourceText" style:family="text">
      <style:text-properties style:font-name="Arial" style:font-name-asian="Monaco, Menlo, 'Ubuntu Mono', '" style:font-name-complex="Arial" fo:color="#10162F" fo:font-size="14pt" style:font-size-asian="14pt"/>
    </style:style>
    <style:style style:name="T2432" style:parent-style-name="Policepardéfaut" style:family="text">
      <style:text-properties style:font-name="Arial" style:font-name-complex="Arial" fo:color="#10162F" fo:font-size="14pt" style:font-size-asian="14pt"/>
    </style:style>
    <style:style style:name="P2433" style:parent-style-name="Textbody" style:family="paragraph">
      <style:paragraph-properties fo:margin-bottom="0in" fo:line-height="160%" fo:margin-left="0in" fo:text-indent="0in">
        <style:tab-stops/>
      </style:paragraph-properties>
    </style:style>
    <style:style style:name="T2434" style:parent-style-name="Policepardéfaut" style:family="text">
      <style:text-properties style:font-name="Arial" style:font-name-complex="Arial" fo:color="#10162F" fo:font-size="14pt" style:font-size-asian="14pt"/>
    </style:style>
    <style:style style:name="T2435" style:parent-style-name="SourceText" style:family="text">
      <style:text-properties style:font-name="Arial" style:font-name-asian="Monaco, Menlo, 'Ubuntu Mono', '" style:font-name-complex="Arial" fo:color="#10162F" fo:font-size="14pt" style:font-size-asian="14pt"/>
    </style:style>
    <style:style style:name="T2436" style:parent-style-name="Policepardéfaut" style:family="text">
      <style:text-properties style:font-name="Arial" style:font-name-complex="Arial" fo:color="#10162F" fo:font-size="14pt" style:font-size-asian="14pt"/>
    </style:style>
    <style:style style:name="T2437" style:parent-style-name="SourceText" style:family="text">
      <style:text-properties style:font-name="Arial" style:font-name-asian="Monaco, Menlo, 'Ubuntu Mono', '" style:font-name-complex="Arial" fo:color="#10162F" fo:font-size="14pt" style:font-size-asian="14pt"/>
    </style:style>
    <style:style style:name="T2438" style:parent-style-name="Policepardéfaut" style:family="text">
      <style:text-properties style:font-name="Arial" style:font-name-complex="Arial" fo:color="#10162F" fo:font-size="14pt" style:font-size-asian="14pt"/>
    </style:style>
    <style:style style:name="P2439" style:parent-style-name="Textbody" style:family="paragraph">
      <style:paragraph-properties fo:margin-bottom="0in" fo:line-height="160%" fo:margin-left="0in" fo:text-indent="0in">
        <style:tab-stops/>
      </style:paragraph-properties>
    </style:style>
    <style:style style:name="T2440" style:parent-style-name="SourceText" style:family="text">
      <style:text-properties style:font-name="Arial" style:font-name-asian="Monaco, Menlo, 'Ubuntu Mono', '" style:font-name-complex="Arial" fo:color="#10162F" fo:font-size="14pt" style:font-size-asian="14pt"/>
    </style:style>
    <style:style style:name="T2441" style:parent-style-name="Policepardéfaut" style:family="text">
      <style:text-properties style:font-name="Arial" style:font-name-complex="Arial" fo:color="#10162F" fo:font-size="14pt" style:font-size-asian="14pt"/>
    </style:style>
    <style:style style:name="T2442" style:parent-style-name="SourceText" style:family="text">
      <style:text-properties style:font-name="Arial" style:font-name-asian="Monaco, Menlo, 'Ubuntu Mono', '" style:font-name-complex="Arial" fo:color="#10162F" fo:font-size="14pt" style:font-size-asian="14pt"/>
    </style:style>
    <style:style style:name="T2443" style:parent-style-name="Policepardéfaut" style:family="text">
      <style:text-properties style:font-name="Arial" style:font-name-complex="Arial" fo:color="#10162F" fo:font-size="14pt" style:font-size-asian="14pt"/>
    </style:style>
    <style:style style:name="T2444" style:parent-style-name="SourceText" style:family="text">
      <style:text-properties style:font-name="Arial" style:font-name-asian="Monaco, Menlo, 'Ubuntu Mono', '" style:font-name-complex="Arial" fo:color="#10162F" fo:font-size="14pt" style:font-size-asian="14pt"/>
    </style:style>
    <style:style style:name="T2445" style:parent-style-name="Policepardéfaut" style:family="text">
      <style:text-properties style:font-name="Arial" style:font-name-complex="Arial" fo:color="#10162F" fo:font-size="14pt" style:font-size-asian="14pt"/>
    </style:style>
    <style:style style:name="T2446" style:parent-style-name="SourceText" style:family="text">
      <style:text-properties style:font-name="Arial" style:font-name-asian="Monaco, Menlo, 'Ubuntu Mono', '" style:font-name-complex="Arial" fo:color="#10162F" fo:font-size="14pt" style:font-size-asian="14pt"/>
    </style:style>
    <style:style style:name="T2447" style:parent-style-name="Policepardéfaut" style:family="text">
      <style:text-properties style:font-name="Arial" style:font-name-complex="Arial" fo:color="#10162F" fo:font-size="14pt" style:font-size-asian="14pt"/>
    </style:style>
    <style:style style:name="T2448" style:parent-style-name="SourceText" style:family="text">
      <style:text-properties style:font-name="Arial" style:font-name-asian="Monaco, Menlo, 'Ubuntu Mono', '" style:font-name-complex="Arial" fo:color="#10162F" fo:font-size="14pt" style:font-size-asian="14pt"/>
    </style:style>
    <style:style style:name="T2449" style:parent-style-name="Policepardéfaut" style:family="text">
      <style:text-properties style:font-name="Arial" style:font-name-complex="Arial" fo:color="#10162F" fo:font-size="14pt" style:font-size-asian="14pt"/>
    </style:style>
    <style:style style:name="T2450" style:parent-style-name="SourceText" style:family="text">
      <style:text-properties style:font-name="Arial" style:font-name-asian="Monaco, Menlo, 'Ubuntu Mono', '" style:font-name-complex="Arial" fo:color="#10162F" fo:font-size="14pt" style:font-size-asian="14pt"/>
    </style:style>
    <style:style style:name="T2451" style:parent-style-name="Policepardéfaut" style:family="text">
      <style:text-properties style:font-name="Arial" style:font-name-complex="Arial" fo:color="#10162F" fo:font-size="14pt" style:font-size-asian="14pt"/>
    </style:style>
    <style:style style:name="T2452" style:parent-style-name="SourceText" style:family="text">
      <style:text-properties style:font-name="Arial" style:font-name-asian="Monaco, Menlo, 'Ubuntu Mono', '" style:font-name-complex="Arial" fo:color="#10162F" fo:font-size="14pt" style:font-size-asian="14pt"/>
    </style:style>
    <style:style style:name="T2453" style:parent-style-name="Policepardéfaut" style:family="text">
      <style:text-properties style:font-name="Arial" style:font-name-complex="Arial" fo:color="#10162F" fo:font-size="14pt" style:font-size-asian="14pt"/>
    </style:style>
    <style:style style:name="T2454" style:parent-style-name="SourceText" style:family="text">
      <style:text-properties style:font-name="Arial" style:font-name-asian="Monaco, Menlo, 'Ubuntu Mono', '" style:font-name-complex="Arial" fo:color="#10162F" fo:font-size="14pt" style:font-size-asian="14pt"/>
    </style:style>
    <style:style style:name="T2455" style:parent-style-name="Policepardéfaut" style:family="text">
      <style:text-properties style:font-name="Arial" style:font-name-complex="Arial" fo:color="#10162F" fo:font-size="14pt" style:font-size-asian="14pt"/>
    </style:style>
    <style:style style:name="T2456" style:parent-style-name="SourceText" style:family="text">
      <style:text-properties style:font-name="Arial" style:font-name-asian="Monaco, Menlo, 'Ubuntu Mono', '" style:font-name-complex="Arial" fo:color="#10162F" fo:font-size="14pt" style:font-size-asian="14pt"/>
    </style:style>
    <style:style style:name="T2457" style:parent-style-name="Policepardéfaut" style:family="text">
      <style:text-properties style:font-name="Arial" style:font-name-complex="Arial" fo:color="#10162F" fo:font-size="14pt" style:font-size-asian="14pt"/>
    </style:style>
    <style:style style:name="P2458" style:parent-style-name="Textbody" style:family="paragraph">
      <style:paragraph-properties fo:margin-bottom="0in" fo:line-height="160%" fo:margin-left="0in" fo:text-indent="0in">
        <style:tab-stops/>
      </style:paragraph-properties>
    </style:style>
    <style:style style:name="T2459" style:parent-style-name="Policepardéfaut" style:family="text">
      <style:text-properties style:font-name="Arial" style:font-name-complex="Arial" fo:color="#10162F" fo:font-size="14pt" style:font-size-asian="14pt"/>
    </style:style>
    <style:style style:name="T2460" style:parent-style-name="SourceText" style:family="text">
      <style:text-properties style:font-name="Arial" style:font-name-asian="Monaco, Menlo, 'Ubuntu Mono', '" style:font-name-complex="Arial" fo:color="#10162F" fo:font-size="14pt" style:font-size-asian="14pt"/>
    </style:style>
    <style:style style:name="T2461" style:parent-style-name="Policepardéfaut" style:family="text">
      <style:text-properties style:font-name="Arial" style:font-name-complex="Arial" fo:color="#10162F" fo:font-size="14pt" style:font-size-asian="14pt"/>
    </style:style>
    <style:style style:name="T2462" style:parent-style-name="SourceText" style:family="text">
      <style:text-properties style:font-name="Arial" style:font-name-asian="Monaco, Menlo, 'Ubuntu Mono', '" style:font-name-complex="Arial" fo:color="#10162F" fo:font-size="14pt" style:font-size-asian="14pt"/>
    </style:style>
    <style:style style:name="T2463" style:parent-style-name="Policepardéfaut" style:family="text">
      <style:text-properties style:font-name="Arial" style:font-name-complex="Arial" fo:color="#10162F" fo:font-size="14pt" style:font-size-asian="14pt"/>
    </style:style>
    <style:style style:name="P2464" style:parent-style-name="Textbody" style:family="paragraph">
      <style:paragraph-properties fo:margin-bottom="0in" fo:line-height="160%" fo:margin-left="0in" fo:text-indent="0in">
        <style:tab-stops/>
      </style:paragraph-properties>
    </style:style>
    <style:style style:name="T2465" style:parent-style-name="Policepardéfaut" style:family="text">
      <style:text-properties style:font-name="Arial" style:font-name-complex="Arial" fo:color="#10162F" fo:font-size="14pt" style:font-size-asian="14pt"/>
    </style:style>
    <style:style style:name="T2466" style:parent-style-name="SourceText" style:family="text">
      <style:text-properties style:font-name="Arial" style:font-name-asian="Monaco, Menlo, 'Ubuntu Mono', '" style:font-name-complex="Arial" fo:color="#10162F" fo:font-size="14pt" style:font-size-asian="14pt"/>
    </style:style>
    <style:style style:name="T2467" style:parent-style-name="Policepardéfaut" style:family="text">
      <style:text-properties style:font-name="Arial" style:font-name-complex="Arial" fo:color="#10162F" fo:font-size="14pt" style:font-size-asian="14pt"/>
    </style:style>
    <style:style style:name="T2468" style:parent-style-name="SourceText" style:family="text">
      <style:text-properties style:font-name="Arial" style:font-name-asian="Monaco, Menlo, 'Ubuntu Mono', '" style:font-name-complex="Arial" fo:color="#10162F" fo:font-size="14pt" style:font-size-asian="14pt"/>
    </style:style>
    <style:style style:name="T2469" style:parent-style-name="Policepardéfaut" style:family="text">
      <style:text-properties style:font-name="Arial" style:font-name-complex="Arial" fo:color="#10162F" fo:font-size="14pt" style:font-size-asian="14pt"/>
    </style:style>
    <style:style style:name="P2470" style:parent-style-name="Textbody" style:family="paragraph">
      <style:paragraph-properties fo:margin-bottom="0in" fo:line-height="160%" fo:margin-left="0in" fo:text-indent="0in">
        <style:tab-stops/>
      </style:paragraph-properties>
    </style:style>
    <style:style style:name="T2471" style:parent-style-name="Policepardéfaut" style:family="text">
      <style:text-properties style:font-name="Arial" style:font-name-complex="Arial" fo:color="#10162F" fo:font-size="14pt" style:font-size-asian="14pt"/>
    </style:style>
    <style:style style:name="T2472" style:parent-style-name="SourceText" style:family="text">
      <style:text-properties style:font-name="Arial" style:font-name-asian="Monaco, Menlo, 'Ubuntu Mono', '" style:font-name-complex="Arial" fo:color="#10162F" fo:font-size="14pt" style:font-size-asian="14pt"/>
    </style:style>
    <style:style style:name="T2473" style:parent-style-name="Policepardéfaut" style:family="text">
      <style:text-properties style:font-name="Arial" style:font-name-complex="Arial" fo:color="#10162F" fo:font-size="14pt" style:font-size-asian="14pt"/>
    </style:style>
    <style:style style:name="T2474" style:parent-style-name="SourceText" style:family="text">
      <style:text-properties style:font-name="Arial" style:font-name-asian="Monaco, Menlo, 'Ubuntu Mono', '" style:font-name-complex="Arial" fo:color="#10162F" fo:font-size="14pt" style:font-size-asian="14pt"/>
    </style:style>
    <style:style style:name="T2475" style:parent-style-name="Policepardéfaut" style:family="text">
      <style:text-properties style:font-name="Arial" style:font-name-complex="Arial" fo:color="#10162F" fo:font-size="14pt" style:font-size-asian="14pt"/>
    </style:style>
    <style:style style:name="T2476" style:parent-style-name="SourceText" style:family="text">
      <style:text-properties style:font-name="Arial" style:font-name-asian="Monaco, Menlo, 'Ubuntu Mono', '" style:font-name-complex="Arial" fo:color="#10162F" fo:font-size="14pt" style:font-size-asian="14pt"/>
    </style:style>
    <style:style style:name="T2477" style:parent-style-name="Policepardéfaut" style:family="text">
      <style:text-properties style:font-name="Arial" style:font-name-complex="Arial" fo:color="#10162F" fo:font-size="14pt" style:font-size-asian="14pt"/>
    </style:style>
    <style:style style:name="T2478" style:parent-style-name="Policepardéfaut" style:family="text">
      <style:text-properties style:font-name="Arial" style:font-name-complex="Arial" fo:color="#10162F" fo:font-size="14pt" style:font-size-asian="14pt"/>
    </style:style>
    <style:style style:name="P2479" style:parent-style-name="Textbody" style:family="paragraph">
      <style:paragraph-properties fo:margin-bottom="0in" fo:line-height="160%" fo:margin-left="0in" fo:text-indent="0in">
        <style:tab-stops/>
      </style:paragraph-properties>
    </style:style>
    <style:style style:name="T2480" style:parent-style-name="Policepardéfaut" style:family="text">
      <style:text-properties style:font-name="Arial" style:font-name-complex="Arial" fo:color="#10162F" fo:font-size="14pt" style:font-size-asian="14pt"/>
    </style:style>
    <style:style style:name="T2481" style:parent-style-name="SourceText" style:family="text">
      <style:text-properties style:font-name="Arial" style:font-name-asian="Monaco, Menlo, 'Ubuntu Mono', '" style:font-name-complex="Arial" fo:color="#10162F" fo:font-size="14pt" style:font-size-asian="14pt"/>
    </style:style>
    <style:style style:name="T2482" style:parent-style-name="Policepardéfaut" style:family="text">
      <style:text-properties style:font-name="Arial" style:font-name-complex="Arial" fo:color="#10162F" fo:font-size="14pt" style:font-size-asian="14pt"/>
    </style:style>
    <style:style style:name="P2483" style:parent-style-name="Textbody" style:family="paragraph">
      <style:paragraph-properties fo:margin-bottom="0in" fo:line-height="160%" fo:margin-left="0in" fo:text-indent="0in">
        <style:tab-stops/>
      </style:paragraph-properties>
    </style:style>
    <style:style style:name="T2484" style:parent-style-name="Policepardéfaut" style:family="text">
      <style:text-properties style:font-name="Arial" style:font-name-complex="Arial" fo:color="#10162F" fo:font-size="14pt" style:font-size-asian="14pt"/>
    </style:style>
    <style:style style:name="T2485" style:parent-style-name="SourceText" style:family="text">
      <style:text-properties style:font-name="Arial" style:font-name-asian="Monaco, Menlo, 'Ubuntu Mono', '" style:font-name-complex="Arial" fo:color="#10162F" fo:font-size="14pt" style:font-size-asian="14pt"/>
    </style:style>
    <style:style style:name="T2486" style:parent-style-name="Policepardéfaut" style:family="text">
      <style:text-properties style:font-name="Arial" style:font-name-complex="Arial" fo:color="#10162F" fo:font-size="14pt" style:font-size-asian="14pt"/>
    </style:style>
    <style:style style:name="T2487" style:parent-style-name="SourceText" style:family="text">
      <style:text-properties style:font-name="Arial" style:font-name-asian="Monaco, Menlo, 'Ubuntu Mono', '" style:font-name-complex="Arial" fo:color="#10162F" fo:font-size="14pt" style:font-size-asian="14pt"/>
    </style:style>
    <style:style style:name="T2488" style:parent-style-name="Policepardéfaut" style:family="text">
      <style:text-properties style:font-name="Arial" style:font-name-complex="Arial" fo:color="#10162F" fo:font-size="14pt" style:font-size-asian="14pt"/>
    </style:style>
    <style:style style:name="T2489" style:parent-style-name="SourceText" style:family="text">
      <style:text-properties style:font-name="Arial" style:font-name-asian="Monaco, Menlo, 'Ubuntu Mono', '" style:font-name-complex="Arial" fo:color="#10162F" fo:font-size="14pt" style:font-size-asian="14pt"/>
    </style:style>
    <style:style style:name="T2490" style:parent-style-name="Policepardéfaut" style:family="text">
      <style:text-properties style:font-name="Arial" style:font-name-complex="Arial" fo:color="#10162F" fo:font-size="14pt" style:font-size-asian="14pt"/>
    </style:style>
    <style:style style:name="T2491" style:parent-style-name="SourceText" style:family="text">
      <style:text-properties style:font-name="Arial" style:font-name-asian="Monaco, Menlo, 'Ubuntu Mono', '" style:font-name-complex="Arial" fo:color="#10162F" fo:font-size="14pt" style:font-size-asian="14pt"/>
    </style:style>
    <style:style style:name="T2492" style:parent-style-name="Policepardéfaut" style:family="text">
      <style:text-properties style:font-name="Arial" style:font-name-complex="Arial" fo:color="#10162F" fo:font-size="14pt" style:font-size-asian="14pt"/>
    </style:style>
    <style:style style:name="P2493" style:parent-style-name="Textbody" style:family="paragraph">
      <style:paragraph-properties fo:margin-bottom="0in" fo:line-height="160%"/>
    </style:style>
    <style:style style:name="T2494" style:parent-style-name="Policepardéfaut" style:family="text">
      <style:text-properties style:font-name="Arial" style:font-name-complex="Arial" fo:color="#10162F" fo:font-size="14pt" style:font-size-asian="14pt"/>
    </style:style>
    <style:style style:name="T2495" style:parent-style-name="SourceText" style:family="text">
      <style:text-properties style:font-name="Arial" style:font-name-asian="Monaco, Menlo, 'Ubuntu Mono', '" style:font-name-complex="Arial" fo:color="#10162F" fo:font-size="14pt" style:font-size-asian="14pt"/>
    </style:style>
    <style:style style:name="T2496" style:parent-style-name="Policepardéfaut" style:family="text">
      <style:text-properties style:font-name="Arial" style:font-name-complex="Arial" fo:color="#10162F" fo:font-size="14pt" style:font-size-asian="14pt"/>
    </style:style>
    <style:style style:name="T2497" style:parent-style-name="Policepardéfaut" style:family="text">
      <style:text-properties style:font-name="Arial" style:font-name-complex="Arial" fo:color="#10162F" fo:font-size="14pt" style:font-size-asian="14pt"/>
    </style:style>
    <style:style style:name="P2498" style:parent-style-name="Standard" style:family="paragraph">
      <style:text-properties style:font-name="Arial" style:font-name-complex="Arial"/>
    </style:style>
    <style:style style:name="P2499" style:parent-style-name="Titre3" style:family="paragraph">
      <style:paragraph-properties fo:margin-top="0in" fo:margin-bottom="0in" fo:line-height="130%"/>
      <style:text-properties style:font-name="Arial" style:font-name-complex="Arial" fo:font-weight="normal" style:font-weight-asian="normal"/>
    </style:style>
    <style:style style:name="P2500" style:parent-style-name="Textbody" style:family="paragraph">
      <style:text-properties style:font-name="Arial" style:font-name-complex="Arial" fo:color="#10162F" fo:font-size="14pt" style:font-size-asian="14pt"/>
    </style:style>
    <style:style style:name="P2501" style:parent-style-name="Textbody" style:family="paragraph">
      <style:paragraph-properties fo:margin-bottom="0in" fo:line-height="160%"/>
    </style:style>
    <style:style style:name="T2502" style:parent-style-name="Policepardéfaut" style:family="text">
      <style:text-properties style:font-name="Arial" style:font-name-complex="Arial" fo:color="#10162F" fo:font-size="14pt" style:font-size-asian="14pt"/>
    </style:style>
    <style:style style:name="T2503" style:parent-style-name="Policepardéfaut" style:family="text">
      <style:text-properties style:font-name="Arial" style:font-name-complex="Arial" fo:color="#10162F" fo:font-size="14pt" style:font-size-asian="14pt"/>
    </style:style>
    <style:style style:name="T2504" style:parent-style-name="SourceText" style:family="text">
      <style:text-properties style:font-name="Arial" style:font-name-asian="Monaco, Menlo, 'Ubuntu Mono', '" style:font-name-complex="Arial" fo:color="#10162F" fo:font-size="14pt" style:font-size-asian="14pt"/>
    </style:style>
    <style:style style:name="T2505" style:parent-style-name="Policepardéfaut" style:family="text">
      <style:text-properties style:font-name="Arial" style:font-name-complex="Arial" fo:color="#10162F" fo:font-size="14pt" style:font-size-asian="14pt"/>
    </style:style>
    <style:style style:name="T2506" style:parent-style-name="SourceText" style:family="text">
      <style:text-properties style:font-name="Arial" style:font-name-asian="Monaco, Menlo, 'Ubuntu Mono', '" style:font-name-complex="Arial" fo:color="#10162F" fo:font-size="14pt" style:font-size-asian="14pt"/>
    </style:style>
    <style:style style:name="T2507" style:parent-style-name="Policepardéfaut" style:family="text">
      <style:text-properties style:font-name="Arial" style:font-name-complex="Arial" fo:color="#10162F" fo:font-size="14pt" style:font-size-asian="14pt"/>
    </style:style>
    <style:style style:name="T2508" style:parent-style-name="SourceText" style:family="text">
      <style:text-properties style:font-name="Arial" style:font-name-asian="Monaco, Menlo, 'Ubuntu Mono', '" style:font-name-complex="Arial" fo:color="#10162F" fo:font-size="14pt" style:font-size-asian="14pt"/>
    </style:style>
    <style:style style:name="T2509" style:parent-style-name="Policepardéfaut" style:family="text">
      <style:text-properties style:font-name="Arial" style:font-name-complex="Arial" fo:color="#10162F" fo:font-size="14pt" style:font-size-asian="14pt"/>
    </style:style>
    <style:style style:name="P2510" style:parent-style-name="Textbody" style:family="paragraph">
      <style:paragraph-properties fo:line-height="160%"/>
      <style:text-properties style:font-name="Arial" style:font-name-complex="Arial" fo:color="#10162F" fo:font-size="14pt" style:font-size-asian="14pt" fo:language="en" fo:country="US"/>
    </style:style>
    <style:style style:name="T251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51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13"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51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15"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51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17"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51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19"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52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521" style:parent-style-name="SourceText" style:family="text">
      <style:text-properties style:font-name="Arial" style:font-name-complex="Arial" fo:color="#FFFFFF" fo:background-color="#211E2F" fo:language="en" fo:country="US"/>
    </style:style>
    <style:style style:name="T252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52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24"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52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2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527"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52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29"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530" style:parent-style-name="SourceText" style:family="text">
      <style:text-properties style:font-name="Arial" style:font-name-complex="Arial" fo:color="#FFFFFF" fo:background-color="#211E2F" fo:language="en" fo:country="US"/>
    </style:style>
    <style:style style:name="T253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532" style:parent-style-name="SourceText" style:family="text">
      <style:text-properties style:font-name="Arial" style:font-name-complex="Arial" fo:color="#FFFFFF" fo:background-color="#211E2F" fo:language="en" fo:country="US"/>
    </style:style>
    <style:style style:name="T2533"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53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35"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53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37"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53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39"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54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41"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54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43"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54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45"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54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47"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548"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549" style:parent-style-name="SourceText" style:family="text">
      <style:text-properties style:font-name="Arial" style:font-name-complex="Arial" fo:color="#FFFFFF" fo:background-color="#211E2F" fo:language="en" fo:country="US"/>
    </style:style>
    <style:style style:name="T2550"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551" style:parent-style-name="SourceText" style:family="text">
      <style:text-properties style:font-name="Arial" style:font-name-complex="Arial" fo:color="#FFFFFF" fo:background-color="#211E2F" fo:language="en" fo:country="US"/>
    </style:style>
    <style:style style:name="T255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55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54"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55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5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55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58"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55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56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56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562" style:parent-style-name="SourceText" style:family="text">
      <style:text-properties style:font-name="Arial" style:font-name-asian="Monaco, Menlo, 'Ubuntu Mono', '" style:font-name-complex="Arial" fo:color="#EA6C8B" fo:font-size="14pt" style:font-size-asian="14pt" fo:background-color="#211E2F"/>
    </style:style>
    <style:style style:name="P2563" style:parent-style-name="Textbody" style:family="paragraph">
      <style:paragraph-properties fo:margin-bottom="0in" fo:line-height="160%"/>
    </style:style>
    <style:style style:name="T2564" style:parent-style-name="Policepardéfaut" style:family="text">
      <style:text-properties style:font-name="Arial" style:font-name-complex="Arial" fo:language="en" fo:country="US" style:language-asian="en" style:country-asian="US" style:language-complex="ar" style:country-complex="SA"/>
    </style:style>
    <style:style style:name="T2565" style:parent-style-name="Policepardéfaut" style:family="text">
      <style:text-properties style:font-name="Arial" style:font-name-complex="Arial" fo:color="#10162F" fo:font-size="14pt" style:font-size-asian="14pt"/>
    </style:style>
    <style:style style:name="T2566" style:parent-style-name="Policepardéfaut" style:family="text">
      <style:text-properties style:font-name="Arial" style:font-name-complex="Arial" fo:color="#10162F" fo:font-size="14pt" style:font-size-asian="14pt"/>
    </style:style>
    <style:style style:name="T2567" style:parent-style-name="SourceText" style:family="text">
      <style:text-properties style:font-name="Arial" style:font-name-asian="Monaco, Menlo, 'Ubuntu Mono', '" style:font-name-complex="Arial" fo:color="#10162F" fo:font-size="14pt" style:font-size-asian="14pt"/>
    </style:style>
    <style:style style:name="T2568" style:parent-style-name="Policepardéfaut" style:family="text">
      <style:text-properties style:font-name="Arial" style:font-name-complex="Arial" fo:color="#10162F" fo:font-size="14pt" style:font-size-asian="14pt"/>
    </style:style>
    <style:style style:name="P2569" style:parent-style-name="Textbody" style:family="paragraph">
      <style:paragraph-properties fo:line-height="160%"/>
      <style:text-properties style:font-name="Arial" style:font-name-complex="Arial" fo:color="#10162F"/>
    </style:style>
    <style:style style:name="P2570" style:parent-style-name="Textbody" style:family="paragraph">
      <style:paragraph-properties fo:line-height="160%"/>
      <style:text-properties style:font-name="Arial" style:font-name-complex="Arial" fo:color="#10162F" fo:font-size="14pt" style:font-size-asian="14pt"/>
    </style:style>
    <style:style style:name="P2571" style:parent-style-name="Textbody" style:family="paragraph">
      <style:paragraph-properties fo:margin-bottom="0in" fo:line-height="160%"/>
      <style:text-properties style:font-name="Arial" style:font-name-complex="Arial" fo:color="#10162F" fo:font-size="14pt" style:font-size-asian="14pt"/>
    </style:style>
    <style:style style:name="P2572" style:parent-style-name="Textbody" style:family="paragraph">
      <style:paragraph-properties fo:margin-bottom="0in" fo:line-height="160%"/>
      <style:text-properties style:font-name="Arial" style:font-name-complex="Arial" fo:color="#10162F" fo:font-size="14pt" style:font-size-asian="14pt"/>
    </style:style>
    <style:style style:name="P2573" style:parent-style-name="Titre3" style:family="paragraph">
      <style:paragraph-properties fo:margin-top="0in" fo:margin-bottom="0in" fo:line-height="160%"/>
      <style:text-properties style:font-name="Arial" style:font-name-complex="Arial" fo:font-weight="normal" style:font-weight-asian="normal" fo:color="#10162F"/>
    </style:style>
    <style:style style:name="P2574" style:parent-style-name="Textbody" style:family="paragraph">
      <style:paragraph-properties fo:line-height="160%"/>
      <style:text-properties style:font-name="Arial" style:font-name-complex="Arial" fo:color="#10162F" fo:font-size="14pt" style:font-size-asian="14pt"/>
    </style:style>
    <style:style style:name="P2575" style:parent-style-name="Textbody" style:family="paragraph">
      <style:paragraph-properties fo:margin-bottom="0in" fo:line-height="160%"/>
    </style:style>
    <style:style style:name="T2576" style:parent-style-name="Policepardéfaut" style:family="text">
      <style:text-properties style:font-name="Arial" style:font-name-complex="Arial" fo:color="#10162F" fo:font-size="14pt" style:font-size-asian="14pt"/>
    </style:style>
    <style:style style:name="T2577" style:parent-style-name="Policepardéfaut" style:family="text">
      <style:text-properties style:font-name="Arial" style:font-name-complex="Arial" fo:color="#10162F" fo:font-size="14pt" style:font-size-asian="14pt"/>
    </style:style>
    <style:style style:name="T2578" style:parent-style-name="SourceText" style:family="text">
      <style:text-properties style:font-name="Arial" style:font-name-asian="Monaco, Menlo, 'Ubuntu Mono', '" style:font-name-complex="Arial"/>
    </style:style>
    <style:style style:name="T2579" style:parent-style-name="Policepardéfaut" style:family="text">
      <style:text-properties style:font-name="Arial" style:font-name-complex="Arial" fo:color="#10162F" fo:font-size="14pt" style:font-size-asian="14pt"/>
    </style:style>
    <style:style style:name="T2580" style:parent-style-name="SourceText" style:family="text">
      <style:text-properties style:font-name="Arial" style:font-name-asian="Monaco, Menlo, 'Ubuntu Mono', '" style:font-name-complex="Arial"/>
    </style:style>
    <style:style style:name="T2581" style:parent-style-name="Policepardéfaut" style:family="text">
      <style:text-properties style:font-name="Arial" style:font-name-complex="Arial" fo:color="#10162F" fo:font-size="14pt" style:font-size-asian="14pt"/>
    </style:style>
    <style:style style:name="T2582" style:parent-style-name="SourceText" style:family="text">
      <style:text-properties style:font-name="Arial" style:font-name-asian="Monaco, Menlo, 'Ubuntu Mono', '" style:font-name-complex="Arial"/>
    </style:style>
    <style:style style:name="T2583" style:parent-style-name="Policepardéfaut" style:family="text">
      <style:text-properties style:font-name="Arial" style:font-name-complex="Arial" fo:color="#10162F" fo:font-size="14pt" style:font-size-asian="14pt"/>
    </style:style>
    <style:style style:name="T2584" style:parent-style-name="Policepardéfaut" style:family="text">
      <style:text-properties style:font-name="Arial" style:font-name-complex="Arial" fo:color="#10162F" fo:font-size="14pt" style:font-size-asian="14pt"/>
    </style:style>
    <style:style style:name="T2585" style:parent-style-name="SourceText" style:family="text">
      <style:text-properties style:font-name="Arial" style:font-name-asian="Monaco, Menlo, 'Ubuntu Mono', '" style:font-name-complex="Arial"/>
    </style:style>
    <style:style style:name="T2586" style:parent-style-name="Policepardéfaut" style:family="text">
      <style:text-properties style:font-name="Arial" style:font-name-complex="Arial" fo:color="#10162F" fo:font-size="14pt" style:font-size-asian="14pt"/>
    </style:style>
    <style:style style:name="P2587" style:parent-style-name="PreformattedText" style:family="paragraph">
      <style:paragraph-properties fo:line-height="160%"/>
    </style:style>
    <style:style style:name="T2588" style:parent-style-name="SourceText" style:family="text">
      <style:text-properties style:font-name="Arial" style:font-name-asian="Monaco, Menlo, 'Ubuntu Mono', '" style:font-name-complex="Arial" fo:color="#EA6C8B" fo:background-color="#211E2F"/>
    </style:style>
    <style:style style:name="T2589" style:parent-style-name="SourceText" style:family="text">
      <style:text-properties style:font-name="Arial" style:font-name-asian="Monaco, Menlo, 'Ubuntu Mono', '" style:font-name-complex="Arial" fo:color="#FFFFFF" fo:background-color="#211E2F"/>
    </style:style>
    <style:style style:name="T2590" style:parent-style-name="SourceText" style:family="text">
      <style:text-properties style:font-name="Arial" style:font-name-asian="Monaco, Menlo, 'Ubuntu Mono', '" style:font-name-complex="Arial" fo:color="#B4D353" fo:background-color="#211E2F"/>
    </style:style>
    <style:style style:name="T2591" style:parent-style-name="SourceText" style:family="text">
      <style:text-properties style:font-name="Arial" style:font-name-asian="Monaco, Menlo, 'Ubuntu Mono', '" style:font-name-complex="Arial" fo:color="#FFFFFF" fo:background-color="#211E2F"/>
    </style:style>
    <style:style style:name="T2592" style:parent-style-name="SourceText" style:family="text">
      <style:text-properties style:font-name="Arial" style:font-name-asian="Monaco, Menlo, 'Ubuntu Mono', '" style:font-name-complex="Arial" fo:color="#FFE083" fo:background-color="#211E2F"/>
    </style:style>
    <style:style style:name="T2593" style:parent-style-name="SourceText" style:family="text">
      <style:text-properties style:font-name="Arial" style:font-name-asian="Monaco, Menlo, 'Ubuntu Mono', '" style:font-name-complex="Arial" fo:color="#FFFFFF" fo:background-color="#211E2F"/>
    </style:style>
    <style:style style:name="T2594" style:parent-style-name="SourceText" style:family="text">
      <style:text-properties style:font-name="Arial" style:font-name-asian="Monaco, Menlo, 'Ubuntu Mono', '" style:font-name-complex="Arial" fo:color="#B4D353" fo:background-color="#211E2F"/>
    </style:style>
    <style:style style:name="T2595" style:parent-style-name="SourceText" style:family="text">
      <style:text-properties style:font-name="Arial" style:font-name-asian="Monaco, Menlo, 'Ubuntu Mono', '" style:font-name-complex="Arial" fo:color="#FFFFFF" fo:background-color="#211E2F"/>
    </style:style>
    <style:style style:name="T2596" style:parent-style-name="SourceText" style:family="text">
      <style:text-properties style:font-name="Arial" style:font-name-asian="Monaco, Menlo, 'Ubuntu Mono', '" style:font-name-complex="Arial" fo:color="#FFE083" fo:background-color="#211E2F"/>
    </style:style>
    <style:style style:name="T2597" style:parent-style-name="SourceText" style:family="text">
      <style:text-properties style:font-name="Arial" style:font-name-asian="Monaco, Menlo, 'Ubuntu Mono', '" style:font-name-complex="Arial" fo:color="#EA6C8B" fo:background-color="#211E2F"/>
    </style:style>
    <style:style style:name="P2598" style:parent-style-name="PreformattedText" style:family="paragraph">
      <style:paragraph-properties fo:line-height="160%"/>
    </style:style>
    <style:style style:name="T2599" style:parent-style-name="SourceText" style:family="text">
      <style:text-properties style:font-name="Arial" style:font-name-complex="Arial" fo:color="#FFFFFF" fo:background-color="#211E2F"/>
    </style:style>
    <style:style style:name="T2600" style:parent-style-name="SourceText" style:family="text">
      <style:text-properties style:font-name="Arial" style:font-name-asian="Monaco, Menlo, 'Ubuntu Mono', '" style:font-name-complex="Arial" fo:color="#EA6C8B" fo:background-color="#211E2F" fo:language="en" fo:country="US"/>
    </style:style>
    <style:style style:name="T2601" style:parent-style-name="SourceText" style:family="text">
      <style:text-properties style:font-name="Arial" style:font-name-asian="Monaco, Menlo, 'Ubuntu Mono', '" style:font-name-complex="Arial" fo:color="#FFFFFF" fo:background-color="#211E2F" fo:language="en" fo:country="US"/>
    </style:style>
    <style:style style:name="T2602" style:parent-style-name="SourceText" style:family="text">
      <style:text-properties style:font-name="Arial" style:font-name-asian="Monaco, Menlo, 'Ubuntu Mono', '" style:font-name-complex="Arial" fo:color="#B4D353" fo:background-color="#211E2F" fo:language="en" fo:country="US"/>
    </style:style>
    <style:style style:name="T2603" style:parent-style-name="SourceText" style:family="text">
      <style:text-properties style:font-name="Arial" style:font-name-asian="Monaco, Menlo, 'Ubuntu Mono', '" style:font-name-complex="Arial" fo:color="#FFFFFF" fo:background-color="#211E2F" fo:language="en" fo:country="US"/>
    </style:style>
    <style:style style:name="T2604" style:parent-style-name="SourceText" style:family="text">
      <style:text-properties style:font-name="Arial" style:font-name-asian="Monaco, Menlo, 'Ubuntu Mono', '" style:font-name-complex="Arial" fo:color="#FFE083" fo:background-color="#211E2F" fo:language="en" fo:country="US"/>
    </style:style>
    <style:style style:name="T2605" style:parent-style-name="SourceText" style:family="text">
      <style:text-properties style:font-name="Arial" style:font-name-asian="Monaco, Menlo, 'Ubuntu Mono', '" style:font-name-complex="Arial" fo:color="#EA6C8B" fo:background-color="#211E2F" fo:language="en" fo:country="US"/>
    </style:style>
    <style:style style:name="T2606" style:parent-style-name="SourceText" style:family="text">
      <style:text-properties style:font-name="Arial" style:font-name-asian="Monaco, Menlo, 'Ubuntu Mono', '" style:font-name-complex="Arial" fo:color="#FFFFFF" fo:background-color="#211E2F" fo:language="en" fo:country="US"/>
    </style:style>
    <style:style style:name="T2607" style:parent-style-name="SourceText" style:family="text">
      <style:text-properties style:font-name="Arial" style:font-name-asian="Monaco, Menlo, 'Ubuntu Mono', '" style:font-name-complex="Arial" fo:color="#EA6C8B" fo:background-color="#211E2F" fo:language="en" fo:country="US"/>
    </style:style>
    <style:style style:name="P2608" style:parent-style-name="PreformattedText" style:family="paragraph">
      <style:paragraph-properties fo:line-height="160%"/>
    </style:style>
    <style:style style:name="T2609" style:parent-style-name="SourceText" style:family="text">
      <style:text-properties style:font-name="Arial" style:font-name-complex="Arial" fo:color="#FFFFFF" fo:background-color="#211E2F" fo:language="en" fo:country="US"/>
    </style:style>
    <style:style style:name="T2610" style:parent-style-name="SourceText" style:family="text">
      <style:text-properties style:font-name="Arial" style:font-name-asian="Monaco, Menlo, 'Ubuntu Mono', '" style:font-name-complex="Arial" fo:color="#EA6C8B" fo:background-color="#211E2F" fo:language="en" fo:country="US"/>
    </style:style>
    <style:style style:name="T2611" style:parent-style-name="SourceText" style:family="text">
      <style:text-properties style:font-name="Arial" style:font-name-asian="Monaco, Menlo, 'Ubuntu Mono', '" style:font-name-complex="Arial" fo:color="#FFFFFF" fo:background-color="#211E2F" fo:language="en" fo:country="US"/>
    </style:style>
    <style:style style:name="T2612" style:parent-style-name="SourceText" style:family="text">
      <style:text-properties style:font-name="Arial" style:font-name-asian="Monaco, Menlo, 'Ubuntu Mono', '" style:font-name-complex="Arial" fo:color="#B4D353" fo:background-color="#211E2F" fo:language="en" fo:country="US"/>
    </style:style>
    <style:style style:name="T2613" style:parent-style-name="SourceText" style:family="text">
      <style:text-properties style:font-name="Arial" style:font-name-asian="Monaco, Menlo, 'Ubuntu Mono', '" style:font-name-complex="Arial" fo:color="#FFFFFF" fo:background-color="#211E2F" fo:language="en" fo:country="US"/>
    </style:style>
    <style:style style:name="T2614" style:parent-style-name="SourceText" style:family="text">
      <style:text-properties style:font-name="Arial" style:font-name-asian="Monaco, Menlo, 'Ubuntu Mono', '" style:font-name-complex="Arial" fo:color="#FFE083" fo:background-color="#211E2F" fo:language="en" fo:country="US"/>
    </style:style>
    <style:style style:name="T2615" style:parent-style-name="SourceText" style:family="text">
      <style:text-properties style:font-name="Arial" style:font-name-asian="Monaco, Menlo, 'Ubuntu Mono', '" style:font-name-complex="Arial" fo:color="#FFFFFF" fo:background-color="#211E2F" fo:language="en" fo:country="US"/>
    </style:style>
    <style:style style:name="T2616" style:parent-style-name="SourceText" style:family="text">
      <style:text-properties style:font-name="Arial" style:font-name-asian="Monaco, Menlo, 'Ubuntu Mono', '" style:font-name-complex="Arial" fo:color="#B4D353" fo:background-color="#211E2F" fo:language="en" fo:country="US"/>
    </style:style>
    <style:style style:name="T2617" style:parent-style-name="SourceText" style:family="text">
      <style:text-properties style:font-name="Arial" style:font-name-asian="Monaco, Menlo, 'Ubuntu Mono', '" style:font-name-complex="Arial" fo:color="#FFFFFF" fo:background-color="#211E2F" fo:language="en" fo:country="US"/>
    </style:style>
    <style:style style:name="T2618" style:parent-style-name="SourceText" style:family="text">
      <style:text-properties style:font-name="Arial" style:font-name-asian="Monaco, Menlo, 'Ubuntu Mono', '" style:font-name-complex="Arial" fo:color="#FFE083" fo:background-color="#211E2F" fo:language="en" fo:country="US"/>
    </style:style>
    <style:style style:name="T2619" style:parent-style-name="SourceText" style:family="text">
      <style:text-properties style:font-name="Arial" style:font-name-asian="Monaco, Menlo, 'Ubuntu Mono', '" style:font-name-complex="Arial" fo:color="#FFFFFF" fo:background-color="#211E2F" fo:language="en" fo:country="US"/>
    </style:style>
    <style:style style:name="T2620" style:parent-style-name="SourceText" style:family="text">
      <style:text-properties style:font-name="Arial" style:font-name-asian="Monaco, Menlo, 'Ubuntu Mono', '" style:font-name-complex="Arial" fo:color="#B4D353" fo:background-color="#211E2F" fo:language="en" fo:country="US"/>
    </style:style>
    <style:style style:name="T2621" style:parent-style-name="SourceText" style:family="text">
      <style:text-properties style:font-name="Arial" style:font-name-asian="Monaco, Menlo, 'Ubuntu Mono', '" style:font-name-complex="Arial" fo:color="#FFFFFF" fo:background-color="#211E2F" fo:language="en" fo:country="US"/>
    </style:style>
    <style:style style:name="T2622" style:parent-style-name="SourceText" style:family="text">
      <style:text-properties style:font-name="Arial" style:font-name-asian="Monaco, Menlo, 'Ubuntu Mono', '" style:font-name-complex="Arial" fo:color="#FFE083" fo:background-color="#211E2F" fo:language="en" fo:country="US"/>
    </style:style>
    <style:style style:name="T2623" style:parent-style-name="SourceText" style:family="text">
      <style:text-properties style:font-name="Arial" style:font-name-asian="Monaco, Menlo, 'Ubuntu Mono', '" style:font-name-complex="Arial" fo:color="#FFFFFF" fo:background-color="#211E2F" fo:language="en" fo:country="US"/>
    </style:style>
    <style:style style:name="T2624" style:parent-style-name="SourceText" style:family="text">
      <style:text-properties style:font-name="Arial" style:font-name-asian="Monaco, Menlo, 'Ubuntu Mono', '" style:font-name-complex="Arial" fo:color="#B4D353" fo:background-color="#211E2F" fo:language="en" fo:country="US"/>
    </style:style>
    <style:style style:name="T2625" style:parent-style-name="SourceText" style:family="text">
      <style:text-properties style:font-name="Arial" style:font-name-asian="Monaco, Menlo, 'Ubuntu Mono', '" style:font-name-complex="Arial" fo:color="#FFFFFF" fo:background-color="#211E2F" fo:language="en" fo:country="US"/>
    </style:style>
    <style:style style:name="T2626" style:parent-style-name="SourceText" style:family="text">
      <style:text-properties style:font-name="Arial" style:font-name-asian="Monaco, Menlo, 'Ubuntu Mono', '" style:font-name-complex="Arial" fo:color="#FFE083" fo:background-color="#211E2F" fo:language="en" fo:country="US"/>
    </style:style>
    <style:style style:name="T2627" style:parent-style-name="SourceText" style:family="text">
      <style:text-properties style:font-name="Arial" style:font-name-asian="Monaco, Menlo, 'Ubuntu Mono', '" style:font-name-complex="Arial" fo:color="#FFFFFF" fo:background-color="#211E2F" fo:language="en" fo:country="US"/>
    </style:style>
    <style:style style:name="T2628" style:parent-style-name="SourceText" style:family="text">
      <style:text-properties style:font-name="Arial" style:font-name-asian="Monaco, Menlo, 'Ubuntu Mono', '" style:font-name-complex="Arial" fo:color="#B4D353" fo:background-color="#211E2F" fo:language="en" fo:country="US"/>
    </style:style>
    <style:style style:name="T2629" style:parent-style-name="SourceText" style:family="text">
      <style:text-properties style:font-name="Arial" style:font-name-asian="Monaco, Menlo, 'Ubuntu Mono', '" style:font-name-complex="Arial" fo:color="#FFFFFF" fo:background-color="#211E2F" fo:language="en" fo:country="US"/>
    </style:style>
    <style:style style:name="T2630" style:parent-style-name="SourceText" style:family="text">
      <style:text-properties style:font-name="Arial" style:font-name-asian="Monaco, Menlo, 'Ubuntu Mono', '" style:font-name-complex="Arial" fo:color="#FFE083" fo:background-color="#211E2F" fo:language="en" fo:country="US"/>
    </style:style>
    <style:style style:name="T2631" style:parent-style-name="SourceText" style:family="text">
      <style:text-properties style:font-name="Arial" style:font-name-asian="Monaco, Menlo, 'Ubuntu Mono', '" style:font-name-complex="Arial" fo:color="#EA6C8B" fo:background-color="#211E2F" fo:language="en" fo:country="US"/>
    </style:style>
    <style:style style:name="P2632" style:parent-style-name="PreformattedText" style:family="paragraph">
      <style:paragraph-properties fo:line-height="160%"/>
    </style:style>
    <style:style style:name="T2633" style:parent-style-name="SourceText" style:family="text">
      <style:text-properties style:font-name="Arial" style:font-name-complex="Arial" fo:color="#FFFFFF" fo:background-color="#211E2F" fo:language="en" fo:country="US"/>
    </style:style>
    <style:style style:name="T2634" style:parent-style-name="SourceText" style:family="text">
      <style:text-properties style:font-name="Arial" style:font-name-asian="Monaco, Menlo, 'Ubuntu Mono', '" style:font-name-complex="Arial" fo:color="#EA6C8B" fo:background-color="#211E2F" fo:language="en" fo:country="US"/>
    </style:style>
    <style:style style:name="T2635" style:parent-style-name="SourceText" style:family="text">
      <style:text-properties style:font-name="Arial" style:font-name-asian="Monaco, Menlo, 'Ubuntu Mono', '" style:font-name-complex="Arial" fo:color="#FFFFFF" fo:background-color="#211E2F" fo:language="en" fo:country="US"/>
    </style:style>
    <style:style style:name="T2636" style:parent-style-name="SourceText" style:family="text">
      <style:text-properties style:font-name="Arial" style:font-name-asian="Monaco, Menlo, 'Ubuntu Mono', '" style:font-name-complex="Arial" fo:color="#B4D353" fo:background-color="#211E2F" fo:language="en" fo:country="US"/>
    </style:style>
    <style:style style:name="T2637" style:parent-style-name="SourceText" style:family="text">
      <style:text-properties style:font-name="Arial" style:font-name-asian="Monaco, Menlo, 'Ubuntu Mono', '" style:font-name-complex="Arial" fo:color="#FFFFFF" fo:background-color="#211E2F" fo:language="en" fo:country="US"/>
    </style:style>
    <style:style style:name="T2638" style:parent-style-name="SourceText" style:family="text">
      <style:text-properties style:font-name="Arial" style:font-name-asian="Monaco, Menlo, 'Ubuntu Mono', '" style:font-name-complex="Arial" fo:color="#FFE083" fo:background-color="#211E2F" fo:language="en" fo:country="US"/>
    </style:style>
    <style:style style:name="T2639" style:parent-style-name="SourceText" style:family="text">
      <style:text-properties style:font-name="Arial" style:font-name-asian="Monaco, Menlo, 'Ubuntu Mono', '" style:font-name-complex="Arial" fo:color="#FFFFFF" fo:background-color="#211E2F" fo:language="en" fo:country="US"/>
    </style:style>
    <style:style style:name="T2640" style:parent-style-name="SourceText" style:family="text">
      <style:text-properties style:font-name="Arial" style:font-name-asian="Monaco, Menlo, 'Ubuntu Mono', '" style:font-name-complex="Arial" fo:color="#B4D353" fo:background-color="#211E2F" fo:language="en" fo:country="US"/>
    </style:style>
    <style:style style:name="T2641" style:parent-style-name="SourceText" style:family="text">
      <style:text-properties style:font-name="Arial" style:font-name-asian="Monaco, Menlo, 'Ubuntu Mono', '" style:font-name-complex="Arial" fo:color="#FFFFFF" fo:background-color="#211E2F" fo:language="en" fo:country="US"/>
    </style:style>
    <style:style style:name="T2642" style:parent-style-name="SourceText" style:family="text">
      <style:text-properties style:font-name="Arial" style:font-name-asian="Monaco, Menlo, 'Ubuntu Mono', '" style:font-name-complex="Arial" fo:color="#FFE083" fo:background-color="#211E2F" fo:language="en" fo:country="US"/>
    </style:style>
    <style:style style:name="T2643" style:parent-style-name="SourceText" style:family="text">
      <style:text-properties style:font-name="Arial" style:font-name-asian="Monaco, Menlo, 'Ubuntu Mono', '" style:font-name-complex="Arial" fo:color="#EA6C8B" fo:background-color="#211E2F" fo:language="en" fo:country="US"/>
    </style:style>
    <style:style style:name="P2644" style:parent-style-name="PreformattedText" style:family="paragraph">
      <style:paragraph-properties fo:line-height="160%"/>
    </style:style>
    <style:style style:name="T2645" style:parent-style-name="SourceText" style:family="text">
      <style:text-properties style:font-name="Arial" style:font-name-asian="Monaco, Menlo, 'Ubuntu Mono', '" style:font-name-complex="Arial" fo:color="#EA6C8B" fo:background-color="#211E2F"/>
    </style:style>
    <style:style style:name="P2646" style:parent-style-name="Textbody" style:family="paragraph">
      <style:paragraph-properties fo:line-height="160%"/>
    </style:style>
    <style:style style:name="T2647" style:parent-style-name="Policepardéfaut" style:family="text">
      <style:text-properties style:font-name="Arial" style:font-name-complex="Arial" fo:color="#10162F" fo:font-size="14pt" style:font-size-asian="14pt" fo:language="en" fo:country="US" style:language-asian="en" style:country-asian="US" style:language-complex="ar" style:country-complex="SA"/>
    </style:style>
    <style:style style:name="T2648" style:parent-style-name="Policepardéfaut" style:family="text">
      <style:text-properties style:font-name="Arial" style:font-name-complex="Arial" fo:color="#10162F" fo:font-size="14pt" style:font-size-asian="14pt"/>
    </style:style>
    <style:style style:name="P2649" style:parent-style-name="Textbody" style:family="paragraph">
      <style:paragraph-properties fo:margin-bottom="0in" fo:line-height="160%"/>
      <style:text-properties style:font-name="Arial" style:font-name-complex="Arial" fo:color="#10162F" fo:font-size="14pt" style:font-size-asian="14pt"/>
    </style:style>
    <style:style style:name="P2650" style:parent-style-name="Textbody" style:family="paragraph">
      <style:paragraph-properties fo:margin-bottom="0in" fo:line-height="160%"/>
      <style:text-properties style:font-name="Arial" style:font-name-complex="Arial" fo:color="#10162F" fo:font-size="14pt" style:font-size-asian="14pt"/>
    </style:style>
    <style:style style:name="P2651" style:parent-style-name="Titre3" style:family="paragraph">
      <style:paragraph-properties fo:margin-top="0in" fo:margin-bottom="0in" fo:line-height="130%"/>
      <style:text-properties style:font-name="Arial" style:font-name-complex="Arial" fo:font-weight="normal" style:font-weight-asian="normal"/>
    </style:style>
    <style:style style:name="P2652" style:parent-style-name="Textbody" style:family="paragraph">
      <style:text-properties style:font-name="Arial" style:font-name-complex="Arial" fo:color="#10162F" fo:font-size="14pt" style:font-size-asian="14pt"/>
    </style:style>
    <style:style style:name="P2653" style:parent-style-name="Textbody" style:family="paragraph">
      <style:paragraph-properties fo:margin-bottom="0in" fo:line-height="160%"/>
    </style:style>
    <style:style style:name="T2654" style:parent-style-name="Policepardéfaut" style:family="text">
      <style:text-properties style:font-name="Arial" style:font-name-complex="Arial" fo:color="#10162F" fo:font-size="14pt" style:font-size-asian="14pt"/>
    </style:style>
    <style:style style:name="T2655" style:parent-style-name="SourceText" style:family="text">
      <style:text-properties style:font-name="Arial" style:font-name-asian="Monaco, Menlo, 'Ubuntu Mono', '" style:font-name-complex="Arial" fo:color="#10162F" fo:font-size="14pt" style:font-size-asian="14pt"/>
    </style:style>
    <style:style style:name="T2656" style:parent-style-name="Policepardéfaut" style:family="text">
      <style:text-properties style:font-name="Arial" style:font-name-complex="Arial" fo:color="#10162F" fo:font-size="14pt" style:font-size-asian="14pt"/>
    </style:style>
    <style:style style:name="T2657" style:parent-style-name="SourceText" style:family="text">
      <style:text-properties style:font-name="Arial" style:font-name-asian="Monaco, Menlo, 'Ubuntu Mono', '" style:font-name-complex="Arial" fo:color="#10162F" fo:font-size="14pt" style:font-size-asian="14pt"/>
    </style:style>
    <style:style style:name="T2658" style:parent-style-name="Policepardéfaut" style:family="text">
      <style:text-properties style:font-name="Arial" style:font-name-complex="Arial" fo:color="#10162F" fo:font-size="14pt" style:font-size-asian="14pt"/>
    </style:style>
    <style:style style:name="T2659" style:parent-style-name="Policepardéfaut" style:family="text">
      <style:text-properties style:font-name="Arial" style:font-name-complex="Arial" fo:color="#10162F" fo:font-size="14pt" style:font-size-asian="14pt"/>
    </style:style>
    <style:style style:name="T2660" style:parent-style-name="Policepardéfaut" style:family="text">
      <style:text-properties style:font-name="Arial" style:font-name-complex="Arial" fo:color="#10162F" fo:font-size="14pt" style:font-size-asian="14pt"/>
    </style:style>
    <style:style style:name="P2661" style:parent-style-name="Textbody" style:family="paragraph">
      <style:paragraph-properties fo:margin-bottom="0in" fo:line-height="160%"/>
    </style:style>
    <style:style style:name="T2662" style:parent-style-name="Policepardéfaut" style:family="text">
      <style:text-properties style:font-name="Arial" style:font-name-complex="Arial" fo:color="#10162F" fo:font-size="14pt" style:font-size-asian="14pt"/>
    </style:style>
    <style:style style:name="T2663" style:parent-style-name="SourceText" style:family="text">
      <style:text-properties style:font-name="Arial" style:font-name-asian="Monaco, Menlo, 'Ubuntu Mono', '" style:font-name-complex="Arial" fo:color="#10162F" fo:font-size="14pt" style:font-size-asian="14pt"/>
    </style:style>
    <style:style style:name="T2664" style:parent-style-name="Policepardéfaut" style:family="text">
      <style:text-properties style:font-name="Arial" style:font-name-complex="Arial" fo:color="#10162F" fo:font-size="14pt" style:font-size-asian="14pt"/>
    </style:style>
    <style:style style:name="T2665" style:parent-style-name="Policepardéfaut" style:family="text">
      <style:text-properties style:font-name="Arial" style:font-name-complex="Arial" fo:color="#10162F" fo:font-size="14pt" style:font-size-asian="14pt"/>
    </style:style>
    <style:style style:name="T2666" style:parent-style-name="SourceText" style:family="text">
      <style:text-properties style:font-name="Arial" style:font-name-asian="Monaco, Menlo, 'Ubuntu Mono', '" style:font-name-complex="Arial" fo:color="#10162F" fo:font-size="14pt" style:font-size-asian="14pt"/>
    </style:style>
    <style:style style:name="T2667" style:parent-style-name="Policepardéfaut" style:family="text">
      <style:text-properties style:font-name="Arial" style:font-name-complex="Arial" fo:color="#10162F" fo:font-size="14pt" style:font-size-asian="14pt"/>
    </style:style>
    <style:style style:name="T2668" style:parent-style-name="SourceText" style:family="text">
      <style:text-properties style:font-name="Arial" style:font-name-asian="Monaco, Menlo, 'Ubuntu Mono', '" style:font-name-complex="Arial" fo:color="#EA6C8B" fo:font-size="14pt" style:font-size-asian="14pt" fo:background-color="#211E2F"/>
    </style:style>
    <style:style style:name="T2669" style:parent-style-name="SourceText" style:family="text">
      <style:text-properties style:font-name="Arial" style:font-name-asian="Monaco, Menlo, 'Ubuntu Mono', '" style:font-name-complex="Arial" fo:color="#FFFFFF" fo:font-size="14pt" style:font-size-asian="14pt" fo:background-color="#211E2F"/>
    </style:style>
    <style:style style:name="T2670" style:parent-style-name="SourceText" style:family="text">
      <style:text-properties style:font-name="Arial" style:font-name-asian="Monaco, Menlo, 'Ubuntu Mono', '" style:font-name-complex="Arial" fo:color="#B4D353" fo:font-size="14pt" style:font-size-asian="14pt" fo:background-color="#211E2F"/>
    </style:style>
    <style:style style:name="T2671" style:parent-style-name="SourceText" style:family="text">
      <style:text-properties style:font-name="Arial" style:font-name-asian="Monaco, Menlo, 'Ubuntu Mono', '" style:font-name-complex="Arial" fo:color="#FFFFFF" fo:font-size="14pt" style:font-size-asian="14pt" fo:background-color="#211E2F"/>
    </style:style>
    <style:style style:name="T2672" style:parent-style-name="SourceText" style:family="text">
      <style:text-properties style:font-name="Arial" style:font-name-asian="Monaco, Menlo, 'Ubuntu Mono', '" style:font-name-complex="Arial" fo:color="#FFE083" fo:font-size="14pt" style:font-size-asian="14pt" fo:background-color="#211E2F"/>
    </style:style>
    <style:style style:name="T2673" style:parent-style-name="SourceText" style:family="text">
      <style:text-properties style:font-name="Arial" style:font-name-asian="Monaco, Menlo, 'Ubuntu Mono', '" style:font-name-complex="Arial" fo:color="#FFFFFF" fo:font-size="14pt" style:font-size-asian="14pt" fo:background-color="#211E2F"/>
    </style:style>
    <style:style style:name="T2674" style:parent-style-name="SourceText" style:family="text">
      <style:text-properties style:font-name="Arial" style:font-name-asian="Monaco, Menlo, 'Ubuntu Mono', '" style:font-name-complex="Arial" fo:color="#B4D353" fo:font-size="14pt" style:font-size-asian="14pt" fo:background-color="#211E2F"/>
    </style:style>
    <style:style style:name="T2675" style:parent-style-name="SourceText" style:family="text">
      <style:text-properties style:font-name="Arial" style:font-name-asian="Monaco, Menlo, 'Ubuntu Mono', '" style:font-name-complex="Arial" fo:color="#FFFFFF" fo:font-size="14pt" style:font-size-asian="14pt" fo:background-color="#211E2F"/>
    </style:style>
    <style:style style:name="T2676" style:parent-style-name="SourceText" style:family="text">
      <style:text-properties style:font-name="Arial" style:font-name-asian="Monaco, Menlo, 'Ubuntu Mono', '" style:font-name-complex="Arial" fo:color="#FFE083" fo:font-size="14pt" style:font-size-asian="14pt" fo:background-color="#211E2F"/>
    </style:style>
    <style:style style:name="T2677" style:parent-style-name="SourceText" style:family="text">
      <style:text-properties style:font-name="Arial" style:font-name-asian="Monaco, Menlo, 'Ubuntu Mono', '" style:font-name-complex="Arial" fo:color="#EA6C8B" fo:font-size="14pt" style:font-size-asian="14pt" fo:background-color="#211E2F"/>
    </style:style>
    <style:style style:name="T2678" style:parent-style-name="SourceText" style:family="text">
      <style:text-properties style:font-name="Arial" style:font-name-complex="Arial" fo:color="#FFFFFF" fo:background-color="#211E2F"/>
    </style:style>
    <style:style style:name="T2679"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68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681"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68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683"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68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68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686"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687" style:parent-style-name="SourceText" style:family="text">
      <style:text-properties style:font-name="Arial" style:font-name-complex="Arial" fo:color="#FFFFFF" fo:background-color="#211E2F" fo:language="en" fo:country="US"/>
    </style:style>
    <style:style style:name="T2688"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68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690"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69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692"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69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694"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69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696"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69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698"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69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0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70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02"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70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04"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70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06"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70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08"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70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10"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71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712" style:parent-style-name="SourceText" style:family="text">
      <style:text-properties style:font-name="Arial" style:font-name-complex="Arial" fo:color="#FFFFFF" fo:background-color="#211E2F" fo:language="en" fo:country="US"/>
    </style:style>
    <style:style style:name="T2713"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71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15"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71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17"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71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19"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72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21"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72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723" style:parent-style-name="SourceText" style:family="text">
      <style:text-properties style:font-name="Arial" style:font-name-asian="Monaco, Menlo, 'Ubuntu Mono', '" style:font-name-complex="Arial" fo:color="#EA6C8B" fo:font-size="14pt" style:font-size-asian="14pt" fo:background-color="#211E2F"/>
    </style:style>
    <style:style style:name="P2724" style:parent-style-name="Textbody" style:family="paragraph">
      <style:paragraph-properties fo:margin-bottom="0in" fo:line-height="160%"/>
    </style:style>
    <style:style style:name="T2725" style:parent-style-name="Policepardéfaut" style:family="text">
      <style:text-properties style:font-name="Arial" style:font-name-complex="Arial" fo:language="en" fo:country="US" style:language-asian="en" style:country-asian="US" style:language-complex="ar" style:country-complex="SA"/>
    </style:style>
    <style:style style:name="T2726" style:parent-style-name="Policepardéfaut" style:family="text">
      <style:text-properties style:font-name="Arial" style:font-name-complex="Arial" fo:color="#10162F" fo:font-size="14pt" style:font-size-asian="14pt"/>
    </style:style>
    <style:style style:name="T2727" style:parent-style-name="SourceText" style:family="text">
      <style:text-properties style:font-name="Arial" style:font-name-asian="Monaco, Menlo, 'Ubuntu Mono', '" style:font-name-complex="Arial" fo:color="#10162F" fo:font-size="14pt" style:font-size-asian="14pt"/>
    </style:style>
    <style:style style:name="T2728" style:parent-style-name="Policepardéfaut" style:family="text">
      <style:text-properties style:font-name="Arial" style:font-name-complex="Arial" fo:color="#10162F" fo:font-size="14pt" style:font-size-asian="14pt"/>
    </style:style>
    <style:style style:name="P2729" style:parent-style-name="Textbody" style:family="paragraph">
      <style:paragraph-properties fo:line-height="160%"/>
      <style:text-properties style:font-name="Arial" style:font-name-complex="Arial" fo:color="#10162F" fo:font-size="14pt" style:font-size-asian="14pt"/>
    </style:style>
    <style:style style:name="P2730" style:parent-style-name="Textbody" style:family="paragraph">
      <style:paragraph-properties fo:margin-bottom="0in" fo:line-height="160%"/>
    </style:style>
    <style:style style:name="T2731" style:parent-style-name="Policepardéfaut" style:family="text">
      <style:text-properties style:font-name="Arial" style:font-name-complex="Arial" fo:color="#10162F" fo:font-size="14pt" style:font-size-asian="14pt"/>
    </style:style>
    <style:style style:name="T2732" style:parent-style-name="SourceText" style:family="text">
      <style:text-properties style:font-name="Arial" style:font-name-asian="Monaco, Menlo, 'Ubuntu Mono', '" style:font-name-complex="Arial" fo:color="#10162F" fo:font-size="14pt" style:font-size-asian="14pt"/>
    </style:style>
    <style:style style:name="T2733" style:parent-style-name="Policepardéfaut" style:family="text">
      <style:text-properties style:font-name="Arial" style:font-name-complex="Arial" fo:color="#10162F" fo:font-size="14pt" style:font-size-asian="14pt"/>
    </style:style>
    <style:style style:name="P2734" style:parent-style-name="Standard" style:family="paragraph">
      <style:text-properties style:font-name="Arial" style:font-name-complex="Arial"/>
    </style:style>
    <style:style style:name="P2735" style:parent-style-name="Titre3" style:family="paragraph">
      <style:paragraph-properties fo:margin-top="0in" fo:margin-bottom="0in" fo:line-height="130%"/>
      <style:text-properties style:font-name="Arial" style:font-name-complex="Arial" fo:font-weight="normal" style:font-weight-asian="normal"/>
    </style:style>
    <style:style style:name="P2736" style:parent-style-name="Textbody" style:family="paragraph">
      <style:text-properties style:font-name="Arial" style:font-name-complex="Arial" fo:color="#10162F" fo:font-size="14pt" style:font-size-asian="14pt"/>
    </style:style>
    <style:style style:name="P2737" style:parent-style-name="Textbody" style:family="paragraph">
      <style:paragraph-properties fo:margin-bottom="0in" fo:line-height="160%"/>
    </style:style>
    <style:style style:name="T2738" style:parent-style-name="Policepardéfaut" style:family="text">
      <style:text-properties style:font-name="Arial" style:font-name-complex="Arial" fo:color="#10162F" fo:font-size="14pt" style:font-size-asian="14pt"/>
    </style:style>
    <style:style style:name="T2739" style:parent-style-name="Policepardéfaut" style:family="text">
      <style:text-properties style:font-name="Arial" style:font-name-complex="Arial" fo:color="#10162F" fo:font-size="14pt" style:font-size-asian="14pt"/>
    </style:style>
    <style:style style:name="T2740" style:parent-style-name="Policepardéfaut" style:family="text">
      <style:text-properties style:font-name="Arial" style:font-name-complex="Arial" fo:color="#10162F" fo:font-size="14pt" style:font-size-asian="14pt"/>
    </style:style>
    <style:style style:name="T2741" style:parent-style-name="SourceText" style:family="text">
      <style:text-properties style:font-name="Arial" style:font-name-asian="Monaco, Menlo, 'Ubuntu Mono', '" style:font-name-complex="Arial" fo:color="#10162F" fo:font-size="14pt" style:font-size-asian="14pt"/>
    </style:style>
    <style:style style:name="T2742" style:parent-style-name="Policepardéfaut" style:family="text">
      <style:text-properties style:font-name="Arial" style:font-name-complex="Arial" fo:color="#10162F" fo:font-size="14pt" style:font-size-asian="14pt"/>
    </style:style>
    <style:style style:name="T2743" style:parent-style-name="Policepardéfaut" style:family="text">
      <style:text-properties style:font-name="Arial" style:font-name-complex="Arial" fo:color="#10162F" fo:font-size="14pt" style:font-size-asian="14pt"/>
    </style:style>
    <style:style style:name="T2744" style:parent-style-name="Accentuation" style:family="text">
      <style:text-properties style:font-name="Arial" style:font-name-complex="Arial" fo:font-style="normal" style:font-style-asian="normal" fo:color="#10162F" fo:font-size="14pt" style:font-size-asian="14pt"/>
    </style:style>
    <style:style style:name="T2745" style:parent-style-name="Policepardéfaut" style:family="text">
      <style:text-properties style:font-name="Arial" style:font-name-complex="Arial" fo:color="#10162F" fo:font-size="14pt" style:font-size-asian="14pt"/>
    </style:style>
    <style:style style:name="P2746" style:parent-style-name="Textbody" style:family="paragraph">
      <style:paragraph-properties fo:margin-bottom="0in" fo:line-height="160%"/>
    </style:style>
    <style:style style:name="T2747" style:parent-style-name="Policepardéfaut" style:family="text">
      <style:text-properties style:font-name="Arial" style:font-name-complex="Arial" fo:color="#10162F" fo:font-size="14pt" style:font-size-asian="14pt"/>
    </style:style>
    <style:style style:name="T2748" style:parent-style-name="Policepardéfaut" style:family="text">
      <style:text-properties style:font-name="Arial" style:font-name-complex="Arial" fo:color="#10162F" fo:font-size="14pt" style:font-size-asian="14pt"/>
    </style:style>
    <style:style style:name="T2749" style:parent-style-name="SourceText" style:family="text">
      <style:text-properties style:font-name="Arial" style:font-name-asian="Monaco, Menlo, 'Ubuntu Mono', '" style:font-name-complex="Arial" fo:color="#55308D" fo:font-size="14pt" style:font-size-asian="14pt"/>
    </style:style>
    <style:style style:name="T2750" style:parent-style-name="SourceText" style:family="text">
      <style:text-properties style:font-name="Arial" style:font-name-asian="Monaco, Menlo, 'Ubuntu Mono', '" style:font-name-complex="Arial" fo:color="#10162F" fo:font-size="14pt" style:font-size-asian="14pt"/>
    </style:style>
    <style:style style:name="T2751" style:parent-style-name="Policepardéfaut" style:family="text">
      <style:text-properties style:font-name="Arial" style:font-name-complex="Arial" fo:color="#10162F" fo:font-size="14pt" style:font-size-asian="14pt"/>
    </style:style>
    <style:style style:name="P2752" style:parent-style-name="Textbody" style:family="paragraph">
      <style:paragraph-properties fo:line-height="160%"/>
      <style:text-properties style:font-name="Arial" style:font-name-complex="Arial" fo:color="#10162F" fo:font-size="14pt" style:font-size-asian="14pt"/>
    </style:style>
    <style:style style:name="T2753"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75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55"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75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57"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75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59"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76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61"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762"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763" style:parent-style-name="SourceText" style:family="text">
      <style:text-properties style:font-name="Arial" style:font-name-complex="Arial" fo:color="#FFFFFF" fo:background-color="#211E2F" fo:language="en" fo:country="US"/>
    </style:style>
    <style:style style:name="T276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765"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66"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76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68"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769"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77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71"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772" style:parent-style-name="SourceText" style:family="text">
      <style:text-properties style:font-name="Arial" style:font-name-complex="Arial" fo:color="#FFFFFF" fo:background-color="#211E2F" fo:language="en" fo:country="US"/>
    </style:style>
    <style:style style:name="T2773"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774" style:parent-style-name="SourceText" style:family="text">
      <style:text-properties style:font-name="Arial" style:font-name-complex="Arial" fo:color="#FFFFFF" fo:background-color="#211E2F" fo:language="en" fo:country="US"/>
    </style:style>
    <style:style style:name="T2775"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77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77"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77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79"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78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81"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78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83"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784"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85"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786"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87"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788"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89"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790"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91"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792"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93"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794"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795" style:parent-style-name="SourceText" style:family="text">
      <style:text-properties style:font-name="Arial" style:font-name-complex="Arial" fo:color="#FFFFFF" fo:background-color="#211E2F" fo:language="en" fo:country="US"/>
    </style:style>
    <style:style style:name="T2796"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797"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798"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799"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800"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801"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802" style:parent-style-name="SourceText" style:family="text">
      <style:text-properties style:font-name="Arial" style:font-name-asian="Monaco, Menlo, 'Ubuntu Mono', '" style:font-name-complex="Arial" fo:color="#B4D353" fo:font-size="14pt" style:font-size-asian="14pt" fo:background-color="#211E2F" fo:language="en" fo:country="US"/>
    </style:style>
    <style:style style:name="T2803" style:parent-style-name="SourceText" style:family="text">
      <style:text-properties style:font-name="Arial" style:font-name-asian="Monaco, Menlo, 'Ubuntu Mono', '" style:font-name-complex="Arial" fo:color="#FFFFFF" fo:font-size="14pt" style:font-size-asian="14pt" fo:background-color="#211E2F" fo:language="en" fo:country="US"/>
    </style:style>
    <style:style style:name="T2804" style:parent-style-name="SourceText" style:family="text">
      <style:text-properties style:font-name="Arial" style:font-name-asian="Monaco, Menlo, 'Ubuntu Mono', '" style:font-name-complex="Arial" fo:color="#FFE083" fo:font-size="14pt" style:font-size-asian="14pt" fo:background-color="#211E2F" fo:language="en" fo:country="US"/>
    </style:style>
    <style:style style:name="T2805" style:parent-style-name="SourceText" style:family="text">
      <style:text-properties style:font-name="Arial" style:font-name-asian="Monaco, Menlo, 'Ubuntu Mono', '" style:font-name-complex="Arial" fo:color="#EA6C8B" fo:font-size="14pt" style:font-size-asian="14pt" fo:background-color="#211E2F" fo:language="en" fo:country="US"/>
    </style:style>
    <style:style style:name="T2806" style:parent-style-name="SourceText" style:family="text">
      <style:text-properties style:font-name="Arial" style:font-name-asian="Monaco, Menlo, 'Ubuntu Mono', '" style:font-name-complex="Arial" fo:color="#EA6C8B" fo:font-size="14pt" style:font-size-asian="14pt" fo:background-color="#211E2F"/>
    </style:style>
    <style:style style:name="P2807" style:parent-style-name="Textbody" style:family="paragraph">
      <style:paragraph-properties fo:margin-bottom="0in" fo:line-height="160%"/>
    </style:style>
    <style:style style:name="T2808" style:parent-style-name="Policepardéfaut" style:family="text">
      <style:text-properties style:font-name="Arial" style:font-name-complex="Arial" fo:language="en" fo:country="US" style:language-asian="en" style:country-asian="US" style:language-complex="ar" style:country-complex="SA"/>
    </style:style>
    <style:style style:name="T2809" style:parent-style-name="Policepardéfaut" style:family="text">
      <style:text-properties style:font-name="Arial" style:font-name-complex="Arial" fo:color="#10162F" fo:font-size="14pt" style:font-size-asian="14pt"/>
    </style:style>
    <style:style style:name="T2810" style:parent-style-name="SourceText" style:family="text">
      <style:text-properties style:font-name="Arial" style:font-name-asian="Monaco, Menlo, 'Ubuntu Mono', '" style:font-name-complex="Arial" fo:color="#10162F" fo:font-size="14pt" style:font-size-asian="14pt"/>
    </style:style>
    <style:style style:name="T2811" style:parent-style-name="Policepardéfaut" style:family="text">
      <style:text-properties style:font-name="Arial" style:font-name-complex="Arial" fo:color="#10162F" fo:font-size="14pt" style:font-size-asian="14pt"/>
    </style:style>
    <style:style style:name="T2812" style:parent-style-name="SourceText" style:family="text">
      <style:text-properties style:font-name="Arial" style:font-name-asian="Monaco, Menlo, 'Ubuntu Mono', '" style:font-name-complex="Arial" fo:color="#10162F" fo:font-size="14pt" style:font-size-asian="14pt"/>
    </style:style>
    <style:style style:name="T2813" style:parent-style-name="Policepardéfaut" style:family="text">
      <style:text-properties style:font-name="Arial" style:font-name-complex="Arial" fo:color="#10162F" fo:font-size="14pt" style:font-size-asian="14pt"/>
    </style:style>
    <style:style style:name="T2814" style:parent-style-name="Policepardéfaut" style:family="text">
      <style:text-properties style:font-name="Arial" style:font-name-complex="Arial" fo:color="#10162F" fo:font-size="14pt" style:font-size-asian="14pt"/>
    </style:style>
    <style:style style:name="P2815" style:parent-style-name="Textbody" style:family="paragraph">
      <style:text-properties style:font-name="Arial" style:font-name-complex="Arial" fo:color="#10162F"/>
    </style:style>
    <style:style style:name="P2816" style:parent-style-name="Textbody" style:family="paragraph">
      <style:paragraph-properties fo:line-height="160%"/>
      <style:text-properties style:font-name="Arial" style:font-name-complex="Arial" fo:color="#10162F" fo:font-size="14pt" style:font-size-asian="14pt"/>
    </style:style>
    <style:style style:name="P2817" style:parent-style-name="Textbody" style:family="paragraph">
      <style:paragraph-properties fo:margin-bottom="0in"/>
    </style:style>
    <style:style style:name="T2818" style:parent-style-name="Policepardéfaut" style:family="text">
      <style:text-properties style:font-name="Arial" style:font-name-complex="Arial" fo:language="en" fo:country="US" style:language-asian="en" style:country-asian="US" style:language-complex="ar" style:country-complex="SA"/>
    </style:style>
    <style:style style:name="P2819" style:parent-style-name="Textbody" style:family="paragraph">
      <style:text-properties fo:language="en" fo:country="US"/>
    </style:style>
    <style:style style:name="T2820" style:parent-style-name="Policepardéfaut" style:family="text">
      <style:text-properties style:font-name="Arial" style:font-name-complex="Arial" fo:color="#10162F" fo:font-size="14pt" style:font-size-asian="14pt" style:text-underline-type="single" style:text-underline-style="solid" style:text-underline-width="auto" style:text-underline-mode="continuous"/>
    </style:style>
    <style:style style:name="P2821" style:parent-style-name="Textbody" style:family="paragraph">
      <style:text-properties style:font-name="Arial" style:font-name-complex="Arial" fo:color="#10162F" fo:font-size="14pt" style:font-size-asian="14pt"/>
    </style:style>
    <style:style style:name="P2822" style:parent-style-name="Textbody" style:family="paragraph">
      <style:paragraph-properties fo:margin-bottom="0in" fo:line-height="160%"/>
    </style:style>
    <style:style style:name="T2823" style:parent-style-name="Policepardéfaut" style:family="text">
      <style:text-properties style:font-name="Arial" style:font-name-complex="Arial" fo:color="#10162F" fo:font-size="14pt" style:font-size-asian="14pt"/>
    </style:style>
    <style:style style:name="T2824" style:parent-style-name="SourceText" style:family="text">
      <style:text-properties style:font-name="Arial" style:font-name-asian="Monaco, Menlo, 'Ubuntu Mono', '" style:font-name-complex="Arial" fo:color="#10162F" fo:font-size="14pt" style:font-size-asian="14pt"/>
    </style:style>
    <style:style style:name="T2825" style:parent-style-name="Policepardéfaut" style:family="text">
      <style:text-properties style:font-name="Arial" style:font-name-complex="Arial" fo:color="#10162F" fo:font-size="14pt" style:font-size-asian="14pt"/>
    </style:style>
    <style:style style:name="P2826" style:parent-style-name="Standard" style:family="paragraph">
      <style:text-properties style:font-name="Arial" style:font-name-complex="Arial"/>
    </style:style>
    <style:style style:name="P2827" style:parent-style-name="Titre3" style:family="paragraph">
      <style:paragraph-properties fo:margin-top="0in" fo:margin-bottom="0in" fo:line-height="130%"/>
      <style:text-properties style:font-name="Arial" style:font-name-complex="Arial" fo:font-weight="normal" style:font-weight-asian="normal"/>
    </style:style>
    <style:style style:name="P2828" style:parent-style-name="Textbody" style:family="paragraph">
      <style:text-properties style:font-name="Arial" style:font-name-complex="Arial" fo:color="#10162F" fo:font-size="14pt" style:font-size-asian="14pt"/>
    </style:style>
    <style:style style:name="P2829" style:parent-style-name="Textbody" style:family="paragraph">
      <style:paragraph-properties fo:margin-bottom="0in" fo:line-height="160%"/>
    </style:style>
    <style:style style:name="T2830" style:parent-style-name="Policepardéfaut" style:family="text">
      <style:text-properties style:font-name="Arial" style:font-name-complex="Arial" fo:color="#10162F" fo:font-size="14pt" style:font-size-asian="14pt"/>
    </style:style>
    <style:style style:name="T2831" style:parent-style-name="SourceText" style:family="text">
      <style:text-properties style:font-name="Arial" style:font-name-asian="Monaco, Menlo, 'Ubuntu Mono', '" style:font-name-complex="Arial" fo:color="#10162F" fo:font-size="14pt" style:font-size-asian="14pt"/>
    </style:style>
    <style:style style:name="T2832" style:parent-style-name="Policepardéfaut" style:family="text">
      <style:text-properties style:font-name="Arial" style:font-name-complex="Arial" fo:color="#10162F" fo:font-size="14pt" style:font-size-asian="14pt"/>
    </style:style>
    <style:style style:name="P2833" style:parent-style-name="Textbody" style:family="paragraph">
      <style:paragraph-properties fo:line-height="160%"/>
      <style:text-properties style:font-name="Arial" style:font-name-complex="Arial" fo:color="#10162F" fo:font-size="14pt" style:font-size-asian="14pt"/>
    </style:style>
    <style:style style:name="P2834" style:parent-style-name="Textbody" style:family="paragraph">
      <style:paragraph-properties fo:margin-bottom="0in" fo:line-height="160%" fo:margin-left="0in" fo:text-indent="0in">
        <style:tab-stops/>
      </style:paragraph-properties>
      <style:text-properties style:font-name="Arial" style:font-name-complex="Arial" fo:color="#10162F" fo:font-size="14pt" style:font-size-asian="14pt"/>
    </style:style>
    <style:style style:name="P2835" style:parent-style-name="Textbody" style:family="paragraph">
      <style:paragraph-properties fo:margin-bottom="0in" fo:line-height="160%" fo:margin-left="0in" fo:text-indent="0in">
        <style:tab-stops/>
      </style:paragraph-properties>
    </style:style>
    <style:style style:name="T2836" style:parent-style-name="Policepardéfaut" style:family="text">
      <style:text-properties style:font-name="Arial" style:font-name-complex="Arial" fo:color="#10162F" fo:font-size="14pt" style:font-size-asian="14pt"/>
    </style:style>
    <style:style style:name="T2837" style:parent-style-name="SourceText" style:family="text">
      <style:text-properties style:font-name="Arial" style:font-name-asian="Monaco, Menlo, 'Ubuntu Mono', '" style:font-name-complex="Arial" fo:color="#10162F" fo:font-size="14pt" style:font-size-asian="14pt"/>
    </style:style>
    <style:style style:name="T2838" style:parent-style-name="Policepardéfaut" style:family="text">
      <style:text-properties style:font-name="Arial" style:font-name-complex="Arial" fo:color="#10162F" fo:font-size="14pt" style:font-size-asian="14pt"/>
    </style:style>
    <style:style style:name="P2839" style:parent-style-name="Textbody" style:family="paragraph">
      <style:paragraph-properties fo:margin-bottom="0in" fo:line-height="160%" fo:margin-left="0in" fo:text-indent="0in">
        <style:tab-stops/>
      </style:paragraph-properties>
    </style:style>
    <style:style style:name="T2840" style:parent-style-name="Policepardéfaut" style:family="text">
      <style:text-properties style:font-name="Arial" style:font-name-complex="Arial" fo:color="#10162F" fo:font-size="14pt" style:font-size-asian="14pt"/>
    </style:style>
    <style:style style:name="T2841" style:parent-style-name="SourceText" style:family="text">
      <style:text-properties style:font-name="Arial" style:font-name-asian="Monaco, Menlo, 'Ubuntu Mono', '" style:font-name-complex="Arial" fo:color="#10162F" fo:font-size="14pt" style:font-size-asian="14pt"/>
    </style:style>
    <style:style style:name="T2842" style:parent-style-name="Policepardéfaut" style:family="text">
      <style:text-properties style:font-name="Arial" style:font-name-complex="Arial" fo:color="#10162F" fo:font-size="14pt" style:font-size-asian="14pt"/>
    </style:style>
    <style:style style:name="P2843" style:parent-style-name="Textbody" style:family="paragraph">
      <style:paragraph-properties fo:margin-bottom="0in" fo:line-height="160%" fo:margin-left="0in" fo:text-indent="0in">
        <style:tab-stops/>
      </style:paragraph-properties>
    </style:style>
    <style:style style:name="T2844" style:parent-style-name="Policepardéfaut" style:family="text">
      <style:text-properties style:font-name="Arial" style:font-name-complex="Arial" fo:color="#10162F" fo:font-size="14pt" style:font-size-asian="14pt"/>
    </style:style>
    <style:style style:name="T2845" style:parent-style-name="SourceText" style:family="text">
      <style:text-properties style:font-name="Arial" style:font-name-asian="Monaco, Menlo, 'Ubuntu Mono', '" style:font-name-complex="Arial" fo:color="#10162F" fo:font-size="14pt" style:font-size-asian="14pt"/>
    </style:style>
    <style:style style:name="T2846" style:parent-style-name="Policepardéfaut" style:family="text">
      <style:text-properties style:font-name="Arial" style:font-name-complex="Arial" fo:color="#10162F" fo:font-size="14pt" style:font-size-asian="14pt"/>
    </style:style>
    <style:style style:name="P2847" style:parent-style-name="Textbody" style:family="paragraph">
      <style:paragraph-properties fo:margin-bottom="0in" fo:line-height="160%" fo:margin-left="0in" fo:text-indent="0in">
        <style:tab-stops/>
      </style:paragraph-properties>
    </style:style>
    <style:style style:name="T2848" style:parent-style-name="Policepardéfaut" style:family="text">
      <style:text-properties style:font-name="Arial" style:font-name-complex="Arial" fo:color="#10162F" fo:font-size="14pt" style:font-size-asian="14pt"/>
    </style:style>
    <style:style style:name="T2849" style:parent-style-name="SourceText" style:family="text">
      <style:text-properties style:font-name="Arial" style:font-name-asian="Monaco, Menlo, 'Ubuntu Mono', '" style:font-name-complex="Arial" fo:color="#10162F" fo:font-size="14pt" style:font-size-asian="14pt"/>
    </style:style>
    <style:style style:name="T2850" style:parent-style-name="Policepardéfaut" style:family="text">
      <style:text-properties style:font-name="Arial" style:font-name-complex="Arial" fo:color="#10162F" fo:font-size="14pt" style:font-size-asian="14pt"/>
    </style:style>
    <style:style style:name="T2851" style:parent-style-name="Policepardéfaut" style:family="text">
      <style:text-properties style:font-name="Arial" style:font-name-complex="Arial" fo:color="#10162F" fo:font-size="14pt" style:font-size-asian="14pt"/>
    </style:style>
    <style:style style:name="P2852" style:parent-style-name="Textbody" style:family="paragraph">
      <style:paragraph-properties fo:margin-bottom="0in" fo:line-height="160%" fo:margin-left="0in" fo:text-indent="0in">
        <style:tab-stops/>
      </style:paragraph-properties>
    </style:style>
    <style:style style:name="T2853" style:parent-style-name="Policepardéfaut" style:family="text">
      <style:text-properties style:font-name="Arial" style:font-name-complex="Arial" fo:color="#10162F" fo:font-size="14pt" style:font-size-asian="14pt"/>
    </style:style>
    <style:style style:name="T2854" style:parent-style-name="SourceText" style:family="text">
      <style:text-properties style:font-name="Arial" style:font-name-asian="Monaco, Menlo, 'Ubuntu Mono', '" style:font-name-complex="Arial" fo:color="#10162F" fo:font-size="14pt" style:font-size-asian="14pt"/>
    </style:style>
    <style:style style:name="T2855" style:parent-style-name="Policepardéfaut" style:family="text">
      <style:text-properties style:font-name="Arial" style:font-name-complex="Arial" fo:color="#10162F" fo:font-size="14pt" style:font-size-asian="14pt"/>
    </style:style>
    <style:style style:name="P2856" style:parent-style-name="Textbody" style:family="paragraph">
      <style:paragraph-properties fo:margin-bottom="0in" fo:line-height="160%" fo:margin-left="0in" fo:text-indent="0in">
        <style:tab-stops/>
      </style:paragraph-properties>
    </style:style>
    <style:style style:name="T2857" style:parent-style-name="Policepardéfaut" style:family="text">
      <style:text-properties style:font-name="Arial" style:font-name-complex="Arial" fo:color="#10162F" fo:font-size="14pt" style:font-size-asian="14pt"/>
    </style:style>
    <style:style style:name="T2858" style:parent-style-name="SourceText" style:family="text">
      <style:text-properties style:font-name="Arial" style:font-name-asian="Monaco, Menlo, 'Ubuntu Mono', '" style:font-name-complex="Arial" fo:color="#10162F" fo:font-size="14pt" style:font-size-asian="14pt"/>
    </style:style>
    <style:style style:name="T2859" style:parent-style-name="Policepardéfaut" style:family="text">
      <style:text-properties style:font-name="Arial" style:font-name-complex="Arial" fo:color="#10162F" fo:font-size="14pt" style:font-size-asian="14pt"/>
    </style:style>
    <style:style style:name="P2860" style:parent-style-name="Textbody" style:family="paragraph">
      <style:paragraph-properties fo:margin-bottom="0in" fo:line-height="160%" fo:margin-left="0in" fo:text-indent="0in">
        <style:tab-stops/>
      </style:paragraph-properties>
    </style:style>
    <style:style style:name="T2861" style:parent-style-name="Policepardéfaut" style:family="text">
      <style:text-properties style:font-name="Arial" style:font-name-complex="Arial" fo:color="#10162F" fo:font-size="14pt" style:font-size-asian="14pt"/>
    </style:style>
    <style:style style:name="T2862" style:parent-style-name="SourceText" style:family="text">
      <style:text-properties style:font-name="Arial" style:font-name-asian="Monaco, Menlo, 'Ubuntu Mono', '" style:font-name-complex="Arial" fo:color="#10162F" fo:font-size="14pt" style:font-size-asian="14pt"/>
    </style:style>
    <style:style style:name="T2863" style:parent-style-name="Policepardéfaut" style:family="text">
      <style:text-properties style:font-name="Arial" style:font-name-complex="Arial" fo:color="#10162F" fo:font-size="14pt" style:font-size-asian="14pt"/>
    </style:style>
    <style:style style:name="T2864" style:parent-style-name="SourceText" style:family="text">
      <style:text-properties style:font-name="Arial" style:font-name-asian="Monaco, Menlo, 'Ubuntu Mono', '" style:font-name-complex="Arial" fo:color="#10162F" fo:font-size="14pt" style:font-size-asian="14pt"/>
    </style:style>
    <style:style style:name="T2865" style:parent-style-name="Policepardéfaut" style:family="text">
      <style:text-properties style:font-name="Arial" style:font-name-complex="Arial" fo:color="#10162F" fo:font-size="14pt" style:font-size-asian="14pt"/>
    </style:style>
    <style:style style:name="P2866" style:parent-style-name="Textbody" style:family="paragraph">
      <style:paragraph-properties fo:margin-bottom="0in" fo:line-height="160%"/>
      <style:text-properties style:font-name="Arial" style:font-name-complex="Arial" fo:color="#10162F" fo:font-size="14pt" style:font-size-asian="14pt"/>
    </style:style>
    <style:style style:name="P2867" style:parent-style-name="Standard" style:family="paragraph">
      <style:text-properties style:font-name="Arial" style:font-name-complex="Arial"/>
    </style:style>
    <style:style style:family="graphic" style:name="a5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2" style:parent-style-name="Graphics">
      <style:graphic-properties fo:border="0.00083in solid #000000" fo:background-color="transparent" fo:clip="rect(0in, 0in, 0in, 0in)" draw:luminance="0%" draw:contrast="0%" draw:image-opacity="100%"/>
    </style:style>
    <style:style style:family="graphic" style:name="a5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6" style:parent-style-name="Graphics">
      <style:graphic-properties fo:border="0.00083in solid #000000" fo:background-color="transparent" fo:clip="rect(0in, 0in, 0in, 0in)" draw:luminance="0%" draw:contrast="0%" draw:image-opacity="100%"/>
    </style:style>
    <style:style style:family="graphic" style:name="a5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6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office:automatic-styles>
  <office:body>
    <office:text text:use-soft-page-breaks="true">
      <text:h text:style-name="P1" text:outline-level="3">Revoir</text:h>
      <text:p text:style-name="P2">1 min</text:p>
      <text:p text:style-name="P3">Passons en revue.</text:p>
      <text:list text:style-name="LFO1" text:continue-numbering="true">
        <text:list-item>
          <text:p text:style-name="P4"><text:span text:style-name="T5">HTML</text:span><text:span text:style-name="T6"><text:s/>crée le squelette d'une page Web, mais JavaScript introduit l'interactivité</text:span></text:p>
        </text:list-item>
        <text:list-item>
          <text:p text:style-name="P7"><text:span text:style-name="T8">L' </text:span><text:span text:style-name="T9">&lt;</text:span><text:span text:style-name="T10">script</text:span><text:span text:style-name="T11">&gt;</text:span><text:span text:style-name="T12">élément possède une balise d'ouverture et une balise de<text:s/></text:span><text:span text:style-name="T13">fermeture. Vous pouvez intégrer du code JavaScript entre ces </text:span><text:span text:style-name="T14">&lt;</text:span><text:span text:style-name="T15">script</text:span><text:span text:style-name="T16">&gt;</text:span><text:span text:style-name="T17">balises.</text:span></text:p>
        </text:list-item>
        <text:list-item>
          <text:p text:style-name="P18"><text:span text:style-name="T19">Vous créez un lien vers des fichiers JavaScript externes avec l' attribut </text:span><text:span text:style-name="T20">src</text:span><text:span text:style-name="T21"> dans la </text:span><text:span text:style-name="T22">&lt;script&gt;</text:span><text:span text:style-name="T23">balise d'ouverture.</text:span></text:p>
        </text:list-item>
        <text:list-item>
          <text:p text:style-name="P24">Par défaut, les scripts sont chargés et exécutés dès que l'analyseur HTML les détecte dans le fichier HTML. Cependant, l'analyseur attend d'avoir chargé l'intégralité du script avant de procéder à l'analyse du reste des éléments de la page.</text:p>
        </text:list-item>
        <text:list-item>
          <text:p text:style-name="P25"><text:span text:style-name="T26">L' </text:span><text:span text:style-name="T27">defer</text:span><text:span text:style-name="T28"><text:s/></text:span><text:span text:style-name="T29">attribut garantit que l'intégralité du fichier HTML a été analysée ava</text:span><text:span text:style-name="T30">nt l'exécution du script.</text:span></text:p>
        </text:list-item>
        <text:list-item>
          <text:p text:style-name="P31"><text:span text:style-name="T32">L' </text:span><text:span text:style-name="T33">async</text:span><text:span text:style-name="T34"><text:s/></text:span><text:span text:style-name="T35">attribut permettra à l' </text:span><text:span text:style-name="T36">analyseur HTML</text:span><text:span text:style-name="T37"> de continuer l'analyse pendant le téléchargement du script, mais s'exécutera immédiatement après son téléchargement.</text:span></text:p>
        </text:list-item>
      </text:list>
      <text:p text:style-name="P38"><text:span text:style-name="T39">L'ancienne convention consistait à placer les scripts juste avant</text:span><text:span text:style-name="T40"><text:s/>la </text:span><text:span text:style-name="T41">&lt;/</text:span><text:span text:style-name="T42">body</text:span><text:span text:style-name="T43">&gt;</text:span><text:span text:style-name="T44">balise pour éviter qu'ils ne bloquent le reste du contenu HTML. Désormais, la convention consiste à placer la balise script dans l' </text:span><text:span text:style-name="T45">&lt;head&gt;</text:span><text:span text:style-name="T46">élément et à utiliser les attributs </text:span><text:span text:style-name="T47">defer</text:span><text:span text:style-name="T48">et .</text:span><text:span text:style-name="T49">async</text:span></text:p>
      <text:p text:style-name="P50"/>
      <text:h text:style-name="P51" text:outline-level="3">Qu'est-ce que le DOM ?</text:h>
      <text:p text:style-name="P52"><text:span text:style-name="T53">Le </text:span><text:span text:style-name="T54">Document Object Model</text:span><text:span text:style-name="T55"> , abrég</text:span><text:span text:style-name="T56">é DOM, est une puissante structure arborescente qui permet aux programmeurs de conceptualiser la hiérarchie et d'accéder aux éléments d'une page Web.</text:span></text:p>
      <text:soft-page-break/>
      <text:p text:style-name="P57">DOM est l'un des acronymes les plus connus du développement web. Pour comprendre son rôle, il est utile de<text:s/>décomposer l'acronyme, mais dans le désordre :</text:p>
      <text:list text:style-name="LFO2" text:continue-numbering="true">
        <text:list-item>
          <text:p text:style-name="P58"><text:span text:style-name="T59">Le </text:span><text:span text:style-name="T60">DOM</text:span><text:span text:style-name="T61"> est un modèle logique en forme d' </text:span><text:span text:style-name="T62">arbre qui organise le document</text:span><text:span text:style-name="T63"> HTML d'une page Web en tant </text:span><text:span text:style-name="T64">qu'objet</text:span><text:span text:style-name="T65"> .</text:span></text:p>
        </text:list-item>
      </text:list>
      <text:p text:style-name="P66">Le DOM est implémenté par les navigateurs pour permettre à JavaScript d'accéder, de modifier et<text:s/>de mettre à jour la structure d'une page Web HTML de manière organisée.</text:p>
      <text:p text:style-name="P67">Pour cette raison, nous aimons considérer le DOM comme le lien entre une page Web HTML et les langages de script.</text:p>
      <text:h text:style-name="P68" text:outline-level="3">Qu'est-ce que le DOM ?</text:h>
      <text:p text:style-name="P69">1 min</text:p>
      <text:p text:style-name="P70"><text:span text:style-name="T71">Le </text:span><text:span text:style-name="T72">Document Object Model</text:span><text:span text:style-name="T73"> , abrégé DOM, es</text:span><text:span text:style-name="T74">t une puissante structure arborescente qui permet aux programmeurs de conceptualiser la hiérarchie et d'accéder aux éléments d'une page Web.</text:span></text:p>
      <text:p text:style-name="P75">DOM est l'un des acronymes les plus connus du développement web. Pour comprendre son rôle, il est utile de décomposer l'acronyme, mais dans le désordre :</text:p>
      <text:list text:style-name="LFO3" text:continue-numbering="true">
        <text:list-item>
          <text:p text:style-name="P76"><text:span text:style-name="T77">Le </text:span><text:span text:style-name="T78">DOM</text:span><text:span text:style-name="T79"> est un modèle logique en forme d' </text:span><text:span text:style-name="T80">arbre qui organise le document</text:span><text:span text:style-name="T81"> HTML d'une page Web en tant </text:span><text:span text:style-name="T82">qu'objet</text:span><text:span text:style-name="T83"> .</text:span></text:p>
        </text:list-item>
      </text:list>
      <text:p text:style-name="P84">Le DOM est implémenté par les navigateurs pour permettre à JavaScript d'accéder, de modifier et de mettre<text:s/>à jour la structure d'une page Web HTML de manière organisée.</text:p>
      <text:p text:style-name="P85">Pour cette raison, nous aimons considérer le DOM comme le lien entre une page Web HTML et les langages de script.</text:p>
      <text:p text:style-name="P86"/>
      <text:soft-page-break/>
      <text:h text:style-name="P87" text:outline-level="3">Revoir</text:h>
      <text:p text:style-name="P88">&lt;1 min</text:p>
      <text:p text:style-name="P89">Félicitations pour avoir terminé notre introduction au modèle d’objet de document, ou DOM, en tant que structure !</text:p>
      <text:p text:style-name="P90">Passons en revue ce que vous avez appris jusqu’à présent :</text:p>
      <text:list text:style-name="LFO4" text:continue-numbering="true">
        <text:list-item>
          <text:p text:style-name="P91">Le DOM est un modèle structurel d'une page Web qui permet aux langages de script d'accéder à cette page.</text:p>
        </text:list-item>
        <text:list-item>
          <text:p text:style-name="P92">Le système d'organisation du DOM imite la<text:s/>structure imbriquée d'un document HTML.</text:p>
        </text:list-item>
        <text:list-item>
          <text:p text:style-name="P93">Les éléments imbriqués dans un autre sont appelés les enfants de cet élément. L'élément dans lequel ils sont imbriqués est appelé l'élément parent de ces éléments.</text:p>
        </text:list-item>
        <text:list-item>
          <text:p text:style-name="P94"><text:span text:style-name="T95">Le DOM permet également d'accéder aux attributs d'un</text:span><text:span text:style-name="T96"><text:s/>élément HTML tels que </text:span><text:span text:style-name="T97">style</text:span><text:span text:style-name="T98">, </text:span><text:span text:style-name="T99">id</text:span><text:span text:style-name="T100">, etc.</text:span></text:p>
        </text:list-item>
      </text:list>
      <text:p text:style-name="P101">Grâce à cette compréhension, vous pouvez commencer à exploiter la puissance des langages de script pour créer, mettre à jour et maintenir des pages Web !</text:p>
      <text:p text:style-name="P102"/>
      <text:h text:style-name="P103" text:outline-level="3">Modifier un élément</text:h>
      <text:p text:style-name="P104">5 minutes</text:p>
      <text:p text:style-name="P105"><text:span text:style-name="T106">Lorsque vous utilisez le DOM dan</text:span><text:span text:style-name="T107">s votre script pour accéder à un élément HTML, qu'il s'agisse d'un </text:span><text:span text:style-name="T108">&lt;li&gt;</text:span><text:span text:style-name="T109">élément ou de l' </text:span><text:span text:style-name="T110">&lt;body&gt;</text:span><text:span text:style-name="T111">élément entier, vous avez également accès à toutes les propriétés de cet élément.</text:span></text:p>
      <text:p text:style-name="P112"><text:span text:style-name="T113">Cela inclut la possibilité de modifier le contenu de l'élément ainsi que ses<text:s/></text:span><text:span text:style-name="T114">attributs et propriétés, allant de la modification du texte </text:span><text:span text:style-name="T115">&lt;p&gt;</text:span><text:span text:style-name="T116">à l'attribution d'une nouvelle couleur d'arrière-plan à un élément </text:span><text:span text:style-name="T117">&lt;div&gt;</text:span><text:span text:style-name="T118">. Par exemple, la </text:span><text:span text:style-name="T119">.innerHTML</text:span><text:span text:style-name="T120">propriété vous permet d'accéder au contenu d'un élément et de le définir.</text:span></text:p>
      <text:soft-page-break/>
      <text:p text:style-name="P121"><text:span text:style-name="T122">Voyons comment nous</text:span><text:span text:style-name="T123"><text:s/>pouvons réaffecter le contenu de l' </text:span><text:span text:style-name="T124">&lt;body&gt;</text:span><text:span text:style-name="T125">élément au texte </text:span><text:span text:style-name="T126">'The cat loves the dog'</text:span><text:span text:style-name="T127">:</text:span></text:p>
      <text:p text:style-name="PreformattedText"><text:span text:style-name="T128">document</text:span><text:span text:style-name="T129">.</text:span><text:span text:style-name="T130">body</text:span><text:span text:style-name="T131">.</text:span><text:span text:style-name="T132">innerHTML</text:span><text:span text:style-name="T133"><text:s/>= </text:span><text:span text:style-name="T134">'The cat loves the dog.'</text:span><text:span text:style-name="T135">;</text:span></text:p>
      <text:p text:style-name="P136"><text:span text:style-name="T137"><draw:frame draw:z-index="251658240" draw:id="id0" draw:style-name="a0" draw:name="Frame1" text:anchor-type="paragraph" svg:x="-104.1563in" svg:y="0in" svg:width="0.01528in" svg:height="0.01528in" style:rel-width="scale" style:rel-height="scale"><draw:text-box><text:p text:style-name="Textbody">Copy to Clipboard</text:p></draw:text-box><svg:title/><svg:desc/></draw:frame></text:span><text:span text:style-name="T138">La </text:span><text:span text:style-name="T139">.innerHTML</text:span><text:span text:style-name="T140">propriété peut également ajouter tout élément HTML valide. L'exemple suivant<text:s/></text:span><text:span text:style-name="T141">remplace le contenu de l' </text:span><text:span text:style-name="T142">&lt;body&gt;</text:span><text:span text:style-name="T143">élément en lui affectant un </text:span><text:span text:style-name="T144">&lt;h2&gt;</text:span><text:span text:style-name="T145">élément comme enfant</text:span><text:span text:style-name="T146">&lt;body&gt;</text:span><text:span text:style-name="T147"> :</text:span></text:p>
      <text:p text:style-name="PreformattedText"><text:span text:style-name="T148">document</text:span><text:span text:style-name="T149">.</text:span><text:span text:style-name="T150">body</text:span><text:span text:style-name="T151">.</text:span><text:span text:style-name="T152">innerHTML</text:span><text:span text:style-name="T153"><text:s/>= </text:span><text:span text:style-name="T154">'&lt;h2&gt;This is a heading&lt;/h2&gt;'</text:span><text:span text:style-name="T155">;</text:span></text:p>
      <text:p text:style-name="Textbody"><text:span text:style-name="T156"><draw:frame draw:z-index="251659264" draw:id="id1" draw:style-name="a1" draw:name="Frame2" text:anchor-type="paragraph" svg:x="-104.1563in" svg:y="0in" svg:width="0.01528in" svg:height="0.01528in" style:rel-width="scale" style:rel-height="scale"><draw:text-box><text:p text:style-name="Textbody">Copy to Clipboard</text:p></draw:text-box><svg:title/><svg:desc/></draw:frame></text:span></text:p>
      <text:p text:style-name="P157"/>
      <text:h text:style-name="P158" text:outline-level="3">Sélectionner et modifier des éléments</text:h>
      <text:p text:style-name="P159">14 minutes</text:p>
      <text:p text:style-name="P160"><text:span text:style-name="T161">Dans l'exercice précédent, nous<text:s/></text:span><text:span text:style-name="T162">avons accédé à l' </text:span><text:span text:style-name="T163">&lt;body&gt;</text:span><text:span text:style-name="T164">élément avec le </text:span><text:span text:style-name="T165">document</text:span><text:span text:style-name="T166">mot-clé !</text:span></text:p>
      <text:p text:style-name="P167"><text:span text:style-name="T168">Et si nous souhaitions sélectionner un élément spécifique en plus de l' </text:span><text:span text:style-name="T169">&lt;body&gt;</text:span><text:span text:style-name="T170">élément entier ? L'interface DOM nous permet d'accéder à un élément spécifique grâce aux sélecteurs CSS.</text:span></text:p>
      <text:p text:style-name="P171"><text:span text:style-name="T172">Les sélecteurs<text:s/></text:span><text:span text:style-name="T173">CSS</text:span><text:span text:style-name="T174"> définissent les éléments auxquels s'appliquent des règles CSS, mais nous pouvons également les utiliser pour accéder aux éléments DOM avec JavaScript ! Les sélecteurs peuvent inclure un nom de balise, une classe ou un identifiant.</text:span></text:p>
      <text:p text:style-name="P175"><text:span text:style-name="T176">Cette </text:span><text:span text:style-name="T177">.querySelector(</text:span><text:span text:style-name="T178">)</text:span><text:span text:style-name="T179">méthode permet de spécifier un sélecteur CSS sous forme de chaîne et renvoie le premier élément correspondant. Le code suivant renvoie le premier paragraphe du document.</text:span></text:p>
      <text:p text:style-name="PreformattedText"><text:span text:style-name="T180">document</text:span><text:span text:style-name="T181">.</text:span><text:span text:style-name="T182">querySelector</text:span><text:span text:style-name="T183">(</text:span><text:span text:style-name="T184">'p'</text:span><text:span text:style-name="T185">);</text:span></text:p>
      <text:p text:style-name="P186"><text:span text:style-name="T187"><draw:frame draw:z-index="2" draw:id="id2" draw:style-name="a2" draw:name="Frame3" text:anchor-type="paragraph" svg:x="-104.1563in" svg:y="0in" svg:width="0.01528in" svg:height="0.01528in" style:rel-width="scale" style:rel-height="scale"><draw:text-box><text:p text:style-name="Textbody">Copy to Clipboard</text:p></draw:text-box><svg:title/><svg:desc/></draw:frame></text:span><text:span text:style-name="T188">En plus de </text:span><text:span text:style-name="T189">.querySelector()</text:span><text:span text:style-name="T190">,<text:s/></text:span><text:span text:style-name="T191">JavaScript dispose de méthodes plus ciblées qui sélectionnent les éléments en fonction de leur classe, de leur identifiant ou du nom de leur balise.</text:span></text:p>
      <text:p text:style-name="P192"><text:span text:style-name="T193">Par exemple, si vous souhaitez accéder directement à un élément par son </text:span><text:span text:style-name="T194">id</text:span><text:span text:style-name="T195">, vous pouvez utiliser la méthode</text:span><text:span text:style-name="T196"><text:s/>bien nommée </text:span><text:span text:style-name="T197">.getElementById()</text:span><text:span text:style-name="T198">:</text:span></text:p>
      <text:soft-page-break/>
      <text:p text:style-name="PreformattedText"><text:span text:style-name="T199">document</text:span><text:span text:style-name="T200">.</text:span><text:span text:style-name="T201">getElementById</text:span><text:span text:style-name="T202">(</text:span><text:span text:style-name="T203">'bio'</text:span><text:span text:style-name="T204">).</text:span><text:span text:style-name="T205">innerHTML</text:span><text:span text:style-name="T206"><text:s/>= </text:span><text:span text:style-name="T207">'The description'</text:span><text:span text:style-name="T208">;</text:span></text:p>
      <text:p text:style-name="P209"><text:span text:style-name="T210"><draw:frame draw:z-index="3" draw:id="id3" draw:style-name="a3" draw:name="Frame4" text:anchor-type="paragraph" svg:x="-104.1563in" svg:y="0in" svg:width="0.01528in" svg:height="0.01528in" style:rel-width="scale" style:rel-height="scale"><draw:text-box><text:p text:style-name="Textbody">Copy to Clipboard</text:p></draw:text-box><svg:title/><svg:desc/></draw:frame></text:span><text:span text:style-name="T211">Dans cet exemple, nous avons sélectionné l'élément dont l'ID est « » </text:span><text:span text:style-name="T212">'bio'</text:span><text:span text:style-name="T213">et défini son nom </text:span><text:span text:style-name="T214">.innerHTML</text:span><text:span text:style-name="T215">sur « texte » </text:span><text:span text:style-name="T216">'The description'</text:span><text:span text:style-name="T217">. Notez<text:s/></text:span><text:span text:style-name="T218">que l'ID est transmis sous forme de chaîne, entourée de guillemets ( </text:span><text:span text:style-name="T219">' '</text:span><text:span text:style-name="T220">).</text:span></text:p>
      <text:p text:style-name="P221"><text:span text:style-name="T222">Il existe également les méthodes </text:span><text:span text:style-name="T223">.getElementsByClassName()</text:span><text:span text:style-name="T224">et </text:span><text:span text:style-name="T225">.getElementsByTagName()</text:span><text:span text:style-name="T226">qui renvoient un tableau d'éléments, au lieu d'un seul. Vous pouvez utiliser la notation entre cr</text:span><text:span text:style-name="T227">ochets pour accéder aux éléments individuels d'un tableau :</text:span></text:p>
      <text:p text:style-name="PreformattedText"><text:span text:style-name="T228">// Set first element of .student class as 'Not yet registered'</text:span></text:p>
      <text:p text:style-name="PreformattedText"><text:span text:style-name="T229">document</text:span><text:span text:style-name="T230">.</text:span><text:span text:style-name="T231">getElementsByClassName</text:span><text:span text:style-name="T232">(</text:span><text:span text:style-name="T233">'student'</text:span><text:span text:style-name="T234">)[</text:span><text:span text:style-name="T235">0</text:span><text:span text:style-name="T236">].</text:span><text:span text:style-name="T237">innerHTML</text:span><text:span text:style-name="T238"><text:s/>= </text:span><text:span text:style-name="T239">'Not yet registered'</text:span><text:span text:style-name="T240">;</text:span></text:p>
      <text:p text:style-name="PreformattedText"><text:span text:style-name="T241">// Set second &lt;li&gt; tag as 'Cedric Diggory'</text:span></text:p>
      <text:p text:style-name="PreformattedText"><text:span text:style-name="T242">document</text:span><text:span text:style-name="T243">.</text:span><text:span text:style-name="T244">getElementsByTagName</text:span><text:span text:style-name="T245">(</text:span><text:span text:style-name="T246">'li'</text:span><text:span text:style-name="T247">)[</text:span><text:span text:style-name="T248">1</text:span><text:span text:style-name="T249">].</text:span><text:span text:style-name="T250">innerHTML</text:span><text:span text:style-name="T251"><text:s/>= </text:span><text:span text:style-name="T252">'Cedric Diggory`;</text:span></text:p>
      <text:p text:style-name="P253"><text:span text:style-name="T254"><draw:frame draw:z-index="4" draw:id="id4" draw:style-name="a4" draw:name="Frame5" text:anchor-type="paragraph" svg:x="-104.1563in" svg:y="0in" svg:width="0.01528in" svg:height="0.01528in" style:rel-width="scale" style:rel-height="scale"><draw:text-box><text:p text:style-name="Textbody">Copy to Clipboard</text:p></draw:text-box><svg:title/><svg:desc/></draw:frame></text:span><text:span text:style-name="T255">Dans l'exemple de code ci-dessus, le premier élément avec la </text:span><text:span text:style-name="T256">'student'</text:span><text:span text:style-name="T257">classe et le deuxième </text:span><text:span text:style-name="T258">&lt;li&gt;</text:span><text:span text:style-name="T259">élément ont vu leur code HTML interne modifié.</text:span></text:p>
      <text:h text:style-name="P260" text:outline-level="3">Styliser un élément</text:h>
      <text:p text:style-name="P261">10 minutes</text:p>
      <text:p text:style-name="P262"><text:span text:style-name="T263">Une autre façon de modifier un élément est de changer son style CSS. La </text:span><text:span text:style-name="T264">.style</text:span><text:span text:style-name="T265">propriété d'un élément DOM donne accès au style en ligne de cette balise HTML.</text:span></text:p>
      <text:p text:style-name="P266"><text:span text:style-name="T267">La syntaxe suit un </text:span><text:span text:style-name="T268">element.style.property</text:span><text:span text:style-name="T269">format, représentant </text:span><text:span text:style-name="T270">property<text:s/></text:span><text:span text:style-name="T271">une propriété CSS. Par exemp</text:span><text:span text:style-name="T272">le, le code suivant sélectionne le premier élément avec un</text:span></text:p>
      <text:p text:style-name="P273"><text:a xlink:href="https://www.codecademy.com/resources/docs/general/data-structures/class" office:target-frame-name="_top" xlink:show="replace"><text:span text:style-name="T274"><draw:frame draw:z-index="5" draw:id="id5" draw:style-name="a5" draw:name="Frame6" text:anchor-type="paragraph" svg:x="-104.1563in" svg:y="0in" svg:width="0.01528in" svg:height="0.01528in" style:rel-width="scale" style:rel-height="scale"><draw:text-box><text:p text:style-name="Textbody">Preview: Docs Loading link description</text:p></draw:text-box><svg:title/><svg:desc/></draw:frame></text:span><text:span text:style-name="T275">class</text:span></text:a></text:p>
      <text:p text:style-name="P276"><text:span text:style-name="T277">de </text:span><text:span text:style-name="T278">blue</text:span><text:span text:style-name="T279">et attribue le bleu comme </text:span><text:span text:style-name="T280">background-color</text:span><text:span text:style-name="T281">:</text:span></text:p>
      <text:p text:style-name="PreformattedText"><text:span text:style-name="T282">let blueE</text:span><text:span text:style-name="T283">lement</text:span><text:span text:style-name="T284"><text:s/>= </text:span><text:span text:style-name="T285">document</text:span><text:span text:style-name="T286">.</text:span><text:span text:style-name="T287">querySelector</text:span><text:span text:style-name="T288">(</text:span><text:span text:style-name="T289">'.blue'</text:span><text:span text:style-name="T290">);</text:span></text:p>
      <text:p text:style-name="PreformattedText"><text:span text:style-name="T291">blueElement</text:span><text:span text:style-name="T292">.</text:span><text:span text:style-name="T293">style</text:span><text:span text:style-name="T294">.</text:span><text:span text:style-name="T295">backgroundColor</text:span><text:span text:style-name="T296"><text:s/>= </text:span><text:span text:style-name="T297">'blue'</text:span><text:span text:style-name="T298">;</text:span></text:p>
      <text:p text:style-name="P299"><text:span text:style-name="T300"><draw:frame draw:z-index="6" draw:id="id6" draw:style-name="a6" draw:name="Frame7" text:anchor-type="paragraph" svg:x="-104.1563in" svg:y="0in" svg:width="0.01528in" svg:height="0.01528in" style:rel-width="scale" style:rel-height="scale"><draw:text-box><text:p text:style-name="Textbody">Copy to Clipboard</text:p></draw:text-box><svg:title/><svg:desc/></draw:frame></text:span><text:span text:style-name="T301">Contrairement à CSS, la propriété DOM </text:span><text:span text:style-name="T302">.style</text:span><text:span text:style-name="T303">n'implémente pas de trait d'union tel que </text:span><text:span text:style-name="T304">background-color</text:span><text:span text:style-name="T305">, mais plutôt la notation camel case . </text:span><text:span text:style-name="T306">backgroundColor</text:span><text:span text:style-name="T307">Consultez cette </text:span><text:a xlink:href="https://www.w3schools.com/jsref/dom_obj_style.asp" office:target-frame-name="_top" xlink:show="replace"><text:span text:style-name="T308">référence W3 sur l'objet de style HTML DOM</text:span></text:a><text:span text:style-name="T309"> pour découvrir comment les propriétés CSS sont converties en JavaScript.</text:span></text:p>
      <text:soft-page-break/>
      <text:p text:style-name="P310"><text:span text:style-name="T311">La syntaxe de chaînage</text:span><text:span text:style-name="T312"> suivante fonctionnerait également :</text:span></text:p>
      <text:p text:style-name="PreformattedText"><text:span text:style-name="T313">document</text:span><text:span text:style-name="T314">.</text:span><text:span text:style-name="T315">querySelector</text:span><text:span text:style-name="T316">(</text:span><text:span text:style-name="T317">'.blue'</text:span><text:span text:style-name="T318">).</text:span><text:span text:style-name="T319">style</text:span><text:span text:style-name="T320">.</text:span><text:span text:style-name="T321">fontFamily</text:span><text:span text:style-name="T322"><text:s/>= </text:span><text:span text:style-name="T323">'Roboto'</text:span><text:span text:style-name="T324">;</text:span></text:p>
      <text:p text:style-name="P325"/>
      <text:h text:style-name="P326" text:outline-level="3">Traverser le DOM</text:h>
      <text:p text:style-name="P327">13 minutes</text:p>
      <text:p text:style-name="P328"><text:span text:style-name="T329">Récapitulons la relation parent-enfant dans la hiérarchie DOM. Un </text:span><text:span text:style-name="T330">nœud parent</text:span><text:span text:style-name="T331"> est un nœud ancêtre direct d'un autre nœud. Un </text:span><text:span text:style-name="T332">nœud</text:span><text:span text:style-name="T333"><text:s/>enfant</text:span><text:span text:style-name="T334"> est un descendant direct d'un autre nœud, appelé nœud parent.</text:span></text:p>
      <text:p text:style-name="P335">Ces relations suivent la structure imbriquée du code HTML. Les éléments imbriqués dans un élément HTML sont les enfants de cet élément parent.</text:p>
      <text:p text:style-name="P336"><text:span text:style-name="T337">Chaque élément possède une propriété </text:span><text:span text:style-name="T338">.paren</text:span><text:span text:style-name="T339">tNode</text:span><text:span text:style-name="T340">et . Cette </text:span><text:a xlink:href="https://developer.mozilla.org/en-US/docs/Web/API/Node/parentNode" office:target-frame-name="_top" xlink:show="replace"><text:span text:style-name="T341">propriété</text:span></text:a><text:span text:style-name="T342"> renvoie le parent de l'élément spécifié dans la hiérarchie DOM. Notez que l' élément est le </text:span><text:span text:style-name="T343">nœud racine</text:span><text:span text:style-name="T344"> , sa propriété renvoie donc .<text:s/></text:span><text:span text:style-name="T345">Cette propriété renvoie un tableau des enfants de l'élément spécifié. Si l'élément n'a pas d'enfant, elle renvoie .</text:span><text:span text:style-name="T346">.children</text:span><text:a xlink:href="https://developer.mozilla.org/en-US/docs/Web/API/Node/parentNode" office:target-frame-name="_top" xlink:show="replace"><text:span text:style-name="T347">.parentNode</text:span></text:a><text:span text:style-name="T348">document.parentNodenull.childrennull</text:span></text:p>
      <text:p text:style-name="PreformattedText"><text:span text:style-name="T349">&lt;u</text:span><text:span text:style-name="T350">l</text:span><text:span text:style-name="T351"><text:s/></text:span><text:span text:style-name="T352">id</text:span><text:span text:style-name="T353">=</text:span><text:span text:style-name="T354">'groceries'</text:span><text:span text:style-name="T355">&gt;</text:span></text:p>
      <text:p text:style-name="PreformattedText"><text:span text:style-name="T356">  </text:span><text:span text:style-name="T357">&lt;li</text:span><text:span text:style-name="T358"><text:s/></text:span><text:span text:style-name="T359">id</text:span><text:span text:style-name="T360">=</text:span><text:span text:style-name="T361">'must-have'</text:span><text:span text:style-name="T362">&gt;</text:span><text:span text:style-name="T363">Toilet Paper</text:span><text:span text:style-name="T364">&lt;/li&gt;</text:span></text:p>
      <text:p text:style-name="PreformattedText"><text:span text:style-name="T365">  </text:span><text:span text:style-name="T366">&lt;li&gt;</text:span><text:span text:style-name="T367">Apples</text:span><text:span text:style-name="T368">&lt;/li&gt;</text:span></text:p>
      <text:p text:style-name="PreformattedText"><text:span text:style-name="T369">  </text:span><text:span text:style-name="T370">&lt;li&gt;</text:span><text:span text:style-name="T371">Chocolate</text:span><text:span text:style-name="T372">&lt;/li&gt;</text:span></text:p>
      <text:p text:style-name="PreformattedText"><text:span text:style-name="T373">  </text:span><text:span text:style-name="T374">&lt;li&gt;</text:span><text:span text:style-name="T375">Dumplings</text:span><text:span text:style-name="T376">&lt;/li&gt;</text:span></text:p>
      <text:p text:style-name="PreformattedText"><text:span text:style-name="T377">&lt;/ul&gt;</text:span></text:p>
      <text:p text:style-name="P378"><text:span text:style-name="T379"><draw:frame draw:z-index="7" draw:id="id7" draw:style-name="a7" draw:name="Frame8" text:anchor-type="paragraph" svg:x="-104.1563in" svg:y="0in" svg:width="0.01528in" svg:height="0.01528in" style:rel-width="scale" style:rel-height="scale"><draw:text-box><text:p text:style-name="Textbody">Copy to Clipboard</text:p></draw:text-box><svg:title/><svg:desc/></draw:frame></text:span><text:span text:style-name="T380">Dans le code HTML ci-dessus, nous avons un </text:span><text:span text:style-name="T381">&lt;ul&gt;</text:span><text:span text:style-name="T382">élément avec l'ID </text:span><text:span text:style-name="T383">groceries</text:span><text:span text:style-name="T384">avec quatre </text:span><text:span text:style-name="T385">&lt;li&gt;</text:span><text:span text:style-name="T386">éléments à<text:s/></text:span><text:span text:style-name="T387">l'intérieur.</text:span></text:p>
      <text:p text:style-name="PreformattedText"><text:span text:style-name="T388">let parentElement</text:span><text:span text:style-name="T389"><text:s/>= </text:span><text:span text:style-name="T390">document</text:span><text:span text:style-name="T391">.</text:span><text:span text:style-name="T392">getElementById</text:span><text:span text:style-name="T393">(</text:span><text:span text:style-name="T394">'must-have'</text:span><text:span text:style-name="T395">).</text:span><text:span text:style-name="T396">parentNode</text:span><text:span text:style-name="T397">;<text:s/></text:span><text:span text:style-name="T398">// returns &lt;ul&gt; element</text:span></text:p>
      <text:p text:style-name="PreformattedText"><text:span text:style-name="T399">let childElements</text:span><text:span text:style-name="T400"><text:s/>= </text:span><text:span text:style-name="T401">document</text:span><text:span text:style-name="T402">.</text:span><text:span text:style-name="T403">getElementById</text:span><text:span text:style-name="T404">(</text:span><text:span text:style-name="T405">'groceries'</text:span><text:span text:style-name="T406">).</text:span><text:span text:style-name="T407">children</text:span><text:span text:style-name="T408">;<text:s/></text:span><text:span text:style-name="T409">// returns an array of &lt;li&gt; elements</text:span></text:p>
      <text:p text:style-name="P410"><text:span text:style-name="T411"><draw:frame draw:z-index="8" draw:id="id8" draw:style-name="a8" draw:name="Frame9" text:anchor-type="paragraph" svg:x="-104.1563in" svg:y="0in" svg:width="0.01528in" svg:height="0.01528in" style:rel-width="scale" style:rel-height="scale"><draw:text-box><text:p text:style-name="Textbody">Copy to Clipboard</text:p></draw:text-box><svg:title/><svg:desc/></draw:frame></text:span><text:span text:style-name="T412">Ici, la </text:span><text:span text:style-name="T413">parentElement</text:span><text:span text:style-name="T414">variable stocke les .parentNodeéléments </text:span><text:span text:style-name="T415">&lt;li&gt;</text:span><text:span text:style-name="T416">dont l'ID est </text:span><text:span text:style-name="T417">must-have</text:span><text:span text:style-name="T418">, qui seront les </text:span><text:span text:style-name="T419">&lt;ul&gt;</text:span><text:span text:style-name="T420">éléments dont l'ID est </text:span><text:span text:style-name="T421">groceries</text:span><text:span text:style-name="T422">. La </text:span><text:span text:style-name="T423">childElements</text:span><text:span text:style-name="T424">variable est définie sur les enfants de l' </text:span><text:span text:style-name="T425">&lt;ul&gt;</text:span><text:span text:style-name="T426">élément dont l'ID est </text:span><text:span text:style-name="T427">groceries</text:span><text:span text:style-name="T428">, qui seront un tableau de quatre </text:span><text:span text:style-name="T429">&lt;li&gt;</text:span><text:span text:style-name="T430">éléments.</text:span></text:p>
      <text:soft-page-break/>
      <text:h text:style-name="P431" text:outline-level="3">Créer et insérer des éléments</text:h>
      <text:p text:style-name="P432">12 minutes</text:p>
      <text:p text:style-name="P433">Tout comme le DOM permet aux scripts de modifier des éléments existants, il permet également d'en créer de nouveaux.</text:p>
      <text:p text:style-name="P434"><text:span text:style-name="T435">La </text:span><text:a xlink:href="https://developer.mozilla.org/en-US/docs/Web/API/Document/createElement" office:target-frame-name="_top" xlink:show="replace"><text:span text:style-name="T436">.createElement()</text:span><text:span text:style-name="T437">méthode</text:span></text:a><text:span text:style-name="T438"> crée un nouvel élément basé sur le nom de balise spécifié, passé en argument. Cependant, elle ne l'ajoute pas au document. Elle crée un élément v</text:span><text:span text:style-name="T439">ide, sans code HTML interne.</text:span></text:p>
      <text:p text:style-name="PreformattedText"><text:span text:style-name="T440">let paragraph</text:span><text:span text:style-name="T441"><text:s/>= </text:span><text:span text:style-name="T442">document</text:span><text:span text:style-name="T443">.</text:span><text:span text:style-name="T444">createElement</text:span><text:span text:style-name="T445">(</text:span><text:span text:style-name="T446">'p'</text:span><text:span text:style-name="T447">);</text:span></text:p>
      <text:p text:style-name="P448"><text:span text:style-name="T449"><draw:frame draw:z-index="9" draw:id="id9" draw:style-name="a9" draw:name="Frame10" text:anchor-type="paragraph" svg:x="-104.1563in" svg:y="0in" svg:width="0.01528in" svg:height="0.01528in" style:rel-width="scale" style:rel-height="scale"><draw:text-box><text:p text:style-name="Textbody">Copy to Clipboard</text:p></draw:text-box><svg:title/><svg:desc/></draw:frame></text:span><text:span text:style-name="T450">Dans l'exemple de code ci-dessus, la. createElement</text:span><text:span text:style-name="T451">()</text:span><text:span text:style-name="T452">méthode prend </text:span><text:span text:style-name="T453">'p'</text:span><text:span text:style-name="T454">comme argument ce qui crée un </text:span><text:span text:style-name="T455">&lt;p&gt;</text:span><text:span text:style-name="T456">élément vide et le stocke comme </text:span><text:span text:style-name="T457">paragraph</text:span><text:span text:style-name="T458">variable.</text:span></text:p>
      <text:p text:style-name="P459">Nous<text:s/>pouvons attribuer des valeurs aux propriétés de l'élément nouvellement créé comme nous l'avons fait précédemment avec les éléments existants.</text:p>
      <text:p text:style-name="PreformattedText"><text:span text:style-name="T460">paragraph</text:span><text:span text:style-name="T461">.</text:span><text:span text:style-name="T462">id</text:span><text:span text:style-name="T463"><text:s/>= </text:span><text:span text:style-name="T464">'info'</text:span><text:span text:style-name="T465">;</text:span></text:p>
      <text:p text:style-name="PreformattedText"><text:span text:style-name="T466">paragraph</text:span><text:span text:style-name="T467">.</text:span><text:span text:style-name="T468">innerHTML</text:span><text:span text:style-name="T469"><text:s/>= </text:span><text:span text:style-name="T470">'The text inside the paragraph'</text:span><text:span text:style-name="T471">;</text:span></text:p>
      <text:p text:style-name="P472"><text:span text:style-name="T473"><draw:frame draw:z-index="10" draw:id="id10" draw:style-name="a10" draw:name="Frame11" text:anchor-type="paragraph" svg:x="-104.1563in" svg:y="0in" svg:width="0.01528in" svg:height="0.01528in" style:rel-width="scale" style:rel-height="scale"><draw:text-box><text:p text:style-name="Textbody">Copy to Clipboard</text:p></draw:text-box><svg:title/><svg:desc/></draw:frame></text:span><text:span text:style-name="T474">Ci-dessus, nous</text:span><text:span text:style-name="T475"><text:s/>utilisons la </text:span><text:span text:style-name="T476">.id<text:s/></text:span><text:span text:style-name="T477">propriété à attribuer </text:span><text:span text:style-name="T478">'info'<text:s/></text:span><text:span text:style-name="T479">comme ID et la </text:span><text:span text:style-name="T480">.innerHTML<text:s/></text:span><text:span text:style-name="T481">propriété à définir </text:span><text:span text:style-name="T482">'The text inside the paragraph'</text:span><text:span text:style-name="T483">comme contenu de l' </text:span><text:span text:style-name="T484">&lt;p&gt;</text:span><text:span text:style-name="T485">élément.</text:span></text:p>
      <text:p text:style-name="P486"><text:span text:style-name="T487">Pour créer un élément et l'ajouter à la page web, vous devez lui assigner le rôle d'enfant d'un élém</text:span><text:span text:style-name="T488">ent existant dans le DOM, appelé élément parent. Ce processus est appelé </text:span><text:span text:style-name="T489">« appending »</text:span><text:span text:style-name="T490"> . La </text:span><text:span text:style-name="T491">.appendChild()</text:span><text:span text:style-name="T492">méthode ajoute un élément enfant comme dernier nœud enfant de l'élément parent. Le code suivant ajoute l' </text:span><text:span text:style-name="T493">&lt;p&gt;</text:span><text:span text:style-name="T494">élément stocké dans la </text:span><text:span text:style-name="T495">paragraph</text:span><text:span text:style-name="T496">variable<text:s/></text:span><text:span text:style-name="T497">au corps du document.</text:span></text:p>
      <text:p text:style-name="PreformattedText"><text:span text:style-name="T498">document</text:span><text:span text:style-name="T499">.</text:span><text:span text:style-name="T500">body</text:span><text:span text:style-name="T501">.</text:span><text:span text:style-name="T502">appendChild</text:span><text:span text:style-name="T503">(</text:span><text:span text:style-name="T504">paragraph</text:span><text:span text:style-name="T505">);</text:span></text:p>
      <text:p text:style-name="P506"><text:span text:style-name="T507"><draw:frame draw:z-index="11" draw:id="id11" draw:style-name="a11" draw:name="Frame12" text:anchor-type="paragraph" svg:x="-104.1563in" svg:y="0in" svg:width="0.01528in" svg:height="0.01528in" style:rel-width="scale" style:rel-height="scale"><draw:text-box><text:p text:style-name="Textbody">Copy to Clipboard</text:p></draw:text-box><svg:title/><svg:desc/></draw:frame></text:span><text:span text:style-name="T508">La </text:span><text:span text:style-name="T509">.appendChild()</text:span><text:span text:style-name="T510">méthode ne remplace pas le contenu du parent (ici ) </text:span><text:span text:style-name="T511">body</text:span><text:span text:style-name="T512">. Elle ajoute plutôt le nouvel élément comme dernier enfant de ce parent.</text:span></text:p>
      <text:h text:style-name="P513" text:outline-level="3">Supprimer un élément</text:h>
      <text:p text:style-name="P514">7 minutes</text:p>
      <text:soft-page-break/>
      <text:p text:style-name="P515"><text:span text:style-name="T516">En plus de modifier ou de créer un élément à partir de zéro, le DOM permet également la suppression d'un élément.</text:span><text:span text:style-name="T517">.removeChild()</text:span><text:span text:style-name="T518"> </text:span></text:p>
      <text:p text:style-name="P519"><text:a xlink:href="https://www.codecademy.com/resources/docs/general/method" office:target-frame-name="_top" xlink:show="replace"><text:span text:style-name="T520"><draw:frame draw:z-index="12" draw:id="id12" draw:style-name="a12" draw:name="Frame13" text:anchor-type="paragraph" svg:x="-104.1563in" svg:y="0in" svg:width="0.01528in" svg:height="0.01528in" style:rel-width="scale" style:rel-height="scale"><draw:text-box><text:p text:style-name="Textbody">Aperçu : Documents Chargement de la description<text:s/>du lien</text:p></draw:text-box><svg:title/><svg:desc/></draw:frame></text:span><text:span text:style-name="T521">méthode</text:span></text:a></text:p>
      <text:p text:style-name="P522">supprime un enfant spécifié d'un parent.</text:p>
      <text:p text:style-name="PreformattedText"><text:span text:style-name="T523">let paragraph</text:span><text:span text:style-name="T524"><text:s/>= </text:span><text:span text:style-name="T525">document</text:span><text:span text:style-name="T526">.</text:span><text:span text:style-name="T527">querySelector</text:span><text:span text:style-name="T528">(</text:span><text:span text:style-name="T529">'p'</text:span><text:span text:style-name="T530">);</text:span></text:p>
      <text:p text:style-name="PreformattedText"><text:span text:style-name="T531">document</text:span><text:span text:style-name="T532">.</text:span><text:span text:style-name="T533">body</text:span><text:span text:style-name="T534">.</text:span><text:span text:style-name="T535">removeChild</text:span><text:span text:style-name="T536">(</text:span><text:span text:style-name="T537">paragraph</text:span><text:span text:style-name="T538">);</text:span></text:p>
      <text:p text:style-name="P539"><text:span text:style-name="T540"><draw:frame draw:z-index="13" draw:id="id13" draw:style-name="a13" draw:name="Frame14" text:anchor-type="paragraph" svg:x="-104.1563in" svg:y="0in" svg:width="0.01528in" svg:height="0.01528in" style:rel-width="scale" style:rel-height="scale"><draw:text-box><text:p text:style-name="Textbody">Copy to Clipboard</text:p></draw:text-box><svg:title/><svg:desc/></draw:frame></text:span><text:span text:style-name="T541">Dans l'exemple de code ci-dessus, la </text:span><text:span text:style-name="T542">.querySelector()</text:span><text:span text:style-name="T543">méthode renvoie le premier paragraphe du<text:s/></text:span><text:span text:style-name="T544">document. L' </text:span><text:span text:style-name="T545">paragraph</text:span><text:span text:style-name="T546">élément est ensuite transmis en tant qu'élément</text:span></text:p>
      <text:p text:style-name="P547"><text:a xlink:href="https://www.codecademy.com/resources/docs/general/argument" office:target-frame-name="_top" xlink:show="replace"><text:span text:style-name="T548"><draw:frame draw:z-index="14" draw:id="id14" draw:style-name="a14" draw:name="Frame15"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549">argument</text:span></text:a></text:p>
      <text:p text:style-name="P550"><text:span text:style-name="T551">de la </text:span><text:span text:style-name="T552">.removeChild()</text:span><text:span text:style-name="T553">méthode chaînée au par</text:span><text:span text:style-name="T554">ent du paragraphe— </text:span><text:span text:style-name="T555">document.body</text:span><text:span text:style-name="T556">. Cela supprime le premier paragraphe du corps du document.</text:span></text:p>
      <text:p text:style-name="P557"><text:span text:style-name="T558">Si vous souhaitez masquer un élément plutôt que de le supprimer complètement, la </text:span><text:a xlink:href="https://developer.mozilla.org/en-US/docs/Web/API/HTMLElement/hidden" office:target-frame-name="_top" xlink:show="replace"><text:span text:style-name="T559">.hidden</text:span><text:span text:style-name="T560">propriété</text:span></text:a><text:span text:style-name="T561"> vous permet de le masquer en définissant la propriété comme </text:span><text:span text:style-name="T562">true</text:span><text:span text:style-name="T563">ou </text:span><text:span text:style-name="T564">false</text:span><text:span text:style-name="T565">:</text:span></text:p>
      <text:p text:style-name="PreformattedText"><text:span text:style-name="T566">document</text:span><text:span text:style-name="T567">.</text:span><text:span text:style-name="T568">getElementById</text:span><text:span text:style-name="T569">(</text:span><text:span text:style-name="T570">'sign'</text:span><text:span text:style-name="T571">).</text:span><text:span text:style-name="T572">hidden</text:span><text:span text:style-name="T573"><text:s/>= </text:span><text:span text:style-name="T574">true</text:span><text:span text:style-name="T575">;</text:span></text:p>
      <text:p text:style-name="P576"><text:span text:style-name="T577"><draw:frame draw:z-index="15" draw:id="id15" draw:style-name="a15" draw:name="Frame16" text:anchor-type="paragraph" svg:x="-104.1563in" svg:y="0in" svg:width="0.01528in" svg:height="0.01528in" style:rel-width="scale" style:rel-height="scale"><draw:text-box><text:p text:style-name="Textbody">Copy to Clipboard</text:p></draw:text-box><svg:title/><svg:desc/></draw:frame></text:span><text:span text:style-name="T578">Le code ci-dessus n'a pas supprimé l'élément avec l'ID </text:span><text:span text:style-name="T579">'sign'</text:span><text:span text:style-name="T580">du DOM mais l'a plutôt masqué.</text:span></text:p>
      <text:p text:style-name="P581"/>
      <text:h text:style-name="P582" text:outline-level="3">Ajouter une interactivité par clic</text:h>
      <text:p text:style-name="P583">7 minutes</text:p>
      <text:p text:style-name="P584"><text:span text:style-name="T585">Vous pouvez ajouter de l'interactivité aux éléments DOM en attribuant une fonction à exécuter en fonction d'un </text:span><text:a xlink:href="https://developer.mozilla.org/en-US/docs/Web/Events" office:target-frame-name="_top" xlink:show="replace"><text:span text:style-name="T586">événement</text:span></text:a><text:span text:style-name="T587"> . Les événements peuv</text:span><text:span text:style-name="T588">ent aller d'un clic au survol d'un élément par la souris. Nous en apprendrons davantage sur les événements dans la prochaine leçon </text:span><text:a xlink:href="https://www.codecademy.com/courses/build-interactive-websites/lessons/dom-events" office:target-frame-name="_top" xlink:show="replace"><text:span text:style-name="T589">« Événements DOM avec JavaS</text:span><text:span text:style-name="T590">cript »</text:span></text:a><text:span text:style-name="T591"> . Pour l'instant, voyons comment modifier un élément lorsqu'un événement de clic se produit.</text:span></text:p>
      <text:p text:style-name="P592"><text:span text:style-name="T593">La </text:span><text:span text:style-name="T594">.onclick</text:span><text:span text:style-name="T595">propriété vous permet d'attribuer une fonction à exécuter lorsqu'un événement de clic se produit sur un élément :</text:span></text:p>
      <text:p text:style-name="PreformattedText"><text:span text:style-name="T596">let element</text:span><text:span text:style-name="T597"><text:s/>= </text:span><text:span text:style-name="T598">document</text:span><text:span text:style-name="T599">.</text:span><text:span text:style-name="T600">querySelector</text:span><text:span text:style-name="T601">(</text:span><text:span text:style-name="T602">'button'</text:span><text:span text:style-name="T603">);</text:span></text:p>
      <text:soft-page-break/>
      <text:p text:style-name="PreformattedText"><text:span text:style-name="T604">element</text:span><text:span text:style-name="T605">.</text:span><text:span text:style-name="T606">onclick</text:span><text:span text:style-name="T607"><text:s/>= </text:span><text:span text:style-name="T608">function</text:span><text:span text:style-name="T609">() { </text:span></text:p>
      <text:p text:style-name="PreformattedText"><text:span text:style-name="T610">  </text:span><text:span text:style-name="T611">element</text:span><text:span text:style-name="T612">.</text:span><text:span text:style-name="T613">style</text:span><text:span text:style-name="T614">.</text:span><text:span text:style-name="T615">backgroundColor</text:span><text:span text:style-name="T616"><text:s/>= </text:span><text:span text:style-name="T617">'blue'</text:span></text:p>
      <text:p text:style-name="PreformattedText"><text:span text:style-name="T618">};</text:span></text:p>
      <text:p text:style-name="P619"><text:span text:style-name="T620"><draw:frame draw:z-index="16" draw:id="id16" draw:style-name="a16" draw:name="Frame17" text:anchor-type="paragraph" svg:x="-104.1563in" svg:y="0in" svg:width="0.01528in" svg:height="0.01528in" style:rel-width="scale" style:rel-height="scale"><draw:text-box><text:p text:style-name="Textbody">Copy to Clipboard</text:p></draw:text-box><svg:title/><svg:desc/></draw:frame></text:span><text:span text:style-name="T621">Vous pouvez également attribuer la </text:span><text:span text:style-name="T622">.onclick</text:span><text:span text:style-name="T623">propriété à une fonction par son nom :</text:span></text:p>
      <text:p text:style-name="PreformattedText"><text:span text:style-name="T624">let element</text:span><text:span text:style-name="T625"><text:s/>= </text:span><text:span text:style-name="T626">document</text:span><text:span text:style-name="T627">.</text:span><text:span text:style-name="T628">querySelector</text:span><text:span text:style-name="T629">(</text:span><text:span text:style-name="T630">'button'</text:span><text:span text:style-name="T631">);</text:span></text:p>
      <text:p text:style-name="PreformattedText"><text:span text:style-name="T632">function turnBlue</text:span><text:span text:style-name="T633">() {</text:span></text:p>
      <text:p text:style-name="PreformattedText"><text:span text:style-name="T634">   </text:span><text:span text:style-name="T635">element</text:span><text:span text:style-name="T636">.</text:span><text:span text:style-name="T637">style</text:span><text:span text:style-name="T638">.</text:span><text:span text:style-name="T639">backgroundColor</text:span><text:span text:style-name="T640"><text:s/>= </text:span><text:span text:style-name="T641">'blue'</text:span><text:span text:style-name="T642">;</text:span></text:p>
      <text:p text:style-name="PreformattedText"><text:span text:style-name="T643">}</text:span></text:p>
      <text:p text:style-name="PreformattedText"><text:span text:style-name="T644">element</text:span><text:span text:style-name="T645">.</text:span><text:span text:style-name="T646">onclick</text:span><text:span text:style-name="T647"><text:s/>= </text:span><text:span text:style-name="T648">turnBlue</text:span><text:span text:style-name="T649">;</text:span></text:p>
      <text:p text:style-name="P650"><text:span text:style-name="T651"><draw:frame draw:z-index="17" draw:id="id17" draw:style-name="a17" draw:name="Frame18" text:anchor-type="paragraph" svg:x="-104.1563in" svg:y="0in" svg:width="0.01528in" svg:height="0.01528in" style:rel-width="scale" style:rel-height="scale"><draw:text-box><text:p text:style-name="Textbody">Copy to Clipboard</text:p></draw:text-box><svg:title/><svg:desc/></draw:frame></text:span><text:span text:style-name="T652">Dans l'exemple de code ci-dessus, lorsque l' </text:span><text:span text:style-name="T653">&lt;button&gt;</text:span><text:span text:style-name="T654">élément détecte un événement de clic, le </text:span><text:span text:style-name="T655">backgroundColor</text:span><text:span text:style-name="T656">sera changé en </text:span><text:span text:style-name="T657">'blue'</text:span><text:span text:style-name="T658">.</text:span></text:p>
      <text:p text:style-name="P659"/>
      <text:h text:style-name="P660" text:outline-level="3">Revoir</text:h>
      <text:p text:style-name="P661">1 min</text:p>
      <text:p text:style-name="P662">Dans cette leçon, vous avez manipulé une structure de page Web en exploitant l’interface Document Object Model (DOM) en JavaScript.</text:p>
      <text:p text:style-name="P663">Passons en revue ce que nous avons appris :</text:p>
      <text:list text:style-name="LFO5" text:continue-numbering="true">
        <text:list-item>
          <text:p text:style-name="P664"><text:span text:style-name="T665">Le </text:span><text:span text:style-name="T666">document</text:span><text:span text:style-name="T667">mot-clé donne accès à la racine du DOM en JavaScript.</text:span></text:p>
        </text:list-item>
        <text:list-item>
          <text:p text:style-name="P668"><text:span text:style-name="T669">L'interfa</text:span><text:span text:style-name="T670">ce DOM vous permet de sélectionner un élément spécifique avec des sélecteurs CSS en utilisant le</text:span><text:span text:style-name="T671">.querySelector()</text:span><text:span text:style-name="T672"> </text:span></text:p>
        </text:list-item>
      </text:list>
      <text:p text:style-name="P673"><text:a xlink:href="https://www.codecademy.com/resources/docs/general/method" office:target-frame-name="_top" xlink:show="replace"><text:span text:style-name="T674"><draw:frame draw:z-index="18" draw:id="id18" draw:style-name="a18" draw:name="Frame19"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675">méthode</text:span></text:a></text:p>
      <text:p text:style-name="P676">.</text:p>
      <text:list text:style-name="LFO5" text:continue-numbering="true">
        <text:list-item>
          <text:p text:style-name="P677"><text:span text:style-name="T678">Vous pouvez accéder à un élément directement par son ID avec la </text:span><text:span text:style-name="T679">.getElementById()</text:span><text:span text:style-name="T680">méthode qui renvoie un seul élément.</text:span></text:p>
        </text:list-item>
        <text:list-item>
          <text:p text:style-name="P681">Vous pouvez accéder à un</text:p>
        </text:list-item>
      </text:list>
      <text:p text:style-name="P682"><text:a xlink:href="https://www.codecademy.com/resources/docs/general/data-structures/array" office:target-frame-name="_top" xlink:show="replace"><text:span text:style-name="T683"><draw:frame draw:z-index="19" draw:id="id19" draw:style-name="a19" draw:name="Frame20"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684">tableau</text:span></text:a></text:p>
      <text:p text:style-name="P685"><text:span text:style-name="T686">des éléments avec les méthodes </text:span><text:span text:style-name="T687">.getElementsByClassName()</text:span><text:span text:style-name="T688">et </text:span><text:span text:style-name="T689">.getElementsByTagName()</text:span><text:span text:style-name="T690">, puis appelez un seul élément en référençant son emplacement dans le tableau.</text:span></text:p>
      <text:soft-page-break/>
      <text:list text:style-name="LFO5" text:continue-numbering="true">
        <text:list-item>
          <text:p text:style-name="P691"><text:span text:style-name="T692">Les propriétés </text:span><text:span text:style-name="T693">.innerHTML</text:span><text:span text:style-name="T694">et </text:span><text:span text:style-name="T695">.style</text:span><text:span text:style-name="T696">vous permettent<text:s/></text:span><text:span text:style-name="T697">de modifier un élément en changeant respectivement son contenu ou son style.</text:span></text:p>
        </text:list-item>
        <text:list-item>
          <text:p text:style-name="P698"><text:span text:style-name="T699">Vous pouvez créer, ajouter et supprimer des éléments en utilisant respectivement les méthodes </text:span><text:span text:style-name="T700">.createElement()</text:span><text:span text:style-name="T701">, </text:span><text:span text:style-name="T702">.appendChild()</text:span><text:span text:style-name="T703">et .</text:span><text:span text:style-name="T704">.removeChild()</text:span></text:p>
        </text:list-item>
        <text:list-item>
          <text:p text:style-name="P705"><text:span text:style-name="T706">La </text:span><text:span text:style-name="T707">.onclick</text:span><text:span text:style-name="T708">propriété peut ajouter<text:s/></text:span><text:span text:style-name="T709">de l'interactivité à un élément DOM en fonction d'un événement de clic.</text:span></text:p>
        </text:list-item>
        <text:list-item>
          <text:p text:style-name="P710"><text:span text:style-name="T711">La </text:span><text:span text:style-name="T712">.children</text:span><text:span text:style-name="T713">propriété renvoie une liste des enfants d'un élément et la </text:span><text:span text:style-name="T714">.parentNode</text:span><text:span text:style-name="T715">propriété renvoie le nœud connecté le plus proche de l'élément dans la direction vers la racine.</text:span></text:p>
        </text:list-item>
      </text:list>
      <text:h text:style-name="P716" text:outline-level="3">Enregistrement du gestionnaire d'événements</text:h>
      <text:p text:style-name="P717">13 minutes</text:p>
      <text:p text:style-name="P718">Vous faites du bon travail ! Il est maintenant temps de se plonger dans l'utilisation des fonctions de gestion d'événements pour créer de l'interactivité.</text:p>
      <text:p text:style-name="P719"><text:span text:style-name="T720">En utilisant le</text:span><text:span text:style-name="T721">.addEventListener()</text:span><text:span text:style-name="T722"> </text:span></text:p>
      <text:p text:style-name="P723"><text:a xlink:href="https://www.codecademy.com/resources/docs/general/method" office:target-frame-name="_top" xlink:show="replace"><text:span text:style-name="T724"><draw:frame draw:z-index="20" draw:id="id20" draw:style-name="a20" draw:name="Frame21" text:anchor-type="paragraph" svg:x="-104.1563in" svg:y="0in" svg:width="0.01528in" svg:height="0.01528in" style:rel-width="scale" style:rel-height="scale"><draw:text-box><text:p text:style-name="P725">Preview: Docs A method is a small piece of code, usually defined in a class, that can be used outside the class and in other parts of the program.</text:p></draw:text-box><svg:title/><svg:desc/></draw:frame></text:span><text:span text:style-name="T726">méthode</text:span></text:a></text:p>
      <text:p text:style-name="Textbody"><text:span text:style-name="T727">, nous pouvons demander à un élément<text:s/></text:span><text:span text:style-name="T728">DOM d'écouter un événement spécifique et d'exécuter un bloc de code lorsque celui-ci est détecté. L'élément DOM qui écoute un événement est appelé la </text:span><text:span text:style-name="T729">cible de l'événement</text:span><text:span text:style-name="T730"> , et le bloc de code qui s'exécute lorsque l'événement se produit est appelé le </text:span><text:span text:style-name="T731">gesti</text:span><text:span text:style-name="T732">onnaire d'événements</text:span><text:span text:style-name="T733"> .</text:span></text:p>
      <text:p text:style-name="P734">Jetons un œil au code ci-dessous :</text:p>
      <text:p text:style-name="PreformattedText"><text:span text:style-name="T735">let eventTarget</text:span><text:span text:style-name="T736"><text:s/>= </text:span><text:span text:style-name="T737">document</text:span><text:span text:style-name="T738">.</text:span><text:span text:style-name="T739">getElementById</text:span><text:span text:style-name="T740">(</text:span><text:span text:style-name="T741">'targetElement'</text:span><text:span text:style-name="T742">);</text:span></text:p>
      <text:p text:style-name="PreformattedText"><text:span text:style-name="T743">eventTarget</text:span><text:span text:style-name="T744">.</text:span><text:span text:style-name="T745">addEventListener</text:span><text:span text:style-name="T746">(</text:span><text:span text:style-name="T747">'click'</text:span><text:span text:style-name="T748">,<text:s/></text:span><text:span text:style-name="T749">function</text:span><text:span text:style-name="T750">() {</text:span></text:p>
      <text:p text:style-name="PreformattedText"><text:span text:style-name="T751">  </text:span><text:span text:style-name="T752">// this block of code will run when click event happens on eventTarget element</text:span></text:p>
      <text:p text:style-name="PreformattedText"><text:span text:style-name="T753">});</text:span></text:p>
      <text:p text:style-name="P754"><text:span text:style-name="T755"><draw:frame draw:z-index="21" draw:id="id21" draw:style-name="a21" draw:name="Frame22" text:anchor-type="paragraph" svg:x="-104.1563in" svg:y="0in" svg:width="0.01528in" svg:height="0.01528in" style:rel-width="scale" style:rel-height="scale"><draw:text-box><text:p text:style-name="Textbody">Copy to Clipboard</text:p></draw:text-box><svg:title/><svg:desc/></draw:frame></text:span><text:span text:style-name="T756">Décomposons cela !</text:span></text:p>
      <text:list text:style-name="LFO6" text:continue-numbering="true">
        <text:list-item>
          <text:p text:style-name="P757"><text:span text:style-name="T758">Nous avons sélectionné notre cible d'événement à partir du DOM en utilisant </text:span><text:span text:style-name="T759">document.getElementById('targetElement')</text:span><text:span text:style-name="T760">.</text:span></text:p>
        </text:list-item>
        <text:list-item>
          <text:p text:style-name="P761"><text:span text:style-name="T762">Nous avons utilisé la </text:span><text:span text:style-name="T763">.addEventListener()</text:span><text:span text:style-name="T764">méthode sur l' </text:span><text:span text:style-name="T765">eventTarget</text:span><text:span text:style-name="T766">élément DOM.</text:span></text:p>
        </text:list-item>
        <text:list-item>
          <text:p text:style-name="P767"><text:span text:style-name="T768">La </text:span><text:span text:style-name="T769">.addEventListener()</text:span><text:span text:style-name="T770">méthode prend deux arguments : un nom d'événement dans</text:span></text:p>
        </text:list-item>
      </text:list>
      <text:p text:style-name="P771"><text:a xlink:href="https://www.codecademy.com/resources/docs/general/data-types/string" office:target-frame-name="_top" xlink:show="replace"><text:span text:style-name="T772"><draw:frame draw:z-index="22" draw:id="id22" draw:style-name="a22" draw:name="Frame23" text:anchor-type="paragraph" svg:x="-104.1563in" svg:y="0in" svg:width="0.01528in" svg:height="0.01528in" style:rel-width="scale" style:rel-height="scale"><draw:text-box><text:p text:style-name="P773">Preview: Docs Stores a sequence of indexed characters that can be of any length and is contained within a pair of single or double quotes.</text:p></draw:text-box><svg:title/><svg:desc/></draw:frame></text:span><text:span text:style-name="T774">chaîne</text:span></text:a></text:p>
      <text:p text:style-name="P775">format et une fonction de gestion d'événements. Nous découvrirons les différentes valeurs utilisables comme noms d'événements dans une leçon ultérieure.</text:p>
      <text:list text:style-name="LFO6" text:continue-numbering="true">
        <text:list-item>
          <text:p text:style-name="P776"><text:span text:style-name="T777">Dans cet exemple, nous avons utilisé l' </text:span><text:span text:style-name="T778">'click'</text:span><text:span text:style-name="T779">évén</text:span><text:span text:style-name="T780">ement, qui se déclenche lorsque l'utilisateur clique sur </text:span><text:span text:style-name="T781">eventTarget</text:span><text:span text:style-name="T782">.</text:span></text:p>
        </text:list-item>
        <text:list-item>
          <text:p text:style-name="P783"><text:span text:style-name="T784">Le bloc de code dans la fonction de gestionnaire d'événements s'exécutera lorsque l' </text:span><text:span text:style-name="T785">'click'</text:span><text:span text:style-name="T786">événement sera détecté.</text:span></text:p>
        </text:list-item>
      </text:list>
      <text:p text:style-name="P787"><text:span text:style-name="T788">Au lieu d'utiliser une fonction anonyme comme gestionnaire d'événement</text:span><text:span text:style-name="T789">s, il est recommandé de créer une fonction nommée. Votre code restera ainsi organisé et réutilisable, même s'il devient complexe.<text:s/></text:span><text:span text:style-name="T790">Consultez la syntaxe :</text:span></text:p>
      <text:p text:style-name="PreformattedText"><text:span text:style-name="T791">function eventHandlerFunction</text:span><text:span text:style-name="T792">() {</text:span></text:p>
      <text:p text:style-name="PreformattedText"><text:span text:style-name="T793">  </text:span><text:span text:style-name="T794">// this block of code will run when click event happens</text:span></text:p>
      <text:p text:style-name="PreformattedText"><text:span text:style-name="T795">}</text:span></text:p>
      <text:p text:style-name="PreformattedText"><text:span text:style-name="T796">eventTarget</text:span><text:span text:style-name="T797">.</text:span><text:span text:style-name="T798">addEventListener</text:span><text:span text:style-name="T799">(</text:span><text:span text:style-name="T800">'click'</text:span><text:span text:style-name="T801">,<text:s/></text:span><text:span text:style-name="T802">eventHandlerFunction</text:span><text:span text:style-name="T803">);</text:span></text:p>
      <text:p text:style-name="P804"><text:span text:style-name="T805"><draw:frame draw:z-index="23" draw:id="id23" draw:style-name="a23" draw:name="Frame24" text:anchor-type="paragraph" svg:x="-104.1563in" svg:y="0in" svg:width="0.01528in" svg:height="0.01528in" style:rel-width="scale" style:rel-height="scale"><draw:text-box><text:p text:style-name="Textbody">Copy to Clipboard</text:p></draw:text-box><svg:title/><svg:desc/></draw:frame></text:span><text:span text:style-name="T806">La fonction nommée </text:span><text:span text:style-name="T807">eventHandlerFunction</text:span><text:span text:style-name="T808">est passée en deuxième</text:span></text:p>
      <text:p text:style-name="P809"><text:a xlink:href="https://www.codecademy.com/resources/docs/general/argument" office:target-frame-name="_top" xlink:show="replace"><text:span text:style-name="T810"><draw:frame draw:z-index="24" draw:id="id24" draw:style-name="a24" draw:name="Frame25" text:anchor-type="paragraph" svg:x="-104.1563in" svg:y="0in" svg:width="0.01528in" svg:height="0.01528in" style:rel-width="scale" style:rel-height="scale"><draw:text-box><text:p text:style-name="Textbody">Aperçu : Documents Chargement de<text:s/>la description du lien</text:p></draw:text-box><svg:title/><svg:desc/></draw:frame></text:span><text:span text:style-name="T811">argument</text:span></text:a></text:p>
      <text:p text:style-name="P812"><text:span text:style-name="T813">de la </text:span><text:span text:style-name="T814">.addEventListener()</text:span><text:span text:style-name="T815">méthode au lieu de définir une fonction anonyme dans la méthode !</text:span></text:p>
      <text:p text:style-name="P816"/>
      <text:h text:style-name="P817" text:outline-level="3">Ajout de gestionnaires d'événements</text:h>
      <text:p text:style-name="P818">13 minutes</text:p>
      <text:p text:style-name="P819"><text:span text:style-name="T820">Nous avons étudié l'enregistrement des gestionnaires d'événements à l'aide de</text:span><text:span text:style-name="T821">.addEven</text:span><text:span text:style-name="T822">tListener()</text:span><text:span text:style-name="T823"> </text:span></text:p>
      <text:p text:style-name="P824"><text:a xlink:href="https://www.codecademy.com/resources/docs/general/method" office:target-frame-name="_top" xlink:show="replace"><text:span text:style-name="T825"><draw:frame draw:z-index="25" draw:id="id25" draw:style-name="a25" draw:name="Frame26"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826">méthode</text:span></text:a></text:p>
      <text:p text:style-name="P827">, mais il y a aussi un autre moyen !</text:p>
      <text:soft-page-break/>
      <text:p text:style-name="P828"><text:span text:style-name="T829">Les gestionnaires d'événements peuvent également être enregistrés</text:span><text:span text:style-name="T830"><text:s/>en définissant une </text:span><text:span text:style-name="T831">.onevent</text:span><text:span text:style-name="T832">propriété sur un élément DOM (cible d'événement). Le modèle d'enregistrement d'un événement spécifique consiste à ajouter un élément avec </text:span><text:span text:style-name="T833">.on</text:span><text:span text:style-name="T834">suivi du nom du type d'événement en minuscules. Par exemple, pour enregistrer un événem</text:span><text:span text:style-name="T835">ent de clic avec ce modèle, nous écrirons :</text:span></text:p>
      <text:p text:style-name="PreformattedText"><text:span text:style-name="T836">eventTarget</text:span><text:span text:style-name="T837">.</text:span><text:span text:style-name="T838">onclick</text:span><text:span text:style-name="T839"><text:s/>= </text:span><text:span text:style-name="T840">eventHandlerFunction</text:span><text:span text:style-name="T841">;</text:span></text:p>
      <text:p text:style-name="P842"><text:span text:style-name="T843"><draw:frame draw:z-index="26" draw:id="id26" draw:style-name="a26" draw:name="Frame27" text:anchor-type="paragraph" svg:x="-104.1563in" svg:y="0in" svg:width="0.01528in" svg:height="0.01528in" style:rel-width="scale" style:rel-height="scale"><draw:text-box><text:p text:style-name="Textbody">Copy to Clipboard</text:p></draw:text-box><svg:title/><svg:desc/></draw:frame></text:span><text:span text:style-name="T844">Ici, nous donnons à l'élément DOM </text:span><text:span text:style-name="T845">eventTarget</text:span><text:span text:style-name="T846">la </text:span><text:a xlink:href="https://developer.mozilla.org/en-US/docs/Web/API/GlobalEventHandlers/onclick" office:target-frame-name="_top" xlink:show="replace"><text:span text:style-name="T847">.onclick</text:span><text:span text:style-name="T848">propriété</text:span></text:a><text:span text:style-name="T849"> et définissons sa valeur comme fonction de gestionnaire d'événements </text:span><text:span text:style-name="T850">eventHandlerFunction</text:span><text:span text:style-name="T851">.</text:span></text:p>
      <text:p text:style-name="P852"><text:span text:style-name="T853">Il est important de savoir que ces </text:span><text:span text:style-name="T854">.onevent</text:span><text:span text:style-name="T855">propriétés et </text:span><text:span text:style-name="T856">.addEventListener()</text:span><text:span text:style-name="T857">enregistrent toutes deux des écouteurs d'événements. Avec </text:span><text:span text:style-name="T858">.onevent</text:span><text:span text:style-name="T859">, ell</text:span><text:span text:style-name="T860">e permet d'attacher une fonction de gestion d'événements à la cible de l'événement. Cependant, avec la </text:span><text:span text:style-name="T861">.addEventListener()</text:span><text:span text:style-name="T862">méthode , nous pouvons ajouter plusieurs fonctions de gestion d'événements. Dans les exercices suivants, nous utiliserons la </text:span><text:span text:style-name="T863">.addEvent</text:span><text:span text:style-name="T864">Listener()</text:span><text:span text:style-name="T865">syntaxe, mais nous souhaitions également la présenter </text:span><text:span text:style-name="T866">.onevent</text:span><text:span text:style-name="T867">car les deux sont largement utilisées.</text:span></text:p>
      <text:p text:style-name="P868"/>
      <text:h text:style-name="P869" text:outline-level="3">Suppression des gestionnaires d'événements</text:h>
      <text:p text:style-name="P870">7 minutes</text:p>
      <text:p text:style-name="P871"><text:span text:style-name="T872">Le</text:span><text:span text:style-name="T873">.removeEventListener()</text:span><text:span text:style-name="T874"> </text:span></text:p>
      <text:p text:style-name="P875"><text:a xlink:href="https://www.codecademy.com/resources/docs/general/method" office:target-frame-name="_top" xlink:show="replace"><text:span text:style-name="T876"><draw:frame draw:z-index="27" draw:id="id27" draw:style-name="a27" draw:name="Frame28"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877">méthode</text:span></text:a></text:p>
      <text:p text:style-name="P878"><text:span text:style-name="T879">Permet d'inverser la </text:span><text:span text:style-name="T880">.addEventListener()</text:span><text:span text:style-name="T881">méthode. Cette méthode empêche la cible d'événement d'« écouter » un événemen</text:span><text:span text:style-name="T882">t se déclencher lorsqu'il n'est plus nécessaire. </text:span><text:span text:style-name="T883">.removeEventListener()</text:span><text:span text:style-name="T884">Elle prend également deux arguments :</text:span></text:p>
      <text:list text:style-name="LFO7" text:continue-numbering="true">
        <text:list-item>
          <text:p text:style-name="P885">Le type d'événement sous forme de chaîne</text:p>
        </text:list-item>
        <text:list-item>
          <text:p text:style-name="P886">La fonction de gestionnaire d'événements</text:p>
        </text:list-item>
      </text:list>
      <text:p text:style-name="P887"><text:span text:style-name="T888">Découvrez la syntaxe d'une </text:span><text:span text:style-name="T889">.removeEventListener()</text:span><text:span text:style-name="T890">méthode avec un<text:s/></text:span><text:span text:style-name="T891">événement de clic :</text:span></text:p>
      <text:soft-page-break/>
      <text:p text:style-name="PreformattedText"><text:span text:style-name="T892">eventTarget</text:span><text:span text:style-name="T893">.</text:span><text:span text:style-name="T894">removeEventListener</text:span><text:span text:style-name="T895">(</text:span><text:span text:style-name="T896">'click'</text:span><text:span text:style-name="T897">,<text:s/></text:span><text:span text:style-name="T898">eventHandlerFunction</text:span><text:span text:style-name="T899">);</text:span></text:p>
      <text:p text:style-name="P900"><text:span text:style-name="T901"><draw:frame draw:z-index="28" draw:id="id28" draw:style-name="a28" draw:name="Frame29" text:anchor-type="paragraph" svg:x="-104.1563in" svg:y="0in" svg:width="0.01528in" svg:height="0.01528in" style:rel-width="scale" style:rel-height="scale"><draw:text-box><text:p text:style-name="Textbody">Copy to Clipboard</text:p></draw:text-box><svg:title/><svg:desc/></draw:frame></text:span><text:span text:style-name="T902">Étant donné que plusieurs fonctions de gestion d'événements peuvent être associées à un événement particulier, </text:span><text:span text:style-name="T903">.removeEventListener()</text:span><text:span text:style-name="T904">le nom exact du<text:s/></text:span><text:span text:style-name="T905">type d'événement et celui du gestionnaire d'événements à supprimer sont requis. Si </text:span><text:span text:style-name="T906">.addEventListener()</text:span><text:span text:style-name="T907">une fonction anonyme est fournie, cet écouteur d'événements ne peut pas être supprimé.</text:span></text:p>
      <text:p text:style-name="P908"/>
      <text:h text:style-name="P909" text:outline-level="3">Propriétés de l'objet événement</text:h>
      <text:p text:style-name="P910">14 minutes</text:p>
      <text:p text:style-name="P911"><text:span text:style-name="T912">JavaScript stocke les<text:s/></text:span><text:span text:style-name="T913">événements sous forme </text:span><text:a xlink:href="https://developer.mozilla.org/en-US/docs/Web/API/Event" office:target-frame-name="_top" xlink:show="replace"><text:span text:style-name="T914">Event</text:span><text:span text:style-name="T915">d'objets</text:span></text:a><text:span text:style-name="T916"> , avec leurs données et fonctionnalités associées sous forme de propriétés et de méthodes. Lorsqu'un événement est déclenché, l'objet événement peut</text:span><text:span text:style-name="T917"><text:s/>être transmis sous forme d'objet.</text:span></text:p>
      <text:p text:style-name="P918"><text:a xlink:href="https://www.codecademy.com/resources/docs/general/argument" office:target-frame-name="_top" xlink:show="replace"><text:span text:style-name="T919"><draw:frame draw:z-index="29" draw:id="id29" draw:style-name="a29" draw:name="Frame30"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920">argument</text:span></text:a></text:p>
      <text:p text:style-name="P921">à la fonction de gestionnaire d'événements.</text:p>
      <text:p text:style-name="PreformattedText"><text:span text:style-name="T922">function eventHandlerFunction</text:span><text:span text:style-name="T923">(</text:span><text:span text:style-name="T924">event</text:span><text:span text:style-name="T925">){</text:span></text:p>
      <text:p text:style-name="PreformattedText"><text:span text:style-name="T926">   </text:span><text:span text:style-name="T927">console</text:span><text:span text:style-name="T928">.</text:span><text:span text:style-name="T929">log</text:span><text:span text:style-name="T930">(</text:span><text:span text:style-name="T931">event</text:span><text:span text:style-name="T932">.</text:span><text:span text:style-name="T933">timeStamp</text:span><text:span text:style-name="T934">);</text:span></text:p>
      <text:p text:style-name="PreformattedText"><text:span text:style-name="T935">}</text:span></text:p>
      <text:p text:style-name="PreformattedText"><text:span text:style-name="T936">eventTarget</text:span><text:span text:style-name="T937">.</text:span><text:span text:style-name="T938">addEventListener</text:span><text:span text:style-name="T939">(</text:span><text:span text:style-name="T940">'click'</text:span><text:span text:style-name="T941">,<text:s/></text:span><text:span text:style-name="T942">eventHandlerFunction</text:span><text:span text:style-name="T943">);</text:span></text:p>
      <text:p text:style-name="P944"><text:span text:style-name="T945"><draw:frame draw:z-index="30" draw:id="id30" draw:style-name="a30" draw:name="Frame31" text:anchor-type="paragraph" svg:x="-104.1563in" svg:y="0in" svg:width="0.01528in" svg:height="0.01528in" style:rel-width="scale" style:rel-height="scale"><draw:text-box><text:p text:style-name="Textbody">Copy to Clipboard</text:p></draw:text-box><svg:title/><svg:desc/></draw:frame></text:span><text:span text:style-name="T946">Dans l'exemple ci-dessus, lorsque l' </text:span><text:span text:style-name="T947">'click'</text:span><text:span text:style-name="T948">événement est déclenché sur </text:span><text:span text:style-name="T949">eventTarget</text:span><text:span text:style-name="T950">, l'objet Event reçoit les informations<text:s/></text:span><text:span text:style-name="T951">relatives à l' </text:span><text:span text:style-name="T952">eventHandlerFunction</text:span><text:span text:style-name="T953">événement . Nous enregistrons ensuite le temps nécessaire au déclenchement de l'événement depuis le chargement du document en accédant à la propriété de l' objet.</text:span><text:span text:style-name="T954">event'click'.timeStampevent</text:span></text:p>
      <text:p text:style-name="P955">Des propriétés prédéfinies sont<text:s/>associées aux objets événement. Vous pouvez appeler ces propriétés pour afficher des informations sur l'événement, par exemple :</text:p>
      <text:list text:style-name="LFO8" text:continue-numbering="true">
        <text:list-item>
          <text:p text:style-name="P956"><text:span text:style-name="T957">la </text:span><text:a xlink:href="https://developer.mozilla.org/en-US/docs/Web/API/Event/target" office:target-frame-name="_top" xlink:show="replace"><text:span text:style-name="T958">.target</text:span><text:span text:style-name="T959">propriété</text:span></text:a><text:span text:style-name="T960"> permettant de référencer l'</text:span><text:span text:style-name="T961">élément sur lequel l'événement est enregistré.</text:span></text:p>
        </text:list-item>
        <text:list-item>
          <text:p text:style-name="P962"><text:span text:style-name="T963">la </text:span><text:a xlink:href="https://developer.mozilla.org/en-US/docs/Web/API/Event/type" office:target-frame-name="_top" xlink:show="replace"><text:span text:style-name="T964">.type</text:span><text:span text:style-name="T965">propriété</text:span></text:a><text:span text:style-name="T966"> pour accéder au nom de l'événement.</text:span></text:p>
        </text:list-item>
        <text:list-item>
          <text:p text:style-name="P967"><text:span text:style-name="T968">la </text:span><text:a xlink:href="https://developer.mozilla.org/en-US/docs/Web/API/Event/timeStamp" office:target-frame-name="_top" xlink:show="replace"><text:span text:style-name="T969">.timeStamp</text:span><text:span text:style-name="T970">propriété</text:span></text:a><text:span text:style-name="T971"> permettant d'accéder au nombre de millisecondes écoulées depuis le chargement du document et le déclenchement de l'événement.</text:span></text:p>
        </text:list-item>
      </text:list>
      <text:h text:style-name="P972" text:outline-level="3">Types d'événements</text:h>
      <text:p text:style-name="P973">15 minutes</text:p>
      <text:p text:style-name="P974"><text:span text:style-name="T975">Au-delà de l' </text:span><text:span text:style-name="T976">click</text:span><text:span text:style-name="T977">événement, il existe tous types d'événements DOM pouva</text:span><text:span text:style-name="T978">nt se déclencher dans un navigateur ! Il est important de savoir que </text:span><text:span text:style-name="T979">la plupart</text:span><text:span text:style-name="T980"> des événements DOM se produisent inaperçus, car aucun gestionnaire d'événements ne leur est connecté.</text:span></text:p>
      <text:p text:style-name="P981"><text:span text:style-name="T982">Il est également important de savoir que certains événements enregistrés n</text:span><text:span text:style-name="T983">e dépendent pas des interactions de l'utilisateur pour se déclencher. Par exemple, l' </text:span><text:span text:style-name="T984">load</text:span><text:span text:style-name="T985">événement se déclenche après le chargement complet des fichiers du site web dans le navigateur.</text:span></text:p>
      <text:p text:style-name="P986"><text:span text:style-name="T987">Les navigateurs peuvent déclencher de nombreux autres événements sans<text:s/></text:span><text:span text:style-name="T988">utilisateur. Vous pouvez consulter une liste d’événements sur la page </text:span><text:a xlink:href="https://developer.mozilla.org/en-US/docs/Web/Events" office:target-frame-name="_top" xlink:show="replace"><text:span text:style-name="T989">de référence des événements MDN</text:span></text:a><text:span text:style-name="T990"> .</text:span></text:p>
      <text:p text:style-name="P991"><text:span text:style-name="T992">De nombreux événements nécessitent une interaction de l'utilisateur avec le DOM pou</text:span><text:span text:style-name="T993">r se déclencher. L'événement est un événement d'interaction utilisateur que vous connaissez déjà </text:span><text:span text:style-name="T994">click</text:span><text:span text:style-name="T995">. Un </text:span><text:span text:style-name="T996">click</text:span><text:span text:style-name="T997">événement se déclenche lorsque l'utilisateur appuie et relâche un bouton de la souris sur un élément du DOM.</text:span></text:p>
      <text:p text:style-name="P998"/>
      <text:p text:style-name="P999"><text:span text:style-name="T1000">Dans la suite de cette leçon, vous</text:span><text:span text:style-name="T1001"><text:s/>explorerez d'autres types d'événements d'interaction utilisateur, comme les événements souris et clavier. Pour en savoir plus, consultez la </text:span><text:a xlink:href="https://developer.mozilla.org/en-US/docs/Web/Events" office:target-frame-name="_top" xlink:show="replace"><text:span text:style-name="T1002">Référence des événements MDN</text:span></text:a><text:span text:style-name="T1003"> .</text:span></text:p>
      <text:h text:style-name="P1004" text:outline-level="3">Événements de souris</text:h>
      <text:p text:style-name="P1005">18 minutes</text:p>
      <text:soft-page-break/>
      <text:p text:style-name="P1006"><text:span text:style-name="T1007">Lorsque vous utilisez une souris sur un site web, </text:span><text:span text:style-name="T1008">des événements souris</text:span><text:span text:style-name="T1009"> se déclenchent. Vous avez déjà vu les événements </text:span><text:span text:style-name="T1010">click</text:span><text:span text:style-name="T1011">et </text:span><text:span text:style-name="T1012">wheel</text:span><text:span text:style-name="T1013">, mais il existe encore d'autres événements souris à explorer !</text:span></text:p>
      <text:p text:style-name="P1014"><text:span text:style-name="T1015">L' </text:span><text:span text:style-name="T1016">mousedown</text:span><text:span text:style-name="T1017">événement est déclenché lorsq</text:span><text:span text:style-name="T1018">ue l'utilisateur appuie sur un bouton de la souris. Il diffère d'un </text:span><text:span text:style-name="T1019">click</text:span><text:span text:style-name="T1020">événement car </text:span><text:span text:style-name="T1021">mousedown</text:span><text:span text:style-name="T1022">il n'est pas nécessaire de relâcher le bouton de la souris pour se déclencher.</text:span></text:p>
      <text:p text:style-name="Textbody"><text:span text:style-name="T1023"><draw:frame draw:style-name="a31" draw:name="Image1" text:anchor-type="as-char" svg:x="0in" svg:y="0in" svg:width="0.7874in" svg:height="0.3937in" style:rel-width="scale" style:rel-height="scale"><draw:image xlink:href="" xlink:type="simple" xlink:show="embed" xlink:actuate="onLoad"/><svg:title>Image de l'événement de souris enfoncée</svg:title><svg:desc/></draw:frame></text:span></text:p>
      <text:p text:style-name="P1024"><text:span text:style-name="T1025">L' </text:span><text:span text:style-name="T1026">mouseup</text:span><text:span text:style-name="T1027">événement est déclenché lorsque l'utilisateur relâche le bouton de la</text:span><text:span text:style-name="T1028"><text:s/>souris. Il diffère des événements «</text:span><text:span text:style-name="T1029">click</text:span><text:span text:style-name="T1030"> and » </text:span><text:span text:style-name="T1031">mousedown</text:span><text:span text:style-name="T1032">car </text:span><text:span text:style-name="T1033">mouseup</text:span><text:span text:style-name="T1034">son déclenchement n'est pas conditionné par la pression du bouton de la souris.</text:span></text:p>
      <text:p text:style-name="P1035"/>
      <text:p text:style-name="P1036"><text:span text:style-name="T1037">L' </text:span><text:span text:style-name="T1038">mouseover</text:span><text:span text:style-name="T1039">événement est déclenché lorsque la souris entre dans le contenu d'un élément.</text:span></text:p>
      <text:p text:style-name="P1040"/>
      <text:p text:style-name="P1041"><text:span text:style-name="T1042">L' </text:span><text:span text:style-name="T1043">mouseout</text:span><text:span text:style-name="T1044">événe</text:span><text:span text:style-name="T1045">ment est déclenché lorsque la souris quitte un élément.</text:span></text:p>
      <text:p text:style-name="P1046"/>
      <text:h text:style-name="P1047" text:outline-level="3">Événements de clavier</text:h>
      <text:p text:style-name="P1048">9 minutes</text:p>
      <text:p text:style-name="P1049"><text:span text:style-name="T1050">D'autres types d'événements populaires sont les événements de clavier ! </text:span><text:span text:style-name="T1051">Les événements de clavier</text:span><text:span text:style-name="T1052"> sont déclenchés par l'interaction de l'utilisateur avec les touches d</text:span><text:span text:style-name="T1053">u clavier dans le navigateur.</text:span></text:p>
      <text:p text:style-name="P1054"><text:span text:style-name="T1055">L' </text:span><text:span text:style-name="T1056">keydown</text:span><text:span text:style-name="T1057">événement est déclenché lorsqu'un utilisateur appuie sur une touche.</text:span><text:span text:style-name="T1058"><draw:frame draw:style-name="a32" draw:name="Image2" text:anchor-type="as-char" svg:x="0in" svg:y="0in" svg:width="0.7874in" svg:height="0.3937in" style:rel-width="scale" style:rel-height="scale"><draw:image xlink:href="" xlink:type="simple" xlink:show="embed" xlink:actuate="onLoad"/><svg:title>Image de l'événement Key Down</svg:title><svg:desc/></draw:frame></text:span></text:p>
      <text:p text:style-name="P1059"><text:span text:style-name="T1060">L' </text:span><text:span text:style-name="T1061">keyup</text:span><text:span text:style-name="T1062">événement est déclenché lorsqu'un utilisateur relâche une touche.</text:span><text:span text:style-name="T1063"><draw:frame draw:style-name="a33" draw:name="Image3" text:anchor-type="as-char" svg:x="0in" svg:y="0in" svg:width="0.7874in" svg:height="0.3937in" style:rel-width="scale" style:rel-height="scale"><draw:image xlink:href="" xlink:type="simple" xlink:show="embed" xlink:actuate="onLoad"/><svg:title>Image de l'événement Key Up</svg:title><svg:desc/></draw:frame></text:span></text:p>
      <text:p text:style-name="P1064"><text:span text:style-name="T1065">L' </text:span><text:span text:style-name="T1066">keypress</text:span><text:span text:style-name="T1067">événement est déclenché lorsqu'un utilisateur appuie sur une</text:span><text:span text:style-name="T1068"><text:s/>touche puis la relâche. Ceci diffère de l'utilisation<text:s/></text:span><text:soft-page-break/><text:span text:style-name="T1069">simultanée </text:span><text:span text:style-name="T1070">keydown</text:span><text:span text:style-name="T1071">des </text:span><text:span text:style-name="T1072">keyup</text:span><text:span text:style-name="T1073">événements et , car il s'agit de deux événements complets et </text:span><text:span text:style-name="T1074">keypress</text:span><text:span text:style-name="T1075">d'un seul événement complet.</text:span></text:p>
      <text:p text:style-name="P1076"><text:span text:style-name="T1077">Les événements clavier possèdent des propriétés uniques attribuées à leurs o</text:span><text:span text:style-name="T1078">bjets événement, comme la </text:span><text:span text:style-name="T1079">.key</text:span><text:span text:style-name="T1080">propriété qui stocke les valeurs de la touche enfoncée par l'utilisateur. Vous pouvez programmer la fonction de gestion d'événements pour qu'elle réagisse à une touche spécifique ou à toute interaction avec le clavier.</text:span></text:p>
      <text:p text:style-name="P1081"/>
      <text:h text:style-name="P1082" text:outline-level="3">Revoir</text:h>
      <text:p text:style-name="P1083">&lt;1 min</text:p>
      <text:p text:style-name="P1084">Félicitations, vous avez terminé la leçon ! Vous connaissez désormais les événements JavaScript et pouvez les exploiter sur le DOM pour créer de l'interactivité avec les gestionnaires d'événements.</text:p>
      <text:p text:style-name="P1085">Passons en revue ce que vous avez appris :</text:p>
      <text:list text:style-name="LFO9" text:continue-numbering="true">
        <text:list-item>
          <text:p text:style-name="P1086"><text:span text:style-name="T1087">Vous po</text:span><text:span text:style-name="T1088">uvez enregistrer des événements dans les éléments DOM à l'aide de</text:span><text:span text:style-name="T1089">addEventListener()</text:span><text:span text:style-name="T1090"> </text:span></text:p>
        </text:list-item>
      </text:list>
      <text:p text:style-name="P1091"><text:a xlink:href="https://www.codecademy.com/resources/docs/general/method" office:target-frame-name="_top" xlink:show="replace"><text:span text:style-name="T1092"><draw:frame draw:z-index="34" draw:id="id31" draw:style-name="a34" draw:name="Frame32"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1093">méthode</text:span></text:a></text:p>
      <text:p text:style-name="P1094">.</text:p>
      <text:list text:style-name="LFO9" text:continue-numbering="true">
        <text:list-item>
          <text:p text:style-name="P1095"><text:span text:style-name="T1096">La </text:span><text:span text:style-name="T1097">addEventListener()</text:span><text:span text:style-name="T1098">méthode</text:span><text:span text:style-name="T1099"><text:s/>prend deux arguments : un type d’événement et une fonction de gestionnaire d’événements.</text:span></text:p>
        </text:list-item>
        <text:list-item>
          <text:p text:style-name="P1100">Lorsqu'un événement est déclenché sur la cible de l'événement, la fonction de gestionnaire d'événements enregistrée s'exécute.</text:p>
        </text:list-item>
        <text:list-item>
          <text:p text:style-name="P1101"><text:span text:style-name="T1102">Les fonctions de gestionnaire d’événeme</text:span><text:span text:style-name="T1103">nts peuvent également être enregistrées en tant que valeurs de </text:span><text:span text:style-name="T1104">onevent</text:span><text:span text:style-name="T1105">propriétés de leur cible d’événement.</text:span></text:p>
        </text:list-item>
        <text:list-item>
          <text:p text:style-name="P1106"><text:span text:style-name="T1107">Les propriétés d'objet d'événement telles que </text:span><text:span text:style-name="T1108">.target</text:span><text:span text:style-name="T1109">, </text:span><text:span text:style-name="T1110">.type</text:span><text:span text:style-name="T1111">, et </text:span><text:span text:style-name="T1112">.timeStamp</text:span><text:span text:style-name="T1113">sont utilisées pour fournir des informations sur l'événement.</text:span></text:p>
        </text:list-item>
        <text:list-item>
          <text:p text:style-name="P1114"><text:span text:style-name="T1115">La </text:span><text:span text:style-name="T1116">addEvent</text:span><text:span text:style-name="T1117">Listener()</text:span><text:span text:style-name="T1118">méthode peut être utilisée pour ajouter plusieurs fonctions de gestionnaire d’événements à un seul événement.</text:span></text:p>
        </text:list-item>
        <text:list-item>
          <text:p text:style-name="P1119"><text:span text:style-name="T1120">La </text:span><text:span text:style-name="T1121">removeEventListener()</text:span><text:span text:style-name="T1122">méthode empêche les gestionnaires d’événements spécifiques d’« écouter » le déclenchement d’événements spécifiqu</text:span><text:span text:style-name="T1123">es.</text:span></text:p>
        </text:list-item>
      </text:list>
      <text:p text:style-name="P1124"/>
      <text:h text:style-name="P1125" text:outline-level="3">Pourquoi valider les formulaires ?</text:h>
      <text:p text:style-name="P1126">2 min</text:p>
      <text:p text:style-name="P1127">La plupart des données, une fois soumises, sont stockées par un site web ou une application web. Elles sont stockées dans un</text:p>
      <text:p text:style-name="P1128"><text:a xlink:href="https://www.codecademy.com/resources/docs/general/database" office:target-frame-name="_top" xlink:show="replace"><text:span text:style-name="T1129"><draw:frame draw:z-index="35" draw:id="id32" draw:style-name="a35" draw:name="Frame33" text:anchor-type="paragraph" svg:x="-104.1563in" svg:y="0in" svg:width="0.01528in" svg:height="0.01528in" style:rel-width="scale" style:rel-height="scale"><draw:text-box><text:p text:style-name="P1130">Preview: Docs A database is a collection of structured information stored so it can be easily accessed and updated. In a computer system, databases are commonly accessed through a database management system, or DBMS.</text:p></draw:text-box><svg:title/><svg:desc/></draw:frame></text:span><text:span text:style-name="T1131">base de données</text:span></text:a></text:p>
      <text:p text:style-name="P1132">sur le</text:p>
      <text:p text:style-name="P1133"><text:a xlink:href="https://www.codecademy.com/resources/docs/general/server" office:target-frame-name="_top" xlink:show="replace"><text:span text:style-name="T1134"><draw:frame draw:z-index="36" draw:id="id33" draw:style-name="a36" draw:name="Frame34"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1135">serveur</text:span></text:a></text:p>
      <text:p text:style-name="P1136">Il existe des raisons importantes pour lesquelles nous devons nous assurer que les informations stockées dans la base<text:s/>de données sont exactes.</text:p>
      <text:p text:style-name="P1137">Nous souhaitons que les opérations dépendant des données fonctionnent : autoriser un utilisateur à saisir une adresse e-mail mal formatée, volontairement ou par accident, signifie que nous ne pourrons plus le contacter ultérieurement. Autoriser un utilisateur à créer un compte avec un nom d'utilisateur déjà utilisé pourrait entraîner de nombreuses erreurs par la suite. S'assurer de collecter toutes les données nécessaires et de vérifier leur formatage correct peut épargner bien des<text:s/>soucis à une application web et à ses utilisateurs.</text:p>
      <text:p text:style-name="P1138">Nous tenons à assurer la sécurité de notre site : les données non protégées constituent des points d'entrée pour les acteurs malveillants qui pourraient nuire à notre application ou à nos utilisateurs. Permettre à un utilisateur de saisir un mot de passe non sécurisé signifie que son compte ne sera pas protégé. Les formulaires non protégés peuvent également permettre l'injection de code dans nos serveurs, exposant ainsi les informations<text:s/><text:soft-page-break/>sensibles de nos utilisateurs. Un acteur malveillant pourrait même prendre le contrôle de notre site ou corrompre nos données existantes !</text:p>
      <text:p text:style-name="P1139"/>
      <text:h text:style-name="P1140" text:outline-level="3">Expressions régulières</text:h>
      <text:p text:style-name="P1141">3 minutes</text:p>
      <text:p text:style-name="P1142">Les données soumises via les formulaires sont stockées sous forme de chaînes. Les chaînes sont un<text:s/>type de données fondamental en informatique : elles représentent une suite de caractères « enchaînés ». En tant qu'êtres humains, nous pouvons intuitivement reconnaître des schémas au sein des chaînes, ce qui nous permet de détecter les erreurs. Essayez de<text:s/>repérer ce qui ne va pas dans les exemples suivants :</text:p>
      <text:list text:style-name="LFO10" text:continue-numbering="true">
        <text:list-item>
          <text:p text:style-name="P1143">ABCDEF2GHIJKLMNOPQRSTUVWXYZ</text:p>
        </text:list-item>
        <text:list-item>
          <text:p text:style-name="P1144">Mon code postal est 9021</text:p>
        </text:list-item>
        <text:list-item>
          <text:p text:style-name="P1145">Le ct a miaulé</text:p>
        </text:list-item>
        <text:list-item>
          <text:p text:style-name="P1146"><text:span text:style-name="T1147">&lt;h1&gt; Hello, World! &lt;/h2&gt;</text:span></text:p>
        </text:list-item>
      </text:list>
      <text:p text:style-name="P1148"><text:span text:style-name="T1149">Dans le premier exemple, les lettres de l'alphabet étaient présentées dans l'ordre, mais interrompues par un</text:span><text:span text:style-name="T1150"> </text:span><text:span text:style-name="T1151">2</text:span><text:span text:style-name="T1152">. Dans le deuxième, nous avons omis le cinquième chiffre d'un code postal célèbre. Dans le troisième, nous avons omis le « a » du mot « chat ». Dans le dernier exemple, nous avons écrit du code HTML avec une </text:span><text:span text:style-name="T1153">&lt;h1&gt;</text:span><text:span text:style-name="T1154">balise d'ouverture, mais une balise de fer</text:span><text:span text:style-name="T1155">meture discordante </text:span><text:span text:style-name="T1156">&lt;/h2&gt;</text:span><text:span text:style-name="T1157">. Si vous avez remarqué ces erreurs, c'est parce que votre cerveau a été entraîné à anticiper des schémas dans certains types de données.</text:span></text:p>
      <text:p text:style-name="P1158"><text:span text:style-name="T1159">Contrairement aux humains, qui peuvent acquérir cet apprentissage de manière passive au fil du</text:span><text:span text:style-name="T1160"><text:s/>temps, les ordinateurs doivent être programmés avec précision pour reconnaître des modèles. Pour spécifier des modèles que l'ordinateur doit reconnaître, nous utilisons un langage spécifique appelé </text:span><text:span text:style-name="T1161">expressions régulières</text:span><text:span text:style-name="T1162"> , également appelé regex ou<text:s/></text:span><text:span text:style-name="T1163">regexp. Une expression régulière est une séquence de caractères représentant un<text:s/></text:span><text:soft-page-break/><text:span text:style-name="T1164">modèle. Nous pouvons utiliser ce modèle pour faire correspondre une chaîne, des parties de chaîne, confirmer que les données sont correctement formatées, ou même remplacer des<text:s/></text:span><text:span text:style-name="T1165">parties de chaîne par des caractères différents.</text:span></text:p>
      <text:p text:style-name="P1166"/>
      <text:h text:style-name="P1167" text:outline-level="3">Validation côté client : HTML</text:h>
      <text:p text:style-name="P1168">4 min</text:p>
      <text:p text:style-name="P1169"><text:span text:style-name="T1170">La première technique de validation des données de formulaire consiste à empêcher la soumission de données problématiques. C'est ce qu'on appelle </text:span><text:span text:style-name="T1171">la validation côté clien</text:span><text:span text:style-name="T1172">t</text:span><text:span text:style-name="T1173"> . Le client est le processus qui interagit avec le formulaire.</text:span></text:p>
      <text:p text:style-name="P1174"><text:a xlink:href="https://www.codecademy.com/resources/docs/general/server" office:target-frame-name="_top" xlink:show="replace"><text:span text:style-name="T1175"><draw:frame draw:z-index="37" draw:id="id34" draw:style-name="a37" draw:name="Frame35"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1176">serveur</text:span></text:a></text:p>
      <text:p text:style-name="P1177">Pour le compte d'un utilisateur : dans le cas des<text:s/>sites web, le navigateur web est le client. La logique de validation du formulaire est incluse dans le code qui l'affiche sur l'appareil de l'utilisateur. Aucune interaction avec le</text:p>
      <text:p text:style-name="P1178"><text:a xlink:href="https://www.codecademy.com/resources/docs/general/back-end" office:target-frame-name="_top" xlink:show="replace"><text:span text:style-name="T1179"><draw:frame draw:z-index="38" draw:id="id35" draw:style-name="a38" draw:name="Frame36" text:anchor-type="paragraph" svg:x="-104.1563in" svg:y="0in" svg:width="0.01528in" svg:height="0.01528in" style:rel-width="scale" style:rel-height="scale"><draw:text-box><text:p text:style-name="P1180">Preview: Docs The back-end serves data to the front-end from sources like a database.</text:p></draw:text-box><svg:title/><svg:desc/></draw:frame></text:span><text:span text:style-name="T1181">back-end</text:span></text:a></text:p>
      <text:p text:style-name="P1182">est nécessaire pour effectuer des validations côté client.</text:p>
      <text:p text:style-name="P1183"><text:span text:style-name="T1184">La validation des formulaires étant si courante, le HTML moderne intègre certaines de ces fonctio</text:span><text:span text:style-name="T1185">nnalités. Par exemple, le HTML permet de rendre certaines parties d'un formulaire </text:span><text:span text:style-name="T1186">required</text:span><text:span text:style-name="T1187">facultatives. Il permet également de définir des valeurs minimales et maximales pour une entrée, ou des longueurs minimales et maximales pour une entrée de texte. Il<text:s/></text:span><text:span text:style-name="T1188">peut même exiger que l'entrée corresponde à un modèle particulier, spécifié par une expression régulière.</text:span></text:p>
      <text:p text:style-name="P1189">Si l'une des règles de validation du formulaire HTML n'est pas respectée, l'utilisateur ne pourra pas soumettre son formulaire et recevra un message<text:s/>d'erreur expliquant la raison. Grâce à ces vérifications, le back-end est moins susceptible de recevoir des données incorrectes. La validation du formulaire HTML est également bénéfique pour l'utilisateur : le client lui fournit un retour<text:s/><text:soft-page-break/>immédiat, sans avoir à attendre une communication fastidieuse avec le back-end.</text:p>
      <text:p text:style-name="P1190"/>
      <text:h text:style-name="P1191" text:outline-level="3">Validation côté client : JavaScript</text:h>
      <text:p text:style-name="P1192">3 minutes</text:p>
      <text:p text:style-name="P1193">La validation côté client présente deux avantages principaux. Premièrement, l'utilisateur bénéficie d'une meilleure expérience en étant immédiatement alerté des données problématiques plutôt que d'attendre que l'information lui parvienne.</text:p>
      <text:p text:style-name="P1194"><text:a xlink:href="https://www.codecademy.com/resources/docs/general/server" office:target-frame-name="_top" xlink:show="replace"><text:span text:style-name="T1195"><draw:frame draw:z-index="39" draw:id="id36" draw:style-name="a39" draw:name="Frame37"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1196">serveur</text:span></text:a></text:p>
      <text:p text:style-name="P1197">et de devoir remplir à<text:s/>nouveau le formulaire. Deuxièmement, détecter les erreurs plus tôt dans le processus permet également d'économiser du temps et des ressources. Cependant, les validations HTML intégrées ne permettent pas de résoudre tous les problèmes.</text:p>
      <text:p text:style-name="P1198">Afin de personnaliser véritablement la validation ou d'effectuer des validations plus complexes, nous pouvons intégrer des validations de formulaire JavaScript. Nous pouvons le faire en écrivant le code JavaScript nous-mêmes ou en intégrant une bibliothèque JavaScript. Si nous avons des exigences spécifiques concernant les noms d'utilisateur sur notre site, par exemple, nous devrons fournir ces systèmes de validation nous-mêmes.</text:p>
      <text:p text:style-name="P1199"><text:span text:style-name="T1200">Si nous créons un site web relativement simple, il est judicieux de coder nous-mêmes la validation<text:s/></text:span><text:span text:style-name="T1201">du formulaire ou d'utiliser une bibliothèque JavaScript simple, </text:span><text:a xlink:href="https://www.npmjs.com/package/just-validate" office:target-frame-name="_top" xlink:show="replace"><text:span text:style-name="T1202">comme just-validate, par exemple</text:span></text:a><text:span text:style-name="T1203"> . Cependant, la plupart des bibliothèques de validation basiques impliquent un accès direct au DOM</text:span><text:span text:style-name="T1204"><text:s/>ou sa manipulation. Cela peut s'avérer délicat avec un</text:span></text:p>
      <text:p text:style-name="P1205"><text:a xlink:href="https://www.codecademy.com/resources/docs/general/framework" office:target-frame-name="_top" xlink:show="replace"><text:span text:style-name="T1206"><draw:frame draw:z-index="40" draw:id="id37" draw:style-name="a40" draw:name="Frame38" text:anchor-type="paragraph" svg:x="-104.1563in" svg:y="0in" svg:width="0.01528in" svg:height="0.01528in" style:rel-width="scale" style:rel-height="scale"><draw:text-box><text:p text:style-name="P1207">Preview: Docs Frameworks are software that provide reusable boilerplate code and functionality for building applications.</text:p></draw:text-box><svg:title/><svg:desc/></draw:frame></text:span><text:span text:style-name="T1208">cadre</text:span></text:a></text:p>
      <text:p text:style-name="Textbody"><text:span text:style-name="T1209">qui s'appuie sur un DOM virtuel, comme React ou Vue. Dans ce cas, il peut être judicieux d'intégrer une bibliothèque compatible avec votre framework. Par exemple, la </text:span><text:a xlink:href="https://www.npmjs.com/package/formik" office:target-frame-name="_top" xlink:show="replace"><text:span text:style-name="T1210">bibliothèque formik</text:span></text:a><text:span text:style-name="T1211"> est une<text:s/></text:span><text:span text:style-name="T1212">bibliothèque légère qui simplifie la validation des formulaires dans une application React.</text:span></text:p>
      <text:p text:style-name="P1213"/>
      <text:soft-page-break/>
      <text:h text:style-name="P1214" text:outline-level="3">Validation du back-end</text:h>
      <text:p text:style-name="P1215">3 minutes</text:p>
      <text:p text:style-name="P1216">Peu importe à quel point le</text:p>
      <text:p text:style-name="P1217"><text:a xlink:href="https://www.codecademy.com/resources/docs/general/front-end" office:target-frame-name="_top" xlink:show="replace"><text:span text:style-name="T1218"><draw:frame draw:z-index="41" draw:id="id38" draw:style-name="a41" draw:name="Frame39" text:anchor-type="paragraph" svg:x="-104.1563in" svg:y="0in" svg:width="0.01528in" svg:height="0.01528in" style:rel-width="scale" style:rel-height="scale"><draw:text-box><text:p text:style-name="Textbody">Aperçu : Documents<text:s/>Chargement de la description du lien</text:p></draw:text-box><svg:title/><svg:desc/></draw:frame></text:span><text:span text:style-name="T1219">l'extrémité avant</text:span></text:a></text:p>
      <text:p text:style-name="P1220">la validation d'un site web ou d'une application semble, les validations doivent également être complétées sur le</text:p>
      <text:p text:style-name="P1221"><text:a xlink:href="https://www.codecademy.com/resources/docs/general/back-end" office:target-frame-name="_top" xlink:show="replace"><text:span text:style-name="T1222"><draw:frame draw:z-index="42" draw:id="id39" draw:style-name="a42" draw:name="Frame40" text:anchor-type="paragraph" svg:x="-104.1563in" svg:y="0in" svg:width="0.01528in" svg:height="0.01528in" style:rel-width="scale" style:rel-height="scale"><draw:text-box><text:p text:style-name="Textbody">Aperçu :<text:s/>Documents Chargement de la description du lien</text:p></draw:text-box><svg:title/><svg:desc/></draw:frame></text:span><text:span text:style-name="T1223">back-end</text:span></text:a></text:p>
      <text:p text:style-name="P1224">ou côté serveur. Les validations frontales sont faciles à contourner : un utilisateur malveillant peut simplement désactiver JavaScript dans son navigateur, par exemple. Il existe également un risque<text:s/>d'attaques par intermédiaire, où les données sont modifiées après la soumission de la requête par l'utilisateur, mais avant son arrivée au serveur.</text:p>
      <text:p text:style-name="P1225"><text:a xlink:href="https://www.codecademy.com/resources/docs/general/server" office:target-frame-name="_top" xlink:show="replace"><text:span text:style-name="T1226"><draw:frame draw:z-index="43" draw:id="id40" draw:style-name="a43" draw:name="Frame41" text:anchor-type="paragraph" svg:x="-104.1563in" svg:y="0in" svg:width="0.01528in" svg:height="0.01528in" style:rel-width="scale" style:rel-height="scale"><draw:text-box><text:p text:style-name="P1227">Preview: Docs A server is a hardware or software device used to provide resources to clients or requesting applications. Servers run on an architecture for fulfilling requests called the "Client-Server Model", which works by the client asking the server for specific data in an agreed upon format and the server readying and providing the data.</text:p></draw:text-box><svg:title/><svg:desc/></draw:frame></text:span><text:span text:style-name="T1228">serveur</text:span></text:a></text:p>
      <text:p text:style-name="P1229">En règle générale, le back-end ne doit jamais faire confiance aux données qu'il reçoit.</text:p>
      <text:p text:style-name="P1230">En tant que développeur, une fois les données intégrées au back-end, nous en avons heureusement le contrôle total. La validation back-end présente plusieurs avantages :</text:p>
      <text:list text:style-name="LFO11" text:continue-numbering="true">
        <text:list-item>
          <text:p text:style-name="P1231">Cela nous permet d’utiliser souvent du code de validation sur des machines dotées de plus de puissance de calcul.</text:p>
        </text:list-item>
        <text:list-item>
          <text:p text:style-name="P1232"><text:span text:style-name="T1233">Cela nous permet d'écrire du code de validation qu'un utilisateur ne peut<text:s/></text:span><text:span text:style-name="T1234">pas voir. Si les utilisateurs malveillants ne peuvent pas voir exactement </text:span><text:span text:style-name="T1235">comment</text:span><text:span text:style-name="T1236"> nous validons les données, il leur est beaucoup plus difficile de trouver des moyens de contourner ce problème.</text:span></text:p>
        </text:list-item>
        <text:list-item>
          <text:p text:style-name="P1237">Nous pouvons valider les informations par rapport à d'autres données auxquelles le front-end n'a pas accès. Par exemple, nous pouvons vérifier notre</text:p>
        </text:list-item>
      </text:list>
      <text:p text:style-name="P1238"><text:a xlink:href="https://www.codecademy.com/resources/docs/general/database" office:target-frame-name="_top" xlink:show="replace"><text:span text:style-name="T1239"><draw:frame draw:z-index="44" draw:id="id41" draw:style-name="a44" draw:name="Frame42"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1240">base de données</text:span></text:a></text:p>
      <text:p text:style-name="P1241">pour voir si un<text:s/>nom d'utilisateur donné est déjà utilisé.</text:p>
      <text:p text:style-name="P1242">Il existe deux principales méthodes de validation des saisies côté serveur. La première s'effectue pendant que l'utilisateur saisit encore des données dans<text:s/><text:soft-page-break/>le formulaire en front-end. Nous pouvons envoyer des requêtes asynchrones au serveur avec des parties de ses données et envoyer un retour directement à l'utilisateur avant sa soumission. Cette méthode est plus lente que la validation en front-end et peut représenter un défi de conception en termes d'expérience utilisateur.</text:p>
      <text:p text:style-name="P1243">La deuxième étape se produit une fois le formulaire soumis. La validation du formulaire en back-end est le dernier rempart de notre application contre les données problématiques. Il est essentiel de vérifier la validité et la sécurité des données avant de les ajouter à une base de données. C'est également l'occasion de les « nettoyer » : pour que notre base de données soit utile, il est important que toutes les données qu'elle contient soient formatées de manière cohérente. Cela signifie que, même si nous souhaitons être flexibles quant au formatage demandé à l'utilisateur, nous souhaitons probablement transformer les données saisies dans un format strict avant de les saisir dans la base de données.</text:p>
      <text:p text:style-name="P1244"/>
      <text:h text:style-name="P1245" text:outline-level="3">Revoir</text:h>
      <text:p text:style-name="P1246">1 min</text:p>
      <text:p text:style-name="P1247">Dans cette leçon, nous avons<text:s/>exploré la validation de formulaire sous de nombreux angles. Revoyons ce que nous avons vu :</text:p>
      <text:list text:style-name="LFO12" text:continue-numbering="true">
        <text:list-item>
          <text:p text:style-name="P1248">Les sites Web modernes nécessitent beaucoup d’informations de la part de leurs utilisateurs et collectent une grande partie de ces informations via des formulaires<text:s/>HTML.</text:p>
        </text:list-item>
        <text:list-item>
          <text:p text:style-name="P1249">Il est essentiel de valider les données soumises via les formulaires pour assurer la sécurité des sites Web et garantir leur bon fonctionnement.</text:p>
        </text:list-item>
        <text:list-item>
          <text:p text:style-name="P1250">Les expressions régulières sont des séquences de caractères définissant des modèles à rechercher dans un<text:s/>texte. Elles constituent un outil important pour la validation des entrées.</text:p>
        </text:list-item>
        <text:list-item>
          <text:p text:style-name="P1251">Le HTML moderne est doté de méthodes intégrées utiles pour la validation des formulaires.</text:p>
        </text:list-item>
        <text:list-item>
          <text:p text:style-name="P1252">Une validation côté client personnalisée et complexe peut être réalisée avec JavaScript.</text:p>
        </text:list-item>
        <text:list-item>
          <text:p text:style-name="P1253">Requêtes asynchrones au</text:p>
        </text:list-item>
      </text:list>
      <text:p text:style-name="P1254"><text:a xlink:href="https://www.codecademy.com/resources/docs/general/server" office:target-frame-name="_top" xlink:show="replace"><text:span text:style-name="T1255"><draw:frame draw:z-index="45" draw:id="id42" draw:style-name="a45" draw:name="Frame43"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1256">serveur</text:span></text:a></text:p>
      <text:p text:style-name="P1257">peut effectuer</text:p>
      <text:p text:style-name="P1258"><text:a xlink:href="https://www.codecademy.com/resources/docs/general/back-end" office:target-frame-name="_top" xlink:show="replace"><text:span text:style-name="T1259"><draw:frame draw:z-index="46" draw:id="id43" draw:style-name="a46" draw:name="Frame44" text:anchor-type="paragraph" svg:x="-104.1563in" svg:y="0in" svg:width="0.01528in" svg:height="0.01528in" style:rel-width="scale" style:rel-height="scale"><draw:text-box><text:p text:style-name="Textbody">Aperçu : Documents Chargement de la description du lien</text:p></draw:text-box><svg:title/><svg:desc/></draw:frame></text:span><text:span text:style-name="T1260">back-end</text:span></text:a></text:p>
      <text:p text:style-name="P1261">validations avant qu'un formulaire ne soit soumis.</text:p>
      <text:list text:style-name="LFO12" text:continue-numbering="true">
        <text:list-item>
          <text:p text:style-name="P1262">Une validation finale du back-end de toutes les données est nécessaire pour garantir la sécurité d'une application et assainir toutes les<text:s/>données.</text:p>
        </text:list-item>
      </text:list>
      <text:p text:style-name="P1263"/>
      <text:p text:style-name="P1264"/>
      <text:p text:style-name="P1265"/>
      <text:p text:style-name="P1266"/>
      <text:p text:style-name="P1267"/>
      <text:h text:style-name="P1268" text:outline-level="3">Comment fonctionne un formulaire</text:h>
      <text:p text:style-name="P1269">10 minutes</text:p>
      <text:p text:style-name="P1270"><text:span text:style-name="T1271">On peut considérer Internet comme un réseau d'ordinateurs qui envoient et reçoivent des informations. Les ordinateurs ont besoin d'une </text:span><text:span text:style-name="T1272">requête HTTP</text:span><text:span text:style-name="T1273"> pour communiquer. Cette requête indique à<text:s/></text:span><text:span text:style-name="T1274">l'ordinateur récepteur comment traiter les informations entrantes. Pour plus d'informations, consultez notre article sur </text:span><text:a xlink:href="https://www.codecademy.com/articles/http-requests" office:target-frame-name="_top" xlink:show="replace"><text:span text:style-name="T1275">les requêtes HTTP</text:span></text:a><text:span text:style-name="T1276"> .</text:span></text:p>
      <text:p text:style-name="P1277">Le</text:p>
      <text:p text:style-name="P1278"><text:a xlink:href="https://www.codecademy.com/resources/docs/html/forms?page_ref=catalog" office:target-frame-name="_top" xlink:show="replace"><text:span text:style-name="T1279"><draw:frame draw:z-index="47" draw:id="id44" draw:style-name="a47" draw:name="Frame45" text:anchor-type="paragraph" svg:x="-104.1563in" svg:y="0in" svg:width="0.01528in" svg:height="0.01528in" style:rel-width="scale" style:rel-height="scale"><draw:text-box><text:p text:style-name="Textbody">Preview: Docs Loading link description</text:p></draw:text-box><svg:title/><svg:desc/></draw:frame></text:span><text:span text:style-name="T1280">&lt;form&gt;</text:span></text:a></text:p>
      <text:p text:style-name="P1281"><text:span text:style-name="T1282">L'élément est un excellent outil pour collecter des informations, mais nous devons ensuite les envoyer ailleurs pour traitement. Nous devons fournir à l' </text:span><text:span text:style-name="T1283">&lt;form&gt;</text:span><text:span text:style-name="T1284">éléme</text:span><text:span text:style-name="T1285">nt l'emplacement où les </text:span><text:span text:style-name="T1286">&lt;form&gt;</text:span><text:span text:style-name="T1287">informations sont stockées et la requête HTTP à effectuer. Consultez l'exemple </text:span><text:span text:style-name="T1288">&lt;form&gt;</text:span><text:span text:style-name="T1289">ci-dessous :</text:span></text:p>
      <text:p text:style-name="PreformattedText"><text:span text:style-name="T1290">&lt;form</text:span><text:span text:style-name="T1291"><text:s/></text:span><text:span text:style-name="T1292">action</text:span><text:span text:style-name="T1293">=</text:span><text:span text:style-name="T1294">"/example.html"</text:span><text:span text:style-name="T1295"><text:s/></text:span><text:span text:style-name="T1296">method</text:span><text:span text:style-name="T1297">=</text:span><text:span text:style-name="T1298">"POST"</text:span><text:span text:style-name="T1299">&gt;</text:span></text:p>
      <text:p text:style-name="PreformattedText"><text:span text:style-name="T1300">&lt;/form&gt;</text:span></text:p>
      <text:soft-page-break/>
      <text:p text:style-name="P1301"><text:span text:style-name="T1302"><draw:frame draw:z-index="48" draw:id="id45" draw:style-name="a48" draw:name="Frame46" text:anchor-type="paragraph" svg:x="-104.1563in" svg:y="0in" svg:width="0.01528in" svg:height="0.01528in" style:rel-width="scale" style:rel-height="scale"><draw:text-box><text:p text:style-name="Textbody">Copy to Clipboard</text:p></draw:text-box><svg:title/><svg:desc/></draw:frame></text:span><text:span text:style-name="T1303">Dans l'exemple ci-dessus, nous avons créé le squelette<text:s/></text:span><text:span text:style-name="T1304">d'un </text:span><text:span text:style-name="T1305">&lt;form&gt;</text:span><text:span text:style-name="T1306">qui enverra des informations à </text:span><text:span text:style-name="T1307">example.html</text:span><text:span text:style-name="T1308"> sous forme de requête POST :</text:span></text:p>
      <text:list text:style-name="LFO13" text:continue-numbering="true">
        <text:list-item>
          <text:p text:style-name="P1309"><text:span text:style-name="T1310">L’action</text:span><text:span text:style-name="T1311"><text:s/></text:span><text:span text:style-name="T1312">attribut détermine où les informations sont envoyées.</text:span></text:p>
        </text:list-item>
        <text:list-item>
          <text:p text:style-name="P1313"><text:span text:style-name="T1314">L' </text:span><text:span text:style-name="T1315">method</text:span><text:span text:style-name="T1316"><text:s/></text:span><text:span text:style-name="T1317">attribut se voit attribuer un verbe HTTP qui est inclus dans la requête HTTP.</text:span></text:p>
        </text:list-item>
      </text:list>
      <text:p text:style-name="P1318"><text:span text:style-name="T1319">Remarque : les verbes<text:s/></text:span><text:span text:style-name="T1320">HTTP comme POST n'ont pas besoin d'être en majuscules pour que la requête fonctionne, mais cela est fait par convention. Dans l'exemple ci-dessus, nous aurions pu écrire</text:span><text:span text:style-name="T1321"><text:s/>«</text:span><text:span text:style-name="T1322"><text:s/>method</text:span><text:span text:style-name="T1323">="post"</text:span><text:span text:style-name="T1324"> et cela fonctionnerait ».</text:span></text:p>
      <text:p text:style-name="P1325"><text:span text:style-name="T1326">L' </text:span><text:span text:style-name="T1327">&lt;form&gt;</text:span><text:span text:style-name="T1328">élément peut également contenir des<text:s/></text:span><text:span text:style-name="T1329">éléments enfants. Par exemple, il serait utile de fournir un en-tête pour que les utilisateurs sachent de quoi il </text:span><text:span text:style-name="T1330">&lt;form&gt;</text:span><text:span text:style-name="T1331">s'agit. Nous pourrions également ajouter un paragraphe pour fournir encore plus de détails. Voyons un exemple de code :</text:span></text:p>
      <text:p text:style-name="PreformattedText"><text:span text:style-name="T1332">&lt;form</text:span><text:span text:style-name="T1333"><text:s/></text:span><text:span text:style-name="T1334">action</text:span><text:span text:style-name="T1335">=</text:span><text:span text:style-name="T1336">"/example.html"</text:span><text:span text:style-name="T1337"><text:s/></text:span><text:span text:style-name="T1338">method</text:span><text:span text:style-name="T1339">=</text:span><text:span text:style-name="T1340">"POST"</text:span><text:span text:style-name="T1341">&gt;</text:span></text:p>
      <text:p text:style-name="PreformattedText"><text:span text:style-name="T1342">  </text:span><text:span text:style-name="T1343">&lt;h1&gt;</text:span><text:span text:style-name="T1344">Creating a form</text:span><text:span text:style-name="T1345">&lt;/h1&gt;</text:span></text:p>
      <text:p text:style-name="PreformattedText"><text:span text:style-name="T1346">  </text:span><text:span text:style-name="T1347">&lt;p&gt;</text:span><text:span text:style-name="T1348">Looks like you want to learn how to create an HTML form. Well, the best way to learn is to play around with it.</text:span><text:span text:style-name="T1349">&lt;/p&gt;</text:span></text:p>
      <text:p text:style-name="PreformattedText"><text:span text:style-name="T1350">&lt;/form&gt;</text:span></text:p>
      <text:p text:style-name="P1351"><text:span text:style-name="T1352"><draw:frame draw:z-index="49" draw:id="id46" draw:style-name="a49" draw:name="Frame47" text:anchor-type="paragraph" svg:x="-104.1563in" svg:y="0in" svg:width="0.01528in" svg:height="0.01528in" style:rel-width="scale" style:rel-height="scale"><draw:text-box><text:p text:style-name="Textbody">Copy to Clipboard</text:p></draw:text-box><svg:title/><svg:desc/></draw:frame></text:span><text:span text:style-name="T1353">L'exemple ci-dessus ne collecte aucune saisie<text:s/></text:span><text:span text:style-name="T1354">utilisateur, mais nous le ferons dans le prochain exercice. Pour l'instant, entraînons-nous à créer les bases d'un code HTML</text:span><text:span text:style-name="T1355">&lt;form&gt;</text:span><text:span text:style-name="T1356"> !</text:span></text:p>
      <text:p text:style-name="P1357"/>
      <text:h text:style-name="P1358" text:outline-level="3">Saisie de texte</text:h>
      <text:p text:style-name="P1359">8 minutes</text:p>
      <text:p text:style-name="P1360"><text:span text:style-name="T1361">Si nous voulons créer un champ de saisie dans notre </text:span><text:span text:style-name="T1362">&lt;form&gt;</text:span><text:span text:style-name="T1363">, nous aurons besoin de l'aide du</text:span></text:p>
      <text:p text:style-name="P1364"><text:a xlink:href="https://www.codecademy.com/resources/docs/html/elements/input?page_ref=catalog" office:target-frame-name="_top" xlink:show="replace"><text:span text:style-name="T1365"><draw:frame draw:z-index="50" draw:id="id47" draw:style-name="a50" draw:name="Frame48" text:anchor-type="paragraph" svg:x="-104.1563in" svg:y="0in" svg:width="0.01528in" svg:height="0.01528in" style:rel-width="scale" style:rel-height="scale"><draw:text-box><text:p text:style-name="Textbody">Preview: Docs Loading link description</text:p></draw:text-box><svg:title/><svg:desc/></draw:frame></text:span><text:span text:style-name="T1366">&lt;input&gt;</text:span></text:a></text:p>
      <text:p text:style-name="P1367">élément.</text:p>
      <text:p text:style-name="P1368"><text:span text:style-name="T1369">L' </text:span><text:span text:style-name="T1370">&lt;input&gt;</text:span><text:span text:style-name="T1371">élément possède un </text:span><text:span text:style-name="T1372">type</text:span><text:span text:style-name="T1373">attribut qui détermine comment il s'affiche sur la page Web et quel ty</text:span><text:span text:style-name="T1374">pe de données il peut accepter.</text:span></text:p>
      <text:soft-page-break/>
      <text:p text:style-name="P1375"><text:span text:style-name="T1376">La première valeur de l' </text:span><text:span text:style-name="T1377">type</text:span><text:span text:style-name="T1378">attribut que nous allons explorer est </text:span><text:span text:style-name="T1379">"text"</text:span><text:span text:style-name="T1380">. Lorsqu'on crée un </text:span><text:span text:style-name="T1381">&lt;input&gt;</text:span><text:span text:style-name="T1382">élément avec </text:span><text:span text:style-name="T1383">type="text"</text:span><text:span text:style-name="T1384">, il génère un champ de texte dans lequel les utilisateurs peuvent saisir du texte. Notez que la val</text:span><text:span text:style-name="T1385">eur par défaut de </text:span><text:span text:style-name="T1386">type</text:span><text:span text:style-name="T1387">est </text:span><text:span text:style-name="T1388">"text"</text:span><text:span text:style-name="T1389">. Il est également important d'inclure un </text:span><text:span text:style-name="T1390">name</text:span><text:span text:style-name="T1391">attribut pour </text:span><text:span text:style-name="T1392">&lt;input&gt;</text:span><text:span text:style-name="T1393">. Sans cet </text:span><text:span text:style-name="T1394">name</text:span><text:span text:style-name="T1395">attribut, les informations du </text:span><text:span text:style-name="T1396">&lt;input&gt;</text:span><text:span text:style-name="T1397">ne seront pas envoyées lors de la </text:span><text:span text:style-name="T1398">&lt;form&gt;</text:span><text:span text:style-name="T1399">soumission du . Nous expliquerons plus en détail les soumissions<text:s/></text:span><text:span text:style-name="T1400">et le bouton d'envoi dans un exercice ultérieur. Pour l'instant, examinons le code suivant qui génère un champ de saisie de texte :</text:span></text:p>
      <text:p text:style-name="PreformattedText"><text:span text:style-name="T1401">&lt;form</text:span><text:span text:style-name="T1402"><text:s/></text:span><text:span text:style-name="T1403">action</text:span><text:span text:style-name="T1404">=</text:span><text:span text:style-name="T1405">"/example.html"</text:span><text:span text:style-name="T1406"><text:s/></text:span><text:span text:style-name="T1407">method</text:span><text:span text:style-name="T1408">=</text:span><text:span text:style-name="T1409">"POST"</text:span><text:span text:style-name="T1410">&gt;</text:span></text:p>
      <text:p text:style-name="PreformattedText"><text:span text:style-name="T1411">  </text:span><text:span text:style-name="T1412">&lt;input</text:span><text:span text:style-name="T1413"><text:s/></text:span><text:span text:style-name="T1414">type</text:span><text:span text:style-name="T1415">=</text:span><text:span text:style-name="T1416">"text"</text:span><text:span text:style-name="T1417"><text:s/></text:span><text:span text:style-name="T1418">name</text:span><text:span text:style-name="T1419">=</text:span><text:span text:style-name="T1420">"first-text-field"</text:span><text:span text:style-name="T1421">&gt;</text:span></text:p>
      <text:p text:style-name="PreformattedText"><text:span text:style-name="T1422">&lt;/form&gt;</text:span></text:p>
      <text:p text:style-name="P1423"><text:span text:style-name="T1424"><draw:frame draw:z-index="51" draw:id="id48" draw:style-name="a51" draw:name="Frame49" text:anchor-type="paragraph" svg:x="-104.1563in" svg:y="0in" svg:width="0.01528in" svg:height="0.01528in" style:rel-width="scale" style:rel-height="scale"><draw:text-box><text:p text:style-name="Textbody">Copy to Clipboard</text:p></draw:text-box><svg:title/><svg:desc/></draw:frame></text:span><text:span text:style-name="T1425">Voici</text:span><text:span text:style-name="T1426"><text:s/>une capture d'écran du formulaire affiché sur une page web dans le navigateur Chrome (le rendu par défaut varie selon les navigateurs). Au chargement initial, le formulaire apparaîtra vide :</text:span></text:p>
      <text:p text:style-name="Textbody"><text:span text:style-name="T1427"><draw:frame draw:style-name="a52" draw:name="Image4" text:anchor-type="as-char" svg:x="0in" svg:y="0in" svg:width="0.7874in" svg:height="0.3937in" style:rel-width="scale" style:rel-height="scale"><draw:image xlink:href="" xlink:type="simple" xlink:show="embed" xlink:actuate="onLoad"/><svg:title>champ de texte rendu vide à partir de l'élément d'entrée type='text'</svg:title><svg:desc/></draw:frame></text:span></text:p>
      <text:p text:style-name="P1428"><text:span text:style-name="T1429">Une fois que l'utilisateur a saisi des informations dans l' </text:span><text:span text:style-name="T1430">&lt;input&gt;</text:span><text:span text:style-name="T1431">élément, la valeur de l' </text:span><text:span text:style-name="T1432">value</text:span><text:span text:style-name="T1433">attribut devient celle saisie dans le champ de texte. Cette valeur </text:span><text:span text:style-name="T1434">value</text:span><text:span text:style-name="T1435">est associée à la valeur de l' </text:span><text:span text:style-name="T1436">name</text:span><text:span text:style-name="T1437">attribut et envoyée sous forme de texte lors de la soumission du formulaire. Par exemple, si un utilisateur sais</text:span><text:span text:style-name="T1438">it « informations importantes » dans le champ de texte créé par notre </text:span><text:span text:style-name="T1439">&lt;input&gt;</text:span><text:span text:style-name="T1440">élément :</text:span></text:p>
      <text:p text:style-name="P1441"><text:span text:style-name="T1442">Lorsque le formulaire est soumis, le texte : </text:span><text:span text:style-name="T1443">"first-text-field=important details"</text:span><text:span text:style-name="T1444">est envoyé à </text:span><text:span text:style-name="T1445">/example.html</text:span><text:span text:style-name="T1446">car la valeur de l' </text:span><text:span text:style-name="T1447">name</text:span><text:span text:style-name="T1448">attribut est </text:span><text:span text:style-name="T1449">"first-text-field"</text:span><text:span text:style-name="T1450">et la v</text:span><text:span text:style-name="T1451">aleur de </text:span><text:span text:style-name="T1452">value</text:span><text:span text:style-name="T1453">est </text:span><text:span text:style-name="T1454">"important details"</text:span><text:span text:style-name="T1455">.</text:span></text:p>
      <text:p text:style-name="P1456"><text:span text:style-name="T1457">Nous pourrions également attribuer une valeur par défaut à l' </text:span><text:span text:style-name="T1458">value</text:span><text:span text:style-name="T1459">attribut afin que les utilisateurs disposent d'un champ de texte pré-rempli lorsqu'ils voient pour la première fois le formulaire rendu comme ceci :</text:span></text:p>
      <text:soft-page-break/>
      <text:p text:style-name="PreformattedText"><text:span text:style-name="T1460">&lt;</text:span><text:span text:style-name="T1461">form</text:span><text:span text:style-name="T1462"><text:s/></text:span><text:span text:style-name="T1463">action</text:span><text:span text:style-name="T1464">=</text:span><text:span text:style-name="T1465">"/example.html"</text:span><text:span text:style-name="T1466"><text:s/></text:span><text:span text:style-name="T1467">method</text:span><text:span text:style-name="T1468">=</text:span><text:span text:style-name="T1469">"POST"</text:span><text:span text:style-name="T1470">&gt;</text:span></text:p>
      <text:p text:style-name="PreformattedText"><text:span text:style-name="T1471">  </text:span><text:span text:style-name="T1472">&lt;input</text:span><text:span text:style-name="T1473"><text:s/></text:span><text:span text:style-name="T1474">type</text:span><text:span text:style-name="T1475">=</text:span><text:span text:style-name="T1476">"text"</text:span><text:span text:style-name="T1477"><text:s/></text:span><text:span text:style-name="T1478">name</text:span><text:span text:style-name="T1479">=</text:span><text:span text:style-name="T1480">"first-text-field"</text:span><text:span text:style-name="T1481"><text:s/></text:span><text:span text:style-name="T1482">value</text:span><text:span text:style-name="T1483">=</text:span><text:span text:style-name="T1484">"already pre-filled"</text:span><text:span text:style-name="T1485">&gt;</text:span></text:p>
      <text:p text:style-name="PreformattedText"><text:span text:style-name="T1486">&lt;/form&gt;</text:span></text:p>
      <text:p text:style-name="P1487"><text:span text:style-name="T1488"><draw:frame draw:z-index="53" draw:id="id49" draw:style-name="a53" draw:name="Frame50" text:anchor-type="paragraph" svg:x="-104.1563in" svg:y="0in" svg:width="0.01528in" svg:height="0.01528in" style:rel-width="scale" style:rel-height="scale"><draw:text-box><text:p text:style-name="Textbody">Copy to Clipboard</text:p></draw:text-box><svg:title/><svg:desc/></draw:frame></text:span><text:span text:style-name="T1489">Ce qui rend :</text:span></text:p>
      <text:p text:style-name="P1490">Il est temps de mettre ces connaissances en pratique !</text:p>
      <text:h text:style-name="P1491" text:outline-level="3">Ajout d'une étiquette</text:h>
      <text:p text:style-name="P1492">7 minutes</text:p>
      <text:p text:style-name="P1493"><text:span text:style-name="T1494">Dans<text:s/></text:span><text:span text:style-name="T1495">l'exercice précédent, nous avons créé un </text:span><text:span text:style-name="T1496">&lt;input&gt;</text:span><text:span text:style-name="T1497">élément, mais nous n'avons pas inclus d'explications sur son </text:span><text:span text:style-name="T1498">&lt;input&gt;</text:span><text:span text:style-name="T1499">utilisation. Pour qu'un utilisateur puisse l'identifier correctement, </text:span><text:span text:style-name="T1500">&lt;input&gt;</text:span><text:span text:style-name="T1501">nous utilisons l' </text:span><text:span text:style-name="T1502">&lt;label&gt;</text:span><text:span text:style-name="T1503">élément portant le nom approprié.</text:span></text:p>
      <text:p text:style-name="P1504"><text:span text:style-name="T1505">L' </text:span><text:span text:style-name="T1506">&lt;</text:span><text:span text:style-name="T1507">label&gt;</text:span><text:span text:style-name="T1508">élément possède une balise d'ouverture et une balise de fermeture, et affiche le texte entre ces balises. Pour associer un élément </text:span><text:span text:style-name="T1509">&lt;label&gt;</text:span><text:span text:style-name="T1510">à un élément </text:span><text:span text:style-name="T1511">&lt;input&gt;</text:span><text:span text:style-name="T1512">, </text:span><text:span text:style-name="T1513">&lt;input&gt;</text:span><text:span text:style-name="T1514">un attribut est nécessaire </text:span><text:span text:style-name="T1515">id</text:span><text:span text:style-name="T1516">. Nous attribuons ensuite à l' </text:span><text:span text:style-name="T1517">for</text:span><text:span text:style-name="T1518">attribut de l' </text:span><text:span text:style-name="T1519">&lt;labe</text:span><text:span text:style-name="T1520">l&gt;</text:span><text:span text:style-name="T1521">élément la valeur de l' </text:span><text:span text:style-name="T1522">id</text:span><text:span text:style-name="T1523">attribut de </text:span><text:span text:style-name="T1524">&lt;input&gt;</text:span><text:span text:style-name="T1525">, comme suit :</text:span></text:p>
      <text:p text:style-name="PreformattedText"><text:span text:style-name="T1526">&lt;form</text:span><text:span text:style-name="T1527"><text:s/></text:span><text:span text:style-name="T1528">action</text:span><text:span text:style-name="T1529">=</text:span><text:span text:style-name="T1530">"/example.html"</text:span><text:span text:style-name="T1531"><text:s/></text:span><text:span text:style-name="T1532">method</text:span><text:span text:style-name="T1533">=</text:span><text:span text:style-name="T1534">"POST"</text:span><text:span text:style-name="T1535">&gt;</text:span></text:p>
      <text:p text:style-name="PreformattedText"><text:span text:style-name="T1536">  </text:span><text:span text:style-name="T1537">&lt;label</text:span><text:span text:style-name="T1538"><text:s/></text:span><text:span text:style-name="T1539">for</text:span><text:span text:style-name="T1540">=</text:span><text:span text:style-name="T1541">"meal"</text:span><text:span text:style-name="T1542">&gt;</text:span><text:span text:style-name="T1543">What do you want to eat?</text:span><text:span text:style-name="T1544">&lt;/label&gt;</text:span></text:p>
      <text:p text:style-name="PreformattedText"><text:span text:style-name="T1545">  </text:span><text:span text:style-name="T1546">&lt;br&gt;</text:span></text:p>
      <text:p text:style-name="PreformattedText"><text:span text:style-name="T1547">  </text:span><text:span text:style-name="T1548">&lt;input</text:span><text:span text:style-name="T1549"><text:s/></text:span><text:span text:style-name="T1550">type</text:span><text:span text:style-name="T1551">=</text:span><text:span text:style-name="T1552">"text"</text:span><text:span text:style-name="T1553"><text:s/></text:span><text:span text:style-name="T1554">name</text:span><text:span text:style-name="T1555">=</text:span><text:span text:style-name="T1556">"food"</text:span><text:span text:style-name="T1557"><text:s/></text:span><text:span text:style-name="T1558">id</text:span><text:span text:style-name="T1559">=</text:span><text:span text:style-name="T1560">"meal"</text:span><text:span text:style-name="T1561">&gt;</text:span></text:p>
      <text:p text:style-name="PreformattedText"><text:span text:style-name="T1562">&lt;/form&gt;</text:span></text:p>
      <text:p text:style-name="P1563"><text:span text:style-name="T1564"><draw:frame draw:z-index="54" draw:id="id50" draw:style-name="a54" draw:name="Frame51" text:anchor-type="paragraph" svg:x="-104.1563in" svg:y="0in" svg:width="0.01528in" svg:height="0.01528in" style:rel-width="scale" style:rel-height="scale"><draw:text-box><text:p text:style-name="Textbody">Copy to Clipboard</text:p></draw:text-box><svg:title/><svg:desc/></draw:frame></text:span><text:span text:style-name="T1565">Le code ci-dessus</text:span><text:span text:style-name="T1566"><text:s/>rend :</text:span></text:p>
      <text:p text:style-name="P1567"/>
      <text:p text:style-name="P1568"><text:span text:style-name="T1569">Regardez, les utilisateurs savent désormais à quoi </text:span><text:span text:style-name="T1570">&lt;input&gt;</text:span><text:span text:style-name="T1571">sert cet élément ! Un autre avantage de son utilisation </text:span><text:span text:style-name="T1572">&lt;label&gt;</text:span><text:span text:style-name="T1573">est que, lorsqu'on clique dessus, l'élément correspondant </text:span><text:span text:style-name="T1574">&lt;input&gt;</text:span><text:span text:style-name="T1575">est mis en surbrillance/sélectionné.</text:span></text:p>
      <text:p text:style-name="P1576"><text:span text:style-name="T1577">Voyons l’ </text:span><text:span text:style-name="T1578">&lt;label&gt;</text:span><text:span text:style-name="T1579">élément</text:span><text:span text:style-name="T1580"><text:s/>en action !</text:span></text:p>
      <text:p text:style-name="P1581"/>
      <text:h text:style-name="P1582" text:outline-level="3">Saisie du mot de passe</text:h>
      <text:p text:style-name="P1583">5 minutes</text:p>
      <text:p text:style-name="P1584"><text:span text:style-name="T1585">Pensez à toutes ces fois où nous devons saisir des informations sensibles, comme un mot de passe ou un code PIN, dans un fichier </text:span><text:span text:style-name="T1586">&lt;form&gt;</text:span><text:span text:style-name="T1587">. Nous ne<text:s/></text:span><text:soft-page-break/><text:span text:style-name="T1588">voudrions pas que nos informations soient visibles par quiconque</text:span><text:span text:style-name="T1589"><text:s/>jette un œil par-dessus notre épaule ! Heureusement, nous avons l' </text:span><text:span text:style-name="T1590">type="password"</text:span><text:span text:style-name="T1591">attribut pour</text:span><text:span text:style-name="T1592">&lt;input&gt;</text:span><text:span text:style-name="T1593"> !</text:span></text:p>
      <text:p text:style-name="P1594"><text:span text:style-name="T1595">Un </text:span><text:span text:style-name="T1596">&lt;input type ="password"&gt;</text:span><text:span text:style-name="T1597">élément remplacera le texte saisi par un autre caractère, comme un astérisque (*) ou un point (•). Le code ci-dessous<text:s/></text:span><text:span text:style-name="T1598">illustre la création d'un champ de mot de passe :</text:span></text:p>
      <text:p text:style-name="PreformattedText"><text:span text:style-name="T1599">&lt;form&gt;</text:span></text:p>
      <text:p text:style-name="PreformattedText"><text:span text:style-name="T1600">  </text:span><text:span text:style-name="T1601">&lt;label</text:span><text:span text:style-name="T1602"><text:s/></text:span><text:span text:style-name="T1603">for</text:span><text:span text:style-name="T1604">=</text:span><text:span text:style-name="T1605">"user-password"</text:span><text:span text:style-name="T1606">&gt;</text:span><text:span text:style-name="T1607">Password:<text:s/></text:span><text:span text:style-name="T1608">&lt;/label&gt;</text:span></text:p>
      <text:p text:style-name="PreformattedText"><text:span text:style-name="T1609">  </text:span><text:span text:style-name="T1610">&lt;input</text:span><text:span text:style-name="T1611"><text:s/></text:span><text:span text:style-name="T1612">type</text:span><text:span text:style-name="T1613">=</text:span><text:span text:style-name="T1614">"password"</text:span><text:span text:style-name="T1615"><text:s/></text:span><text:span text:style-name="T1616">id</text:span><text:span text:style-name="T1617">=</text:span><text:span text:style-name="T1618">"user-password"</text:span><text:span text:style-name="T1619"><text:s/></text:span><text:span text:style-name="T1620">name</text:span><text:span text:style-name="T1621">=</text:span><text:span text:style-name="T1622">"user-password"</text:span><text:span text:style-name="T1623">&gt;</text:span></text:p>
      <text:p text:style-name="PreformattedText"><text:span text:style-name="T1624">&lt;/form&gt;</text:span></text:p>
      <text:p text:style-name="P1625"><text:span text:style-name="T1626"><draw:frame draw:z-index="55" draw:id="id51" draw:style-name="a55" draw:name="Frame52" text:anchor-type="paragraph" svg:x="-104.1563in" svg:y="0in" svg:width="0.01528in" svg:height="0.01528in" style:rel-width="scale" style:rel-height="scale"><draw:text-box><text:p text:style-name="Textbody">Copy to Clipboard</text:p></draw:text-box><svg:title/><svg:desc/></draw:frame></text:span><text:span text:style-name="T1627">Une fois qu'un utilisateur a tapé dans le champ, cela<text:s/></text:span><text:span text:style-name="T1628">ressemblerait à :</text:span></text:p>
      <text:p text:style-name="Textbody"><text:span text:style-name="T1629"><draw:frame draw:style-name="a56" draw:name="Image7" text:anchor-type="as-char" svg:x="0in" svg:y="0in" svg:width="0.7874in" svg:height="0.3937in" style:rel-width="scale" style:rel-height="scale"><draw:image xlink:href="" xlink:type="simple" xlink:show="embed" xlink:actuate="onLoad"/><svg:title>champ de mot de passe dans un formulaire avec 6 points indiquant le texte ajouté au champ</svg:title><svg:desc/></draw:frame></text:span></text:p>
      <text:p text:style-name="P1630">Même si le champ Mot de passe masque le texte, sa valeur est envoyée lors de la soumission du formulaire. Autrement dit, si « hunter2 » est saisi dans le champ Mot de passe, « user-password=hunter2 » est envoyé avec les autres<text:s/>informations du formulaire.</text:p>
      <text:p text:style-name="P1631"/>
      <text:h text:style-name="P1632" text:outline-level="3">Saisie numérique</text:h>
      <text:p text:style-name="P1633">6 minutes</text:p>
      <text:p text:style-name="P1634"><text:span text:style-name="T1635">Nous avons maintenant examiné deux </text:span><text:span text:style-name="T1636">type</text:span><text:span text:style-name="T1637">attributs </text:span><text:span text:style-name="T1638">&lt;input&gt;</text:span><text:span text:style-name="T1639">liés au texte. Mais si nous souhaitons que nos utilisateurs saisissent un nombre, nous pouvons définir l' </text:span><text:span text:style-name="T1640">type</text:span><text:span text:style-name="T1641">attribut sur… (vous l'avez deviné)</text:span><text:span text:style-name="T1642">…</text:span><text:span text:style-name="T1643">"number"</text:span><text:span text:style-name="T1644"> !</text:span></text:p>
      <text:p text:style-name="P1645"><text:span text:style-name="T1646">En définissant </text:span><text:span text:style-name="T1647">type="number"</text:span><text:span text:style-name="T1648">un attribut, </text:span><text:span text:style-name="T1649">&lt;input&gt;</text:span><text:span text:style-name="T1650">nous pouvons limiter la saisie des utilisateurs aux chiffres (et à quelques caractères spéciaux comme </text:span><text:span text:style-name="T1651">-</text:span><text:span text:style-name="T1652">, </text:span><text:span text:style-name="T1653">+</text:span><text:span text:style-name="T1654">et </text:span><text:span text:style-name="T1655">.</text:span><text:span text:style-name="T1656">). Nous pouvons également fournir un </text:span><text:span text:style-name="T1657">step</text:span><text:span text:style-name="T1658">attribut qui crée des flèches à l'intérieur d</text:span><text:span text:style-name="T1659">u champ de saisie pour augmenter ou diminuer la valeur de l' </text:span><text:span text:style-name="T1660">step</text:span><text:span text:style-name="T1661">attribut. Voici le code nécessaire pour afficher un champ de saisie numérique :</text:span></text:p>
      <text:p text:style-name="PreformattedText"><text:span text:style-name="T1662">&lt;form&gt;</text:span></text:p>
      <text:p text:style-name="PreformattedText"><text:span text:style-name="T1663">  </text:span><text:span text:style-name="T1664">&lt;label</text:span><text:span text:style-name="T1665"><text:s/></text:span><text:span text:style-name="T1666">for</text:span><text:span text:style-name="T1667">=</text:span><text:span text:style-name="T1668">"years"</text:span><text:span text:style-name="T1669">&gt;</text:span><text:span text:style-name="T1670"><text:s/>Years of experience:<text:s/></text:span><text:span text:style-name="T1671">&lt;/label&gt;</text:span></text:p>
      <text:soft-page-break/>
      <text:p text:style-name="PreformattedText"><text:span text:style-name="T1672">  </text:span><text:span text:style-name="T1673">&lt;input</text:span><text:span text:style-name="T1674"><text:s/></text:span><text:span text:style-name="T1675">id</text:span><text:span text:style-name="T1676">=</text:span><text:span text:style-name="T1677">"years"</text:span><text:span text:style-name="T1678"><text:s/></text:span><text:span text:style-name="T1679">name</text:span><text:span text:style-name="T1680">=</text:span><text:span text:style-name="T1681">"years"</text:span><text:span text:style-name="T1682"><text:s/></text:span><text:span text:style-name="T1683">type</text:span><text:span text:style-name="T1684">=</text:span><text:span text:style-name="T1685">"number"</text:span><text:span text:style-name="T1686"><text:s/></text:span><text:span text:style-name="T1687">step</text:span><text:span text:style-name="T1688">=</text:span><text:span text:style-name="T1689">"1"</text:span><text:span text:style-name="T1690">&gt;</text:span></text:p>
      <text:p text:style-name="PreformattedText"><text:span text:style-name="T1691">&lt;/form&gt;</text:span></text:p>
      <text:p text:style-name="P1692"><text:span text:style-name="T1693"><draw:frame draw:z-index="57" draw:id="id52" draw:style-name="a57" draw:name="Frame53" text:anchor-type="paragraph" svg:x="-104.1563in" svg:y="0in" svg:width="0.01528in" svg:height="0.01528in" style:rel-width="scale" style:rel-height="scale"><draw:text-box><text:p text:style-name="Textbody">Copy to Clipboard</text:p></draw:text-box><svg:title/><svg:desc/></draw:frame></text:span><text:span text:style-name="T1694">Ce qui rend :</text:span></text:p>
      <text:p text:style-name="P1695"/>
      <text:p text:style-name="P1696">Il est maintenant temps d’appliquer ces connaissances.</text:p>
      <text:h text:style-name="P1697" text:outline-level="3">Entrée de plage</text:h>
      <text:p text:style-name="P1698">7 minutes</text:p>
      <text:p text:style-name="P1699"><text:span text:style-name="T1700">Utiliser an </text:span><text:span text:style-name="T1701">&lt;input type="number"&gt;</text:span><text:span text:style-name="T1702"> est idéal pour permettre aux utilisateurs de saisir le nombre de leur choix. Cependant, pour</text:span><text:span text:style-name="T1703"><text:s/>limiter le nombre de chiffres saisis, nous pourrions envisager une </text:span><text:span text:style-name="T1704">type</text:span><text:span text:style-name="T1705">valeur différente. Une autre option consiste à définir </text:span><text:span text:style-name="T1706">type</text:span><text:span text:style-name="T1707">sur </text:span><text:span text:style-name="T1708">"range"</text:span><text:span text:style-name="T1709">which pour créer un curseur.</text:span></text:p>
      <text:p text:style-name="P1710"><text:span text:style-name="T1711">Pour définir les valeurs minimale et maximale du curseur, nous attribuons des valeurs</text:span><text:span text:style-name="T1712"><text:s/>aux attributs </text:span><text:span text:style-name="T1713">min</text:span><text:span text:style-name="T1714">et . Nous pouvons également contrôler la fluidité du curseur en attribuant une valeur à cet attribut. Des valeurs plus faibles rendront le curseur plus fluide, tandis que des valeurs plus élevées le rendront plus perceptible. Voici le cod</text:span><text:span text:style-name="T1715">e de création d'un curseur :</text:span><text:span text:style-name="T1716">max&lt;input&gt;stepstepstep</text:span></text:p>
      <text:p text:style-name="PreformattedText"><text:span text:style-name="T1717">&lt;form&gt;</text:span></text:p>
      <text:p text:style-name="PreformattedText"><text:span text:style-name="T1718">  </text:span><text:span text:style-name="T1719">&lt;label</text:span><text:span text:style-name="T1720"><text:s/></text:span><text:span text:style-name="T1721">for</text:span><text:span text:style-name="T1722">=</text:span><text:span text:style-name="T1723">"volume"</text:span><text:span text:style-name="T1724">&gt;</text:span><text:span text:style-name="T1725"><text:s/>Volume Control</text:span><text:span text:style-name="T1726">&lt;/label&gt;</text:span></text:p>
      <text:p text:style-name="PreformattedText"><text:span text:style-name="T1727">  </text:span><text:span text:style-name="T1728">&lt;input</text:span><text:span text:style-name="T1729"><text:s/></text:span><text:span text:style-name="T1730">id</text:span><text:span text:style-name="T1731">=</text:span><text:span text:style-name="T1732">"volume"</text:span><text:span text:style-name="T1733"><text:s/></text:span><text:span text:style-name="T1734">name</text:span><text:span text:style-name="T1735">=</text:span><text:span text:style-name="T1736">"volume"</text:span><text:span text:style-name="T1737"><text:s/></text:span><text:span text:style-name="T1738">type</text:span><text:span text:style-name="T1739">=</text:span><text:span text:style-name="T1740">"range"</text:span><text:span text:style-name="T1741"><text:s/></text:span><text:span text:style-name="T1742">min</text:span><text:span text:style-name="T1743">=</text:span><text:span text:style-name="T1744">"0"</text:span><text:span text:style-name="T1745"><text:s/></text:span><text:span text:style-name="T1746">max</text:span><text:span text:style-name="T1747">=</text:span><text:span text:style-name="T1748">"100"</text:span><text:span text:style-name="T1749"><text:s/></text:span><text:span text:style-name="T1750">step</text:span><text:span text:style-name="T1751">=</text:span><text:span text:style-name="T1752">"1"</text:span><text:span text:style-name="T1753">&gt;</text:span></text:p>
      <text:p text:style-name="PreformattedText"><text:span text:style-name="T1754">&lt;/form&gt;</text:span></text:p>
      <text:p text:style-name="P1755"><text:span text:style-name="T1756"><draw:frame draw:z-index="58" draw:id="id53" draw:style-name="a58" draw:name="Frame54" text:anchor-type="paragraph" svg:x="-104.1563in" svg:y="0in" svg:width="0.01528in" svg:height="0.01528in" style:rel-width="scale" style:rel-height="scale"><draw:text-box><text:p text:style-name="Textbody">Copy to Clipboard</text:p></draw:text-box><svg:title/><svg:desc/></draw:frame></text:span><text:span text:style-name="T1757">Le code ci-dessus rend :</text:span></text:p>
      <text:p text:style-name="P1758"><text:span text:style-name="T1759">Dans l'exemple<text:s/></text:span><text:span text:style-name="T1760">ci-dessus, chaque fois que le curseur se déplace d'une unité, la valeur de l' attribut </text:span><text:span text:style-name="T1761">&lt;input&gt;</text:span><text:span text:style-name="T1762">« s » </text:span><text:span text:style-name="T1763">value</text:span><text:span text:style-name="T1764">change.</text:span></text:p>
      <text:p text:style-name="P1765"/>
      <text:h text:style-name="P1766" text:outline-level="3">Entrée de case à cocher</text:h>
      <text:p text:style-name="P1767">12 minutes</text:p>
      <text:p text:style-name="P1768"><text:span text:style-name="T1769">Jusqu'à présent, les types de saisie autorisés étaient tous des choix uniques. Mais que se passerait-il si<text:s/></text:span><text:span text:style-name="T1770">nous présentions plusieurs options aux utilisateurs et leur permettions de sélectionner autant d'options que nécessaire ? On<text:s/></text:span><text:soft-page-break/><text:span text:style-name="T1771">pourrait utiliser des cases à cocher ! Dans un exemple, </text:span><text:span text:style-name="T1772">&lt;form&gt;</text:span><text:span text:style-name="T1773">nous utiliserions l' </text:span><text:span text:style-name="T1774">&lt;input&gt;</text:span><text:span text:style-name="T1775">élément et le set </text:span><text:span text:style-name="T1776">type="checkbox"</text:span><text:span text:style-name="T1777">. Examin</text:span><text:span text:style-name="T1778">ez le code utilisé pour créer plusieurs cases à cocher :</text:span></text:p>
      <text:p text:style-name="PreformattedText"><text:span text:style-name="T1779">&lt;form&gt;</text:span></text:p>
      <text:p text:style-name="PreformattedText"><text:span text:style-name="T1780">  </text:span><text:span text:style-name="T1781">&lt;p&gt;</text:span><text:span text:style-name="T1782">Choose your pizza toppings:</text:span><text:span text:style-name="T1783">&lt;/p&gt;</text:span></text:p>
      <text:p text:style-name="PreformattedText"><text:span text:style-name="T1784">  </text:span><text:span text:style-name="T1785">&lt;label</text:span><text:span text:style-name="T1786"><text:s/></text:span><text:span text:style-name="T1787">for</text:span><text:span text:style-name="T1788">=</text:span><text:span text:style-name="T1789">"cheese"</text:span><text:span text:style-name="T1790">&gt;</text:span><text:span text:style-name="T1791">Extra cheese</text:span><text:span text:style-name="T1792">&lt;/label&gt;</text:span></text:p>
      <text:p text:style-name="PreformattedText"><text:span text:style-name="T1793">  </text:span><text:span text:style-name="T1794">&lt;input</text:span><text:span text:style-name="T1795"><text:s/></text:span><text:span text:style-name="T1796">id</text:span><text:span text:style-name="T1797">=</text:span><text:span text:style-name="T1798">"cheese"</text:span><text:span text:style-name="T1799"><text:s/></text:span><text:span text:style-name="T1800">name</text:span><text:span text:style-name="T1801">=</text:span><text:span text:style-name="T1802">"topping"</text:span><text:span text:style-name="T1803"><text:s/></text:span><text:span text:style-name="T1804">type</text:span><text:span text:style-name="T1805">=</text:span><text:span text:style-name="T1806">"checkbox"</text:span><text:span text:style-name="T1807"><text:s/></text:span><text:span text:style-name="T1808">value</text:span><text:span text:style-name="T1809">=</text:span><text:span text:style-name="T1810">"cheese"</text:span><text:span text:style-name="T1811">&gt;</text:span></text:p>
      <text:p text:style-name="PreformattedText"><text:span text:style-name="T1812">  </text:span><text:span text:style-name="T1813">&lt;br&gt;</text:span></text:p>
      <text:p text:style-name="PreformattedText"><text:span text:style-name="T1814">  </text:span><text:span text:style-name="T1815">&lt;label</text:span><text:span text:style-name="T1816"><text:s/></text:span><text:span text:style-name="T1817">for</text:span><text:span text:style-name="T1818">=</text:span><text:span text:style-name="T1819">"pepperoni"</text:span><text:span text:style-name="T1820">&gt;</text:span><text:span text:style-name="T1821">Pepperoni</text:span><text:span text:style-name="T1822">&lt;/label&gt;</text:span></text:p>
      <text:p text:style-name="PreformattedText"><text:span text:style-name="T1823">  </text:span><text:span text:style-name="T1824">&lt;input</text:span><text:span text:style-name="T1825"><text:s/></text:span><text:span text:style-name="T1826">id</text:span><text:span text:style-name="T1827">=</text:span><text:span text:style-name="T1828">"pepperoni"</text:span><text:span text:style-name="T1829"><text:s/></text:span><text:span text:style-name="T1830">name</text:span><text:span text:style-name="T1831">=</text:span><text:span text:style-name="T1832">"topping"</text:span><text:span text:style-name="T1833"><text:s/></text:span><text:span text:style-name="T1834">type</text:span><text:span text:style-name="T1835">=</text:span><text:span text:style-name="T1836">"checkbox"</text:span><text:span text:style-name="T1837"><text:s/></text:span><text:span text:style-name="T1838">value</text:span><text:span text:style-name="T1839">=</text:span><text:span text:style-name="T1840">"pepperoni"</text:span><text:span text:style-name="T1841">&gt;</text:span></text:p>
      <text:p text:style-name="PreformattedText"><text:span text:style-name="T1842">  </text:span><text:span text:style-name="T1843">&lt;br&gt;</text:span></text:p>
      <text:p text:style-name="PreformattedText"><text:span text:style-name="T1844">  </text:span><text:span text:style-name="T1845">&lt;label</text:span><text:span text:style-name="T1846"><text:s/></text:span><text:span text:style-name="T1847">for</text:span><text:span text:style-name="T1848">=</text:span><text:span text:style-name="T1849">"anchovy"</text:span><text:span text:style-name="T1850">&gt;</text:span><text:span text:style-name="T1851">Anchovy</text:span><text:span text:style-name="T1852">&lt;/label&gt;</text:span></text:p>
      <text:p text:style-name="PreformattedText"><text:span text:style-name="T1853">  </text:span><text:span text:style-name="T1854">&lt;input</text:span><text:span text:style-name="T1855"><text:s/></text:span><text:span text:style-name="T1856">id</text:span><text:span text:style-name="T1857">=</text:span><text:span text:style-name="T1858">"anchovy"</text:span><text:span text:style-name="T1859"><text:s/></text:span><text:span text:style-name="T1860">name</text:span><text:span text:style-name="T1861">=</text:span><text:span text:style-name="T1862">"topping"</text:span><text:span text:style-name="T1863"><text:s/></text:span><text:span text:style-name="T1864">type</text:span><text:span text:style-name="T1865">=</text:span><text:span text:style-name="T1866">"checkbox"</text:span><text:span text:style-name="T1867"><text:s/></text:span><text:span text:style-name="T1868">value</text:span><text:span text:style-name="T1869">=</text:span><text:span text:style-name="T1870">"anchovy"</text:span><text:span text:style-name="T1871">&gt;</text:span></text:p>
      <text:p text:style-name="PreformattedText"><text:span text:style-name="T1872">&lt;/form&gt;</text:span></text:p>
      <text:p text:style-name="P1873"><text:span text:style-name="T1874"><draw:frame draw:z-index="59" draw:id="id54" draw:style-name="a59" draw:name="Frame55" text:anchor-type="paragraph" svg:x="-104.1563in" svg:y="0in" svg:width="0.01528in" svg:height="0.01528in" style:rel-width="scale" style:rel-height="scale"><draw:text-box><text:p text:style-name="Textbody">Copy to Clipboard</text:p></draw:text-box><svg:title/><svg:desc/></draw:frame></text:span><text:span text:style-name="T1875">Ce qui rend :</text:span></text:p>
      <text:p text:style-name="P1876">Remarque dans<text:s/>l’exemple fourni :</text:p>
      <text:list text:style-name="LFO14" text:continue-numbering="true">
        <text:list-item>
          <text:p text:style-name="P1877"><text:span text:style-name="T1878">Des valeurs sont attribuées à l' </text:span><text:span text:style-name="T1879">value</text:span><text:span text:style-name="T1880">attribut des cases à cocher. Ces valeurs ne sont pas visibles sur le formulaire lui-même ; il est donc important d'utiliser un élément associé </text:span><text:span text:style-name="T1881">&lt;label&gt;</text:span><text:span text:style-name="T1882">pour identifier la case à cocher.</text:span></text:p>
        </text:list-item>
        <text:list-item>
          <text:p text:style-name="P1883"><text:span text:style-name="T1884">Chacun </text:span><text:span text:style-name="T1885">&lt;input&gt;</text:span><text:span text:style-name="T1886">p</text:span><text:span text:style-name="T1887">ossède la même valeur pour l' </text:span><text:span text:style-name="T1888">name</text:span><text:span text:style-name="T1889">attribut. Utiliser la même case à cocher </text:span><text:span text:style-name="T1890">name</text:span><text:span text:style-name="T1891">pour chaque regroupe les </text:span><text:span text:style-name="T1892">&lt;input&gt;</text:span><text:span text:style-name="T1893">s. Cependant, chacun </text:span><text:span text:style-name="T1894">&lt;input&gt;</text:span><text:span text:style-name="T1895">possède une valeur unique </text:span><text:span text:style-name="T1896">id</text:span><text:span text:style-name="T1897">à associer à un </text:span><text:span text:style-name="T1898">&lt;label&gt;</text:span><text:span text:style-name="T1899">.</text:span></text:p>
        </text:list-item>
      </text:list>
      <text:p text:style-name="P1900">Très bien, il est temps d’utiliser des cases à cocher dans notre<text:s/>code !</text:p>
      <text:p text:style-name="P1901"/>
      <text:p text:style-name="P1902"/>
      <text:h text:style-name="P1903" text:outline-level="3">Entrée du bouton radio</text:h>
      <text:p text:style-name="P1904">6 minutes</text:p>
      <text:p text:style-name="P1905">Les cases à cocher sont efficaces pour proposer aux utilisateurs plusieurs options et leur permettre d'en choisir une ou plusieurs. Cependant, il existe des cas où nous souhaitons présenter plusieurs options et n'autoriser qu'une seule sélection, par exemple pour demander aux utilisateurs s'ils acceptent ou non les conditions générales. Examinons le code utilisé pour créer des boutons radio :</text:p>
      <text:soft-page-break/>
      <text:p text:style-name="PreformattedText"><text:span text:style-name="T1906">&lt;form&gt;</text:span></text:p>
      <text:p text:style-name="PreformattedText"><text:span text:style-name="T1907">  </text:span><text:span text:style-name="T1908">&lt;p&gt;</text:span><text:span text:style-name="T1909">What is sum of 1 + 1?</text:span><text:span text:style-name="T1910">&lt;/p&gt;</text:span></text:p>
      <text:p text:style-name="PreformattedText"><text:span text:style-name="T1911">  </text:span><text:span text:style-name="T1912">&lt;input</text:span><text:span text:style-name="T1913"><text:s/></text:span><text:span text:style-name="T1914">type</text:span><text:span text:style-name="T1915">=</text:span><text:span text:style-name="T1916">"radio"</text:span><text:span text:style-name="T1917"><text:s/></text:span><text:span text:style-name="T1918">id</text:span><text:span text:style-name="T1919">=</text:span><text:span text:style-name="T1920">"two"</text:span><text:span text:style-name="T1921"><text:s/></text:span><text:span text:style-name="T1922">name</text:span><text:span text:style-name="T1923">=</text:span><text:span text:style-name="T1924">"answer"</text:span><text:span text:style-name="T1925"><text:s/></text:span><text:span text:style-name="T1926">value</text:span><text:span text:style-name="T1927">=</text:span><text:span text:style-name="T1928">"2"</text:span><text:span text:style-name="T1929">&gt;</text:span></text:p>
      <text:p text:style-name="PreformattedText"><text:span text:style-name="T1930">  </text:span><text:span text:style-name="T1931">&lt;label</text:span><text:span text:style-name="T1932"><text:s/></text:span><text:span text:style-name="T1933">for</text:span><text:span text:style-name="T1934">=</text:span><text:span text:style-name="T1935">"two"</text:span><text:span text:style-name="T1936">&gt;</text:span><text:span text:style-name="T1937">2</text:span><text:span text:style-name="T1938">&lt;/label&gt;</text:span></text:p>
      <text:p text:style-name="PreformattedText"><text:span text:style-name="T1939">  </text:span><text:span text:style-name="T1940">&lt;br&gt;</text:span></text:p>
      <text:p text:style-name="PreformattedText"><text:span text:style-name="T1941">  </text:span><text:span text:style-name="T1942">&lt;input</text:span><text:span text:style-name="T1943"><text:s/></text:span><text:span text:style-name="T1944">type</text:span><text:span text:style-name="T1945">=</text:span><text:span text:style-name="T1946">"radio"</text:span><text:span text:style-name="T1947"><text:s/></text:span><text:span text:style-name="T1948">id</text:span><text:span text:style-name="T1949">=</text:span><text:span text:style-name="T1950">"eleven"</text:span><text:span text:style-name="T1951"><text:s/></text:span><text:span text:style-name="T1952">name</text:span><text:span text:style-name="T1953">=</text:span><text:span text:style-name="T1954">"answer"</text:span><text:span text:style-name="T1955"><text:s/></text:span><text:span text:style-name="T1956">value</text:span><text:span text:style-name="T1957">=</text:span><text:span text:style-name="T1958">"11"</text:span><text:span text:style-name="T1959">&gt;</text:span></text:p>
      <text:p text:style-name="PreformattedText"><text:span text:style-name="T1960">  </text:span><text:span text:style-name="T1961">&lt;label</text:span><text:span text:style-name="T1962"><text:s/></text:span><text:span text:style-name="T1963">for</text:span><text:span text:style-name="T1964">=</text:span><text:span text:style-name="T1965">"eleven"</text:span><text:span text:style-name="T1966">&gt;</text:span><text:span text:style-name="T1967">11</text:span><text:span text:style-name="T1968">&lt;/label&gt;</text:span></text:p>
      <text:p text:style-name="PreformattedText"><text:span text:style-name="T1969">&lt;/form&gt;</text:span></text:p>
      <text:p text:style-name="P1970"><text:span text:style-name="T1971"><draw:frame draw:z-index="60" draw:id="id55" draw:style-name="a60" draw:name="Frame56" text:anchor-type="paragraph" svg:x="-104.1563in" svg:y="0in" svg:width="0.01528in" svg:height="0.01528in" style:rel-width="scale" style:rel-height="scale"><draw:text-box><text:p text:style-name="Textbody">Copy to Clipboard</text:p></draw:text-box><svg:title/><svg:desc/></draw:frame></text:span><text:span text:style-name="T1972">Ce qui rend :</text:span></text:p>
      <text:p text:style-name="P1973"><text:span text:style-name="T1974">Notez que, dans l'extrait de code, les boutons radio (comme les</text:span><text:span text:style-name="T1975"><text:s/>cases à cocher) n'affichent pas leur valeur. Nous avons un élément associé </text:span><text:span text:style-name="T1976">&lt;label&gt;</text:span><text:span text:style-name="T1977">pour représenter la valeur du bouton radio. Pour regrouper les boutons radio, nous leur assignons la même valeur </text:span><text:span text:style-name="T1978">name</text:span><text:span text:style-name="T1979">et un seul bouton radio de ce groupe peut être<text:s/></text:span><text:span text:style-name="T1980">sélectionné.</text:span></text:p>
      <text:p text:style-name="P1981">Voyons cela en action en créant nos propres boutons radio.</text:p>
      <text:p text:style-name="P1982"/>
      <text:h text:style-name="P1983" text:outline-level="3">Liste déroulante</text:h>
      <text:p text:style-name="P1984">8 minutes</text:p>
      <text:p text:style-name="P1985">Les boutons radio sont utiles pour permettre aux utilisateurs de choisir une option parmi plusieurs options visibles, mais imaginez si nous avions une liste<text:s/>complète d'options ! Cette situation pourrait rapidement engendrer une multitude de boutons radio à gérer.</text:p>
      <text:p text:style-name="P1986">Une solution alternative consiste à utiliser une liste déroulante pour permettre aux utilisateurs de choisir une option dans une liste organisée. Voici le code pour créer un menu déroulant :</text:p>
      <text:p text:style-name="PreformattedText"><text:span text:style-name="T1987">&lt;form&gt;</text:span></text:p>
      <text:p text:style-name="PreformattedText"><text:span text:style-name="T1988">  </text:span><text:span text:style-name="T1989">&lt;label</text:span><text:span text:style-name="T1990"><text:s/></text:span><text:span text:style-name="T1991">for</text:span><text:span text:style-name="T1992">=</text:span><text:span text:style-name="T1993">"lunch"</text:span><text:span text:style-name="T1994">&gt;</text:span><text:span text:style-name="T1995">What's for lunch?</text:span><text:span text:style-name="T1996">&lt;/label&gt;</text:span></text:p>
      <text:p text:style-name="PreformattedText"><text:span text:style-name="T1997">  </text:span><text:span text:style-name="T1998">&lt;select</text:span><text:span text:style-name="T1999"><text:s/></text:span><text:span text:style-name="T2000">id</text:span><text:span text:style-name="T2001">=</text:span><text:span text:style-name="T2002">"lunch"</text:span><text:span text:style-name="T2003"><text:s/></text:span><text:span text:style-name="T2004">name</text:span><text:span text:style-name="T2005">=</text:span><text:span text:style-name="T2006">"lunch"</text:span><text:span text:style-name="T2007">&gt;</text:span></text:p>
      <text:p text:style-name="PreformattedText"><text:span text:style-name="T2008">    </text:span><text:span text:style-name="T2009">&lt;option</text:span><text:span text:style-name="T2010"><text:s/></text:span><text:span text:style-name="T2011">value</text:span><text:span text:style-name="T2012">=</text:span><text:span text:style-name="T2013">"pizza"</text:span><text:span text:style-name="T2014">&gt;</text:span><text:span text:style-name="T2015">Pizza</text:span><text:span text:style-name="T2016">&lt;/option&gt;</text:span></text:p>
      <text:p text:style-name="PreformattedText"><text:span text:style-name="T2017">    </text:span><text:span text:style-name="T2018">&lt;option</text:span><text:span text:style-name="T2019"><text:s/></text:span><text:span text:style-name="T2020">value</text:span><text:span text:style-name="T2021">=</text:span><text:span text:style-name="T2022">"curry"</text:span><text:span text:style-name="T2023">&gt;</text:span><text:span text:style-name="T2024">Curry</text:span><text:span text:style-name="T2025">&lt;/option&gt;</text:span></text:p>
      <text:p text:style-name="PreformattedText"><text:span text:style-name="T2026">    </text:span><text:span text:style-name="T2027">&lt;option</text:span><text:span text:style-name="T2028"><text:s/></text:span><text:span text:style-name="T2029">value</text:span><text:span text:style-name="T2030">=</text:span><text:span text:style-name="T2031">"salad"</text:span><text:span text:style-name="T2032">&gt;</text:span><text:span text:style-name="T2033">Salad</text:span><text:span text:style-name="T2034">&lt;/option&gt;</text:span></text:p>
      <text:p text:style-name="PreformattedText"><text:span text:style-name="T2035">    </text:span><text:span text:style-name="T2036">&lt;option</text:span><text:span text:style-name="T2037"><text:s/></text:span><text:span text:style-name="T2038">value</text:span><text:span text:style-name="T2039">=</text:span><text:span text:style-name="T2040">"ramen"</text:span><text:span text:style-name="T2041">&gt;</text:span><text:span text:style-name="T2042">Ramen</text:span><text:span text:style-name="T2043">&lt;/option&gt;</text:span></text:p>
      <text:p text:style-name="PreformattedText"><text:span text:style-name="T2044">    </text:span><text:span text:style-name="T2045">&lt;option</text:span><text:span text:style-name="T2046"><text:s/></text:span><text:span text:style-name="T2047">value</text:span><text:span text:style-name="T2048">=</text:span><text:span text:style-name="T2049">"tacos"</text:span><text:span text:style-name="T2050">&gt;</text:span><text:span text:style-name="T2051">Tacos</text:span><text:span text:style-name="T2052">&lt;/option&gt;</text:span></text:p>
      <text:p text:style-name="PreformattedText"><text:span text:style-name="T2053">  </text:span><text:span text:style-name="T2054">&lt;/select&gt;</text:span></text:p>
      <text:soft-page-break/>
      <text:p text:style-name="PreformattedText"><text:span text:style-name="T2055">&lt;/form&gt;</text:span></text:p>
      <text:p text:style-name="P2056"><text:span text:style-name="T2057"><draw:frame draw:z-index="61" draw:id="id56" draw:style-name="a61" draw:name="Frame57" text:anchor-type="paragraph" svg:x="-104.1563in" svg:y="0in" svg:width="0.01528in" svg:height="0.01528in" style:rel-width="scale" style:rel-height="scale"><draw:text-box><text:p text:style-name="Textbody">Copy to Clipboard</text:p></draw:text-box><svg:title/><svg:desc/></draw:frame></text:span><text:span text:style-name="T2058">Ce qui rend :</text:span></text:p>
      <text:p text:style-name="P2059">Et si nous cliquons sur le champ contenant la première option, la liste se dévoile :</text:p>
      <text:p text:style-name="P2060"><text:span text:style-name="T2061">Notez dans le code que nous<text:s/></text:span><text:span text:style-name="T2062">utilisons l'élément </text:span><text:span text:style-name="T2063">&lt;select&gt;</text:span><text:span text:style-name="T2064">pour créer la liste déroulante. Pour la remplir, nous ajoutons plusieurs </text:span><text:span text:style-name="T2065">&lt;option&gt;</text:span><text:span text:style-name="T2066">éléments, chacun doté d'un </text:span><text:span text:style-name="T2067">value</text:span><text:span text:style-name="T2068">attribut. Par défaut, une seule de ces options est sélectionnable.</text:span></text:p>
      <text:p text:style-name="P2069"><text:span text:style-name="T2070">Le texte affiché est celui compris entre les </text:span><text:span text:style-name="T2071">&lt;option&gt;</text:span><text:span text:style-name="T2072">balises d'ouverture et de fermeture. Cependant, c'est la valeur de l' </text:span><text:span text:style-name="T2073">value</text:span><text:span text:style-name="T2074">attribut qui est utilisée lors de </text:span><text:span text:style-name="T2075">&lt;form&gt;</text:span><text:span text:style-name="T2076">la soumission (notez la différence de texte et </text:span><text:span text:style-name="T2077">value</text:span><text:span text:style-name="T2078">de casse). Lors de la </text:span><text:span text:style-name="T2079">&lt;form&gt;</text:span><text:span text:style-name="T2080">soumission, les informations de ce champ de saisie se</text:span><text:span text:style-name="T2081">ront envoyées en utilisant le </text:span><text:span text:style-name="T2082">name</text:span><text:span text:style-name="T2083">et </text:span><text:span text:style-name="T2084">&lt;select&gt;</text:span><text:span text:style-name="T2085">le </text:span><text:span text:style-name="T2086">value</text:span><text:span text:style-name="T2087">du </text:span><text:span text:style-name="T2088">&lt;option&gt;</text:span><text:span text:style-name="T2089">. Par exemple, si un utilisateur sélectionne « Pizza » dans la liste déroulante, les informations seront envoyées sous la forme </text:span><text:span text:style-name="T2090">"lunch=pizza"</text:span><text:span text:style-name="T2091">.</text:span></text:p>
      <text:p text:style-name="P2092"/>
      <text:p text:style-name="P2093"/>
      <text:h text:style-name="P2094" text:outline-level="3">Entrée de la liste de données</text:h>
      <text:p text:style-name="P2095">8 minutes</text:p>
      <text:p text:style-name="P2096"><text:span text:style-name="T2097">Même av</text:span><text:span text:style-name="T2098">ec une liste déroulante organisée, si elle comporte de nombreuses options, il peut être fastidieux pour les utilisateurs de la parcourir pour en trouver une. C'est là que l'utilisation de cet </text:span><text:span text:style-name="T2099">&lt;datalist&gt;</text:span><text:span text:style-name="T2100">élément s'avère utile.</text:span></text:p>
      <text:p text:style-name="P2101"><text:span text:style-name="T2102">Le </text:span><text:span text:style-name="T2103">&lt;datalist&gt;</text:span><text:span text:style-name="T2104">est utilisé avec<text:s/></text:span><text:span text:style-name="T2105">un </text:span><text:span text:style-name="T2106">&lt;input type="text"&gt;</text:span><text:span text:style-name="T2107">élément. Le </text:span><text:span text:style-name="T2108">&lt;input&gt;</text:span><text:span text:style-name="T2109">crée un champ de texte dans lequel les utilisateurs peuvent saisir du texte et filtrer les options du </text:span><text:span text:style-name="T2110">&lt;datalist&gt;</text:span><text:span text:style-name="T2111">.<text:s/></text:span><text:span text:style-name="T2112">Prenons un exemple concret :</text:span></text:p>
      <text:p text:style-name="PreformattedText"><text:span text:style-name="T2113">&lt;form&gt;</text:span></text:p>
      <text:p text:style-name="PreformattedText"><text:span text:style-name="T2114">  </text:span><text:span text:style-name="T2115">&lt;label</text:span><text:span text:style-name="T2116"><text:s/></text:span><text:span text:style-name="T2117">for</text:span><text:span text:style-name="T2118">=</text:span><text:span text:style-name="T2119">"city"</text:span><text:span text:style-name="T2120">&gt;</text:span><text:span text:style-name="T2121">Ideal city to visit?</text:span><text:span text:style-name="T2122">&lt;/label&gt;</text:span></text:p>
      <text:p text:style-name="PreformattedText"><text:span text:style-name="T2123">  </text:span><text:span text:style-name="T2124">&lt;input</text:span><text:span text:style-name="T2125"><text:s/></text:span><text:span text:style-name="T2126">type</text:span><text:span text:style-name="T2127">=</text:span><text:span text:style-name="T2128">"t</text:span><text:span text:style-name="T2129">ext"</text:span><text:span text:style-name="T2130"><text:s/></text:span><text:span text:style-name="T2131">list</text:span><text:span text:style-name="T2132">=</text:span><text:span text:style-name="T2133">"cities"</text:span><text:span text:style-name="T2134"><text:s/></text:span><text:span text:style-name="T2135">id</text:span><text:span text:style-name="T2136">=</text:span><text:span text:style-name="T2137">"city"</text:span><text:span text:style-name="T2138"><text:s/></text:span><text:span text:style-name="T2139">name</text:span><text:span text:style-name="T2140">=</text:span><text:span text:style-name="T2141">"city"</text:span><text:span text:style-name="T2142">&gt;</text:span></text:p>
      <text:p text:style-name="PreformattedText"><text:span text:style-name="T2143">  </text:span><text:span text:style-name="T2144">&lt;datalist</text:span><text:span text:style-name="T2145"><text:s/></text:span><text:span text:style-name="T2146">id</text:span><text:span text:style-name="T2147">=</text:span><text:span text:style-name="T2148">"cities"</text:span><text:span text:style-name="T2149">&gt;</text:span></text:p>
      <text:p text:style-name="PreformattedText"><text:span text:style-name="T2150">    </text:span><text:span text:style-name="T2151">&lt;option</text:span><text:span text:style-name="T2152"><text:s/></text:span><text:span text:style-name="T2153">value</text:span><text:span text:style-name="T2154">=</text:span><text:span text:style-name="T2155">"New York City"</text:span><text:span text:style-name="T2156">&gt;&lt;/option&gt;</text:span></text:p>
      <text:p text:style-name="PreformattedText"><text:span text:style-name="T2157">    </text:span><text:span text:style-name="T2158">&lt;option</text:span><text:span text:style-name="T2159"><text:s/></text:span><text:span text:style-name="T2160">value</text:span><text:span text:style-name="T2161">=</text:span><text:span text:style-name="T2162">"Tokyo"</text:span><text:span text:style-name="T2163">&gt;&lt;/option&gt;</text:span></text:p>
      <text:soft-page-break/>
      <text:p text:style-name="PreformattedText"><text:span text:style-name="T2164">    </text:span><text:span text:style-name="T2165">&lt;option</text:span><text:span text:style-name="T2166"><text:s/></text:span><text:span text:style-name="T2167">value</text:span><text:span text:style-name="T2168">=</text:span><text:span text:style-name="T2169">"Barcelona"</text:span><text:span text:style-name="T2170">&gt;&lt;/option&gt;</text:span></text:p>
      <text:p text:style-name="PreformattedText"><text:span text:style-name="T2171">    </text:span><text:span text:style-name="T2172">&lt;option</text:span><text:span text:style-name="T2173"><text:s/></text:span><text:span text:style-name="T2174">value</text:span><text:span text:style-name="T2175">=</text:span><text:span text:style-name="T2176">"Mexico City"</text:span><text:span text:style-name="T2177">&gt;&lt;/option&gt;</text:span></text:p>
      <text:p text:style-name="PreformattedText"><text:span text:style-name="T2178">    </text:span><text:span text:style-name="T2179">&lt;option</text:span><text:span text:style-name="T2180"><text:s/></text:span><text:span text:style-name="T2181">value</text:span><text:span text:style-name="T2182">=</text:span><text:span text:style-name="T2183">"Melbourne"</text:span><text:span text:style-name="T2184">&gt;&lt;/option&gt;</text:span></text:p>
      <text:p text:style-name="PreformattedText"><text:span text:style-name="T2185">    </text:span><text:span text:style-name="T2186">&lt;option</text:span><text:span text:style-name="T2187"><text:s/></text:span><text:span text:style-name="T2188">value</text:span><text:span text:style-name="T2189">=</text:span><text:span text:style-name="T2190">"Other"</text:span><text:span text:style-name="T2191">&gt;&lt;/option&gt;</text:span><text:span text:style-name="T2192">  </text:span></text:p>
      <text:p text:style-name="PreformattedText"><text:span text:style-name="T2193">  </text:span><text:span text:style-name="T2194">&lt;/datalist&gt;</text:span></text:p>
      <text:p text:style-name="PreformattedText"><text:span text:style-name="T2195">&lt;/form&gt;</text:span></text:p>
      <text:p text:style-name="P2196"><text:span text:style-name="T2197"><draw:frame draw:z-index="62" draw:id="id57" draw:style-name="a62" draw:name="Frame58" text:anchor-type="paragraph" svg:x="-104.1563in" svg:y="0in" svg:width="0.01528in" svg:height="0.01528in" style:rel-width="scale" style:rel-height="scale"><draw:text-box><text:p text:style-name="Textbody">Copy to Clipboard</text:p></draw:text-box><svg:title/><svg:desc/></draw:frame></text:span><text:span text:style-name="T2198">Notez que dans le code ci-dessus, nous avons un </text:span><text:span text:style-name="T2199">&lt;input&gt;</text:span><text:span text:style-name="T2200">élément qui possède un </text:span><text:span text:style-name="T2201">list</text:span><text:span text:style-name="T2202">attribut. L'élément </text:span><text:span text:style-name="T2203">&lt;input&gt;</text:span><text:span text:style-name="T2204">est associé à l'élément </text:span><text:span text:style-name="T2205">&lt;datalist&gt;</text:span><text:span text:style-name="T2206">via l'<text:s/></text:span><text:span text:style-name="T2207">attribut </text:span><text:span text:style-name="T2208">&lt;input&gt;</text:span><text:span text:style-name="T2209">'s </text:span><text:span text:style-name="T2210">list</text:span><text:span text:style-name="T2211">et l' </text:span><text:span text:style-name="T2212">id</text:span><text:span text:style-name="T2213">élément 's' </text:span><text:span text:style-name="T2214">&lt;datalist&gt;</text:span><text:span text:style-name="T2215">.</text:span></text:p>
      <text:p text:style-name="P2216">À partir du code fourni, le formulaire suivant est rendu :</text:p>
      <text:p text:style-name="P2217">Et lorsque le champ est sélectionné :</text:p>
      <text:p text:style-name="P2218"><text:span text:style-name="T2219">Bien que </text:span><text:span text:style-name="T2220">&lt;select&gt;</text:span><text:span text:style-name="T2221">et </text:span><text:span text:style-name="T2222">&lt;datalist&gt;</text:span><text:span text:style-name="T2223">partagent certaines similitudes, il existe des différences majeures. Dans<text:s/></text:span><text:span text:style-name="T2224">l' </text:span><text:span text:style-name="T2225">&lt;input&gt;</text:span><text:span text:style-name="T2226">élément associé, les utilisateurs peuvent saisir une option dans le champ de saisie. Si aucun des «</text:span><text:span text:style-name="T2227">&lt;option&gt;</text:span><text:span text:style-name="T2228"> s » ne correspond, l'utilisateur peut utiliser ce qu'il a saisi. Lors de la soumission du formulaire, la valeur de </text:span><text:span text:style-name="T2229">&lt;input&gt;</text:span><text:span text:style-name="T2230">« s » </text:span><text:span text:style-name="T2231">name</text:span><text:span text:style-name="T2232">et </text:span><text:span text:style-name="T2233">val</text:span><text:span text:style-name="T2234">ue</text:span><text:span text:style-name="T2235">de l'option sélectionnée, ou la valeur saisie par l'utilisateur, est envoyée par paire.</text:span></text:p>
      <text:p text:style-name="P2236"><text:span text:style-name="T2237">Il est maintenant temps d'en créer un </text:span><text:span text:style-name="T2238">&lt;datalist&gt;</text:span><text:span text:style-name="T2239">nous-mêmes !</text:span></text:p>
      <text:p text:style-name="P2240"/>
      <text:h text:style-name="P2241" text:outline-level="3">élément de zone de texte</text:h>
      <text:p text:style-name="P2242">6 minutes</text:p>
      <text:p text:style-name="P2243"><text:span text:style-name="T2244">Un </text:span><text:span text:style-name="T2245">&lt;input&gt;</text:span><text:span text:style-name="T2246">élément avec </text:span><text:span text:style-name="T2247">type="text"</text:span><text:span text:style-name="T2248">crée un champ de saisie sur une<text:s/></text:span><text:span text:style-name="T2249">seule ligne pour permettre aux utilisateurs de saisir des informations. Cependant, il arrive que les utilisateurs aient besoin d'ajouter des informations supplémentaires, comme pour un article de blog. Dans ce cas, au lieu d'utiliser un élément </text:span><text:span text:style-name="T2250">&lt;input&gt;</text:span><text:span text:style-name="T2251">, no</text:span><text:span text:style-name="T2252">us pourrions utiliser </text:span><text:span text:style-name="T2253">&lt;textarea&gt;</text:span><text:span text:style-name="T2254">.</text:span></text:p>
      <text:p text:style-name="P2255"><text:span text:style-name="T2256">Cet </text:span><text:span text:style-name="T2257">&lt;textarea&gt;</text:span><text:span text:style-name="T2258">élément permet de créer un champ de texte plus grand pour permettre aux utilisateurs d'écrire davantage. Nous pouvons ajouter les attributs </text:span><text:span text:style-name="T2259">rows</text:span><text:span text:style-name="T2260">et </text:span><text:span text:style-name="T2261">cols</text:span><text:span text:style-name="T2262">déterminer le nombre de lignes et de colonnes </text:span><text:span text:style-name="T2263">&lt;textarea&gt;</text:span><text:span text:style-name="T2264">.</text:span><text:span text:style-name="T2265"><text:s/></text:span><text:span text:style-name="T2266">À titre d'exemple :</text:span></text:p>
      <text:p text:style-name="PreformattedText"><text:span text:style-name="T2267">&lt;form&gt;</text:span></text:p>
      <text:soft-page-break/>
      <text:p text:style-name="PreformattedText"><text:span text:style-name="T2268">  </text:span><text:span text:style-name="T2269">&lt;label</text:span><text:span text:style-name="T2270"><text:s/></text:span><text:span text:style-name="T2271">for</text:span><text:span text:style-name="T2272">=</text:span><text:span text:style-name="T2273">"blog"</text:span><text:span text:style-name="T2274">&gt;</text:span><text:span text:style-name="T2275">New Blog Post:<text:s/></text:span><text:span text:style-name="T2276">&lt;/label&gt;</text:span></text:p>
      <text:p text:style-name="PreformattedText"><text:span text:style-name="T2277">  </text:span><text:span text:style-name="T2278">&lt;br&gt;</text:span></text:p>
      <text:p text:style-name="PreformattedText"><text:span text:style-name="T2279">  </text:span><text:span text:style-name="T2280">&lt;textarea</text:span><text:span text:style-name="T2281"><text:s/></text:span><text:span text:style-name="T2282">id</text:span><text:span text:style-name="T2283">=</text:span><text:span text:style-name="T2284">"blog"</text:span><text:span text:style-name="T2285"><text:s/></text:span><text:span text:style-name="T2286">name</text:span><text:span text:style-name="T2287">=</text:span><text:span text:style-name="T2288">"blog"</text:span><text:span text:style-name="T2289"><text:s/></text:span><text:span text:style-name="T2290">rows</text:span><text:span text:style-name="T2291">=</text:span><text:span text:style-name="T2292">"5"</text:span><text:span text:style-name="T2293"><text:s/></text:span><text:span text:style-name="T2294">cols</text:span><text:span text:style-name="T2295">=</text:span><text:span text:style-name="T2296">"30"</text:span><text:span text:style-name="T2297">&gt;</text:span></text:p>
      <text:p text:style-name="PreformattedText"><text:span text:style-name="T2298">  </text:span><text:span text:style-name="T2299">&lt;/textarea&gt;</text:span></text:p>
      <text:p text:style-name="PreformattedText"><text:span text:style-name="T2300">&lt;/form&gt;</text:span></text:p>
      <text:p text:style-name="P2301"><text:span text:style-name="T2302"><draw:frame draw:z-index="63" draw:id="id58" draw:style-name="a63" draw:name="Frame59" text:anchor-type="paragraph" svg:x="-104.1563in" svg:y="0in" svg:width="0.01528in" svg:height="0.01528in" style:rel-width="scale" style:rel-height="scale"><draw:text-box><text:p text:style-name="Textbody">Copy to Clipboard</text:p></draw:text-box><svg:title/><svg:desc/></draw:frame></text:span><text:span text:style-name="T2303">Dans le code ci-dessus, un vide </text:span><text:span text:style-name="T2304">&lt;textarea&gt;</text:span><text:span text:style-name="T2305">de 5 lignes sur 30 colonnes est rendu<text:s/></text:span><text:span text:style-name="T2306">sur la page comme ceci :</text:span></text:p>
      <text:p text:style-name="P2307"/>
      <text:p text:style-name="P2308">Si nous voulions un champ de texte encore plus grand, nous pourrions cliquer et faire glisser le coin inférieur droit pour l'agrandir.</text:p>
      <text:p text:style-name="P2309"><text:span text:style-name="T2310">Lors de la soumission du formulaire, la valeur de correspond </text:span><text:span text:style-name="T2311">&lt;textarea&gt;</text:span><text:span text:style-name="T2312">au texte inscrit dans le</text:span><text:span text:style-name="T2313"><text:s/>champ. Si nous souhaitons ajouter une valeur par défaut à, </text:span><text:span text:style-name="T2314">&lt;textarea&gt;</text:span><text:span text:style-name="T2315">nous l'inclurons dans les balises d'ouverture et de fermeture, comme suit :</text:span></text:p>
      <text:p text:style-name="PreformattedText"><text:span text:style-name="T2316">&lt;textarea&gt;</text:span><text:span text:style-name="T2317">Adding default text</text:span><text:span text:style-name="T2318">&lt;/textarea&gt;</text:span></text:p>
      <text:p text:style-name="P2319"><text:span text:style-name="T2320"><draw:frame draw:z-index="64" draw:id="id59" draw:style-name="a64" draw:name="Frame60" text:anchor-type="paragraph" svg:x="-104.1563in" svg:y="0in" svg:width="0.01528in" svg:height="0.01528in" style:rel-width="scale" style:rel-height="scale"><draw:text-box><text:p text:style-name="Textbody">Copy to Clipboard</text:p></draw:text-box><svg:title/><svg:desc/></draw:frame></text:span><text:span text:style-name="T2321">Ce code affichera un </text:span><text:span text:style-name="T2322">&lt;textarea&gt;</text:span><text:span text:style-name="T2323">texte pré-rempli<text:s/></text:span><text:span text:style-name="T2324">contenant : « Ajout de texte par défaut ».</text:span></text:p>
      <text:p text:style-name="P2325">Mais ne nous croyez pas sur parole, testons-le !</text:p>
      <text:h text:style-name="P2326" text:outline-level="3">Soumettre le formulaire</text:h>
      <text:p text:style-name="P2327">3 minutes</text:p>
      <text:p text:style-name="P2328"><text:span text:style-name="T2329">N'oubliez pas que le but d'un formulaire est de collecter des informations qui seront soumises. C'est le rôle du bouton<text:s/></text:span><text:span text:style-name="T2330">« Soumettre » : les utilisateurs cliquent dessus lorsqu'ils ont terminé de remplir le formulaire </text:span><text:span text:style-name="T2331">&lt;form&gt;</text:span><text:span text:style-name="T2332">et sont prêts à l'envoyer. Maintenant que nous avons vu comment créer différents éléments de saisie, voyons comment créer un bouton « Soumettre » !</text:span></text:p>
      <text:p text:style-name="P2333"><text:span text:style-name="T2334">Pour<text:s/></text:span><text:span text:style-name="T2335">créer un bouton d'envoi dans un </text:span><text:span text:style-name="T2336">&lt;form&gt;</text:span><text:span text:style-name="T2337">, nous allons utiliser l' </text:span><text:span text:style-name="T2338">&lt;input&gt;</text:span><text:span text:style-name="T2339">élément fiable et définir la </text:span><text:span text:style-name="T2340">type</text:span><text:span text:style-name="T2341">valeur </text:span><text:span text:style-name="T2342">"submit"</text:span><text:span text:style-name="T2343">. Par exemple :</text:span></text:p>
      <text:p text:style-name="PreformattedText"><text:span text:style-name="T2344">&lt;form&gt;</text:span></text:p>
      <text:p text:style-name="PreformattedText"><text:span text:style-name="T2345">  </text:span><text:span text:style-name="T2346">&lt;input</text:span><text:span text:style-name="T2347"><text:s/></text:span><text:span text:style-name="T2348">type</text:span><text:span text:style-name="T2349">=</text:span><text:span text:style-name="T2350">"submit"</text:span><text:span text:style-name="T2351"><text:s/></text:span><text:span text:style-name="T2352">value</text:span><text:span text:style-name="T2353">=</text:span><text:span text:style-name="T2354">"Send"</text:span><text:span text:style-name="T2355">&gt;</text:span></text:p>
      <text:p text:style-name="PreformattedText"><text:span text:style-name="T2356">&lt;/form&gt;</text:span></text:p>
      <text:p text:style-name="P2357"><text:span text:style-name="T2358"><draw:frame draw:z-index="65" draw:id="id60" draw:style-name="a65" draw:name="Frame61" text:anchor-type="paragraph" svg:x="-104.1563in" svg:y="0in" svg:width="0.01528in" svg:height="0.01528in" style:rel-width="scale" style:rel-height="scale"><draw:text-box><text:p text:style-name="Textbody">Copy to Clipboard</text:p></draw:text-box><svg:title/><svg:desc/></draw:frame></text:span><text:span text:style-name="T2359">Ce qui rend :</text:span></text:p>
      <text:soft-page-break/>
      <text:p text:style-name="P2360"><text:span text:style-name="T2361">Notez que dans l'extrait de code,<text:s/></text:span><text:span text:style-name="T2362">l' </text:span><text:span text:style-name="T2363">value</text:span><text:span text:style-name="T2364">attribut « assigné » </text:span><text:span text:style-name="T2365">&lt;input&gt;</text:span><text:span text:style-name="T2366">s'affiche sous forme de texte sur le bouton « Envoyer ». En l'absence d' </text:span><text:span text:style-name="T2367">value</text:span><text:span text:style-name="T2368">attribut, le texte par défaut </text:span><text:span text:style-name="T2369">Submit</text:span><text:span text:style-name="T2370">s'affiche sur le bouton.</text:span></text:p>
      <text:p text:style-name="P2371"><text:span text:style-name="T2372">Ajoutons maintenant cet élément pour rendre notre </text:span><text:span text:style-name="T2373">&lt;form&gt;</text:span><text:span text:style-name="T2374">s complet !</text:span></text:p>
      <text:h text:style-name="P2375" text:outline-level="3">Revoir</text:h>
      <text:p text:style-name="P2376">1 min</text:p>
      <text:p text:style-name="P2377"><text:span text:style-name="T2378">Beau travail d'interaction avec l' </text:span><text:span text:style-name="T2379">&lt;form&gt;</text:span><text:span text:style-name="T2380">élément extrêmement commun et utile !</text:span></text:p>
      <text:p text:style-name="P2381">Dans cette leçon, nous avons passé en revue :</text:p>
      <text:list text:style-name="LFO15" text:continue-numbering="true">
        <text:list-item>
          <text:p text:style-name="P2382"><text:span text:style-name="T2383">Le but d'un </text:span><text:span text:style-name="T2384">&lt;form&gt;</text:span><text:span text:style-name="T2385">est de permettre aux utilisateurs de saisir des informations et de les envoyer.</text:span></text:p>
        </text:list-item>
        <text:list-item>
          <text:p text:style-name="P2386"><text:span text:style-name="T2387">L' attribut </text:span><text:span text:style-name="T2388">&lt;form&gt;</text:span><text:span text:style-name="T2389">« s » </text:span><text:span text:style-name="T2390">action</text:span><text:span text:style-name="T2391">dét</text:span><text:span text:style-name="T2392">ermine où vont les informations du formulaire.</text:span></text:p>
        </text:list-item>
        <text:list-item>
          <text:p text:style-name="P2393"><text:span text:style-name="T2394">L' attribut </text:span><text:span text:style-name="T2395">&lt;form&gt;</text:span><text:span text:style-name="T2396">« s » </text:span><text:span text:style-name="T2397">method</text:span><text:span text:style-name="T2398">détermine comment les informations sont envoyées et traitées.</text:span></text:p>
        </text:list-item>
        <text:list-item>
          <text:p text:style-name="P2399"><text:span text:style-name="T2400">Pour ajouter des champs permettant aux utilisateurs de saisir des informations, nous utilisons l' </text:span><text:span text:style-name="T2401">&lt;input&gt;</text:span><text:span text:style-name="T2402">élément et d</text:span><text:span text:style-name="T2403">éfinissons l' </text:span><text:span text:style-name="T2404">type</text:span><text:span text:style-name="T2405">attribut sur un champ de notre choix :</text:span></text:p>
          <text:list text:continue-numbering="true">
            <text:list-item>
              <text:p text:style-name="P2406"><text:span text:style-name="T2407">type</text:span><text:span text:style-name="T2408">Le paramètre </text:span><text:span text:style-name="T2409">"text"</text:span><text:span text:style-name="T2410">crée un champ à une seule ligne pour la saisie de texte.</text:span></text:p>
            </text:list-item>
            <text:list-item>
              <text:p text:style-name="P2411"><text:span text:style-name="T2412">type</text:span><text:span text:style-name="T2413">Le paramètre </text:span><text:span text:style-name="T2414">"password"</text:span><text:span text:style-name="T2415">crée un champ à ligne unique qui censure la saisie de texte.</text:span></text:p>
            </text:list-item>
            <text:list-item>
              <text:p text:style-name="P2416"><text:span text:style-name="T2417">type</text:span><text:span text:style-name="T2418">Le paramètre </text:span><text:span text:style-name="T2419">"number"</text:span><text:span text:style-name="T2420">crée<text:s/></text:span><text:span text:style-name="T2421">un champ à ligne unique pour la saisie de nombres.</text:span></text:p>
            </text:list-item>
            <text:list-item>
              <text:p text:style-name="P2422"><text:span text:style-name="T2423">Le paramètre </text:span><text:span text:style-name="T2424">type</text:span><text:span text:style-name="T2425">crée </text:span><text:span text:style-name="T2426">"range"</text:span><text:span text:style-name="T2427">un curseur pour sélectionner parmi une plage de nombres.</text:span></text:p>
            </text:list-item>
            <text:list-item>
              <text:p text:style-name="P2428"><text:span text:style-name="T2429">type</text:span><text:span text:style-name="T2430">Le paramètre </text:span><text:span text:style-name="T2431">"checkbox"</text:span><text:span text:style-name="T2432">crée une seule case à cocher qui peut être associée à d'autres cases à cocher.</text:span></text:p>
            </text:list-item>
            <text:list-item>
              <text:p text:style-name="P2433"><text:span text:style-name="T2434">Le paramètre </text:span><text:span text:style-name="T2435">type</text:span><text:span text:style-name="T2436">crée </text:span><text:span text:style-name="T2437">"radio"</text:span><text:span text:style-name="T2438">un bouton radio qui peut être associé à d'autres boutons radio.</text:span></text:p>
            </text:list-item>
            <text:list-item>
              <text:p text:style-name="P2439"><text:span text:style-name="T2440">type</text:span><text:span text:style-name="T2441">La définition </text:span><text:span text:style-name="T2442">"text"</text:span><text:span text:style-name="T2443">et l'ajout de l' </text:span><text:span text:style-name="T2444">list</text:span><text:span text:style-name="T2445">attribut associeront le </text:span><text:span text:style-name="T2446">&lt;input&gt;</text:span><text:span text:style-name="T2447">à un </text:span><text:span text:style-name="T2448">&lt;datalist&gt;</text:span><text:span text:style-name="T2449">élément si le </text:span><text:span text:style-name="T2450">list</text:span><text:span text:style-name="T2451">de </text:span><text:span text:style-name="T2452">&lt;input&gt;</text:span><text:span text:style-name="T2453">et le </text:span><text:span text:style-name="T2454">id</text:span><text:span text:style-name="T2455">de </text:span><text:span text:style-name="T2456">&lt;datalist&gt;</text:span><text:span text:style-name="T2457">sont identiques.</text:span></text:p>
            </text:list-item>
            <text:list-item>
              <text:p text:style-name="P2458"><text:span text:style-name="T2459">Paramètre </text:span><text:span text:style-name="T2460">type</text:span><text:span text:style-name="T2461">permettant de </text:span><text:span text:style-name="T2462">"submit"</text:span><text:span text:style-name="T2463">créer un bouton d'envoi.</text:span></text:p>
            </text:list-item>
          </text:list>
        </text:list-item>
        <text:list-item>
          <text:p text:style-name="P2464"><text:span text:style-name="T2465">Un </text:span><text:span text:style-name="T2466">&lt;select&gt;</text:span><text:span text:style-name="T2467">élément est rempli d' </text:span><text:span text:style-name="T2468">&lt;option&gt;</text:span><text:span text:style-name="T2469">éléments et restitue une sélection de liste déroulante.</text:span></text:p>
        </text:list-item>
        <text:list-item>
          <text:p text:style-name="P2470"><text:span text:style-name="T2471">Un </text:span><text:span text:style-name="T2472">&lt;datalist&gt;</text:span><text:span text:style-name="T2473">élément est peuplé d' </text:span><text:span text:style-name="T2474">&lt;option&gt;</text:span><text:span text:style-name="T2475">éléments et fonctionne avec un </text:span><text:span text:style-name="T2476">&lt;input&gt;</text:span><text:span text:style-name="T2477">pour rechercher parmi les choix</text:span><text:span text:style-name="T2478">.</text:span></text:p>
        </text:list-item>
        <text:list-item>
          <text:p text:style-name="P2479"><text:span text:style-name="T2480">Un </text:span><text:span text:style-name="T2481">&lt;textarea&gt;</text:span><text:span text:style-name="T2482">élément est un champ de saisie de texte qui possède une zone personnalisable.</text:span></text:p>
        </text:list-item>
        <text:list-item>
          <text:p text:style-name="P2483"><text:span text:style-name="T2484">Lorsqu'un </text:span><text:span text:style-name="T2485">&lt;form&gt;</text:span><text:span text:style-name="T2486">est soumis, le </text:span><text:span text:style-name="T2487">name</text:span><text:span text:style-name="T2488">des champs qui acceptent la saisie et le </text:span><text:span text:style-name="T2489">value</text:span><text:span text:style-name="T2490">de ces champs sont envoyés par </text:span><text:span text:style-name="T2491">name=value</text:span><text:span text:style-name="T2492">paires.</text:span></text:p>
        </text:list-item>
      </text:list>
      <text:p text:style-name="P2493"><text:span text:style-name="T2494">L'utilisation de cet </text:span><text:span text:style-name="T2495">&lt;form&gt;</text:span><text:span text:style-name="T2496">élémen</text:span><text:span text:style-name="T2497">t en conjonction avec les autres éléments mentionnés ci-dessus nous permet de créer des sites qui prennent en compte les souhaits et les besoins de nos utilisateurs. Profitez-en pour mettre en pratique vos connaissances !</text:span></text:p>
      <text:p text:style-name="P2498"/>
      <text:h text:style-name="P2499" text:outline-level="3">Nécessitant une entrée</text:h>
      <text:p text:style-name="P2500">4 min</text:p>
      <text:p text:style-name="P2501"><text:span text:style-name="T2502">Il a</text:span><text:span text:style-name="T2503">rrive que nos champs </text:span><text:span text:style-name="T2504">&lt;form&gt;</text:span><text:span text:style-name="T2505">ne soient pas facultatifs, c'est-à-dire qu'ils doivent être renseignés avant de pouvoir être soumis. Pour appliquer cette règle, nous pouvons ajouter l' </text:span><text:span text:style-name="T2506">required</text:span><text:span text:style-name="T2507">attribut à un </text:span><text:span text:style-name="T2508">&lt;input&gt;</text:span><text:span text:style-name="T2509">élément.</text:span></text:p>
      <text:p text:style-name="P2510">Prenons par exemple :</text:p>
      <text:p text:style-name="PreformattedText"><text:span text:style-name="T2511">&lt;form</text:span><text:span text:style-name="T2512"><text:s/></text:span><text:span text:style-name="T2513">action</text:span><text:span text:style-name="T2514">=</text:span><text:span text:style-name="T2515">"/example.html"</text:span><text:span text:style-name="T2516"><text:s/></text:span><text:span text:style-name="T2517">method</text:span><text:span text:style-name="T2518">=</text:span><text:span text:style-name="T2519">"POST"</text:span><text:span text:style-name="T2520">&gt;</text:span></text:p>
      <text:p text:style-name="PreformattedText"><text:span text:style-name="T2521">  </text:span><text:span text:style-name="T2522">&lt;label</text:span><text:span text:style-name="T2523"><text:s/></text:span><text:span text:style-name="T2524">for</text:span><text:span text:style-name="T2525">=</text:span><text:span text:style-name="T2526">"allergies"</text:span><text:span text:style-name="T2527">&gt;</text:span><text:span text:style-name="T2528">Do you have any dietary restrictions?</text:span><text:span text:style-name="T2529">&lt;/label&gt;</text:span></text:p>
      <text:p text:style-name="PreformattedText"><text:span text:style-name="T2530">  </text:span><text:span text:style-name="T2531">&lt;br&gt;</text:span></text:p>
      <text:p text:style-name="PreformattedText"><text:span text:style-name="T2532">  </text:span><text:span text:style-name="T2533">&lt;input</text:span><text:span text:style-name="T2534"><text:s/></text:span><text:span text:style-name="T2535">id</text:span><text:span text:style-name="T2536">=</text:span><text:span text:style-name="T2537">"allergies"</text:span><text:span text:style-name="T2538"><text:s/></text:span><text:span text:style-name="T2539">name</text:span><text:span text:style-name="T2540">=</text:span><text:span text:style-name="T2541">"allergies"</text:span><text:span text:style-name="T2542"><text:s/></text:span><text:span text:style-name="T2543">type</text:span><text:span text:style-name="T2544">=</text:span><text:span text:style-name="T2545">"text"</text:span><text:span text:style-name="T2546"><text:s/></text:span><text:span text:style-name="T2547">required</text:span><text:span text:style-name="T2548">&gt;</text:span></text:p>
      <text:p text:style-name="PreformattedText"><text:span text:style-name="T2549">  </text:span><text:span text:style-name="T2550">&lt;br&gt;</text:span></text:p>
      <text:p text:style-name="PreformattedText"><text:span text:style-name="T2551">  </text:span><text:span text:style-name="T2552">&lt;input</text:span><text:span text:style-name="T2553"><text:s/></text:span><text:span text:style-name="T2554">type</text:span><text:span text:style-name="T2555">=</text:span><text:span text:style-name="T2556">"submit"</text:span><text:span text:style-name="T2557"><text:s/></text:span><text:span text:style-name="T2558">value</text:span><text:span text:style-name="T2559">=</text:span><text:span text:style-name="T2560">"Submit"</text:span><text:span text:style-name="T2561">&gt;</text:span></text:p>
      <text:p text:style-name="PreformattedText"><text:span text:style-name="T2562">&lt;/form&gt;</text:span></text:p>
      <text:soft-page-break/>
      <text:p text:style-name="P2563"><text:span text:style-name="T2564"><draw:frame draw:z-index="66" draw:id="id61" draw:style-name="a66" draw:name="Frame62" text:anchor-type="paragraph" svg:x="-104.1563in" svg:y="0in" svg:width="0.01528in" svg:height="0.01528in" style:rel-width="scale" style:rel-height="scale"><draw:text-box><text:p text:style-name="Textbody">Copy to Clipboard</text:p></draw:text-box><svg:title/><svg:desc/></draw:frame></text:span><text:span text:style-name="T2565">Cela<text:s/></text:span><text:span text:style-name="T2566">génère une zone de texte, et si nous essayons de la soumettre </text:span><text:span text:style-name="T2567">&lt;form&gt;</text:span><text:span text:style-name="T2568">sans la remplir, nous obtenons ce message :</text:span></text:p>
      <text:p text:style-name="P2569"/>
      <text:p text:style-name="P2570">Le style du message varie d'un navigateur à l'autre. L'image ci-dessus illustre le message dans Chrome. Nous continuerons également à afficher<text:s/>ces messages tels qu'ils apparaissent dans Chrome dans des exercices ultérieurs.</text:p>
      <text:p text:style-name="P2571">Voyons comment cela s'affiche dans votre navigateur !</text:p>
      <text:p text:style-name="P2572"/>
      <text:h text:style-name="P2573" text:outline-level="3">Définir un minimum et un maximum</text:h>
      <text:p text:style-name="P2574">2 min</text:p>
      <text:p text:style-name="P2575"><text:span text:style-name="T2576">Une autre validation intégrée permet d'attribuer une valeur minimale ou maximale<text:s/></text:span><text:span text:style-name="T2577">à un champ numérique, par exemple «</text:span><text:span text:style-name="T2578">&lt;input type="number"&gt;</text:span><text:span text:style-name="T2579"> and » </text:span><text:span text:style-name="T2580">&lt;input type="range"&gt;</text:span><text:span text:style-name="T2581">. Pour définir une valeur minimale acceptable, nous utilisons l' </text:span><text:span text:style-name="T2582">min</text:span><text:span text:style-name="T2583">attribut et lui attribuons une valeur. À l'inverse, pour définir une valeur maximale acceptable, nous att</text:span><text:span text:style-name="T2584">ribuons </text:span><text:span text:style-name="T2585">max</text:span><text:span text:style-name="T2586">une valeur à l'attribut. Voyons cela dans le code :</text:span></text:p>
      <text:p text:style-name="P2587"><text:span text:style-name="T2588">&lt;form</text:span><text:span text:style-name="T2589"><text:s/></text:span><text:span text:style-name="T2590">action</text:span><text:span text:style-name="T2591">=</text:span><text:span text:style-name="T2592">"/example.html"</text:span><text:span text:style-name="T2593"><text:s/></text:span><text:span text:style-name="T2594">method</text:span><text:span text:style-name="T2595">=</text:span><text:span text:style-name="T2596">"POST"</text:span><text:span text:style-name="T2597">&gt;</text:span></text:p>
      <text:p text:style-name="P2598"><text:span text:style-name="T2599">  </text:span><text:span text:style-name="T2600">&lt;label</text:span><text:span text:style-name="T2601"><text:s/></text:span><text:span text:style-name="T2602">for</text:span><text:span text:style-name="T2603">=</text:span><text:span text:style-name="T2604">"guests"</text:span><text:span text:style-name="T2605">&gt;</text:span><text:span text:style-name="T2606">Enter # of guests:</text:span><text:span text:style-name="T2607">&lt;/label&gt;</text:span></text:p>
      <text:p text:style-name="P2608"><text:span text:style-name="T2609">  </text:span><text:span text:style-name="T2610">&lt;input</text:span><text:span text:style-name="T2611"><text:s/></text:span><text:span text:style-name="T2612">id</text:span><text:span text:style-name="T2613">=</text:span><text:span text:style-name="T2614">"guests"</text:span><text:span text:style-name="T2615"><text:s/></text:span><text:span text:style-name="T2616">name</text:span><text:span text:style-name="T2617">=</text:span><text:span text:style-name="T2618">"guests"</text:span><text:span text:style-name="T2619"><text:s/></text:span><text:span text:style-name="T2620">type</text:span><text:span text:style-name="T2621">=</text:span><text:span text:style-name="T2622">"number"</text:span><text:span text:style-name="T2623"><text:s/></text:span><text:span text:style-name="T2624">min</text:span><text:span text:style-name="T2625">=</text:span><text:span text:style-name="T2626">"1"</text:span><text:span text:style-name="T2627"><text:s/></text:span><text:span text:style-name="T2628">max</text:span><text:span text:style-name="T2629">=</text:span><text:span text:style-name="T2630">"4"</text:span><text:span text:style-name="T2631">&gt;</text:span></text:p>
      <text:p text:style-name="P2632"><text:span text:style-name="T2633">  </text:span><text:span text:style-name="T2634">&lt;input</text:span><text:span text:style-name="T2635"><text:s/></text:span><text:span text:style-name="T2636">type</text:span><text:span text:style-name="T2637">=</text:span><text:span text:style-name="T2638">"submit"</text:span><text:span text:style-name="T2639"><text:s/></text:span><text:span text:style-name="T2640">value</text:span><text:span text:style-name="T2641">=</text:span><text:span text:style-name="T2642">"Submit"</text:span><text:span text:style-name="T2643">&gt;</text:span></text:p>
      <text:p text:style-name="P2644"><text:span text:style-name="T2645">&lt;/form&gt;</text:span></text:p>
      <text:p text:style-name="P2646"><text:span text:style-name="T2647"><draw:frame draw:z-index="67" draw:id="id62" draw:style-name="a67" draw:name="Frame63" text:anchor-type="paragraph" svg:x="-104.1563in" svg:y="0in" svg:width="0.01528in" svg:height="0.01528in" style:rel-width="scale" style:rel-height="scale"><draw:text-box><text:p text:style-name="Textbody">Copy to Clipboard</text:p></draw:text-box><svg:title/><svg:desc/></draw:frame></text:span><text:span text:style-name="T2648">Si un utilisateur tente de soumettre une entrée inférieure à 1, un avertissement apparaîtra :</text:span></text:p>
      <text:p text:style-name="P2649">Un message similaire apparaîtra si un utilisateur tente de saisir un nombre supérieur à 4. Voyons maintenant cette action.</text:p>
      <text:p text:style-name="P2650"/>
      <text:h text:style-name="P2651" text:outline-level="3">Vérification de la longueur du texte</text:h>
      <text:p text:style-name="P2652">4 min</text:p>
      <text:soft-page-break/>
      <text:p text:style-name="P2653"><text:span text:style-name="T2654">Dans l'exercice précédent, nous avons pu utiliser </text:span><text:span text:style-name="T2655">min</text:span><text:span text:style-name="T2656">et </text:span><text:span text:style-name="T2657">max</text:span><text:span text:style-name="T2658">définir des valeurs minimales et maximales acceptables dans un champ numérique. Mais qu'en est-il des champs texte ? Il existe certainement des cas où<text:s/></text:span><text:span text:style-name="T2659">nous ne souhaitons pas que nos utilisateurs saisissent plus d'un certain nombre de caractères (pensez à la limite de caractères pour les messages sur Twitter). Nous pourrions même vouloir définir un nombre minimum de caractères. Heureusement, des validatio</text:span><text:span text:style-name="T2660">ns HTML5 intégrées sont disponibles pour ces situations.</text:span></text:p>
      <text:p text:style-name="P2661"><text:span text:style-name="T2662">Pour définir le nombre minimum de caractères d'un champ texte, nous ajoutons l' </text:span><text:span text:style-name="T2663">minlength</text:span><text:span text:style-name="T2664">attribut et une valeur. De même, pour définir le nombre maximum de caractères d'un champ texte, nous utilisons</text:span><text:span text:style-name="T2665"><text:s/>l' </text:span><text:span text:style-name="T2666">maxlength</text:span><text:span text:style-name="T2667">attribut et définissons une valeur maximale. Examinons ces attributs dans le code :</text:span></text:p>
      <text:p text:style-name="PreformattedText"><text:span text:style-name="T2668">&lt;form</text:span><text:span text:style-name="T2669"><text:s/></text:span><text:span text:style-name="T2670">action</text:span><text:span text:style-name="T2671">=</text:span><text:span text:style-name="T2672">"/example.html"</text:span><text:span text:style-name="T2673"><text:s/></text:span><text:span text:style-name="T2674">method</text:span><text:span text:style-name="T2675">=</text:span><text:span text:style-name="T2676">"POST"</text:span><text:span text:style-name="T2677">&gt;</text:span></text:p>
      <text:p text:style-name="PreformattedText"><text:span text:style-name="T2678">  </text:span><text:span text:style-name="T2679">&lt;label</text:span><text:span text:style-name="T2680"><text:s/></text:span><text:span text:style-name="T2681">for</text:span><text:span text:style-name="T2682">=</text:span><text:span text:style-name="T2683">"summary"</text:span><text:span text:style-name="T2684">&gt;</text:span><text:span text:style-name="T2685">Summarize your feelings in less than 250 characters</text:span><text:span text:style-name="T2686">&lt;/label&gt;</text:span></text:p>
      <text:p text:style-name="PreformattedText"><text:span text:style-name="T2687">  </text:span><text:span text:style-name="T2688">&lt;input</text:span><text:span text:style-name="T2689"><text:s/></text:span><text:span text:style-name="T2690">id</text:span><text:span text:style-name="T2691">=</text:span><text:span text:style-name="T2692">"summary"</text:span><text:span text:style-name="T2693"><text:s/></text:span><text:span text:style-name="T2694">name</text:span><text:span text:style-name="T2695">=</text:span><text:span text:style-name="T2696">"summary"</text:span><text:span text:style-name="T2697"><text:s/></text:span><text:span text:style-name="T2698">type</text:span><text:span text:style-name="T2699">=</text:span><text:span text:style-name="T2700">"text"</text:span><text:span text:style-name="T2701"><text:s/></text:span><text:span text:style-name="T2702">minlength</text:span><text:span text:style-name="T2703">=</text:span><text:span text:style-name="T2704">"5"</text:span><text:span text:style-name="T2705"><text:s/></text:span><text:span text:style-name="T2706">maxlength</text:span><text:span text:style-name="T2707">=</text:span><text:span text:style-name="T2708">"250"</text:span><text:span text:style-name="T2709"><text:s/></text:span><text:span text:style-name="T2710">required</text:span><text:span text:style-name="T2711">&gt;</text:span></text:p>
      <text:p text:style-name="PreformattedText"><text:span text:style-name="T2712">  </text:span><text:span text:style-name="T2713">&lt;input</text:span><text:span text:style-name="T2714"><text:s/></text:span><text:span text:style-name="T2715">type</text:span><text:span text:style-name="T2716">=</text:span><text:span text:style-name="T2717">"submit"</text:span><text:span text:style-name="T2718"><text:s/></text:span><text:span text:style-name="T2719">value</text:span><text:span text:style-name="T2720">=</text:span><text:span text:style-name="T2721">"Submit"</text:span><text:span text:style-name="T2722">&gt;</text:span></text:p>
      <text:p text:style-name="PreformattedText"><text:span text:style-name="T2723">&lt;/form&gt;</text:span></text:p>
      <text:p text:style-name="P2724"><text:span text:style-name="T2725"><draw:frame draw:z-index="68" draw:id="id63" draw:style-name="a68" draw:name="Frame64" text:anchor-type="paragraph" svg:x="-104.1563in" svg:y="0in" svg:width="0.01528in" svg:height="0.01528in" style:rel-width="scale" style:rel-height="scale"><draw:text-box><text:p text:style-name="Textbody">Copy to Clipboard</text:p></draw:text-box><svg:title/><svg:desc/></draw:frame></text:span><text:span text:style-name="T2726">Si un utilisateur tente de soumettre le fichier </text:span><text:span text:style-name="T2727">&lt;form&gt;</text:span><text:span text:style-name="T2728">avec un nombre inférieur au minimum défini, ce message s'affiche :</text:span></text:p>
      <text:p text:style-name="P2729">Et si<text:s/>un utilisateur essaie de saisir plus que le nombre maximal de caractères autorisé, il ne reçoit pas de message d'avertissement, mais il ne peut pas le saisir !</text:p>
      <text:p text:style-name="P2730"><text:span text:style-name="T2731">Ajoutons cette validation à notre </text:span><text:span text:style-name="T2732">&lt;form&gt;</text:span><text:span text:style-name="T2733">.</text:span></text:p>
      <text:p text:style-name="P2734"/>
      <text:h text:style-name="P2735" text:outline-level="3">Correspondance d'un motif</text:h>
      <text:p text:style-name="P2736">4 min</text:p>
      <text:p text:style-name="P2737"><text:span text:style-name="T2738">Outre la vérificatio</text:span><text:span text:style-name="T2739">n de la longueur d'un texte, nous pourrions également ajouter une validation pour vérifier la manière dont le texte a été saisi. Si nous souhaitons que la saisie utilisateur respecte des règles spécifiques, nous<text:s/></text:span><text:soft-page-break/><text:span text:style-name="T2740">utilisons l' </text:span><text:span text:style-name="T2741">pattern</text:span><text:span text:style-name="T2742">attribut et lui attribuo</text:span><text:span text:style-name="T2743">ns une </text:span><text:span text:style-name="T2744">expression régulière</text:span><text:span text:style-name="T2745"> (regex). Les expressions régulières sont une séquence de caractères qui constituent un modèle de recherche. Si la saisie correspond à l'expression régulière, le formulaire peut être soumis.</text:span></text:p>
      <text:p text:style-name="P2746"><text:span text:style-name="T2747">Supposons que nous souhaitions vérifie</text:span><text:span text:style-name="T2748">r la validité d'un numéro de carte de crédit (composé de 14 à 16 chiffres). Nous pourrions utiliser l'expression régulière : </text:span><text:span text:style-name="T2749">[0-9]{14,16</text:span><text:span text:style-name="T2750">}<text:s/></text:span><text:span text:style-name="T2751">qui vérifie que l'utilisateur a fourni uniquement des chiffres et qu'il a saisi au moins 14 et au plus 16 chiffres.</text:span></text:p>
      <text:p text:style-name="P2752">Pour ajouter ceci à un formulaire :</text:p>
      <text:p text:style-name="PreformattedText"><text:span text:style-name="T2753">&lt;form</text:span><text:span text:style-name="T2754"><text:s/></text:span><text:span text:style-name="T2755">action</text:span><text:span text:style-name="T2756">=</text:span><text:span text:style-name="T2757">"/example.html"</text:span><text:span text:style-name="T2758"><text:s/></text:span><text:span text:style-name="T2759">method</text:span><text:span text:style-name="T2760">=</text:span><text:span text:style-name="T2761">"POST"</text:span><text:span text:style-name="T2762">&gt;</text:span></text:p>
      <text:p text:style-name="PreformattedText"><text:span text:style-name="T2763">  </text:span><text:span text:style-name="T2764">&lt;label</text:span><text:span text:style-name="T2765"><text:s/></text:span><text:span text:style-name="T2766">for</text:span><text:span text:style-name="T2767">=</text:span><text:span text:style-name="T2768">"payment"</text:span><text:span text:style-name="T2769">&gt;</text:span><text:span text:style-name="T2770">Credit Card Number (no spaces):</text:span><text:span text:style-name="T2771">&lt;/label&gt;</text:span></text:p>
      <text:p text:style-name="PreformattedText"><text:span text:style-name="T2772">  </text:span><text:span text:style-name="T2773">&lt;br&gt;</text:span></text:p>
      <text:p text:style-name="PreformattedText"><text:span text:style-name="T2774">  </text:span><text:span text:style-name="T2775">&lt;input</text:span><text:span text:style-name="T2776"><text:s/></text:span><text:span text:style-name="T2777">id</text:span><text:span text:style-name="T2778">=</text:span><text:span text:style-name="T2779">"payment"</text:span><text:span text:style-name="T2780"><text:s/></text:span><text:span text:style-name="T2781">name</text:span><text:span text:style-name="T2782">=</text:span><text:span text:style-name="T2783">"payment"</text:span><text:span text:style-name="T2784"><text:s/></text:span><text:span text:style-name="T2785">type</text:span><text:span text:style-name="T2786">=</text:span><text:span text:style-name="T2787">"text"</text:span><text:span text:style-name="T2788"><text:s/></text:span><text:span text:style-name="T2789">required</text:span><text:span text:style-name="T2790"><text:s/></text:span><text:span text:style-name="T2791">pattern</text:span><text:span text:style-name="T2792">=</text:span><text:span text:style-name="T2793">"[0-9]{14,16}"</text:span><text:span text:style-name="T2794">&gt;</text:span></text:p>
      <text:p text:style-name="PreformattedText"><text:span text:style-name="T2795">  </text:span><text:span text:style-name="T2796">&lt;input</text:span><text:span text:style-name="T2797"><text:s/></text:span><text:span text:style-name="T2798">type</text:span><text:span text:style-name="T2799">=</text:span><text:span text:style-name="T2800">"submit"</text:span><text:span text:style-name="T2801"><text:s/></text:span><text:span text:style-name="T2802">value</text:span><text:span text:style-name="T2803">=</text:span><text:span text:style-name="T2804">"Submit"</text:span><text:span text:style-name="T2805">&gt;</text:span></text:p>
      <text:p text:style-name="PreformattedText"><text:span text:style-name="T2806">&lt;/form&gt;</text:span></text:p>
      <text:p text:style-name="P2807"><text:span text:style-name="T2808"><draw:frame draw:z-index="69" draw:id="id64" draw:style-name="a69" draw:name="Frame65" text:anchor-type="paragraph" svg:x="-104.1563in" svg:y="0in" svg:width="0.01528in" svg:height="0.01528in" style:rel-width="scale" style:rel-height="scale"><draw:text-box><text:p text:style-name="Textbody">Copy to Clipboard</text:p></draw:text-box><svg:title/><svg:desc/></draw:frame></text:span><text:span text:style-name="T2809">Avec la </text:span><text:span text:style-name="T2810">pattern</text:span><text:span text:style-name="T2811">mise en place de la règle, les utilisateurs ne peuvent plus soumettre de requête </text:span><text:span text:style-name="T2812">&lt;form&gt;</text:span><text:span text:style-name="T2813">avec un numéro qui ne suit pas l'expression régulière. Lors de leur tentative, ils verront un message de<text:s/></text:span><text:span text:style-name="T2814">validation comme celui-ci :</text:span></text:p>
      <text:p text:style-name="P2815"/>
      <text:p text:style-name="P2816">Si vous souhaitez en savoir plus sur Regex, lisez la suite sur</text:p>
      <text:p text:style-name="P2817"><text:a xlink:href="https://www.codecademy.com/resources/docs/javascript/regexp?page_ref=catalog" office:target-frame-name="_top" xlink:show="replace"><text:span text:style-name="T2818"><draw:frame draw:z-index="70" draw:id="id65" draw:style-name="a70" draw:name="Frame66" text:anchor-type="paragraph" svg:x="-104.1563in" svg:y="0in" svg:width="0.01528in" svg:height="0.01528in" style:rel-width="scale" style:rel-height="scale"><draw:text-box><text:p text:style-name="P2819"><text:bookmark-start text:name=":r5c:"/><text:bookmark-end text:name=":r5c:"/>Preview: Docs A RegExp object defines patterns for matching and<text:s/>manipulating strings in JavaScript.</text:p></draw:text-box><svg:title/><svg:desc/></draw:frame></text:span><text:span text:style-name="T2820">Docs RegEx</text:span></text:a></text:p>
      <text:p text:style-name="P2821">entrée.</text:p>
      <text:p text:style-name="P2822"><text:span text:style-name="T2823">Pour le voir en pratique, utilisons l' </text:span><text:span text:style-name="T2824">pattern</text:span><text:span text:style-name="T2825">attribut dans notre HTML !</text:span></text:p>
      <text:p text:style-name="P2826"/>
      <text:h text:style-name="P2827" text:outline-level="3">Revoir</text:h>
      <text:p text:style-name="P2828">&lt;1 min</text:p>
      <text:p text:style-name="P2829"><text:span text:style-name="T2830">Excellent travail en ajoutant la validation côté client à </text:span><text:span text:style-name="T2831">&lt;form&gt;</text:span><text:span text:style-name="T2832">s !</text:span></text:p>
      <text:p text:style-name="P2833">Récapitulons rapidement :</text:p>
      <text:soft-page-break/>
      <text:list text:style-name="LFO16" text:continue-numbering="true">
        <text:list-item>
          <text:p text:style-name="P2834">Les validations côté client se produisent dans le navigateur avant que les informations ne soient envoyées à un serveur.</text:p>
        </text:list-item>
        <text:list-item>
          <text:p text:style-name="P2835"><text:span text:style-name="T2836">L'ajout de l' </text:span><text:span text:style-name="T2837">required</text:span><text:span text:style-name="T2838">attribut à un élément lié à la saisie validera que le champ de saisie contient des informations.</text:span></text:p>
        </text:list-item>
        <text:list-item>
          <text:p text:style-name="P2839"><text:span text:style-name="T2840">L'attribution d'une valeur à l' </text:span><text:span text:style-name="T2841">min</text:span><text:span text:style-name="T2842">attribut d'un élément d'entrée numérique validera une valeur minimale acceptable.</text:span></text:p>
        </text:list-item>
        <text:list-item>
          <text:p text:style-name="P2843"><text:span text:style-name="T2844">L'attribution d'une valeur à l' </text:span><text:span text:style-name="T2845">max</text:span><text:span text:style-name="T2846">attribut d'un élément d'entrée numérique validera une valeur maximale acceptable.</text:span></text:p>
        </text:list-item>
        <text:list-item>
          <text:p text:style-name="P2847"><text:span text:style-name="T2848">L'attribution d'une valeur à l' </text:span><text:span text:style-name="T2849">minlength</text:span><text:span text:style-name="T2850">attribut d'un él</text:span><text:span text:style-name="T2851">ément de saisie de texte validera un nombre minimum acceptable de caractères.</text:span></text:p>
        </text:list-item>
        <text:list-item>
          <text:p text:style-name="P2852"><text:span text:style-name="T2853">L'attribution d'une valeur à l' </text:span><text:span text:style-name="T2854">maxlength</text:span><text:span text:style-name="T2855">attribut d'un élément de saisie de texte validera un nombre maximal de caractères acceptable.</text:span></text:p>
        </text:list-item>
        <text:list-item>
          <text:p text:style-name="P2856"><text:span text:style-name="T2857">L'attribution d'une expression régulière </text:span><text:span text:style-name="T2858">pattern</text:span><text:span text:style-name="T2859">correspond à l'entrée de l'expression régulière fournie.</text:span></text:p>
        </text:list-item>
        <text:list-item>
          <text:p text:style-name="P2860"><text:span text:style-name="T2861">Si les validations sur un </text:span><text:span text:style-name="T2862">&lt;form&gt;</text:span><text:span text:style-name="T2863">ne passent pas, l'utilisateur reçoit un message expliquant pourquoi et le message </text:span><text:span text:style-name="T2864">&lt;form&gt;</text:span><text:span text:style-name="T2865">ne peut pas être soumis.</text:span></text:p>
        </text:list-item>
      </text:list>
      <text:p text:style-name="P2866">Ces vérifications rapides garantissent<text:s/>l'exactitude et la sécurité des données saisies sur nos serveurs. Elles permettent également aux utilisateurs de recevoir immédiatement un retour sur les corrections à apporter, sans avoir à attendre qu'un serveur les renvoie.</text:p>
      <text:p text:style-name="P28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Monaco, Menlo, 'Ubuntu Mono', '" svg:font-family="Monaco, Menlo, 'Ubuntu Mono', '"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D"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Songti SC"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Liberation Mono" style:font-name-complex="Liberation Mono"/>
    </style:style>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drigue malemba</dc:creator>
    <meta:creation-date>2025-07-02T18:39:00Z</meta:creation-date>
    <dc:date>2025-07-30T13:22:00Z</dc:date>
    <meta:template xlink:href="Normal" xlink:type="simple"/>
    <meta:editing-cycles>67</meta:editing-cycles>
    <meta:editing-duration>PT204540S</meta:editing-duration>
    <meta:document-statistic meta:page-count="39" meta:paragraph-count="121" meta:word-count="9086" meta:character-count="60761" meta:row-count="431" meta:non-whitespace-character-count="51796"/>
  </office:meta>
</office:document-meta>
</file>